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Inconsolata" svg:font-family="Inconsolata"/>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in"/>
    </style:style>
    <style:style style:name="co3" style:family="table-column">
      <style:table-column-properties fo:break-before="auto" style:column-width="2.6354166666666665in"/>
    </style:style>
    <style:style style:name="co4" style:family="table-column">
      <style:table-column-properties fo:break-before="auto" style:column-width="1.5520833333333333in"/>
    </style:style>
    <style:style style:name="co5" style:family="table-column">
      <style:table-column-properties fo:break-before="auto" style:column-width="1.0520833730697632in"/>
    </style:style>
    <style:style style:name="co6" style:family="table-column">
      <style:table-column-properties fo:break-before="auto" style:column-width="1.3020833333333333in"/>
    </style:style>
    <style:style style:name="co7" style:family="table-column">
      <style:table-column-properties fo:break-before="auto" style:column-width="0.4895833333333333in"/>
    </style:style>
    <style:style style:name="co8" style:family="table-column">
      <style:table-column-properties fo:break-before="auto" style:column-width="0.5625in"/>
    </style:style>
    <style:style style:name="co9" style:family="table-column">
      <style:table-column-properties fo:break-before="auto" style:column-width="0.5729166666666666in"/>
    </style:style>
    <style:style style:name="co10" style:family="table-column">
      <style:table-column-properties fo:break-before="auto" style:column-width="1.21875in"/>
    </style:style>
    <style:style style:name="co11" style:family="table-column">
      <style:table-column-properties fo:break-before="auto" style:column-width="1.0208333333333333in"/>
    </style:style>
    <style:style style:name="co12" style:family="table-column">
      <style:table-column-properties fo:break-before="auto" style:column-width="0.625in"/>
    </style:style>
    <style:style style:name="co13" style:family="table-column">
      <style:table-column-properties fo:break-before="auto" style:column-width="0.5208333333333334in"/>
    </style:style>
    <style:style style:name="co14" style:family="table-column">
      <style:table-column-properties fo:break-before="auto" style:column-width="0.5833333333333334in"/>
    </style:style>
    <style:style style:name="co15" style:family="table-column">
      <style:table-column-properties fo:break-before="auto" style:column-width="0.3229166666666667in"/>
    </style:style>
    <style:style style:name="co16" style:family="table-column">
      <style:table-column-properties fo:break-before="auto" style:column-width="0.4375in"/>
    </style:style>
    <style:style style:name="co17" style:family="table-column">
      <style:table-column-properties fo:break-before="auto" style:column-width="0.8229166666666666in"/>
    </style:style>
    <style:style style:name="co18" style:family="table-column">
      <style:table-column-properties fo:break-before="auto" style:column-width="0.40625in"/>
    </style:style>
    <style:style style:name="co19" style:family="table-column">
      <style:table-column-properties fo:break-before="auto" style:column-width="0.8020833333333334in"/>
    </style:style>
    <style:style style:name="co20" style:family="table-column">
      <style:table-column-properties fo:break-before="auto" style:column-width="0.6145833333333334in"/>
    </style:style>
    <style:style style:name="co21" style:family="table-column">
      <style:table-column-properties fo:break-before="auto" style:column-width="0.59375in"/>
    </style:style>
    <style:style style:name="co22" style:family="table-column">
      <style:table-column-properties fo:break-before="auto" style:column-width="0.4166666666666667in"/>
    </style:style>
    <style:style style:name="co23" style:family="table-column">
      <style:table-column-properties fo:break-before="auto" style:column-width="1.03125in"/>
    </style:style>
    <style:style style:name="co24" style:family="table-column">
      <style:table-column-properties fo:break-before="auto" style:column-width="0.53125in"/>
    </style:style>
    <style:style style:name="co25" style:family="table-column">
      <style:table-column-properties fo:break-before="auto" style:column-width="0.7708333333333334in"/>
    </style:style>
    <style:style style:name="co26" style:family="table-column">
      <style:table-column-properties fo:break-before="auto" style:column-width="1.0520833730697632in"/>
    </style:style>
    <style:style style:name="co27" style:family="table-column">
      <style:table-column-properties fo:break-before="auto" style:column-width="3.6354166666666665in"/>
    </style:style>
    <style:style style:name="co28" style:family="table-column">
      <style:table-column-properties fo:break-before="auto" style:column-width="1.0520833730697632in"/>
    </style:style>
    <style:style style:name="co29" style:family="table-column">
      <style:table-column-properties fo:break-before="auto" style:column-width="1.0520833730697632in"/>
    </style:style>
    <style:style style:name="co30" style:family="table-column">
      <style:table-column-properties fo:break-before="auto" style:column-width="1.0520833730697632in"/>
    </style:style>
    <style:style style:name="co31" style:family="table-column">
      <style:table-column-properties fo:break-before="auto" style:column-width="2.6041666666666665in"/>
    </style:style>
    <style:style style:name="co32" style:family="table-column">
      <style:table-column-properties fo:break-before="auto" style:column-width="0.5416666666666666in"/>
    </style:style>
    <style:style style:name="co33" style:family="table-column">
      <style:table-column-properties fo:break-before="auto" style:column-width="0.6041666666666666in"/>
    </style:style>
    <style:style style:name="co34" style:family="table-column">
      <style:table-column-properties fo:break-before="auto" style:column-width="1.3125in"/>
    </style:style>
    <style:style style:name="co35" style:family="table-column">
      <style:table-column-properties fo:break-before="auto" style:column-width="1.0833333333333333in"/>
    </style:style>
    <style:style style:name="co36" style:family="table-column">
      <style:table-column-properties fo:break-before="auto" style:column-width="0.65625in"/>
    </style:style>
    <style:style style:name="co37" style:family="table-column">
      <style:table-column-properties fo:break-before="auto" style:column-width="0.5520833333333334in"/>
    </style:style>
    <style:style style:name="co38" style:family="table-column">
      <style:table-column-properties fo:break-before="auto" style:column-width="0.34375in"/>
    </style:style>
    <style:style style:name="co39" style:family="table-column">
      <style:table-column-properties fo:break-before="auto" style:column-width="0.46875in"/>
    </style:style>
    <style:style style:name="co40" style:family="table-column">
      <style:table-column-properties fo:break-before="auto" style:column-width="0.6770833333333334in"/>
    </style:style>
    <style:style style:name="co41" style:family="table-column">
      <style:table-column-properties fo:break-before="auto" style:column-width="0.8958333333333334in"/>
    </style:style>
    <style:style style:name="co42" style:family="table-column">
      <style:table-column-properties fo:break-before="auto" style:column-width="0.8541666666666666in"/>
    </style:style>
    <style:style style:name="co43" style:family="table-column">
      <style:table-column-properties fo:break-before="auto" style:column-width="0.6458333333333334in"/>
    </style:style>
    <style:style style:name="co44" style:family="table-column">
      <style:table-column-properties fo:break-before="auto" style:column-width="1.1145833333333333in"/>
    </style:style>
    <style:style style:name="co45" style:family="table-column">
      <style:table-column-properties fo:break-before="auto" style:column-width="1.0520833730697632in"/>
    </style:style>
    <style:style style:name="co46" style:family="table-column">
      <style:table-column-properties fo:break-before="auto" style:column-width="3.4270833333333335in"/>
    </style:style>
    <style:style style:name="co47" style:family="table-column">
      <style:table-column-properties fo:break-before="auto" style:column-width="1.0520833730697632in"/>
    </style:style>
    <style:style style:name="co48" style:family="table-column">
      <style:table-column-properties fo:break-before="auto" style:column-width="1.0520833730697632in"/>
    </style:style>
    <style:style style:name="co49" style:family="table-column">
      <style:table-column-properties fo:break-before="auto" style:column-width="1.0520833730697632in"/>
    </style:style>
    <style:style style:name="co50" style:family="table-column">
      <style:table-column-properties fo:break-before="auto" style:column-width="1.0520833730697632in"/>
    </style:style>
    <style:style style:name="co51" style:family="table-column">
      <style:table-column-properties fo:break-before="auto" style:column-width="1.0520833730697632in"/>
    </style:style>
    <style:style style:name="co52" style:family="table-column">
      <style:table-column-properties fo:break-before="auto" style:column-width="1.0520833730697632in"/>
    </style:style>
    <style:style style:name="co53" style:family="table-column">
      <style:table-column-properties fo:break-before="auto" style:column-width="1.0520833730697632in"/>
    </style:style>
    <style:style style:name="co54" style:family="table-column">
      <style:table-column-properties fo:break-before="auto" style:column-width="1.0520833730697632in"/>
    </style:style>
    <style:style style:name="co55" style:family="table-column">
      <style:table-column-properties fo:break-before="auto" style:column-width="1.0520833730697632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0520833730697632in"/>
    </style:style>
    <style:style style:name="co59" style:family="table-column">
      <style:table-column-properties fo:break-before="auto" style:column-width="1.0520833730697632in"/>
    </style:style>
    <style:style style:name="co60" style:family="table-column">
      <style:table-column-properties fo:break-before="auto" style:column-width="1.0520833730697632in"/>
    </style:style>
    <style:style style:name="co61" style:family="table-column">
      <style:table-column-properties fo:break-before="auto" style:column-width="1.0520833730697632in"/>
    </style:style>
    <style:style style:name="co62" style:family="table-column">
      <style:table-column-properties fo:break-before="auto" style:column-width="1.0520833730697632in"/>
    </style:style>
    <style:style style:name="co63" style:family="table-column">
      <style:table-column-properties fo:break-before="auto" style:column-width="1.0520833730697632in"/>
    </style:style>
    <style:style style:name="co64" style:family="table-column">
      <style:table-column-properties fo:break-before="auto" style:column-width="1.0520833730697632in"/>
    </style:style>
    <style:style style:name="co65" style:family="table-column">
      <style:table-column-properties fo:break-before="auto" style:column-width="1.0520833730697632in"/>
    </style:style>
    <style:style style:name="co66"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5.270833333333333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ro14" style:family="table-row">
      <style:table-row-properties style:row-height="0.21875in" fo:break-before="auto" style:use-optimal-row-height="false"/>
    </style:style>
    <style:style style:name="ro15" style:family="table-row">
      <style:table-row-properties style:row-height="0.21875in" fo:break-before="auto" style:use-optimal-row-height="false"/>
    </style:style>
    <style:style style:name="ro16" style:family="table-row">
      <style:table-row-properties style:row-height="0.21875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21875in" fo:break-before="auto" style:use-optimal-row-height="false"/>
    </style:style>
    <style:style style:name="ro19" style:family="table-row">
      <style:table-row-properties style:row-height="0.21875in" fo:break-before="auto" style:use-optimal-row-height="false"/>
    </style:style>
    <style:style style:name="ro20" style:family="table-row">
      <style:table-row-properties style:row-height="0.21875in" fo:break-before="auto" style:use-optimal-row-height="false"/>
    </style:style>
    <style:style style:name="ro21" style:family="table-row">
      <style:table-row-properties style:row-height="0.21875in" fo:break-before="auto" style:use-optimal-row-height="false"/>
    </style:style>
    <style:style style:name="ro22" style:family="table-row">
      <style:table-row-properties style:row-height="0.21875in" fo:break-before="auto" style:use-optimal-row-height="false"/>
    </style:style>
    <style:style style:name="ro23" style:family="table-row">
      <style:table-row-properties style:row-height="0.21875in" fo:break-before="auto" style:use-optimal-row-height="false"/>
    </style:style>
    <style:style style:name="ro24" style:family="table-row">
      <style:table-row-properties style:row-height="0.21875in" fo:break-before="auto" style:use-optimal-row-height="false"/>
    </style:style>
    <style:style style:name="ro25" style:family="table-row">
      <style:table-row-properties style:row-height="0.21875in" fo:break-before="auto" style:use-optimal-row-height="false"/>
    </style:style>
    <style:style style:name="ro26" style:family="table-row">
      <style:table-row-properties style:row-height="0.21875in" fo:break-before="auto" style:use-optimal-row-height="false"/>
    </style:style>
    <style:style style:name="ro27" style:family="table-row">
      <style:table-row-properties style:row-height="0.21875in" fo:break-before="auto" style:use-optimal-row-height="false"/>
    </style:style>
    <style:style style:name="ro28" style:family="table-row">
      <style:table-row-properties style:row-height="0.21875in" fo:break-before="auto" style:use-optimal-row-height="false"/>
    </style:style>
    <style:style style:name="ro29" style:family="table-row">
      <style:table-row-properties style:row-height="0.21875in" fo:break-before="auto" style:use-optimal-row-height="false"/>
    </style:style>
    <style:style style:name="ta1" style:family="table" style:master-page-name="PageStyle_5f_Overview with country selector">
      <style:table-properties table:display="true" style:writing-mode="lr-tb"/>
    </style:style>
    <style:style style:name="ta2" style:family="table" style:master-page-name="PageStyle_5f_Summary">
      <style:table-properties table:display="true" style:writing-mode="lr-tb"/>
    </style:style>
    <style:style style:name="ta3" style:family="table" style:master-page-name="PageStyle_5f_Google DATA">
      <style:table-properties table:display="true" style:writing-mode="lr-tb"/>
    </style:style>
    <style:style style:name="ta4" style:family="table" style:master-page-name="PageStyle_5f_Comparing Google to Report">
      <style:table-properties table:display="true" style:writing-mode="lr-tb"/>
    </style:style>
    <style:style style:name="ta5" style:family="table" style:master-page-name="PageStyle_5f_Contested Data">
      <style:table-properties table:display="true" style:writing-mode="lr-tb"/>
    </style:style>
    <style:style style:name="ta6" style:family="table" style:master-page-name="PageStyle_5f_Art. 5.1">
      <style:table-properties table:display="true" style:writing-mode="lr-tb"/>
    </style:style>
    <style:style style:name="ta7" style:family="table" style:master-page-name="PageStyle_5f_Art. 5.2(a)">
      <style:table-properties table:display="true" style:writing-mode="lr-tb"/>
    </style:style>
    <style:style style:name="ta8" style:family="table" style:master-page-name="PageStyle_5f_Art. 5.2(b)">
      <style:table-properties table:display="true" style:writing-mode="lr-tb"/>
    </style:style>
    <style:style style:name="ta9" style:family="table" style:master-page-name="PageStyle_5f_Art. 5.2(c)">
      <style:table-properties table:display="true" style:writing-mode="lr-tb"/>
    </style:style>
    <style:style style:name="ta10" style:family="table" style:master-page-name="PageStyle_5f_Art. 5.2(d)">
      <style:table-properties table:display="true" style:writing-mode="lr-tb"/>
    </style:style>
    <style:style style:name="ta11" style:family="table" style:master-page-name="PageStyle_5f_Art. 5.2(e)">
      <style:table-properties table:display="true" style:writing-mode="lr-tb"/>
    </style:style>
    <style:style style:name="ta12" style:family="table" style:master-page-name="PageStyle_5f_Art. 5.3(a)">
      <style:table-properties table:display="true" style:writing-mode="lr-tb"/>
    </style:style>
    <style:style style:name="ta13" style:family="table" style:master-page-name="PageStyle_5f_Art. 5.3(b)">
      <style:table-properties table:display="true" style:writing-mode="lr-tb"/>
    </style:style>
    <style:style style:name="ta14" style:family="table" style:master-page-name="PageStyle_5f_Art. 5.3(c)">
      <style:table-properties table:display="true" style:writing-mode="lr-tb"/>
    </style:style>
    <style:style style:name="ta15" style:family="table" style:master-page-name="PageStyle_5f_Art. 5.3(d)">
      <style:table-properties table:display="true" style:writing-mode="lr-tb"/>
    </style:style>
    <style:style style:name="ta16" style:family="table" style:master-page-name="PageStyle_5f_Art. 5.3(e)">
      <style:table-properties table:display="true" style:writing-mode="lr-tb"/>
    </style:style>
    <style:style style:name="ta17" style:family="table" style:master-page-name="PageStyle_5f_Art. 5.3(f)">
      <style:table-properties table:display="true" style:writing-mode="lr-tb"/>
    </style:style>
    <style:style style:name="ta18" style:family="table" style:master-page-name="PageStyle_5f_Art. 5.3(g)">
      <style:table-properties table:display="true" style:writing-mode="lr-tb"/>
    </style:style>
    <style:style style:name="ta19" style:family="table" style:master-page-name="PageStyle_5f_Art. 5.3(h)">
      <style:table-properties table:display="true" style:writing-mode="lr-tb"/>
    </style:style>
    <style:style style:name="ta20" style:family="table" style:master-page-name="PageStyle_5f_Art. 5.3(i)">
      <style:table-properties table:display="true" style:writing-mode="lr-tb"/>
    </style:style>
    <style:style style:name="ta21" style:family="table" style:master-page-name="PageStyle_5f_Art. 5.3(j)">
      <style:table-properties table:display="true" style:writing-mode="lr-tb"/>
    </style:style>
    <style:style style:name="ta22" style:family="table" style:master-page-name="PageStyle_5f_Art. 5.3(k)">
      <style:table-properties table:display="true" style:writing-mode="lr-tb"/>
    </style:style>
    <style:style style:name="ta23" style:family="table" style:master-page-name="PageStyle_5f_Art. 5.3(l)">
      <style:table-properties table:display="true" style:writing-mode="lr-tb"/>
    </style:style>
    <style:style style:name="ta24" style:family="table" style:master-page-name="PageStyle_5f_Art. 5.3(m)">
      <style:table-properties table:display="true" style:writing-mode="lr-tb"/>
    </style:style>
    <style:style style:name="ta25" style:family="table" style:master-page-name="PageStyle_5f_Art. 5.3(n)">
      <style:table-properties table:display="true" style:writing-mode="lr-tb"/>
    </style:style>
    <style:style style:name="ta26" style:family="table" style:master-page-name="PageStyle_5f_Art. 5.3(o)">
      <style:table-properties table:display="true" style:writing-mode="lr-tb"/>
    </style:style>
    <style:style style:name="ta27" style:family="table" style:master-page-name="PageStyle_5f_Orphan Work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top"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D9D9D9"/>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9"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1"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40"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wrap-option="wrap"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fo:background-color="#38761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wrap-option="wrap"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1"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6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69"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0"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4"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49">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85" style:family="table-cell" style:parent-style-name="Default">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86" style:family="table-cell" style:parent-style-name="Default">
      <style:table-cell-properties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87"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right="1.0pt solid #000000"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9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table-cell-properties fo:border-right="1.0pt solid #000000" fo:border-bottom="1.0pt solid #000000"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9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table-cell-properties fo:border-right="1.0pt solid #000000"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99"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0"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data-style-name="N165">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3"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1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9"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T2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22"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Overview with country selector" table:style-name="ta1" table:print="false">
        <office:forms form:automatic-focus="false" form:apply-design-mode="false"/>
        <table:table-column table:style-name="co2" table:number-columns-repeated="2" table:default-cell-style-name="ce15" table:visibility="collapse"/>
        <table:table-column table:style-name="co3" table:default-cell-style-name="ce15"/>
        <table:table-column table:style-name="co4" table:default-cell-style-name="ce15"/>
        <table:table-column table:style-name="co1" table:default-cell-style-name="ce15" table:number-columns-repeated="252"/>
        <table:table-row table:style-name="ro2">
          <table:table-cell table:style-name="ce21"/>
          <table:table-cell table:style-name="ce22" table:formula="of:=VLOOKUP([.D1];[.A4:.B34];2;FALSE)" office:value-type="string">
            <text:p>$G:G</text:p>
          </table:table-cell>
          <table:table-cell table:style-name="ce23" office:value-type="string">
            <text:p>Select Country</text:p>
          </table:table-cell>
          <table:table-cell table:style-name="ce23" office:value-type="string">
            <text:p>Czech Republic</text:p>
          </table:table-cell>
          <table:table-cell table:style-name="ce24"/>
          <table:table-cell table:style-name="ce21" office:value-type="string">
            <text:p>DO NOT CHANGE DATA IN THIS SHEET, CHANGE IT PER EXCEPTION</text:p>
          </table:table-cell>
          <table:table-cell table:number-columns-repeated="19" table:style-name="ce21"/>
        </table:table-row>
        <table:table-row table:style-name="ro2">
          <table:table-cell table:style-name="ce25"/>
          <table:table-cell table:style-name="ce26"/>
          <table:table-cell table:style-name="ce27"/>
          <table:table-cell table:style-name="ce25" office:value-type="string">
            <text:p>Art. 5.1</text:p>
          </table:table-cell>
          <table:table-cell table:style-name="ce28" office:value-type="string">
            <text:p>Art. 5.2(a)</text:p>
          </table:table-cell>
          <table:table-cell table:style-name="ce25" office:value-type="string">
            <text:p>Art. 5.2(b)</text:p>
          </table:table-cell>
          <table:table-cell table:style-name="ce25" office:value-type="string">
            <text:p>Art. 5.2(c)</text:p>
          </table:table-cell>
          <table:table-cell table:style-name="ce25" office:value-type="string">
            <text:p>Art. 5.2(d)</text:p>
          </table:table-cell>
          <table:table-cell table:style-name="ce25" office:value-type="string">
            <text:p>Art. 5.2(e)</text:p>
          </table:table-cell>
          <table:table-cell table:style-name="ce25" office:value-type="string">
            <text:p>Art. 5.3(a)</text:p>
          </table:table-cell>
          <table:table-cell table:style-name="ce25" office:value-type="string">
            <text:p>Art. 5.3(b)</text:p>
          </table:table-cell>
          <table:table-cell table:style-name="ce25" office:value-type="string">
            <text:p>Art. 5.3(c)</text:p>
          </table:table-cell>
          <table:table-cell table:style-name="ce25" office:value-type="string">
            <text:p>Art. 5.3(d)</text:p>
          </table:table-cell>
          <table:table-cell table:style-name="ce25" office:value-type="string">
            <text:p>Art. 5.3(e)</text:p>
          </table:table-cell>
          <table:table-cell table:style-name="ce25" office:value-type="string">
            <text:p>Art. 5.3(f)</text:p>
          </table:table-cell>
          <table:table-cell table:style-name="ce25" office:value-type="string">
            <text:p>Art. 5.3(g)</text:p>
          </table:table-cell>
          <table:table-cell table:style-name="ce25" office:value-type="string">
            <text:p>Art. 5.3(h)</text:p>
          </table:table-cell>
          <table:table-cell table:style-name="ce25" office:value-type="string">
            <text:p>Art. 5.3(i)</text:p>
          </table:table-cell>
          <table:table-cell table:style-name="ce25" office:value-type="string">
            <text:p>Art. 5.3(j)</text:p>
          </table:table-cell>
          <table:table-cell table:style-name="ce25" office:value-type="string">
            <text:p>Art. 5.3(k)</text:p>
          </table:table-cell>
          <table:table-cell table:style-name="ce25" office:value-type="string">
            <text:p>Art. 5.3(l)</text:p>
          </table:table-cell>
          <table:table-cell table:style-name="ce25" office:value-type="string">
            <text:p>Art. 5.3(m)</text:p>
          </table:table-cell>
          <table:table-cell table:style-name="ce25" office:value-type="string">
            <text:p>Art. 5.3(n)</text:p>
          </table:table-cell>
          <table:table-cell table:style-name="ce25" office:value-type="string">
            <text:p>Art. 5.3(o)</text:p>
          </table:table-cell>
          <table:table-cell table:style-name="ce25" office:value-type="string">
            <text:p>Orphan Works</text:p>
          </table:table-cell>
        </table:table-row>
        <table:table-row table:style-name="ro2" table:visibility="collapse">
          <table:table-cell table:number-columns-repeated="2" table:style-name="ce22"/>
          <table:table-cell table:style-name="ce29"/>
          <table:table-cell table:style-name="ce22" table:formula="of:=INDIRECT(&quot;'Art. 5.1'!&quot;&amp;[.$B$1])" office:value-type="string">
            <text:p>Czech Republic</text:p>
          </table:table-cell>
          <table:table-cell table:style-name="ce22" table:formula="of:=INDIRECT(&quot;'Art. 5.2(a)'!&quot;&amp;[.$B$1])" office:value-type="string">
            <text:p>Czech Republic</text:p>
          </table:table-cell>
          <table:table-cell table:style-name="ce22" table:formula="of:=INDIRECT(&quot;'Art. 5.2(b)'!&quot;&amp;[.$B$1])" office:value-type="string">
            <text:p>Czech Republic</text:p>
          </table:table-cell>
          <table:table-cell table:style-name="ce22" table:formula="of:=INDIRECT(&quot;'Art. 5.2(c)'!&quot;&amp;[.$B$1])" office:value-type="string">
            <text:p>Czech Republic</text:p>
          </table:table-cell>
          <table:table-cell table:style-name="ce22" table:formula="of:=INDIRECT(&quot;'Art. 5.2(d)'!&quot;&amp;[.$B$1])" office:value-type="string">
            <text:p>Czech Republic</text:p>
          </table:table-cell>
          <table:table-cell table:style-name="ce22" table:formula="of:=INDIRECT(&quot;'Art. 5.2(e)'!&quot;&amp;[.$B$1])" office:value-type="string">
            <text:p>Czech Republic</text:p>
          </table:table-cell>
          <table:table-cell table:style-name="ce22" table:formula="of:=INDIRECT(&quot;'Art. 5.3(a)'!&quot;&amp;[.$B$1])" office:value-type="string">
            <text:p>Czech Republic</text:p>
          </table:table-cell>
          <table:table-cell table:style-name="ce22" table:formula="of:=INDIRECT(&quot;'Art. 5.3(b)'!&quot;&amp;[.$B$1])" office:value-type="string">
            <text:p>Czech Republic</text:p>
          </table:table-cell>
          <table:table-cell table:style-name="ce22" table:formula="of:=INDIRECT(&quot;'Art. 5.3(c)'!&quot;&amp;[.$B$1])" office:value-type="string">
            <text:p>Czech Republic</text:p>
          </table:table-cell>
          <table:table-cell table:style-name="ce22" table:formula="of:=INDIRECT(&quot;'Art. 5.3(d)'!&quot;&amp;[.$B$1])" office:value-type="string">
            <text:p>Czech Republic</text:p>
          </table:table-cell>
          <table:table-cell table:style-name="ce22" table:formula="of:=INDIRECT(&quot;'Art. 5.3(e)'!&quot;&amp;[.$B$1])" office:value-type="string">
            <text:p>Czech Republic</text:p>
          </table:table-cell>
          <table:table-cell table:style-name="ce22" table:formula="of:=INDIRECT(&quot;'Art. 5.3(f)'!&quot;&amp;[.$B$1])" office:value-type="string">
            <text:p>Czech Republic</text:p>
          </table:table-cell>
          <table:table-cell table:style-name="ce22" table:formula="of:=INDIRECT(&quot;'Art. 5.3(g)'!&quot;&amp;[.$B$1])" office:value-type="string">
            <text:p>Czech Republic</text:p>
          </table:table-cell>
          <table:table-cell table:style-name="ce22" table:formula="of:=INDIRECT(&quot;'Art. 5.3(h)'!&quot;&amp;[.$B$1])" office:value-type="string">
            <text:p>Czech Republic</text:p>
          </table:table-cell>
          <table:table-cell table:style-name="ce22" table:formula="of:=INDIRECT(&quot;'Art. 5.3(i)'!&quot;&amp;[.$B$1])" office:value-type="string">
            <text:p>Czech Republic</text:p>
          </table:table-cell>
          <table:table-cell table:style-name="ce22" table:formula="of:=INDIRECT(&quot;'Art. 5.3(j)'!&quot;&amp;[.$B$1])" office:value-type="string">
            <text:p>Czech Republic</text:p>
          </table:table-cell>
          <table:table-cell table:style-name="ce22" table:formula="of:=INDIRECT(&quot;'Art. 5.3(k)'!&quot;&amp;[.$B$1])" office:value-type="string">
            <text:p>Czech Republic</text:p>
          </table:table-cell>
          <table:table-cell table:style-name="ce22" table:formula="of:=INDIRECT(&quot;'Art. 5.3(l)'!&quot;&amp;[.$B$1])" office:value-type="string">
            <text:p>Czech Republic</text:p>
          </table:table-cell>
          <table:table-cell table:style-name="ce22" table:formula="of:=INDIRECT(&quot;'Art. 5.3(m)'!&quot;&amp;[.$B$1])" office:value-type="string">
            <text:p>Czech Republic</text:p>
          </table:table-cell>
          <table:table-cell table:style-name="ce22" table:formula="of:=INDIRECT(&quot;'Art. 5.3(n)'!&quot;&amp;[.$B$1])" office:value-type="string">
            <text:p>Czech Republic</text:p>
          </table:table-cell>
          <table:table-cell table:style-name="ce22" table:formula="of:=INDIRECT(&quot;'Art. 5.3(o)'!&quot;&amp;[.$B$1])" office:value-type="string">
            <text:p>Czech Republic</text:p>
          </table:table-cell>
          <table:table-cell table:style-name="ce22" table:formula="of:=INDIRECT(&quot;'Orphan Works'!&quot;&amp;[.$B$1])" office:value-type="string">
            <text:p>Czech Republic</text:p>
          </table:table-cell>
        </table:table-row>
        <table:table-row table:style-name="ro2">
          <table:table-cell table:style-name="ce21" office:value-type="string">
            <text:p>Austria</text:p>
          </table:table-cell>
          <table:table-cell table:style-name="ce21" office:value-type="string">
            <text:p>$B:B</text:p>
          </table:table-cell>
          <table:table-cell table:style-name="ce30" office:value-type="string">
            <text:p>Implemented</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row>
        <table:table-row table:style-name="ro2">
          <table:table-cell table:style-name="ce21" office:value-type="string">
            <text:p>Belgium</text:p>
          </table:table-cell>
          <table:table-cell table:style-name="ce21" office:value-type="string">
            <text:p>$C:C</text:p>
          </table:table-cell>
          <table:table-cell table:style-name="ce30" office:value-type="string">
            <text:p>Remuneration</text:p>
          </table:table-cell>
          <table:table-cell table:number-columns-repeated="22" table:style-name="ce22"/>
        </table:table-row>
        <table:table-row table:style-name="ro2">
          <table:table-cell table:style-name="ce21" office:value-type="string">
            <text:p>Bulgaria</text:p>
          </table:table-cell>
          <table:table-cell table:style-name="ce21" office:value-type="string">
            <text:p>$D:D</text:p>
          </table:table-cell>
          <table:table-cell table:style-name="ce30" office:value-type="string">
            <text:p>Time in effect (YYYY-MM-DD)</text:p>
          </table:table-cell>
          <table:table-cell table:number-columns-repeated="21" table:style-name="ce22"/>
          <table:table-cell table:style-name="ce31" office:value-type="date" office:date-value="2013-09-30T00:00:00">
            <text:p>2013/09/30</text:p>
          </table:table-cell>
        </table:table-row>
        <table:table-row table:style-name="ro2">
          <table:table-cell table:style-name="ce21" office:value-type="string">
            <text:p>Croatia</text:p>
          </table:table-cell>
          <table:table-cell table:style-name="ce21" office:value-type="string">
            <text:p>$E:E</text:p>
          </table:table-cell>
          <table:table-cell table:style-name="ce30" office:value-type="string">
            <text:p>Article Number in local act (TEXT)</text:p>
          </table:table-cell>
          <table:table-cell table:style-name="ce22" office:value-type="string">
            <text:p>§38a</text:p>
          </table:table-cell>
          <table:table-cell table:style-name="ce22" office:value-type="string">
            <text:p>§30a</text:p>
          </table:table-cell>
          <table:table-cell table:style-name="ce22" office:value-type="string">
            <text:p>§30</text:p>
          </table:table-cell>
          <table:table-cell table:style-name="ce22" office:value-type="string">
            <text:p>§37</text:p>
          </table:table-cell>
          <table:table-cell table:style-name="ce22"/>
          <table:table-cell table:style-name="ce22" office:value-type="string">
            <text:p>§38e</text:p>
          </table:table-cell>
          <table:table-cell table:style-name="ce22" office:value-type="string">
            <text:p>§31(1)(c)</text:p>
          </table:table-cell>
          <table:table-cell table:style-name="ce22" office:value-type="string">
            <text:p>§38</text:p>
          </table:table-cell>
          <table:table-cell table:style-name="ce22" office:value-type="string">
            <text:p>§ 34(b), § 34(c)</text:p>
          </table:table-cell>
          <table:table-cell table:style-name="ce22" office:value-type="string">
            <text:p>§31(1)(b)</text:p>
          </table:table-cell>
          <table:table-cell table:style-name="ce22" office:value-type="string">
            <text:p>§34(a)</text:p>
          </table:table-cell>
          <table:table-cell table:style-name="ce22" office:value-type="string">
            <text:p>§34(d)</text:p>
          </table:table-cell>
          <table:table-cell table:style-name="ce22" office:value-type="string">
            <text:p>§35</text:p>
          </table:table-cell>
          <table:table-cell table:style-name="ce22" office:value-type="string">
            <text:p>§33</text:p>
          </table:table-cell>
          <table:table-cell table:style-name="ce22" office:value-type="string">
            <text:p>§38c</text:p>
          </table:table-cell>
          <table:table-cell table:style-name="ce22" office:value-type="string">
            <text:p>§32</text:p>
          </table:table-cell>
          <table:table-cell table:style-name="ce22"/>
          <table:table-cell table:style-name="ce22" office:value-type="string">
            <text:p>§30b</text:p>
          </table:table-cell>
          <table:table-cell table:style-name="ce22" office:value-type="string">
            <text:p>§38d(b)</text:p>
          </table:table-cell>
          <table:table-cell table:style-name="ce22" office:value-type="string">
            <text:p>§37(1)(c)</text:p>
          </table:table-cell>
          <table:table-cell table:style-name="ce22" office:value-type="string">
            <text:p>§39</text:p>
          </table:table-cell>
          <table:table-cell table:style-name="ce22" office:value-type="string">
            <text:p>§ 37a, plus definitions of orphan works in Section 7 (§ 27a and § 27b)</text:p>
          </table:table-cell>
        </table:table-row>
        <table:table-row table:style-name="ro2">
          <table:table-cell table:style-name="ce21" office:value-type="string">
            <text:p>Republic of Cyprus</text:p>
          </table:table-cell>
          <table:table-cell table:style-name="ce21" office:value-type="string">
            <text:p>$F:F</text:p>
          </table:table-cell>
          <table:table-cell table:style-name="ce30" office:value-type="string">
            <text:p>Link to article (URL)</text:p>
          </table:table-cell>
          <table:table-cell table:style-name="ce32" office:value-type="string" office:value="http://www.zakonyprolidi.cz/cs/2000-121#p38a">
            <text:p><text:a xlink:href="http://www.zakonyprolidi.cz/cs/2000-121#p38a">http://www.zakonyprolidi.cz/cs/2000-121#p38a</text:a></text:p>
          </table:table-cell>
          <table:table-cell table:style-name="ce32" office:value-type="string" office:value="http://www.zakonyprolidi.cz/cs/2000-121#p30a">
            <text:p><text:a xlink:href="http://www.zakonyprolidi.cz/cs/2000-121#p30a">http://www.zakonyprolidi.cz/cs/2000-121#p30a</text:a></text:p>
          </table:table-cell>
          <table:table-cell table:style-name="ce32" office:value-type="string" office:value="http://www.zakonyprolidi.cz/cs/2000-121#p30">
            <text:p><text:a xlink:href="http://www.zakonyprolidi.cz/cs/2000-121#p30">http://www.zakonyprolidi.cz/cs/2000-121#p30</text:a></text:p>
          </table:table-cell>
          <table:table-cell table:style-name="ce32" office:value-type="string" office:value="http://www.zakonyprolidi.cz/cs/2000-121#p37">
            <text:p><text:a xlink:href="http://www.zakonyprolidi.cz/cs/2000-121#p37">http://www.zakonyprolidi.cz/cs/2000-121#p37</text:a></text:p>
          </table:table-cell>
          <table:table-cell table:style-name="ce22"/>
          <table:table-cell table:style-name="ce32" office:value-type="string" office:value="http://www.zakonyprolidi.cz/cs/2000-121#p38e">
            <text:p><text:a xlink:href="http://www.zakonyprolidi.cz/cs/2000-121#p38e">http://www.zakonyprolidi.cz/cs/2000-121#p38e</text:a></text:p>
          </table:table-cell>
          <table:table-cell table:style-name="ce32" office:value-type="string" office:value="http://www.zakonyprolidi.cz/cs/2000-121#p31">
            <text:p><text:a xlink:href="http://www.zakonyprolidi.cz/cs/2000-121#p31">http://www.zakonyprolidi.cz/cs/2000-121#p31</text:a></text:p>
          </table:table-cell>
          <table:table-cell table:style-name="ce32" office:value-type="string" office:value="http://www.zakonyprolidi.cz/cs/2000-121#p38">
            <text:p><text:a xlink:href="http://www.zakonyprolidi.cz/cs/2000-121#p38">http://www.zakonyprolidi.cz/cs/2000-121#p38</text:a></text:p>
          </table:table-cell>
          <table:table-cell table:style-name="ce32" office:value-type="string" office:value="http://www.zakonyprolidi.cz/cs/2000-121#p34">
            <text:p><text:a xlink:href="http://www.zakonyprolidi.cz/cs/2000-121#p34">http://www.zakonyprolidi.cz/cs/2000-121#p34</text:a></text:p>
          </table:table-cell>
          <table:table-cell table:style-name="ce32" office:value-type="string" office:value="http://www.zakonyprolidi.cz/cs/2000-121#p31">
            <text:p><text:a xlink:href="http://www.zakonyprolidi.cz/cs/2000-121#p31">http://www.zakonyprolidi.cz/cs/2000-121#p31</text:a></text:p>
          </table:table-cell>
          <table:table-cell table:style-name="ce32" office:value-type="string" office:value="http://www.zakonyprolidi.cz/cs/2000-121#p34">
            <text:p><text:a xlink:href="http://www.zakonyprolidi.cz/cs/2000-121#p34">http://www.zakonyprolidi.cz/cs/2000-121#p34</text:a></text:p>
          </table:table-cell>
          <table:table-cell table:style-name="ce32" office:value-type="string" office:value="http://www.zakonyprolidi.cz/cs/2000-121#p34">
            <text:p><text:a xlink:href="http://www.zakonyprolidi.cz/cs/2000-121#p34">http://www.zakonyprolidi.cz/cs/2000-121#p34</text:a></text:p>
          </table:table-cell>
          <table:table-cell table:style-name="ce32" office:value-type="string" office:value="http://www.zakonyprolidi.cz/cs/2000-121#p35">
            <text:p><text:a xlink:href="http://www.zakonyprolidi.cz/cs/2000-121#p35">http://www.zakonyprolidi.cz/cs/2000-121#p35</text:a></text:p>
          </table:table-cell>
          <table:table-cell table:style-name="ce32" office:value-type="string" office:value="http://www.zakonyprolidi.cz/cs/2000-121#p33">
            <text:p><text:a xlink:href="http://www.zakonyprolidi.cz/cs/2000-121#p33">http://www.zakonyprolidi.cz/cs/2000-121#p33</text:a></text:p>
          </table:table-cell>
          <table:table-cell table:style-name="ce32" office:value-type="string" office:value="http://www.zakonyprolidi.cz/cs/2000-121#p38c">
            <text:p><text:a xlink:href="http://www.zakonyprolidi.cz/cs/2000-121#p38c">http://www.zakonyprolidi.cz/cs/2000-121#p38c</text:a></text:p>
          </table:table-cell>
          <table:table-cell table:style-name="ce32" office:value-type="string" office:value="http://www.zakonyprolidi.cz/cs/2000-121#p32">
            <text:p><text:a xlink:href="http://www.zakonyprolidi.cz/cs/2000-121#p32">http://www.zakonyprolidi.cz/cs/2000-121#p32</text:a></text:p>
          </table:table-cell>
          <table:table-cell table:style-name="ce22"/>
          <table:table-cell table:style-name="ce32" office:value-type="string" office:value="http://www.zakonyprolidi.cz/cs/2000-121#p30b">
            <text:p><text:a xlink:href="http://www.zakonyprolidi.cz/cs/2000-121#p30b">http://www.zakonyprolidi.cz/cs/2000-121#p30b</text:a></text:p>
          </table:table-cell>
          <table:table-cell table:style-name="ce32" office:value-type="string" office:value="http://www.zakonyprolidi.cz/cs/2000-121#p38d">
            <text:p><text:a xlink:href="http://www.zakonyprolidi.cz/cs/2000-121#p38d">http://www.zakonyprolidi.cz/cs/2000-121#p38d</text:a></text:p>
          </table:table-cell>
          <table:table-cell table:style-name="ce32" office:value-type="string" office:value="http://www.zakonyprolidi.cz/cs/2000-121#p37">
            <text:p><text:a xlink:href="http://www.zakonyprolidi.cz/cs/2000-121#p37">http://www.zakonyprolidi.cz/cs/2000-121#p37</text:a></text:p>
          </table:table-cell>
          <table:table-cell table:style-name="ce32" office:value-type="string" office:value="http://www.zakonyprolidi.cz/cs/2000-121#p39">
            <text:p><text:a xlink:href="http://www.zakonyprolidi.cz/cs/2000-121#p39">http://www.zakonyprolidi.cz/cs/2000-121#p39</text:a></text:p>
          </table:table-cell>
          <table:table-cell table:style-name="ce32" office:value-type="string" office:value="http://www.zakonyprolidi.cz/cs/2000-121#p37a">
            <text:p><text:a xlink:href="http://www.zakonyprolidi.cz/cs/2000-121#p37a">http://www.zakonyprolidi.cz/cs/2000-121#p37a</text:a></text:p>
          </table:table-cell>
        </table:table-row>
        <table:table-row table:style-name="ro2">
          <table:table-cell table:style-name="ce21" office:value-type="string">
            <text:p>Czech Republic</text:p>
          </table:table-cell>
          <table:table-cell table:style-name="ce21" office:value-type="string">
            <text:p>$G:G</text:p>
          </table:table-cell>
          <table:table-cell table:style-name="ce30" office:value-type="string">
            <text:p>Link to WIPO LEX (URL)</text:p>
          </table:table-cell>
          <table:table-cell table:number-columns-repeated="22" table:style-name="ce22"/>
        </table:table-row>
        <table:table-row table:style-name="ro2">
          <table:table-cell table:style-name="ce21" office:value-type="string">
            <text:p>Denmark</text:p>
          </table:table-cell>
          <table:table-cell table:style-name="ce21" office:value-type="string">
            <text:p>$H:H</text:p>
          </table:table-cell>
          <table:table-cell table:style-name="ce23" office:value-type="string">
            <text:p>Last updated</text:p>
          </table:table-cell>
          <table:table-cell table:number-columns-repeated="22" table:style-name="ce22"/>
        </table:table-row>
        <table:table-row table:style-name="ro2">
          <table:table-cell table:style-name="ce21" office:value-type="string">
            <text:p>Estonia</text:p>
          </table:table-cell>
          <table:table-cell table:style-name="ce21" office:value-type="string">
            <text:p>$I:I</text:p>
          </table:table-cell>
          <table:table-cell table:style-name="ce23" office:value-type="string">
            <text:p>Remarks</text:p>
          </table:table-cell>
          <table:table-cell table:style-name="ce22"/>
          <table:table-cell table:style-name="ce22" office:value-type="string">
            <text:p>Uncertain if the act copied below is actually Article 30(1)</text:p>
          </table:table-cell>
          <table:table-cell table:number-columns-repeated="14" table:style-name="ce22"/>
          <table:table-cell table:style-name="ce22" office:value-type="string">
            <text:p>Covered by quotation legislation</text:p>
          </table:table-cell>
          <table:table-cell table:number-columns-repeated="3" table:style-name="ce22"/>
          <table:table-cell table:style-name="ce22" office:value-type="string">
            <text:p>Author`s consent is not required to the use and no licence fee is due from a person, which (...) reproduces work of a fine art placed in public in other type of fine art; exhibits works of fine art and photographs that have been transferred to a third person already, provided the exhibiton is free of charge and/or the works have been lended free of charge; copies and distributes photographs that are his or her portrait and that have been paid for</text:p>
          </table:table-cell>
          <table:table-cell table:style-name="ce22"/>
        </table:table-row>
        <table:table-row table:style-name="ro2">
          <table:table-cell table:style-name="ce21" office:value-type="string">
            <text:p>Finland</text:p>
          </table:table-cell>
          <table:table-cell table:style-name="ce21" office:value-type="string">
            <text:p>$J:J</text:p>
          </table:table-cell>
          <table:table-cell table:style-name="ce23" office:value-type="string">
            <text:p>Contested</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number-columns-repeated="2"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number-columns-repeated="2"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table:table-row>
        <table:table-row table:style-name="ro3">
          <table:table-cell table:style-name="ce21" office:value-type="string">
            <text:p>France</text:p>
          </table:table-cell>
          <table:table-cell table:style-name="ce21" office:value-type="string">
            <text:p>$K:K</text:p>
          </table:table-cell>
          <table:table-cell table:style-name="ce33" office:value-type="string">
            <text:p>Text of Articles</text:p>
          </table:table-cell>
          <table:table-cell table:style-name="ce22"/>
          <table:table-cell table:style-name="ce22"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text:p>
          </table:table-cell>
          <table:table-cell table:style-name="ce22"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


In addition, a general provision applies: Not considered as exploitation of a work under this Act shall be its use for personal needs by a natural person without seeking to achieve direct or indirect economic benefit, unless otherwise specified herein. 
(2) Copyright shall therefore not be infringed by anybody who for his own personal use makes a recording, reproduction or imitation of a work.
Limitations apply to computer programs, databases, broadcasted multimedia works and works of architecture.</text:p>
          </table:table-cell>
          <table:table-cell table:style-name="ce22" office:value-type="string">
            <text:p>Article 37
Library Licence
        (1) Copyright is not infringed by a library, archive, museum, gallery, school, university and other non-profit school-related and educational establishment: 
   a) if it makes a reproduction of a work for its own archiving and conservation purposes, and if such a reproduction does not serve any direct or indirect economic or commercial purpose;  
   b) if it makes a reproduction of a work whose reproduction has been damaged or lost, provided that it is possible to verify with the exertion of reasonable effort that it is not being offered for sale, or a print reproduction of a minor part of the work, if such part has been damaged or lost; it may also lend such a lawfully made reproduction in accordance with Paragraph (2) below;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d)  if it lends the originals or reproductions of defended degree theses, dissertations, doctoral and post-doctoral theses to on -the-spot reference use, provided that it shall do so exclusively for the purposes of research or private study, and also provided that the author did not exclude such use. 
        (2) Copyright is not infringed by a person referred to in Paragraph (1) above where such a person lends the originals or reproductions of published works, if the remuneration that is due to the authors from the person indicated in the Annex to this Act is paid in the amount also indicated in that Annex. The author shall not be entitled to the remuneration if the published works are lent hereunder to on-the –spot reference user if the originals or reproductions of the published works are lent by school and university libraries, the National Library of the Czech Republic, the Moravian Land Library in Brno, the State Technical Library, National Medical Library, the Comenius National Pedagogical Library, Library of the Institute of Agricultural and Food Information, Library of the National Film Archive and the Library of the Parliament of the Czech Republic.
        (3) Provisions of Paragraph (2) above shall not apply to the reproductions of works recorded in audio or audiovisual form, unless such works are lent to on-the-spot reference use. The person referred to in Paragraph (1) shall in such a case of lending prevent the possibility of making reproductions of the lent work fixed in audio or audiovisual fixation.
</text:p>
          </table:table-cell>
          <table:table-cell table:style-name="ce22"/>
          <table:table-cell table:style-name="ce22" office:value-type="string">
            <text:p>Article 38e
Licences for Social Facilities
Copyright is not infringed by a health-care provider or social institution that was not founded or established commercial purposes, particularly hospitals and prisons, which make reproductions of broadcasted works and perform such reproduced works to the persons located in such institutions to the extent adequate to the purpose of this licence. This shall be without prejudice to the right to remuneration under Article 25.  
</text:p>
          </table:table-cell>
          <table:table-cell table:style-name="ce22" office:value-type="string">
            <text:p>Article 31
Quotations
(1) Copyright is not infringed by anybody who:
   a)  In his own work uses to a justified extent excerpts from works of other authors which were made public;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c) Uses the work while teaching for illustration purposes or during scientific research, without seeking to achieve direct or indirect economic or commercial advantage and without exceeding the extent adequate to the given purpose; 
however, if possible, the name of the author, unless the work is an anonymous work, or the name of the person under whose name the work is being introduced in public and the title of the work and source, shall always be indicated, . 
</text:p>
          </table:table-cell>
          <table:table-cell table:style-name="ce22" office:value-type="string">
            <text:p>Article 38
Licence for Disabled
        (1) Copyright is not infringed by anybody who:
   a)  exclusively for the benefit of disabled persons and not for the purpose of direct or indirect economic or commercial advantage, makes a reproduction or has a reproduction made of a published work to the extent required by the specific disability; a reproduction so made may also be distributed and communicated by the same person, unless this is done for the purpose of direct or indirect economic or commercial advantage; 
   b) exclusively for the benefit of people with vision disability and not for the purpose of direct or indirect economic or commercial advantage, provides the verbal expression of the visual component and adds it to the audio component of an audiovisual recording of an audiovisual work; the audio component of the audiovisual recording of an audiovisual work may also be reproduced, distributed and communicated by the same person, unless this is done for the purpose of direct or indirect economic or commercial advantage.
        (2) Copyright is not infringed by the person referred to in Article 37 (1), if the originals or reproductions of published works are lent to meet the needs of people with disability in connection with their disability.
</text:p>
          </table:table-cell>
          <table:table-cell table:style-name="ce22"/>
          <table:table-cell table:style-name="ce22" office:value-type="string">
            <text:p>Article 31
Quotations
(1) Copyright is not infringed by anybody who:
 (...)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text:p>
          </table:table-cell>
          <table:table-cell table:style-name="ce22" office:value-type="string">
            <text:p>Article 34
Official and Reporting Licences
Copyright is not infringed by anybody who uses:
   a)  to a justifiable extent a work on the basis of law for purposes of public security, for court or administrative proceedings or for any other official purpose, or for parliamentary procedures and for taking minutes thereof;   
</text:p>
          </table:table-cell>
          <table:table-cell table:style-name="ce22" office:value-type="string">
            <text:p>Article 34
Official and Reporting Licences
Copyright is not infringed by anybody who uses:
  (...)
   d) a political speech or passages of a public lecture or similar works, to an extent adequate to the informative purpose; this shall be without prejudice to the author’s right to the use of such works in collection;
</text:p>
          </table:table-cell>
          <table:table-cell table:style-name="ce22" office:value-type="string">
            <text:p>Article 35
Use of Work as Part of Civil and Religious Ceremonies or as Part of Official Events Organised by Public Authorities or during School Performances, and Use of School Work 
(1) Copyright is not infringed by anybody who uses a work during civil or religious ceremonies or during official events organised by public authorities, provided that this is not done for the purpose of any direct or indirect economic or commercial advantage. 
(...)
</text:p>
          </table:table-cell>
          <table:table-cell table:number-columns-repeated="2" table:style-name="ce22"/>
          <table:table-cell table:style-name="ce22" office:value-type="string">
            <text:p>Article 32
Promotion of Exhibition of Works of Art and Sale Thereof
(1) Copyright shall not be infringed by anybody, who for the purposes of promoting an exhibition or sale of originals or reproductions of works of art, uses such works to the extent necessary for the promotion of such an event and shall not use them in any other way for direct or indirect economic or commercial advantage. If usual, the name of the author, unless the work is an anonymous work, or the name of the person under whose name the work is being introduced in public, the title of the work and source shall always be indicated.
(2) In accordance with Paragraph (1) above, the catalogue of the exhibited works may be used further. 
</text:p>
          </table:table-cell>
          <table:table-cell table:style-name="ce22"/>
          <table:table-cell table:style-name="ce22" office:value-type="string">
            <text:p>Article 30(b)
        Copyright is not infringed by anybody who uses a work to the necessary extent in connection with the demonstration or repair of a equipment for a customer. 
</text:p>
          </table:table-cell>
          <table:table-cell table:style-name="ce22" office:value-type="string">
            <text:p>Article 38d
Licence to Works of Applied Art and Works of Architecture 
        Copyright is not infringed by anybody (who): 
(...)
   b) designs or executes to a necessary extent a change to a completed building in which an work of architecture is expressed, and provided that the value of such work is preserved; if justified by the importance of the work of architecture and if such a request may fairly be posed, such a person shall notify his intention in advance to the author and shall upon request provide the author with the documentation of the building, including pictures that show the state before the changes.   
</text:p>
          </table:table-cell>
          <table:table-cell table:style-name="ce22" office:value-type="string">
            <text:p>Article 37
Library Licence
        (1) Copyright is not infringed by a library, archive, museum, gallery, school, university and other non-profit school-related and educational establishment4): 
   (...)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text:p>
          </table:table-cell>
          <table:table-cell table:number-columns-repeated="2" table:style-name="ce22"/>
        </table:table-row>
        <table:table-row table:style-name="ro2">
          <table:table-cell table:style-name="ce21" office:value-type="string">
            <text:p>Germany</text:p>
          </table:table-cell>
          <table:table-cell table:style-name="ce21" office:value-type="string">
            <text:p>$L:L</text:p>
          </table:table-cell>
          <table:table-cell table:style-name="ce29"/>
          <table:table-cell table:style-name="ce22"/>
          <table:table-cell table:style-name="ce22" table:formula="of:=['Art. 5.1'.$AE:.AE]" office:value-type="string">
            <text:p/>
          </table:table-cell>
          <table:table-cell table:number-columns-repeated="20" table:style-name="ce22"/>
        </table:table-row>
        <table:table-row table:style-name="ro2">
          <table:table-cell table:style-name="ce21" office:value-type="string">
            <text:p>Greece</text:p>
          </table:table-cell>
          <table:table-cell table:style-name="ce21" office:value-type="string">
            <text:p>$M:M</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Hungary</text:p>
          </table:table-cell>
          <table:table-cell table:style-name="ce21" office:value-type="string">
            <text:p>$N:N</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Ireland</text:p>
          </table:table-cell>
          <table:table-cell table:style-name="ce21" office:value-type="string">
            <text:p>$O:O</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Italy</text:p>
          </table:table-cell>
          <table:table-cell table:style-name="ce21" office:value-type="string">
            <text:p>$P:P</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Latvia</text:p>
          </table:table-cell>
          <table:table-cell table:style-name="ce21" office:value-type="string">
            <text:p>$Q:Q</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Lithuania</text:p>
          </table:table-cell>
          <table:table-cell table:style-name="ce21" office:value-type="string">
            <text:p>$R:R</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Luxembourg</text:p>
          </table:table-cell>
          <table:table-cell table:style-name="ce21" office:value-type="string">
            <text:p>$S:S</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Malta</text:p>
          </table:table-cell>
          <table:table-cell table:style-name="ce21" office:value-type="string">
            <text:p>$T:T</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Netherlands</text:p>
          </table:table-cell>
          <table:table-cell table:style-name="ce21" office:value-type="string">
            <text:p>$U:U</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Poland</text:p>
          </table:table-cell>
          <table:table-cell table:style-name="ce21" office:value-type="string">
            <text:p>$V:V</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Portugal</text:p>
          </table:table-cell>
          <table:table-cell table:style-name="ce21" office:value-type="string">
            <text:p>$W:W</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Romania</text:p>
          </table:table-cell>
          <table:table-cell table:style-name="ce21" office:value-type="string">
            <text:p>$X:X</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Slovakia</text:p>
          </table:table-cell>
          <table:table-cell table:style-name="ce21" office:value-type="string">
            <text:p>$Y:Y</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Slovenia</text:p>
          </table:table-cell>
          <table:table-cell table:style-name="ce21" office:value-type="string">
            <text:p>$Z:Z</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Spain</text:p>
          </table:table-cell>
          <table:table-cell table:style-name="ce21" office:value-type="string">
            <text:p>$AA:AA</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Sweden</text:p>
          </table:table-cell>
          <table:table-cell table:style-name="ce21" office:value-type="string">
            <text:p>$AB:AB</text:p>
          </table:table-cell>
          <table:table-cell table:style-name="ce29" table:formula="of:=['Art. 5.1'.A:.A]" office:value-type="string">
            <text:p/>
          </table:table-cell>
          <table:table-cell table:number-columns-repeated="22" table:style-name="ce22"/>
        </table:table-row>
        <table:table-row table:style-name="ro2">
          <table:table-cell table:style-name="ce21" office:value-type="string">
            <text:p>United Kingdom</text:p>
          </table:table-cell>
          <table:table-cell table:style-name="ce21" office:value-type="string">
            <text:p>$AC:AC</text:p>
          </table:table-cell>
          <table:table-cell table:style-name="ce29"/>
          <table:table-cell table:number-columns-repeated="22" table:style-name="ce22"/>
        </table:table-row>
        <table:table-row table:style-name="ro2">
          <table:table-cell table:style-name="ce21" office:value-type="string">
            <text:p>Norway</text:p>
          </table:table-cell>
          <table:table-cell table:style-name="ce21" office:value-type="string">
            <text:p>$AD:AD</text:p>
          </table:table-cell>
          <table:table-cell table:style-name="ce29"/>
          <table:table-cell table:number-columns-repeated="22" table:style-name="ce22"/>
        </table:table-row>
        <table:table-row table:style-name="ro2">
          <table:table-cell table:style-name="ce21" office:value-type="string">
            <text:p>Switzerland</text:p>
          </table:table-cell>
          <table:table-cell table:style-name="ce21" office:value-type="string">
            <text:p>$AE:AE</text:p>
          </table:table-cell>
          <table:table-cell table:style-name="ce29"/>
          <table:table-cell table:number-columns-repeated="22" table:style-name="ce22"/>
        </table:table-row>
        <table:table-row table:style-name="ro2">
          <table:table-cell table:style-name="ce21" office:value-type="string">
            <text:p>Iceland</text:p>
          </table:table-cell>
          <table:table-cell table:style-name="ce21" office:value-type="string">
            <text:p>$AF:AF</text:p>
          </table:table-cell>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row table:style-name="ro2">
          <table:table-cell table:number-columns-repeated="2" table:style-name="ce22"/>
          <table:table-cell table:style-name="ce29"/>
          <table:table-cell table:number-columns-repeated="22" table:style-name="ce22"/>
        </table:table-row>
      </table:table>
      <table:table table:name="Summary" table:style-name="ta2"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8"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7" table:default-cell-style-name="ce15"/>
        <table:table-column table:style-name="co12" table:default-cell-style-name="ce15"/>
        <table:table-column table:style-name="co13" table:default-cell-style-name="ce15"/>
        <table:table-column table:style-name="co14" table:default-cell-style-name="ce15"/>
        <table:table-column table:style-name="co7" table:default-cell-style-name="ce15"/>
        <table:table-column table:style-name="co15" table:default-cell-style-name="ce15"/>
        <table:table-column table:style-name="co16" table:default-cell-style-name="ce15"/>
        <table:table-column table:style-name="co12" table:default-cell-style-name="ce15"/>
        <table:table-column table:style-name="co17" table:default-cell-style-name="ce15"/>
        <table:table-column table:style-name="co18" table:default-cell-style-name="ce15"/>
        <table:table-column table:style-name="co19" table:default-cell-style-name="ce15"/>
        <table:table-column table:style-name="co7" table:default-cell-style-name="ce15"/>
        <table:table-column table:style-name="co9" table:default-cell-style-name="ce15"/>
        <table:table-column table:style-name="co20" table:default-cell-style-name="ce15"/>
        <table:table-column table:style-name="co14" table:default-cell-style-name="ce15"/>
        <table:table-column table:style-name="co21" table:default-cell-style-name="ce15"/>
        <table:table-column table:style-name="co22" table:default-cell-style-name="ce15"/>
        <table:table-column table:style-name="co8" table:default-cell-style-name="ce15"/>
        <table:table-column table:style-name="co23" table:default-cell-style-name="ce15"/>
        <table:table-column table:style-name="co24" table:default-cell-style-name="ce15"/>
        <table:table-column table:style-name="co25" table:default-cell-style-name="ce15"/>
        <table:table-column table:style-name="co8" table:default-cell-style-name="ce15"/>
        <table:table-column table:style-name="co5" table:default-cell-style-name="ce15" table:number-columns-repeated="224"/>
        <table:table-row table:style-name="ro4">
          <table:table-cell table:style-name="ce34" office:value-type="string">
            <text:p>Data based on Infosoc report</text:p>
          </table:table-cell>
          <table:table-cell table:number-columns-repeated="31" table:style-name="ce35"/>
        </table:table-row>
        <table:table-row table:style-name="ro4">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row>
        <table:table-row table:style-name="ro2">
          <table:table-cell table:style-name="ce34" office:value-type="string">
            <text:p>Art. 5.2(a)</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No</text:p>
          </table:table-cell>
          <table:table-cell table:formula="of:=['Art. 5.2(a)'.$2:.$2]" office:value-type="string">
            <text:p>Yes</text:p>
          </table:table-cell>
          <table:table-cell table:formula="of:=['Art. 5.2(a)'.$2:.$2]" office:value-type="string">
            <text:p>Unknown</text:p>
          </table:table-cell>
          <table:table-cell table:formula="of:=['Art. 5.2(a)'.$2:.$2]" office:value-type="string">
            <text:p>Unknown</text:p>
          </table:table-cell>
        </table:table-row>
        <table:table-row table:style-name="ro2">
          <table:table-cell table:style-name="ce34" office:value-type="string">
            <text:p>Art. 5.2(b)</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No</text:p>
          </table:table-cell>
          <table:table-cell table:formula="of:=['Art. 5.2(b)'.$2:.$2]" office:value-type="string">
            <text:p>Yes</text:p>
          </table:table-cell>
          <table:table-cell table:formula="of:=['Art. 5.2(b)'.$2:.$2]" office:value-type="string">
            <text:p>Unknown</text:p>
          </table:table-cell>
          <table:table-cell table:formula="of:=['Art. 5.2(b)'.$2:.$2]" office:value-type="string">
            <text:p>Unknown</text:p>
          </table:table-cell>
        </table:table-row>
        <table:table-row table:style-name="ro2">
          <table:table-cell table:style-name="ce34" office:value-type="string">
            <text:p>Art. 5.2(c)</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Unknown</text:p>
          </table:table-cell>
          <table:table-cell table:formula="of:=['Art. 5.2(c)'.$2:.$2]" office:value-type="string">
            <text:p>Unknown</text:p>
          </table:table-cell>
        </table:table-row>
        <table:table-row table:style-name="ro2">
          <table:table-cell table:style-name="ce34" office:value-type="string">
            <text:p>Art. 5.2(d)</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Partly</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Unknown</text:p>
          </table:table-cell>
          <table:table-cell table:formula="of:=['Art. 5.2(d)'.$2:.$2]" office:value-type="string">
            <text:p>Unknown</text:p>
          </table:table-cell>
        </table:table-row>
        <table:table-row table:style-name="ro2">
          <table:table-cell table:style-name="ce34" office:value-type="string">
            <text:p>Art. 5.2(e)</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Unknown</text:p>
          </table:table-cell>
          <table:table-cell table:formula="of:=['Art. 5.2(e)'.$2:.$2]" office:value-type="string">
            <text:p>Unknown</text:p>
          </table:table-cell>
        </table:table-row>
        <table:table-row table:style-name="ro2">
          <table:table-cell table:style-name="ce34" office:value-type="string">
            <text:p>Art. 5.3(a)</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Unknown</text:p>
          </table:table-cell>
          <table:table-cell table:formula="of:=['Art. 5.3(a)'.$2:.$2]" office:value-type="string">
            <text:p>Unknown</text:p>
          </table:table-cell>
        </table:table-row>
        <table:table-row table:style-name="ro2">
          <table:table-cell table:style-name="ce34" office:value-type="string">
            <text:p>Art. 5.3(b)</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Unknown</text:p>
          </table:table-cell>
          <table:table-cell table:formula="of:=['Art. 5.3(b)'.$2:.$2]" office:value-type="string">
            <text:p>Unknown</text:p>
          </table:table-cell>
        </table:table-row>
        <table:table-row table:style-name="ro2">
          <table:table-cell table:style-name="ce34" office:value-type="string">
            <text:p>Art. 5.3(c)</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No</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Unknown</text:p>
          </table:table-cell>
          <table:table-cell table:formula="of:=['Art. 5.3(c)'.$2:.$2]" office:value-type="string">
            <text:p>Unknown</text:p>
          </table:table-cell>
        </table:table-row>
        <table:table-row table:style-name="ro2">
          <table:table-cell table:style-name="ce34" office:value-type="string">
            <text:p>Art. 5.3(d)</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Unknown</text:p>
          </table:table-cell>
          <table:table-cell table:formula="of:=['Art. 5.3(d)'.$2:.$2]" office:value-type="string">
            <text:p>Unknown</text:p>
          </table:table-cell>
        </table:table-row>
        <table:table-row table:style-name="ro2">
          <table:table-cell table:style-name="ce34" office:value-type="string">
            <text:p>Art. 5.3(e)</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Unknown</text:p>
          </table:table-cell>
          <table:table-cell table:formula="of:=['Art. 5.3(e)'.$2:.$2]" office:value-type="string">
            <text:p>Unknown</text:p>
          </table:table-cell>
        </table:table-row>
        <table:table-row table:style-name="ro2">
          <table:table-cell table:style-name="ce34" office:value-type="string">
            <text:p>Art. 5.3(f)</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Partly</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No</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Unknown</text:p>
          </table:table-cell>
          <table:table-cell table:formula="of:=['Art. 5.3(f)'.$2:.$2]" office:value-type="string">
            <text:p>Unknown</text:p>
          </table:table-cell>
        </table:table-row>
        <table:table-row table:style-name="ro2">
          <table:table-cell table:style-name="ce34" office:value-type="string">
            <text:p>Art. 5.3(g)</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Unknown</text:p>
          </table:table-cell>
          <table:table-cell table:formula="of:=['Art. 5.3(g)'.$2:.$2]" office:value-type="string">
            <text:p>Unknown</text:p>
          </table:table-cell>
        </table:table-row>
        <table:table-row table:style-name="ro2">
          <table:table-cell table:style-name="ce34" office:value-type="string">
            <text:p>Art. 5.3(h)</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Unknown</text:p>
          </table:table-cell>
        </table:table-row>
        <table:table-row table:style-name="ro2">
          <table:table-cell table:style-name="ce34" office:value-type="string">
            <text:p>Art. 5.3(i)</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Unknown</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Unknown</text:p>
          </table:table-cell>
          <table:table-cell table:formula="of:=['Art. 5.3(i)'.$2:.$2]" office:value-type="string">
            <text:p>Unknown</text:p>
          </table:table-cell>
        </table:table-row>
        <table:table-row table:style-name="ro2">
          <table:table-cell table:style-name="ce34" office:value-type="string">
            <text:p>Art. 5.3(j)</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Partly</text:p>
          </table:table-cell>
          <table:table-cell table:formula="of:=['Art. 5.3(j)'.$2:.$2]" office:value-type="string">
            <text:p>Yes</text:p>
          </table:table-cell>
          <table:table-cell table:formula="of:=['Art. 5.3(j)'.$2:.$2]" office:value-type="string">
            <text:p>Unknown</text:p>
          </table:table-cell>
          <table:table-cell table:formula="of:=['Art. 5.3(j)'.$2:.$2]" office:value-type="string">
            <text:p>Unknown</text:p>
          </table:table-cell>
        </table:table-row>
        <table:table-row table:style-name="ro2">
          <table:table-cell table:style-name="ce34" office:value-type="string">
            <text:p>Art. 5.3(k)</text:p>
          </table:table-cell>
          <table:table-cell table:formula="of:=['Art. 5.3(k)'.$2:.$2]" office:value-type="string">
            <text:p>Unknown</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No</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Unknown</text:p>
          </table:table-cell>
          <table:table-cell table:formula="of:=['Art. 5.3(k)'.$2:.$2]" office:value-type="string">
            <text:p>Unknown</text:p>
          </table:table-cell>
        </table:table-row>
        <table:table-row table:style-name="ro2">
          <table:table-cell table:style-name="ce34" office:value-type="string">
            <text:p>Art. 5.3(l)</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Partly</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Unknown</text:p>
          </table:table-cell>
          <table:table-cell table:formula="of:=['Art. 5.3(l)'.$2:.$2]" office:value-type="string">
            <text:p>Unknown</text:p>
          </table:table-cell>
        </table:table-row>
        <table:table-row table:style-name="ro2">
          <table:table-cell table:style-name="ce34" office:value-type="string">
            <text:p>Art. 5.3(m)</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Unknown</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Yes</text:p>
          </table:table-cell>
          <table:table-cell table:formula="of:=['Art. 5.3(m)'.$2:.$2]" office:value-type="string">
            <text:p>Partly</text:p>
          </table:table-cell>
          <table:table-cell table:formula="of:=['Art. 5.3(m)'.$2:.$2]" office:value-type="string">
            <text:p>Yes</text:p>
          </table:table-cell>
          <table:table-cell table:formula="of:=['Art. 5.3(m)'.$2:.$2]" office:value-type="string">
            <text:p>Yes</text:p>
          </table:table-cell>
          <table:table-cell table:formula="of:=['Art. 5.3(m)'.$2:.$2]" office:value-type="string">
            <text:p>Unknown</text:p>
          </table:table-cell>
          <table:table-cell table:formula="of:=['Art. 5.3(m)'.$2:.$2]" office:value-type="string">
            <text:p>Unknown</text:p>
          </table:table-cell>
        </table:table-row>
        <table:table-row table:style-name="ro2">
          <table:table-cell table:style-name="ce34" office:value-type="string">
            <text:p>Art. 5.3(n)</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Partly</text:p>
          </table:table-cell>
          <table:table-cell table:formula="of:=['Art. 5.3(n)'.$2:.$2]" office:value-type="string">
            <text:p>Yes</text:p>
          </table:table-cell>
          <table:table-cell table:formula="of:=['Art. 5.3(n)'.$2:.$2]" office:value-type="string">
            <text:p>Partly</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Unknown</text:p>
          </table:table-cell>
        </table:table-row>
        <table:table-row table:style-name="ro2">
          <table:table-cell table:style-name="ce34" office:value-type="string">
            <text:p>Art. 5.3(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Unknown</text:p>
          </table:table-cell>
        </table:table-row>
        <table:table-row table:style-name="ro2">
          <table:table-cell table:style-name="ce34" office:value-type="string">
            <text:p>Orphan Work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No</text:p>
          </table:table-cell>
          <table:table-cell table:formula="of:=['Orphan Works'.$2:.$2]" office:value-type="string">
            <text:p>Unknown</text:p>
          </table:table-cell>
        </table:table-row>
      </table:table>
      <table:table table:name="Google DATA" table:style-name="ta3" table:print="false">
        <office:forms form:automatic-focus="false" form:apply-design-mode="false"/>
        <table:table-column table:style-name="co27" table:default-cell-style-name="ce15"/>
        <table:table-column table:style-name="co26" table:default-cell-style-name="ce15" table:number-columns-repeated="255"/>
        <table:table-row table:style-name="ro2">
          <table:table-cell table:style-name="ce36"/>
          <table:table-cell table:style-name="ce37" office:value-type="string">
            <text:p>Austria</text:p>
          </table:table-cell>
          <table:table-cell table:style-name="ce37" office:value-type="string">
            <text:p>Belgium</text:p>
          </table:table-cell>
          <table:table-cell table:style-name="ce38" office:value-type="string">
            <text:p>Bulgaria</text:p>
          </table:table-cell>
          <table:table-cell table:style-name="ce38" office:value-type="string">
            <text:p>Croatia</text:p>
          </table:table-cell>
          <table:table-cell table:style-name="ce38" office:value-type="string">
            <text:p>Cyprus</text:p>
          </table:table-cell>
          <table:table-cell table:style-name="ce37" office:value-type="string">
            <text:p>Czech Republic</text:p>
          </table:table-cell>
          <table:table-cell table:style-name="ce38" office:value-type="string">
            <text:p>Denmark</text:p>
          </table:table-cell>
          <table:table-cell table:style-name="ce38" office:value-type="string">
            <text:p>Estonia</text:p>
          </table:table-cell>
          <table:table-cell table:style-name="ce38" office:value-type="string">
            <text:p>Finland</text:p>
          </table:table-cell>
          <table:table-cell table:style-name="ce38" office:value-type="string">
            <text:p>France</text:p>
          </table:table-cell>
          <table:table-cell table:style-name="ce38" office:value-type="string">
            <text:p>Germany</text:p>
          </table:table-cell>
          <table:table-cell table:style-name="ce38" office:value-type="string">
            <text:p>Greece</text:p>
          </table:table-cell>
          <table:table-cell table:style-name="ce38" office:value-type="string">
            <text:p>Hungary</text:p>
          </table:table-cell>
          <table:table-cell table:style-name="ce38" office:value-type="string">
            <text:p>Ireland</text:p>
          </table:table-cell>
          <table:table-cell table:style-name="ce38" office:value-type="string">
            <text:p>Italy</text:p>
          </table:table-cell>
          <table:table-cell table:style-name="ce38" office:value-type="string">
            <text:p>Latvia</text:p>
          </table:table-cell>
          <table:table-cell table:style-name="ce38" office:value-type="string">
            <text:p>Lithuania</text:p>
          </table:table-cell>
          <table:table-cell table:style-name="ce37" office:value-type="string">
            <text:p>Luxembourg</text:p>
          </table:table-cell>
          <table:table-cell table:style-name="ce38" office:value-type="string">
            <text:p>Malta</text:p>
          </table:table-cell>
          <table:table-cell table:style-name="ce38" office:value-type="string">
            <text:p>Netherlands</text:p>
          </table:table-cell>
          <table:table-cell table:style-name="ce38" office:value-type="string">
            <text:p>Poland</text:p>
          </table:table-cell>
          <table:table-cell table:style-name="ce37" office:value-type="string">
            <text:p>Portugal</text:p>
          </table:table-cell>
          <table:table-cell table:style-name="ce38" office:value-type="string">
            <text:p>Romania</text:p>
          </table:table-cell>
          <table:table-cell table:style-name="ce38" office:value-type="string">
            <text:p>Slovakia</text:p>
          </table:table-cell>
          <table:table-cell table:style-name="ce38" office:value-type="string">
            <text:p>Slovenia</text:p>
          </table:table-cell>
          <table:table-cell table:style-name="ce37" office:value-type="string">
            <text:p>Spain</text:p>
          </table:table-cell>
          <table:table-cell table:style-name="ce38" office:value-type="string">
            <text:p>Sweden</text:p>
          </table:table-cell>
          <table:table-cell table:style-name="ce39" office:value-type="string">
            <text:p>United Kingdom</text:p>
          </table:table-cell>
        </table:table-row>
        <table:table-row table:style-name="ro5">
          <table:table-cell table:style-name="ce40" office:value-type="string">
            <text:p>Article 5, 2 (a) - Photocopying/photo-reproduction</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4"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5"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3" office:value-type="string">
            <text:p>No</text:p>
          </table:table-cell>
          <table:table-cell table:style-name="ce43" office:value-type="string">
            <text:p>No</text:p>
          </table:table-cell>
        </table:table-row>
        <table:table-row table:style-name="ro5">
          <table:table-cell table:style-name="ce46" office:value-type="string">
            <text:p>Article 5, 2 (b) - Private copying</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50"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2 (c) - Library and archive use</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51"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52" office:value-type="string">
            <text:p>Yes</text:p>
          </table:table-cell>
          <table:table-cell table:style-name="ce48" office:value-type="string">
            <text:p>Yes</text:p>
          </table:table-cell>
        </table:table-row>
        <table:table-row table:style-name="ro5">
          <table:table-cell table:style-name="ce53" office:value-type="string">
            <text:p>Article 5, 2 (d) - Preservation of broadcasts by broadcasters for documentary purposes</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5" office:value-type="string">
            <text:p>PARTLY</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0" office:value-type="string">
            <text:p>Article 5, 2 (e) - Reproduction of broadcasts by social institutions</text:p>
          </table:table-cell>
          <table:table-cell table:style-name="ce56" office:value-type="string">
            <text:p>No</text:p>
          </table:table-cell>
          <table:table-cell table:style-name="ce41"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57" office:value-type="string">
            <text:p>Yes</text:p>
          </table:table-cell>
          <table:table-cell table:style-name="ce43" office:value-type="string">
            <text:p>No</text:p>
          </table:table-cell>
          <table:table-cell table:style-name="ce56" office:value-type="string">
            <text:p>No</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58" office:value-type="string">
            <text:p>No</text:p>
          </table:table-cell>
          <table:table-cell table:style-name="ce43" office:value-type="string">
            <text:p>No</text:p>
          </table:table-cell>
          <table:table-cell table:style-name="ce56" office:value-type="string">
            <text:p>No</text:p>
          </table:table-cell>
          <table:table-cell table:style-name="ce43" office:value-type="string">
            <text:p>No</text:p>
          </table:table-cell>
          <table:table-cell table:style-name="ce42" office:value-type="string">
            <text:p>Yes</text:p>
          </table:table-cell>
        </table:table-row>
        <table:table-row table:style-name="ro5">
          <table:table-cell table:style-name="ce59" office:value-type="string">
            <text:p>Article 5, 3 (a) - Teaching/scientific research, Non-commercial</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33" office:value-type="string">
            <text:p>Article 5, 3 (b) - Disability, Non-commercial</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row>
        <table:table-row table:style-name="ro5">
          <table:table-cell table:style-name="ce40" office:value-type="string">
            <text:p>Article 5, 3 (c) - Press reproduction</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60"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61" office:value-type="string">
            <text:p>Yes (But limited)</text:p>
          </table:table-cell>
          <table:table-cell table:style-name="ce43" office:value-type="string">
            <text:p>No</text:p>
          </table:table-cell>
        </table:table-row>
        <table:table-row table:style-name="ro5">
          <table:table-cell table:style-name="ce46" office:value-type="string">
            <text:p>Article 5, 3 (d) - Quotation for criticism or review</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e) - Public security</text:p>
          </table:table-cell>
          <table:table-cell table:style-name="ce47"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62" office:value-type="string">
            <text:p>No</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row>
        <table:table-row table:style-name="ro5">
          <table:table-cell table:style-name="ce40" office:value-type="string">
            <text:p>Article 5, 3 (f) - Use of political speeches, public lectures</text:p>
          </table:table-cell>
          <table:table-cell table:style-name="ce41" office:value-type="string">
            <text:p>Yes</text:p>
          </table:table-cell>
          <table:table-cell table:style-name="ce41" office:value-type="string">
            <text:p>Yes</text:p>
          </table:table-cell>
          <table:table-cell table:style-name="ce42" office:value-type="string">
            <text:p>Yes</text:p>
          </table:table-cell>
          <table:table-cell table:style-name="ce63"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row>
        <table:table-row table:style-name="ro5">
          <table:table-cell table:style-name="ce46" office:value-type="string">
            <text:p>Article 5, 3 (g) - Religious/celebratory</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64" office:value-type="string">
            <text:p>PARTLY</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row>
        <table:table-row table:style-name="ro5">
          <table:table-cell table:style-name="ce40" office:value-type="string">
            <text:p>Article 5, 3 (h) - Architecture/sculpture for public structures</text:p>
          </table:table-cell>
          <table:table-cell table:style-name="ce56" office:value-type="string">
            <text:p>No</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63" office:value-type="string">
            <text:p>PARTLY</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1" office:value-type="string">
            <text:p>Yes</text:p>
          </table:table-cell>
          <table:table-cell table:style-name="ce42" office:value-type="string">
            <text:p>Yes</text:p>
          </table:table-cell>
          <table:table-cell table:style-name="ce42" office:value-type="string">
            <text:p>Yes</text:p>
          </table:table-cell>
        </table:table-row>
        <table:table-row table:style-name="ro5">
          <table:table-cell table:style-name="ce40" office:value-type="string">
            <text:p>Article 5, 3 (i) - Incidental inclusion</text:p>
          </table:table-cell>
          <table:table-cell table:style-name="ce41"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3" office:value-type="string">
            <text:p>No</text:p>
          </table:table-cell>
          <table:table-cell table:style-name="ce57" office:value-type="string">
            <text:p>Yes</text:p>
          </table:table-cell>
          <table:table-cell table:style-name="ce43" office:value-type="string">
            <text:p>No</text:p>
          </table:table-cell>
          <table:table-cell table:style-name="ce41" office:value-type="string">
            <text:p>Yes</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43" office:value-type="string">
            <text:p>No</text:p>
          </table:table-cell>
          <table:table-cell table:style-name="ce42" office:value-type="string">
            <text:p>Yes</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42" office:value-type="string">
            <text:p>Yes</text:p>
          </table:table-cell>
          <table:table-cell table:style-name="ce43" office:value-type="string">
            <text:p>No</text:p>
          </table:table-cell>
          <table:table-cell table:style-name="ce42" office:value-type="string">
            <text:p>Yes</text:p>
          </table:table-cell>
          <table:table-cell table:style-name="ce43" office:value-type="string">
            <text:p>No</text:p>
          </table:table-cell>
          <table:table-cell table:style-name="ce56" office:value-type="string">
            <text:p>No</text:p>
          </table:table-cell>
          <table:table-cell table:style-name="ce42" office:value-type="string">
            <text:p>Yes</text:p>
          </table:table-cell>
          <table:table-cell table:style-name="ce42" office:value-type="string">
            <text:p>Yes</text:p>
          </table:table-cell>
        </table:table-row>
        <table:table-row table:style-name="ro5">
          <table:table-cell table:style-name="ce46" office:value-type="string">
            <text:p>Article 5, 3 (j) - Advertising exhibition or sale</text:p>
          </table:table-cell>
          <table:table-cell table:style-name="ce47" office:value-type="string">
            <text:p>Yes</text:p>
          </table:table-cell>
          <table:table-cell table:style-name="ce54"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5" office:value-type="string">
            <text:p>PARTLY</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k) - Caricature, parody or pastiche</text:p>
          </table:table-cell>
          <table:table-cell table:style-name="ce54"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6" office:value-type="string">
            <text:p>Article 5, 3 (l) - Demonstration/repair of equipment</text:p>
          </table:table-cell>
          <table:table-cell table:style-name="ce47" office:value-type="string">
            <text:p>Yes</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row>
        <table:table-row table:style-name="ro5">
          <table:table-cell table:style-name="ce46" office:value-type="string">
            <text:p>Article 5, 3 (m) - Building reconstruction</text:p>
          </table:table-cell>
          <table:table-cell table:style-name="ce54" office:value-type="string">
            <text:p>No</text:p>
          </table:table-cell>
          <table:table-cell table:style-name="ce54" office:value-type="string">
            <text:p>No</text:p>
          </table:table-cell>
          <table:table-cell table:style-name="ce48" office:value-type="string">
            <text:p>Yes</text:p>
          </table:table-cell>
          <table:table-cell table:style-name="ce54" office:value-type="string">
            <text:p>No</text:p>
          </table:table-cell>
          <table:table-cell table:style-name="ce55" office:value-type="string">
            <text:p>PARTLY</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54" office:value-type="string">
            <text:p>No</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row>
        <table:table-row table:style-name="ro5">
          <table:table-cell table:style-name="ce53" office:value-type="string">
            <text:p>Article 5, 3 (n) - Making available to the public of libraries/archives materials in terminal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9" office:value-type="string">
            <text:p>No</text:p>
          </table:table-cell>
          <table:table-cell table:style-name="ce65"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row>
        <table:table-row table:style-name="ro5">
          <table:table-cell table:style-name="ce46" office:value-type="string">
            <text:p>Article 5, 3 (o) - Pre-existing exceptions</text:p>
          </table:table-cell>
          <table:table-cell table:style-name="ce54" office:value-type="string">
            <text:p>No</text:p>
          </table:table-cell>
          <table:table-cell table:style-name="ce47"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8" office:value-type="string">
            <text:p>Yes</text:p>
          </table:table-cell>
          <table:table-cell table:style-name="ce54" office:value-type="string">
            <text:p>No</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7" office:value-type="string">
            <text:p>Yes</text:p>
          </table:table-cell>
          <table:table-cell table:style-name="ce49" office:value-type="string">
            <text:p>No</text:p>
          </table:table-cell>
          <table:table-cell table:style-name="ce48" office:value-type="string">
            <text:p>Yes</text:p>
          </table:table-cell>
          <table:table-cell table:style-name="ce47" office:value-type="string">
            <text:p>Yes</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No</text:p>
          </table:table-cell>
          <table:table-cell table:style-name="ce47" office:value-type="string">
            <text:p>Yes</text:p>
          </table:table-cell>
          <table:table-cell table:style-name="ce48" office:value-type="string">
            <text:p>Yes</text:p>
          </table:table-cell>
          <table:table-cell table:style-name="ce48" office:value-type="string">
            <text:p>Yes</text:p>
          </table:table-cell>
        </table:table-row>
      </table:table>
      <table:table table:name="Comparing Google to Report" table:style-name="ta4" table:print="false">
        <office:forms form:automatic-focus="false" form:apply-design-mode="false"/>
        <table:table-column table:style-name="co28" table:default-cell-style-name="ce15" table:number-columns-repeated="256"/>
        <table:table-row table:style-name="ro6">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6" office:value-type="string">
            <text:p>Art. 5.2(a)</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b)</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c)</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d)</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a)</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b)</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c)</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d)</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f)</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g)</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h)</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i)</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j)</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k)</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l)</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m)</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n)</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o)</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table-cell table:formula="of:=COUNTIF([.B2:.B21];FALSE)" office:value-type="string">
            <text:p>5</text:p>
          </table:table-cell>
          <table:table-cell table:formula="of:=COUNTIF([.C2:.C21];FALSE)" office:value-type="string">
            <text:p>1</text:p>
          </table:table-cell>
          <table:table-cell table:formula="of:=COUNTIF([.D2:.D21];FALSE)" office:value-type="string">
            <text:p>0</text:p>
          </table:table-cell>
          <table:table-cell table:formula="of:=COUNTIF([.E2:.E21];FALSE)" office:value-type="string">
            <text:p>0</text:p>
          </table:table-cell>
          <table:table-cell table:formula="of:=COUNTIF([.F2:.F21];FALSE)" office:value-type="string">
            <text:p>5</text:p>
          </table:table-cell>
          <table:table-cell table:formula="of:=COUNTIF([.G2:.G21];FALSE)" office:value-type="string">
            <text:p>1</text:p>
          </table:table-cell>
          <table:table-cell table:formula="of:=COUNTIF([.H2:.H21];FALSE)" office:value-type="string">
            <text:p>1</text:p>
          </table:table-cell>
          <table:table-cell table:formula="of:=COUNTIF([.I2:.I21];FALSE)" office:value-type="string">
            <text:p>0</text:p>
          </table:table-cell>
          <table:table-cell table:formula="of:=COUNTIF([.J2:.J21];FALSE)" office:value-type="string">
            <text:p>5</text:p>
          </table:table-cell>
          <table:table-cell table:formula="of:=COUNTIF([.K2:.K21];FALSE)" office:value-type="string">
            <text:p>0</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4</text:p>
          </table:table-cell>
          <table:table-cell table:formula="of:=COUNTIF([.O2:.O21];FALSE)" office:value-type="string">
            <text:p>8</text:p>
          </table:table-cell>
          <table:table-cell table:formula="of:=COUNTIF([.P2:.P21];FALSE)" office:value-type="string">
            <text:p>2</text:p>
          </table:table-cell>
          <table:table-cell table:formula="of:=COUNTIF([.Q2:.Q21];FALSE)" office:value-type="string">
            <text:p>0</text:p>
          </table:table-cell>
          <table:table-cell table:formula="of:=COUNTIF([.R2:.R21];FALSE)" office:value-type="string">
            <text:p>0</text:p>
          </table:table-cell>
          <table:table-cell table:formula="of:=COUNTIF([.S2:.S21];FALSE)" office:value-type="string">
            <text:p>0</text:p>
          </table:table-cell>
          <table:table-cell table:formula="of:=COUNTIF([.T2:.T21];FALSE)" office:value-type="string">
            <text:p>0</text:p>
          </table:table-cell>
          <table:table-cell table:formula="of:=COUNTIF([.U2:.U21];FALSE)" office:value-type="string">
            <text:p>1</text:p>
          </table:table-cell>
          <table:table-cell table:formula="of:=COUNTIF([.V2:.V21];FALSE)" office:value-type="string">
            <text:p>3</text:p>
          </table:table-cell>
          <table:table-cell table:formula="of:=COUNTIF([.W2:.W21];FALSE)" office:value-type="string">
            <text:p>0</text:p>
          </table:table-cell>
          <table:table-cell table:formula="of:=COUNTIF([.X2:.X21];FALSE)" office:value-type="string">
            <text:p>0</text:p>
          </table:table-cell>
          <table:table-cell table:formula="of:=COUNTIF([.Y2:.Y21];FALSE)" office:value-type="string">
            <text:p>1</text:p>
          </table:table-cell>
          <table:table-cell table:formula="of:=COUNTIF([.Z2:.Z21];FALSE)" office:value-type="string">
            <text:p>4</text:p>
          </table:table-cell>
          <table:table-cell table:formula="of:=COUNTIF([.AA2:.AA21];FALSE)" office:value-type="string">
            <text:p>3</text:p>
          </table:table-cell>
          <table:table-cell table:formula="of:=COUNTIF([.AB2:.AB21];FALSE)" office:value-type="string">
            <text:p>3</text:p>
          </table:table-cell>
          <table:table-cell table:formula="of:=COUNTIF([.AC2:.AC21];FALSE)" office:value-type="string">
            <text:p>6</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Contested Data" table:style-name="ta5" table:print="false">
        <office:forms form:automatic-focus="false" form:apply-design-mode="false"/>
        <table:table-column table:style-name="co29" table:default-cell-style-name="ce15" table:number-columns-repeated="256"/>
        <table:table-row table:style-name="ro7">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6" office:value-type="string">
            <text:p>Art. 5.2(a)</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FALSE</text:p>
          </table:table-cell>
          <table:table-cell table:formula="of:=EQ(['Art. 5.2(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b)</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c)</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d)</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2(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a)</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b)</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c)</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d)</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f)</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g)</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h)</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i)</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j)</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k)</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l)</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m)</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n)</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Art. 5.3(o)</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formula="of:=SUM([.B23:.AF23])" office:value-type="string">
            <text:p>90</text:p>
          </table:table-cell>
          <table:table-cell table:formula="of:=COUNTIF([.B2:.B21];FALSE)" office:value-type="string">
            <text:p>7</text:p>
          </table:table-cell>
          <table:table-cell table:formula="of:=COUNTIF([.C2:.C21];FALSE)" office:value-type="string">
            <text:p>0</text:p>
          </table:table-cell>
          <table:table-cell table:formula="of:=COUNTIF([.D2:.D21];FALSE)" office:value-type="string">
            <text:p>0</text:p>
          </table:table-cell>
          <table:table-cell table:formula="of:=COUNTIF([.E2:.E21];FALSE)" office:value-type="string">
            <text:p>3</text:p>
          </table:table-cell>
          <table:table-cell table:formula="of:=COUNTIF([.F2:.F21];FALSE)" office:value-type="string">
            <text:p>5</text:p>
          </table:table-cell>
          <table:table-cell table:formula="of:=COUNTIF([.G2:.G21];FALSE)" office:value-type="string">
            <text:p>4</text:p>
          </table:table-cell>
          <table:table-cell table:formula="of:=COUNTIF([.H2:.H21];FALSE)" office:value-type="string">
            <text:p>3</text:p>
          </table:table-cell>
          <table:table-cell table:formula="of:=COUNTIF([.I2:.I21];FALSE)" office:value-type="string">
            <text:p>5</text:p>
          </table:table-cell>
          <table:table-cell table:formula="of:=COUNTIF([.J2:.J21];FALSE)" office:value-type="string">
            <text:p>6</text:p>
          </table:table-cell>
          <table:table-cell table:formula="of:=COUNTIF([.K2:.K21];FALSE)" office:value-type="string">
            <text:p>1</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3</text:p>
          </table:table-cell>
          <table:table-cell table:formula="of:=COUNTIF([.O2:.O21];FALSE)" office:value-type="string">
            <text:p>0</text:p>
          </table:table-cell>
          <table:table-cell table:formula="of:=COUNTIF([.P2:.P21];FALSE)" office:value-type="string">
            <text:p>3</text:p>
          </table:table-cell>
          <table:table-cell table:formula="of:=COUNTIF([.Q2:.Q21];FALSE)" office:value-type="string">
            <text:p>8</text:p>
          </table:table-cell>
          <table:table-cell table:formula="of:=COUNTIF([.R2:.R21];FALSE)" office:value-type="string">
            <text:p>7</text:p>
          </table:table-cell>
          <table:table-cell table:formula="of:=COUNTIF([.S2:.S21];FALSE)" office:value-type="string">
            <text:p>0</text:p>
          </table:table-cell>
          <table:table-cell table:formula="of:=COUNTIF([.T2:.T21];FALSE)" office:value-type="string">
            <text:p>5</text:p>
          </table:table-cell>
          <table:table-cell table:formula="of:=COUNTIF([.U2:.U21];FALSE)" office:value-type="string">
            <text:p>0</text:p>
          </table:table-cell>
          <table:table-cell table:formula="of:=COUNTIF([.V2:.V21];FALSE)" office:value-type="string">
            <text:p>1</text:p>
          </table:table-cell>
          <table:table-cell table:formula="of:=COUNTIF([.W2:.W21];FALSE)" office:value-type="string">
            <text:p>4</text:p>
          </table:table-cell>
          <table:table-cell table:formula="of:=COUNTIF([.X2:.X21];FALSE)" office:value-type="string">
            <text:p>1</text:p>
          </table:table-cell>
          <table:table-cell table:formula="of:=COUNTIF([.Y2:.Y21];FALSE)" office:value-type="string">
            <text:p>6</text:p>
          </table:table-cell>
          <table:table-cell table:formula="of:=COUNTIF([.Z2:.Z21];FALSE)" office:value-type="string">
            <text:p>5</text:p>
          </table:table-cell>
          <table:table-cell table:formula="of:=COUNTIF([.AA2:.AA21];FALSE)" office:value-type="string">
            <text:p>4</text:p>
          </table:table-cell>
          <table:table-cell table:formula="of:=COUNTIF([.AB2:.AB21];FALSE)" office:value-type="string">
            <text:p>4</text:p>
          </table:table-cell>
          <table:table-cell table:formula="of:=COUNTIF([.AC2:.AC21];FALSE)" office:value-type="string">
            <text:p>0</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Art. 5.1" table:style-name="ta6" table:print="false">
        <office:forms form:automatic-focus="false" form:apply-design-mode="false"/>
        <table:table-column table:style-name="co31" table:default-cell-style-name="ce15"/>
        <table:table-column table:style-name="co32" table:default-cell-style-name="ce15"/>
        <table:table-column table:style-name="co33" table:default-cell-style-name="ce15"/>
        <table:table-column table:style-name="co20" table:default-cell-style-name="ce15"/>
        <table:table-column table:style-name="co32" table:default-cell-style-name="ce15"/>
        <table:table-column table:style-name="co34" table:default-cell-style-name="ce15"/>
        <table:table-column table:style-name="co35" table:default-cell-style-name="ce15"/>
        <table:table-column table:style-name="co36" table:default-cell-style-name="ce15"/>
        <table:table-column table:style-name="co8" table:default-cell-style-name="ce15"/>
        <table:table-column table:style-name="co37" table:default-cell-style-name="ce15"/>
        <table:table-column table:style-name="co13" table:default-cell-style-name="ce15"/>
        <table:table-column table:style-name="co36" table:default-cell-style-name="ce15"/>
        <table:table-column table:style-name="co24" table:default-cell-style-name="ce15"/>
        <table:table-column table:style-name="co12" table:default-cell-style-name="ce15"/>
        <table:table-column table:style-name="co13" table:default-cell-style-name="ce15"/>
        <table:table-column table:style-name="co38" table:default-cell-style-name="ce15"/>
        <table:table-column table:style-name="co39" table:default-cell-style-name="ce15"/>
        <table:table-column table:style-name="co40" table:default-cell-style-name="ce15"/>
        <table:table-column table:style-name="co41" table:default-cell-style-name="ce15"/>
        <table:table-column table:style-name="co22" table:default-cell-style-name="ce15"/>
        <table:table-column table:style-name="co42" table:default-cell-style-name="ce15"/>
        <table:table-column table:style-name="co13" table:default-cell-style-name="ce15"/>
        <table:table-column table:style-name="co12" table:default-cell-style-name="ce15"/>
        <table:table-column table:style-name="co43"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4" table:default-cell-style-name="ce15"/>
        <table:table-column table:style-name="co8" table:default-cell-style-name="ce15"/>
        <table:table-column table:style-name="co17" table:default-cell-style-name="ce15"/>
        <table:table-column table:style-name="co32" table:default-cell-style-name="ce15"/>
        <table:table-column table:style-name="co30" table:default-cell-style-name="ce15" table:number-columns-repeated="224"/>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 41(a)</text:p>
          </table:table-cell>
          <table:table-cell table:style-name="ce34" office:value-type="string">
            <text:p>Article XI.189. §3</text:p>
          </table:table-cell>
          <table:table-cell table:style-name="ce34"/>
          <table:table-cell/>
          <table:table-cell table:style-name="ce34" office:value-type="string">
            <text:p>Article 3(9)</text:p>
          </table:table-cell>
          <table:table-cell table:style-name="ce34" office:value-type="string">
            <text:p>§38a</text:p>
          </table:table-cell>
          <table:table-cell table:style-name="ce34" office:value-type="string">
            <text:p>Article 11(a)</text:p>
          </table:table-cell>
          <table:table-cell table:style-name="ce34" office:value-type="string">
            <text:p>Article 18(1)</text:p>
          </table:table-cell>
          <table:table-cell table:style-name="ce34" office:value-type="string">
            <text:p>Article 11(a)</text:p>
          </table:table-cell>
          <table:table-cell table:style-name="ce34" office:value-type="string">
            <text:p>Article L-122-5 6°</text:p>
          </table:table-cell>
          <table:table-cell table:style-name="ce34" office:value-type="string">
            <text:p>Article 44(a)</text:p>
          </table:table-cell>
          <table:table-cell table:style-name="ce34" office:value-type="string">
            <text:p>Article 28(b)</text:p>
          </table:table-cell>
          <table:table-cell table:style-name="ce34" office:value-type="string">
            <text:p>Article 35(6)</text:p>
          </table:table-cell>
          <table:table-cell table:style-name="ce34" office:value-type="string">
            <text:p>Section 87(1)</text:p>
          </table:table-cell>
          <table:table-cell table:style-name="ce34" office:value-type="string">
            <text:p>Article 68bis(1)</text:p>
          </table:table-cell>
          <table:table-cell table:style-name="ce34" office:value-type="string">
            <text:p>Article 33</text:p>
          </table:table-cell>
          <table:table-cell table:style-name="ce34" office:value-type="string">
            <text:p>Article 29</text:p>
          </table:table-cell>
          <table:table-cell table:style-name="ce34" office:value-type="string">
            <text:p>Article 10(5)</text:p>
          </table:table-cell>
          <table:table-cell table:style-name="ce34" office:value-type="string">
            <text:p>Article 9(1)(a)</text:p>
          </table:table-cell>
          <table:table-cell table:style-name="ce34" office:value-type="string">
            <text:p>Article 13(a)</text:p>
          </table:table-cell>
          <table:table-cell table:style-name="ce34" office:value-type="string">
            <text:p>Article 23(1)</text:p>
          </table:table-cell>
          <table:table-cell table:style-name="ce34" office:value-type="string">
            <text:p>Article 75(1)</text:p>
          </table:table-cell>
          <table:table-cell/>
          <table:table-cell table:style-name="ce34" office:value-type="string">
            <text:p>Article 32</text:p>
          </table:table-cell>
          <table:table-cell table:style-name="ce34" office:value-type="string">
            <text:p>Article 49(a)</text:p>
          </table:table-cell>
          <table:table-cell table:style-name="ce34" office:value-type="string">
            <text:p>Article 31(1)</text:p>
          </table:table-cell>
          <table:table-cell table:style-name="ce34" office:value-type="string">
            <text:p>Article 11(a)</text:p>
          </table:table-cell>
          <table:table-cell table:style-name="ce34" office:value-type="string">
            <text:p>Section 28(a) of the Copyright Designs and Patents Act 1988</text:p>
          </table:table-cell>
          <table:table-cell table:style-name="ce34" office:value-type="string">
            <text:p>Article 11(a)</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8a">
            <text:p><text:a xlink:href="http://www.zakonyprolidi.cz/cs/2000-121#p38a">http://www.zakonyprolidi.cz/cs/2000-121#p38a</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69" office:value-type="string">
            <text:p>Article X1.217 8° for neighbouring rights</text:p>
          </table:table-cell>
          <table:table-cell table:number-columns-repeated="26"/>
          <table:table-cell table:style-name="ce69" office:value-type="string">
            <text:p>excludes computer programs and databases</text:p>
          </table:table-cell>
        </table:table-row>
      </table:table>
      <table:table table:name="Art. 5.2(a)" table:style-name="ta7" table:print="false">
        <office:forms form:automatic-focus="false" form:apply-design-mode="false"/>
        <table:table-column table:style-name="co46" table:default-cell-style-name="ce15"/>
        <table:table-column table:style-name="co32" table:default-cell-style-name="ce15"/>
        <table:table-column table:style-name="co33" table:default-cell-style-name="ce15"/>
        <table:table-column table:style-name="co20" table:default-cell-style-name="ce15"/>
        <table:table-column table:style-name="co32" table:default-cell-style-name="ce15"/>
        <table:table-column table:style-name="co34" table:default-cell-style-name="ce15"/>
        <table:table-column table:style-name="co35" table:default-cell-style-name="ce15"/>
        <table:table-column table:style-name="co36" table:default-cell-style-name="ce15"/>
        <table:table-column table:style-name="co8" table:default-cell-style-name="ce15"/>
        <table:table-column table:style-name="co37" table:default-cell-style-name="ce15"/>
        <table:table-column table:style-name="co13" table:default-cell-style-name="ce15"/>
        <table:table-column table:style-name="co36" table:default-cell-style-name="ce15"/>
        <table:table-column table:style-name="co24" table:default-cell-style-name="ce15"/>
        <table:table-column table:style-name="co12" table:default-cell-style-name="ce15"/>
        <table:table-column table:style-name="co13" table:default-cell-style-name="ce15"/>
        <table:table-column table:style-name="co38" table:default-cell-style-name="ce15"/>
        <table:table-column table:style-name="co39" table:default-cell-style-name="ce15"/>
        <table:table-column table:style-name="co40" table:default-cell-style-name="ce15"/>
        <table:table-column table:style-name="co41" table:default-cell-style-name="ce15"/>
        <table:table-column table:style-name="co22" table:default-cell-style-name="ce15"/>
        <table:table-column table:style-name="co42" table:default-cell-style-name="ce15"/>
        <table:table-column table:style-name="co13" table:default-cell-style-name="ce15"/>
        <table:table-column table:style-name="co12" table:default-cell-style-name="ce15"/>
        <table:table-column table:style-name="co43"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4" table:default-cell-style-name="ce15"/>
        <table:table-column table:style-name="co8" table:default-cell-style-name="ce15"/>
        <table:table-column table:style-name="co17" table:default-cell-style-name="ce15"/>
        <table:table-column table:style-name="co32" table:default-cell-style-name="ce15"/>
        <table:table-column table:style-name="co45" table:default-cell-style-name="ce15" table:number-columns-repeated="224"/>
        <table:table-row table:style-name="ro2">
          <table:table-cell table:style-name="ce40" office:value-type="string">
            <text:p>Article 5, 2 (a) - Photocopying/photo-reproduction</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s 42, 42(a)</text:p>
          </table:table-cell>
          <table:table-cell table:style-name="ce70" office:value-type="string">
            <text:p>Article XI.190 5°, 6° of Code of Economic Law, Book XI:</text:p>
          </table:table-cell>
          <table:table-cell table:style-name="ce70" office:value-type="string">
            <text:p>Article 25</text:p>
          </table:table-cell>
          <table:table-cell/>
          <table:table-cell table:style-name="ce34" office:value-type="string">
            <text:p>Article 7(2)(a), Article 7(16)(p)</text:p>
          </table:table-cell>
          <table:table-cell table:style-name="ce34" office:value-type="string">
            <text:p>§30a</text:p>
          </table:table-cell>
          <table:table-cell table:style-name="ce34" office:value-type="string">
            <text:p>Article 12, Article 50-52</text:p>
          </table:table-cell>
          <table:table-cell table:style-name="ce34" office:value-type="string">
            <text:p>Article 18(3)(1)</text:p>
          </table:table-cell>
          <table:table-cell table:style-name="ce34" office:value-type="string">
            <text:p>Article 12, Article 13</text:p>
          </table:table-cell>
          <table:table-cell table:style-name="ce34" office:value-type="string">
            <text:p>Article L-122-5 2°</text:p>
          </table:table-cell>
          <table:table-cell table:style-name="ce34" office:value-type="string">
            <text:p>Article 53 (1), 53 (2)</text:p>
          </table:table-cell>
          <table:table-cell table:style-name="ce34" office:value-type="string">
            <text:p>Article 18(1)</text:p>
          </table:table-cell>
          <table:table-cell table:style-name="ce34" office:value-type="string">
            <text:p>Article 35 (1), Article 21</text:p>
          </table:table-cell>
          <table:table-cell table:style-name="ce34" office:value-type="string">
            <text:p>Article 57</text:p>
          </table:table-cell>
          <table:table-cell table:style-name="ce34" office:value-type="string">
            <text:p>Article 68(1)</text:p>
          </table:table-cell>
          <table:table-cell table:style-name="ce34" office:value-type="string">
            <text:p>Article 35</text:p>
          </table:table-cell>
          <table:table-cell table:style-name="ce34" office:value-type="string">
            <text:p>Article 23(1)</text:p>
          </table:table-cell>
          <table:table-cell table:style-name="ce34" office:value-type="string">
            <text:p>Article 10(4)</text:p>
          </table:table-cell>
          <table:table-cell table:style-name="ce34" office:value-type="string">
            <text:p>Article 9(1)(b)</text:p>
          </table:table-cell>
          <table:table-cell table:style-name="ce34" office:value-type="string">
            <text:p>Article 16(h) - 16(m), Article 16b (1), 16(c)-16(g)</text:p>
          </table:table-cell>
          <table:table-cell table:style-name="ce34" office:value-type="string">
            <text:p>Article 23, 30 (1)</text:p>
          </table:table-cell>
          <table:table-cell table:style-name="ce34" office:value-type="string">
            <text:p>Article 75 (2)(a)</text:p>
          </table:table-cell>
          <table:table-cell table:style-name="ce34" office:value-type="string">
            <text:p>Article 85</text:p>
          </table:table-cell>
          <table:table-cell table:style-name="ce34" office:value-type="string">
            <text:p>Article 24(1)(B)</text:p>
          </table:table-cell>
          <table:table-cell table:style-name="ce34" office:value-type="string">
            <text:p>Article 50(1), Article 50 (2)(1)</text:p>
          </table:table-cell>
          <table:table-cell table:style-name="ce34" office:value-type="string">
            <text:p>Article 31(2)</text:p>
          </table:table-cell>
          <table:table-cell table:style-name="ce34" office:value-type="string">
            <text:p>Article 12</text:p>
          </table:table-cell>
          <table:table-cell/>
          <table:table-cell table:style-name="ce34" office:value-type="string">
            <text:p>Article 12(1)</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0a">
            <text:p><text:a xlink:href="http://www.zakonyprolidi.cz/cs/2000-121#p30a">http://www.zakonyprolidi.cz/cs/2000-121#p30a</text:a></text:p>
          </table:table-cell>
          <table:table-cell table:number-columns-repeated="7"/>
          <table:table-cell table:style-name="ce68" office:value-type="string" office:value="http://www.irishstatutebook.ie/eli/2000/act/28/section/57/enacted/en/html#sec57">
            <text:p><text:a xlink:href="http://www.irishstatutebook.ie/eli/2000/act/28/section/57/enacted/en/html#sec57">http://www.irishstatutebook.ie/eli/2000/act/28/section/57/enacted/en/html#sec57</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number-columns-repeated="6"/>
          <table:table-cell table:style-name="ce68" office:value-type="string" office:value="http://www.wipo.int/wipolex/en/text.jsp?file_id=191420">
            <text:p><text:a xlink:href="http://www.wipo.int/wipolex/en/text.jsp?file_id=191420">http://www.wipo.int/wipolex/en/text.jsp?file_id=191420</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69" office:value-type="string">
            <text:p>special rules on reprography in Article 7(16)(p)</text:p>
          </table:table-cell>
          <table:table-cell table:style-name="ce34" office:value-type="string">
            <text:p>Uncertain if the act copied below is actually Article 30(1)</text:p>
          </table:table-cell>
          <table:table-cell table:style-name="ce34" office:value-type="string">
            <text:p>Data from 2015 indicated that this has not been implemented. Special rules on photocopying in Article 50-52</text:p>
          </table:table-cell>
          <table:table-cell/>
          <table:table-cell table:style-name="ce34" office:value-type="string">
            <text:p>Data from 2007 and 2015 refer to different articles. special rules on photocopying in Article 13</text:p>
          </table:table-cell>
          <table:table-cell table:number-columns-repeated="2"/>
          <table:table-cell table:style-name="ce34" office:value-type="string">
            <text:p>Article number taken from 2007 data</text:p>
          </table:table-cell>
          <table:table-cell table:number-columns-repeated="2"/>
          <table:table-cell table:style-name="ce69" office:value-type="string">
            <text:p>Article is in relation to literary works.</text:p>
          </table:table-cell>
          <table:table-cell/>
          <table:table-cell table:style-name="ce34" office:value-type="string">
            <text:p>Data shows this is exception is implemented in either Article 23 (2007) data or Art. 10 (2015)</text:p>
          </table:table-cell>
          <table:table-cell table:number-columns-repeated="2"/>
          <table:table-cell table:style-name="ce69" office:value-type="string">
            <text:p>special rules on home taping in Articles 16(c)-16(g)</text:p>
          </table:table-cell>
          <table:table-cell table:number-columns-repeated="3"/>
          <table:table-cell table:style-name="ce34" office:value-type="string">
            <text:p>Unknown if the act below is actually art 24</text:p>
          </table:table-cell>
          <table:table-cell table:style-name="ce69" office:value-type="string">
            <text:p>Article 50(1) covers “photographic techniques”</text:p>
          </table:table-cell>
          <table:table-cell table:style-name="ce34" office:value-type="string">
            <text:p>Information gathered points to both article 31 or 32, There is no specific reprography clause.</text:p>
          </table:table-cell>
          <table:table-cell table:style-name="ce34" office:value-type="string">
            <text:p>This article contains a general private copying exception.</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row table:style-name="ro2">
          <table:table-cell table:style-name="ce33" office:value-type="string">
            <text:p>Text of Articles</text:p>
          </table:table-cell>
          <table:table-cell table:style-name="ce71" office:value-type="string">
            <text:p>Sec. 42  Austrian Copyright Act

(1) It shall be permissible for everyone to make reproductions of a protcted work on  paper or similar materials for their own use.

[...]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 </text:p>
          </table:table-cell>
          <table:table-cell table:style-name="ce71" office:value-type="string">
            <text:p>Art. XI.190 5°, 6° of Code of Economic Law, Book XI:

5°. When the work is lawfully made public, the author may
 not oppose complete or partial reproductions on paper or any similar medium, articles,
 of works of visual or graphic art, or of short fragments of other works,
 by any photographic technique or by any other process having a similar
 effect, with the exception of sheet music, which reproduction exclusively
 is private and does not affect the normal exploitation of the work;

6°. When the work is lawfully made public, the author may
 not oppose the complete or partial reproductions on paper or any similar medium, articles,
 of works of visual or graphic art, or of short fragments of other works,
 using no matter what kind of photographic technique or any other process having a similar
 effect if that reproduction is made for illustration for teaching or
 for scientific research, to the extent justified by the objective of non-profitable
 objective and which does not affect the normal exploitation of the work, and
 as long as the source, including the author's name, is indicated, unless this is not possible
;

Art. XI.235 of Code of Economic Law, Book XI:Authors and publishers are entitled to remuneration for the reproduction
 on paper or any similar medium of their work, also if that reproduction occurs
 under the conditions laid down in Articles XI.190, 5 ° and 6 °, and XI.191, § 1, 1 ° and 2 °.
 The fee is paid by the manufacturer, importer or intracommunity purchaser
 of devices that are apparently used for reproduction on paper or similar
 bearer of work at the date that such appliances are brought on the national territory.
 In accordance with the more detailed rules in article XI.239, the King shall determine which devices
are used for the reproduction on paper or similar medium of working.
The King may establish a list of devices that are not used to
reproduce on paper or any similar medium and which are not subject
the remuneration for reprography.</text:p>
          </table:table-cell>
          <table:table-cell table:style-name="ce36" office:value-type="string">
            <text:p>Article 25 (1), item 1: Without the consent of the holder of the copyright, but with payment of fair compensation it shall be considered admissible: (item 1) to reproduce for non-commercial purposes printed works, with the exception of sheet music, on paper or other similar media through photocopying or other similar method that has similar effect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A natural person may reproduce a copyright work in any medium if he does so for private use, or in the form of photocopying and other personal use if this copy is not intended for or accessible to the public and has no direct or indirect commercial purpose. It shall not be permitted to reproduce the whole book, unless the copies of such book have been sold out for at least two years, graphic editions of musical works (hereinafter: sheet music), electronic databases, cartographic works, nor the building of architectural structures, unless otherwise provided by this Act or a contract.</text:p>
          </table:table-cell>
          <table:table-cell table:style-name="ce36" office:value-type="string">
            <text:p>7(2) (p)- The copyright does not include the right of control in respect of reproductions on paper or any similar medium, effected by the use of any kind of photographic technique or by some other process having similar effects, with the exception of sheet music, provided that the rightholders receive fair compensation.</text:p>
          </table:table-cell>
          <table:table-cell table:style-name="ce36"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text:p>
          </table:table-cell>
          <table:table-cell table:style-name="ce72"/>
          <table:table-cell table:style-name="ce36" office:value-type="string">
            <text:p>Estonian Copyright Act (ECA) § 18(1) - A lawfully published work may be reproduced
and translated by a natural person for the purposes of personal use without the 
authorisation of its author and without payment of remuneration on the 
condition that such activities are not carried out for commercial purposes.
ECA §18(2) 5) -  (2) The following shall not be reproduced for the purposes of personal use without the authorisation of the author and without payment of remuneration:
5) notes in reprographic form</text:p>
          </table:table-cell>
          <table:table-cell table:style-name="ce73" office:value-type="string">
            <text:p>A published work may be reproduced by photocopying or by corresponding means by virtue of extended collective licence as provided in section 26 of the Finnish Copyright Act.</text:p>
          </table:table-cell>
          <table:table-cell table:style-name="ce36" office:value-type="string">
            <text:p>L-122-5 2°

Once a work has been disclosed, the author may not prohibit:“copies or reproductions made from a legal source and strictly reserved for the private use of the copier and not intended for collective use, with the exception of copies of works of art intended to be used for purposes identical to those for which the original work was created, and copies of software other than a backup copy created under the conditions set out in II of Article L. 122-6-1, and copies or reproductions of an electronic database</text:p>
          </table:table-cell>
          <table:table-cell table:style-name="ce71" office:value-type="string">
            <text:p>Art. 53 German Copyright Act- Reproduction for private and other personal Uses
(1)...

(2) It shall be permissible to make single copies of a work or to have these made
1.  ...
2.  for inclusion in a personal archive if and insofar as the reproduction is necessary for this purpose and one's own personal copy of the work is used as the model from which the copy is made,
3.  for one's own personal information concerning current affairs if the work was broadcasted,
4.  for other personal use
a)  in the case of small parts of a released work or individual articles being released in newspapers or periodicals,
b)  in the case of a work which has been out of print for at least two years.

This shall apply in the case under the first sentence, number 2 only if in addition,
1.  the reproduction is effected on paper or any similar medium by the use of any kind of photographic technique or by some other process having similar effects, or
2.  exclusively analogue use takes place, or
3.  the archive acting in the public interest and pursues no direct or indirect economic or commercial purpose.

This shall apply in the cases referred to under the first sentence, numbers 3 and 4 only if in addition one of the conditions under the second sentence, numbers 1 or 2 pertains.

(3)...

(4) The reproduction of
a)  graphic recordings of musical works,
b)  a book or a periodical, in the case of an essentially complete reproduction,
shall, insofar as this does not occur by means of manual transcription, always be permissible only with the consent of the rightholder or under the conditions in accordance with paragraph (2), first sentence, item 2, or for personal use if, the work has been out of print for at least two years.
</text:p>
          </table:table-cell>
          <table:table-cell table:style-name="ce72"/>
          <table:table-cell table:style-name="ce36" office:value-type="string">
            <text:p>35 (1) „Any natural person is entitled to make copies of works for private purposes if such activity does not serve to generate or increase income in any way or form. This provision does not apply to architectural works, technical structures, software, computer-operated data banks, and the recording of public performances of works on video or audio media. Sheet music may not be reproduced by means of reproduction for private purposes.” </text:p>
          </table:table-cell>
          <table:table-cell table:style-name="ce36" office:value-type="string">
            <text:p>Reprographic copying by educational establishments of certain works.

57.—(1) Reprographic copies of passages from literary, dramatic or musical works or typographical arrangements of published editions or original databases which have been lawfully made available to the public may, to the extent permitted under this section, be made by or on behalf of an educational establishment for the educational purposes of that establishment without infringing any copyright in the work, subject to those copies being accompanied by a sufficient acknowledgement.

(2) Not more than 5 per cent of any work may be copied by or on behalf of an educational establishment under this section in any calendar year.

(3) This section shall not apply where there is a licensing scheme certified under section 173 and the person making the copies knew or ought to have been aware of the existence of the licensing scheme.

(4) The terms of a licence granted to an educational establishment authorising the reprographic copying for the educational purposes of that establishment of passages from literary, dramatic or musical works or the typographical arrangements of published editions or original databases, which have been lawfully made available to the public, shall be void in so far as they purport to restrict the proportion of a work which may be copied (whether on payment or free of charge) to less than that which would be permitted under this section.

(5)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text:p>
          </table:table-cell>
          <table:table-cell table:style-name="ce36" office:value-type="string">
            <text:p>Article 68
1. The reproduction of single works or of portions of works for the personal use of readers, when made by hand or by a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3. With the exception of sheet music, the reproduction for personal use of intellectual works made by means of photocopying, xerocopying or like means shall be permitted limited to the 15% of each volume or issue of a magazine, excluding advertising pages.
4. Those responsible for the premises or copy centres, where copying or xerocopying machines or like reproduction systems are utilized or made available to third parties, even for free, are obliged to pay a remuneration to the authors and publishers of intellectual works published in printed form which have been reproduced by means of said machines for the purposes under paragraph 
3. The amount of this remuneration and the terms of its collection and distribution are set forth in article 181-ter of this Law. Except otherwise agreed between SIAE and the interested trade associations, the amount of this remuneration cannot be less, for any reproduced page, than the average per-page-price that is determined each year by ISTAT with reference to books.
5. Reproductions of works available in public libraries, made inside the library by the means listed at the third paragraph, shall be permitted, within the limitations provided for in the same paragraph, on payment of a lump sum remuneration in favour of right holders, pursuant to paragraph 2 of article 181-ter, fixed according to the second sentence of the 1st paragraph of article 181-ter. This remuneration is paid on a yearly basis directly by the libraries, making up on the revenues collected for their service, without any further charges to the State balance or to the balance of the bodies to which libraries are subject. The limitations under paragraph 3 shall not apply to works that are not present in publishing catalogues and that are rare, as they are hard to find through commercial channels.
6. The distribution of such copies to the public and, in general, any use of them in competition with the exploitation rights of the author shall be prohibited</text:p>
          </table:table-cell>
          <table:table-cell table:style-name="ce36" office:value-type="string">
            <text:p>Section 35. Remuneration for Reprographic Reproduction of Works
(1) Natural persons shall be permitted to reprographically reproduce published works, except for sheet music, for personal use without direct or indirect commercial purpose without the permission of the author. Persons who have in their ownership or possession the equipment intended for reprographic reproduction and who ensure the availability of such reproduction to natural persons for a fee or free of charge shall be allowed to reprographically reproduce works for the benefit of and for the personal use of a natural person. Authors and publishers are entitled to receive a fair compensation for reprographic reproduction.
</text:p>
          </table:table-cell>
          <table:table-cell table:style-name="ce74" office:value-type="string">
            <text:p>Article 20(1) of the Law on Copyright and Related Rights (hereinafter - the Law):

'1. It shall be permitted, without the authorisation of the author of a work or any other owner of copyright in this work, to reproduce by means of reprography, for private use but not for purposes of commercial advantage, a lawfully published article or any other short work, or a short extract of a writing with or without illustrations (effected by the use of any kind of photocopying technique or by some other process having similar effects, where a work is reproduced on paper or any similar medium).
2. The provisions of paragraph 1 of this Article shall not apply to the reproduction by means of reprography of the whole text of a book or a major part thereof, or sheet music.  
3. The owners of copyright and publishers shall be entitled to the compensatory remuneration for the reproduction of works by means of reprography as provided for in paragraph 1 of this Article (hereinafter: ‘compensatory remuneration’).' 

Furhter text of this Article detailes rules on compensatory remuneration.</text:p>
          </table:table-cell>
          <table:table-cell table:style-name="ce75" office:value-type="string">
            <text:p>Art. 10 (4) Lux. Copyright Act 2004: When the work, other than a database, has been lawfully made available to the public, the author cannot prohibit reproduction in any medium by a natural person for private use and for purposes not directly or indirectly commercial, on condition that the rightholders receive fair compensation, which takes into account the application of technological measures referred to in Articles 71ter 71quinquies of this Act to the works concerned. The conditions of fixation and perception, and the level of such compensation shall be determined by a Grand Ducal regulation.</text:p>
          </table:table-cell>
          <table:table-cell table:style-name="ce76" office:value-type="string">
            <text:p>Art 9. Copyright in an audiovisual work, a database, a literary work other than in the case of a computer programme, a musical or artistic work shall not include the right to authorise or prohibit reproductions on paper or any similar medium, effected by the use of any kind of photographic technique or by some other process having similar effects, with the exception of sheet music, provided that the rightholders received fair compensation.</text:p>
          </table:table-cell>
          <table:table-cell table:style-name="ce75" office:value-type="string">
            <text:p>Article 16h
1. A reprographic reproduction of an article in a daily or weekly newspaper or weekly or other periodical, or of a small part of a book and other works incorporated into such a work will not constitute an infringement of copyright, provided that a payment is made for this reproduction.
2. A reprographic reproduction of the whole work will not constitute an infringement of copyright if it may reasonably be assumed of a book that no new specimens are being made available to third parties for payment in any format whatever, provided that a payment is made for this reproduction.
3. Government orders may prescribe that, in relation to the reproduction of works as specified in Article 10, paragraph 1, at 1, exemptions may be granted from the provisions of one or more of the foregoing paragraphs for purposes of public policy and for carrying out the work of institutions concerned with public policy. Such orders may specify more detailed rules and impose more detailed conditions.</text:p>
          </table:table-cell>
          <table:table-cell table:style-name="ce77" office:value-type="string">
            <text:p>Art. 23 1. It shall be permitted to use free of charge the work, which has been already disseminated for purposes of private use without the permission of the author. This provision does not authorize to build constructions according to other authors' works in the field of architecture and architecture and town planning, and to use the electronic databases constituting works unless this refers to one's own use for scientific purposes, which is not related to any profit-gaining activity.
2. The scope of the private use shall cover the use of single copies of the work by a group of persons staying in a personal interrelation with each other, including in particular blood relation, kinship or a social relationship.

Article 20(1). 1. Owners of reprographic devices engaged in business involving reproduction of works for private use by third persons shall be obliged to pay, via a collecting society, a fee amounting to 3 per cent of revenue earned therefrom to the benefit of authors and publishers, unless works are reproduced pursuant to an agreement with the rightholder. Such fees are allocated to authors and publishers in equal parts.
2. The minister in charge of culture and national heritage protection, having consulted collecting societies, associations of authors and performers as well as the competent chamber of commerce, shall determine, by regulation, the amount of the fees referred to in paragraph 1, taking into account the proportional share of works reproduced for private use in total reproduced works, a method for collecting and dividing the fees and the collecting societies competent to collect the fees.

Article 30. 1. Information or documentation centres may make and distribute their own derivative works intended for documentation purposes and individual copies of fragments, not larger than one publishing sheet, of published works. 2. The author or competent collecting society is authorised to collect from the centres referred to in paragraph 1 remuneration for making copies of fragments of works available against payment.

Contrary to the Directive, no exception for sheet music is established in the Polish Copyright Law. </text:p>
          </table:table-cell>
          <table:table-cell table:style-name="ce78" office:value-type="string">
            <text:p>Art. 75, 2 (a) of Portuguese Copyright and Related Rights Code ('CRRC')Without the consent of the author, but only for private use it is allowed  to reproduce on paper or any similar medium, effected by the use of any kind of photographic technique or by some other process having similar effects, with the exception of sheet music (...)' + Art.75, 4 of CRRC the referred use of the work must not interfere with the normal exploitation of the work or unreasonably prejudice the legitimate interests of the author + Art.76, 1 (a) of CRRC it must be indicated, whenever possible, the author's and publisher name, title of the work and all other circumstances that may identify the work  + Art.76,1 (b) of CRRC it is necessary to pay an equitable remuneration to the author, and in the analogue environment it is necessary to pay this equitable remuneration to the publisher</text:p>
          </table:table-cell>
          <table:table-cell table:style-name="ce76" office:value-type="string">
            <text:p>Art. 85 of Law 8/1996 (Updated Form): 'Photos of letters, deeds, documents of any kind, technical drawings and the like, may not benefit of legal copyright protection.' </text:p>
          </table:table-cell>
          <table:table-cell table:style-name="ce36" office:value-type="string">
            <text:p>(1) A natural person may make a copy of a work released for his personal use and for, whether directly or indirectly, non commercial purposes without the author’s consent; such use of the work does not result in obligation to pay remuneration to the author.
(2) A natural person or a legal entity may make a copy of a work released by transferring the work on paper or other similar basis by means of a technical device for making printed reproductions or other technical equipment without the author’s consent; such a copy may be publicly distributed by sale or other form of transfer of the title. This use does not result in obligation to pay remuneration to the author.
(3) Provisions of par. 1 and 2 shall not/neither apply to a) an architectural work in the form of project documentation of a structure or a building construction;
b) entire literary work nor its essential part; 
c) entire cartographic work nor its essential part;
d) a musical work written down on paper;
e) a computer program, if not stipulated otherwise,
f) database in electronic form.</text:p>
          </table:table-cell>
          <table:table-cell table:style-name="ce36" office:value-type="string">
            <text:p>A natural person can reproduce a work on a paper or similar medium with the use of photocopying or other photographic technique with similar effects (Article 50 of Copyright and Related Rights Act – Zakon o avtorski in sorodnih pravicah (“ZASP”)). The limit of the reproduction is maximum three times (Article 50 (1) ZASP) as well as it must not cover work in total (for example private photocopying of book in total). Two exceptions when this is nonetheless possible are determined in Article 50 (4): 1) it the publication of a book has been cancelled for at least two years or 2) in a case of reproduction of graphical version of music work, if such copying is made by hand. A levy is implemented: levy belongs to all right holders jointly and is determined by the regulation of the Government of Republic of Slovenia (Article 39 (1) ZASP).</text:p>
          </table:table-cell>
          <table:table-cell table:style-name="ce79" office:value-type="string">
            <text:p>Article 32 of the Spanish Intellectual Property Act: 4: Nor need the permission of the author or editor for acts of partial reproduction, distribution and public communication of works or publications, or capable of being printed when the following conditions simultaneously concur: a) That such acts are performed solely for purposes of illustration for teaching and scientific research. b) That the acts are limited to a chapter of a book, a magazine article or equivalent amount in respect of an assimilated publication, extension or equivalent to 10 percent of the work, being indifferent to these effects that the the copy is carried out through one or more acts of reproduction. c) Acts carried out in universities or public research centers by their staff and their means and instruments. d) Concur at least one of the following conditions: That the distribution of partial copies are exclusively between students and teaching staff or researcher in the same center where the reproduction is made. That only students and faculty or research center in which the partial reproduction of the work is performed can have access to it through acts of public communication authorized in this paragraph, carrying out the making available through internal and closed networks to which only those beneficiaries can access or as part of a distance education program offered by such educational institution. In the absence of specific agreements to be reached between the owner of intellectual property and the university or research organization, and unless such center or organization holds the rights of intellectual property on the works reproduced, distributed and communicated publicly partially under paragraph b), the authors and publishers of these will have an inalienable right to charge users an equitable remuneration centers, which will be effective through collective management organisations. 5. Musical scores, works for single use or compilations or groups of fragments of works or of isolated works of plastic or photographic figurative character are not understood to be included in paragraphs 3 and 4.  NOTE that this article shall enter into force on 5th november of 2015 according to the article 1.5 of the Law 21/2014 amending the Restated Text of the Spanish Intellectual Property Law.</text:p>
          </table:table-cell>
          <table:table-cell table:style-name="ce72"/>
          <table:table-cell table:style-name="ce80"/>
          <table:table-cell table:style-name="ce81"/>
          <table:table-cell table:style-name="ce82"/>
        </table:table-row>
      </table:table>
      <table:table table:name="Art. 5.2(b)" table:style-name="ta8" table:print="false">
        <office:forms form:automatic-focus="false" form:apply-design-mode="false"/>
        <table:table-column table:style-name="co31" table:default-cell-style-name="ce15"/>
        <table:table-column table:style-name="co47" table:default-cell-style-name="ce15" table:number-columns-repeated="255"/>
        <table:table-row table:style-name="ro2">
          <table:table-cell table:style-name="ce83" office:value-type="string">
            <text:p>Article 5, 2 (b) - Private copying</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 42a</text:p>
          </table:table-cell>
          <table:table-cell table:style-name="ce70" office:value-type="string">
            <text:p>Article XI.190 3° and 9° of Code of Economic Law, Book XI</text:p>
          </table:table-cell>
          <table:table-cell table:style-name="ce34" office:value-type="string">
            <text:p>Article 24 and 25</text:p>
          </table:table-cell>
          <table:table-cell/>
          <table:table-cell table:style-name="ce34" office:value-type="string">
            <text:p>Article 7 (2) (a)</text:p>
          </table:table-cell>
          <table:table-cell table:style-name="ce34" office:value-type="string">
            <text:p>§30</text:p>
          </table:table-cell>
          <table:table-cell table:style-name="ce34" office:value-type="string">
            <text:p>Article 12, 39 (1)</text:p>
          </table:table-cell>
          <table:table-cell table:style-name="ce34" office:value-type="string">
            <text:p>Article 18(1)(5)</text:p>
          </table:table-cell>
          <table:table-cell table:style-name="ce34" office:value-type="string">
            <text:p>Article 12</text:p>
          </table:table-cell>
          <table:table-cell table:style-name="ce34" office:value-type="string">
            <text:p>Article L-122-5 2°</text:p>
          </table:table-cell>
          <table:table-cell table:style-name="ce34" office:value-type="string">
            <text:p>Article 53(1), Article 53(2)</text:p>
          </table:table-cell>
          <table:table-cell table:style-name="ce34" office:value-type="string">
            <text:p>Article 18(1)</text:p>
          </table:table-cell>
          <table:table-cell table:style-name="ce34" office:value-type="string">
            <text:p>Article 35(1)</text:p>
          </table:table-cell>
          <table:table-cell table:style-name="ce34" office:value-type="string">
            <text:p>Article 101-102</text:p>
          </table:table-cell>
          <table:table-cell table:style-name="ce34" office:value-type="string">
            <text:p>Article 71sexies(1)</text:p>
          </table:table-cell>
          <table:table-cell table:style-name="ce34" office:value-type="string">
            <text:p>Article 34(1)</text:p>
          </table:table-cell>
          <table:table-cell table:style-name="ce34" office:value-type="string">
            <text:p>Article 20(1)(1)</text:p>
          </table:table-cell>
          <table:table-cell table:style-name="ce34" office:value-type="string">
            <text:p>Article 10(4)</text:p>
          </table:table-cell>
          <table:table-cell table:style-name="ce34" office:value-type="string">
            <text:p>Article 9(1)(c)</text:p>
          </table:table-cell>
          <table:table-cell table:style-name="ce34" office:value-type="string">
            <text:p>Article 16(b)(1)</text:p>
          </table:table-cell>
          <table:table-cell table:style-name="ce34" office:value-type="string">
            <text:p>Article 23</text:p>
          </table:table-cell>
          <table:table-cell table:style-name="ce34" office:value-type="string">
            <text:p>Article 81</text:p>
          </table:table-cell>
          <table:table-cell table:style-name="ce34" office:value-type="string">
            <text:p>Article 34, article 35</text:p>
          </table:table-cell>
          <table:table-cell table:style-name="ce34" office:value-type="string">
            <text:p>Article 24(1)(A)</text:p>
          </table:table-cell>
          <table:table-cell table:style-name="ce34" office:value-type="string">
            <text:p>Article 50(2)(2)</text:p>
          </table:table-cell>
          <table:table-cell table:style-name="ce34" office:value-type="string">
            <text:p>Article 31(2), Article 25</text:p>
          </table:table-cell>
          <table:table-cell table:style-name="ce34" office:value-type="string">
            <text:p>Article 12</text:p>
          </table:table-cell>
          <table:table-cell table:style-name="ce34" office:value-type="string">
            <text:p>Section 28(B), Section 70-71 of the Copyright Designs and Patents Act 1988</text:p>
          </table:table-cell>
          <table:table-cell table:style-name="ce34" office:value-type="string">
            <text:p>Article 12(1), Article 12(2)</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0">
            <text:p><text:a xlink:href="http://www.zakonyprolidi.cz/cs/2000-121#p30">http://www.zakonyprolidi.cz/cs/2000-121#p30</text:a></text:p>
          </table:table-cell>
          <table:table-cell table:number-columns-repeated="7"/>
          <table:table-cell table:style-name="ce68" office:value-type="string" office:value="http://www.irishstatutebook.ie/eli/2000/act/28/enacted/en/print#sec101">
            <text:p><text:a xlink:href="http://www.irishstatutebook.ie/eli/2000/act/28/enacted/en/print#sec101">http://www.irishstatutebook.ie/eli/2000/act/28/enacted/en/print#sec101</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4"/>
          <table:table-cell table:style-name="ce34" office:value-type="string">
            <text:p>Article numbers from different data sources do not match</text:p>
          </table:table-cell>
          <table:table-cell/>
          <table:table-cell table:style-name="ce34" office:value-type="string">
            <text:p>Data from 2007 and 2015 refer to different articles</text:p>
          </table:table-cell>
          <table:table-cell table:number-columns-repeated="2"/>
          <table:table-cell table:style-name="ce34" office:value-type="string">
            <text:p>Article 18(1) covers all private uses.</text:p>
          </table:table-cell>
          <table:table-cell table:style-name="ce69" office:value-type="string">
            <text:p>broad private copying and public performance provision</text:p>
          </table:table-cell>
          <table:table-cell/>
          <table:table-cell table:style-name="ce69" office:value-type="string">
            <text:p>In relation to phonograms and videograms</text:p>
          </table:table-cell>
          <table:table-cell table:number-columns-repeated="3"/>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style-name="ce69" office:value-type="string">
            <text:p>Claim for compensation in Article 25</text:p>
          </table:table-cell>
          <table:table-cell/>
          <table:table-cell table:style-name="ce34" office:value-type="string">
            <text:p>Section 70 permits reproductions of broadcasts for purposes of time shifting, Section 70 is a pre-existing exception.

The private copying exception was implemented on 1 October 2014, but then overruled by the High Court on 17 July 2015: http://www.bailii.org/ew/cases/EWHC/Admin/2015/2041.html
As a result, Section 28B is no longer part of the Copyright, Designs and Patents Act 1988. It is therefore no longer marked as 'implement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33" office:value-type="string">
            <text:p>Text of Articles</text:p>
          </table:table-cell>
          <table:table-cell table:style-name="ce71" office:value-type="string">
            <text:p>Sec. 42 Austrian Copyright Act
[...]
(4) It shall be permissible for every natural person to make several reproductions of protected works on a medium other than those mentioned in para. 1 for their private use provided such reproductions do not directly or inderectly serve commercial purposes. 
(5) Para.  6 and 7 notwithstanding no reproduction shall be deemed to be made for legitimate private or other personal uses if such reproductions are made for the purpose of their communication to the public. Reproductions made for private or other personal uses may not be used in communcation of a protected work to the public.
[...]
(8) Regardless of any limitation pursuant to para. 6 any reproduction may only be made with the rightsholder's consent in case of:

1. reproduction of whole books, whole periodicals or sheet music; regardless whether the original of the respective book, periodical or template or a copy thereof created by other means has been used as template in said reproduction. In the latter cases reproduction by means of manual transcription as well as reproductions of unreleased or out of print works or pursuant to para. 7 shall also be permissible.

2. the construction of a work of architecture according to a protected plan or design or the repoduction of such an protected edifice.</text:p>
          </table:table-cell>
          <table:table-cell table:style-name="ce71" office:value-type="string">
            <text:p>Art. XI.190 3° and 9° of Code of Economic Law, Book XI 

3°.When the work is lawfully made public, the author may
 not prevent the costless private execution in the family circle.

9°. When the work is lawfully made public, the author may
 not prevent reproduction in any medium other than paper or similar medium, of work, that happens in the family circle, and only as such;</text:p>
          </table:table-cell>
          <table:table-cell table:style-name="ce36" office:value-type="string">
            <text:p>Article 25 (1), item 2: Without the consent of the holder of the copyright, but with payment of fair compensation it shall be considered admissible: (item 2) reproduction of works regardless of the media by natural persons for their personal use if such reproduction is not done for commercial purpose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A natural person may reproduce a copyright work in any medium if he does so for private use, or in the form of photocopying and other personal use if this copy is not intended for or accessible to the public and has no direct or indirect commercial purpose. It shall not be permitted to reproduce the whole book, unless the copies of such book have been sold out for at least two years, graphic editions of musical works (hereinafter: sheet music), electronic databases, cartographic works, nor the building of architectural structures, unless otherwise provided by this Act or a contract.</text:p>
          </table:table-cell>
          <table:table-cell table:style-name="ce36" office:value-type="string">
            <text:p>7(2) (o)- The copyright does not include the right of control in respect of reproductions on any medium made by a natural person for private use and for ends that are neither directly nor indirectly commercial, on condition that the rightholders receive fair compensation which takes account of the application or non-application of technological measures to the work or subject-matter concerned.</text:p>
          </table:table-cell>
          <table:table-cell table:style-name="ce76" office:value-type="string">
            <text:p>1) Copyright is not infringed by:
   a) a natural person who for its own personal use,  
   b) a legal person or an enterpreneur-natural person who for their own internal use,
   c) anybody, who upon order, for personal use by a natural person,
   d) anybody, who   upon order, for a legal person’s or a enterpreneur-natural person’s own internal use 
makes a printed reproduction of a work on paper or other similar base by the photographic technique or by any other process with similar effects, except where a printed reproduction is made of the musical notation of a musical work or musical – dramatical work and where – in cases under Clauses (c) and (d) above – the remuneration is paid in a regular and timely manner in accordance with Article 25.


In addition, a general provision applies: Not considered as exploitation of a work under this Act shall be its use for personal needs by a natural person without seeking to achieve direct or indirect economic benefit, unless otherwise specified herein. 
(2) Copyright shall therefore not be infringed by anybody who for his own personal use makes a recording, reproduction or imitation of a work.
Limitations apply to computer programs, databases, broadcasted multimedia works and works of architecture.</text:p>
          </table:table-cell>
          <table:table-cell table:style-name="ce84" office:value-type="string">
            <text:p>Reproduction for Private Use
Reproduction for Private Use
12.
(1) Anyone is entitled to make or have made, for private purposes, single
copies of works which have been made public if this is not done for commercial
purposes. Such copies must not be used for any other purpose.
(2) The provision of subsection (1) does not provide the right to
(i) construct a work of architecture;
(ii) make a copy of a work of art by casting, by printing from an original negative
or base, or in any other manner implying that the copy can be considered as an
original;
(iii) make copies of computer programs in digitized form;
(iv) make copies in digital form of databases if the copy is made on the basis of a
reproduction of the database in digital form; or
(v) make single copies in digital form of other works than computer programs and
databases unless this is done exclusively for the personal use of the copying
person himself or his household.
(3) Notwithstanding the provision in subsection (2) (v), it is not permitted
without the consent of the author to produce copies in digital form on the basis of a
copy that has been lent or hired.
(4) The provision of subsection (1) does not confer a right to engage another
person to make copies of
(i) musical works;
(ii) cinematographic works;
(iii) literary works if the other person assists for commercial purposes;
(iv) works of applied art; or
(v) works of art if the copying is in the form of an artistic reproduction.
(5) The provision of subsection (1) does not entitle the user to make copies of
musical works and cinematographic works by using technical equipment made
available to the public in libraries, on business premises, or in other places accessible
to the public. The same applies for literary works if the technical equipment
has been provided for commercial purposes.

Special Provisions on Radio and Television
34. 
Broadcasters may on request deliver recordings of broadcasts to persons
who have taken part in the broadcasts in question or who feel offended by comment
in a specific broadcast or through public mention of the broadcast in question. Recordings
delivered according to the first sentence may be used for internal use only.

</text:p>
          </table:table-cell>
          <table:table-cell table:style-name="ce36" office:value-type="string">
            <text:p>ECA § 18 (1) A lawfully published work may be reproduced and translated by a natural person for the purposes of personal use without the authorisation of its author and without payment of remuneration on the condition that such activities are not carried out for commercial purposes.
 (2) The following shall not be reproduced for the purposes of personal use without the authorisation of the author and without payment of remuneration:
 1) works of architecture and landscape architecture;
 2) works of visual art of limited edition;
 3) electronic databases;
 4) computer programs, except the cases prescribed in §§ 24 and 25 of this Act;
 5) notes in reprographic form.</text:p>
          </table:table-cell>
          <table:table-cell table:style-name="ce85" office:value-type="string">
            <text:p>A private person is entitled to make copies for private and non-commercial use of a published work. A copy originally made for private use may not be used commercially later. The number of allowed copies has defined as 'a couple of copies” meaning usually at least less than 10. A private person may also have these copies made by a third party (excluding reproduction of musical works,  cinematographic works, utility articles or sculptures).</text:p>
          </table:table-cell>
          <table:table-cell table:style-name="ce76" office:value-type="string">
            <text:p>L-122-5 2°

Once a work has been disclosed, the author may not prohibit: “copies or reproductions made from a legal source and strictly reserved for the private use of the copier and not intended for collective use, with the exception of copies of works of art intended to be used for purposes identical to those for which the original work was created, and copies of software other than a backup copy created under the conditions set out in II of Article L. 122-6-1, and copies or reproductions of an electronic database

L-122-5 2°
Once a work has been disclosed, the author may not prohibit: 'acts necessary to access the contents of an electronic database for the purposes of and within the limits of the use provided by contract.'
</text:p>
          </table:table-cell>
          <table:table-cell table:style-name="ce79" office:value-type="string">
            <text:p>Art. 53 GCA - Reproduction for private and other personal uses

(1) It shall be permissible for a natural person to make single copies of a work for private use on any medium, insofar as they neither directly nor indirectly serve commercial purposes, as long as no obviously unlawfully-produced model or a model which has been unlawfully made available to the public is used for copying. A person authorised to make copies may also cause such copies to be made by another person if no payment is received therefore, or if it involves copies on paper or a similar medium which have been effected by the use of any kind of photomechanical technique or by some other process having similar effects.

(2)...
(3)...

(4) The reproduction of
a)  graphic recordings of musical works,
b)  a book or a periodical, in the case of an essentially complete reproduction,
shall, insofar as this does not occur by means of manual transcription, always be permissible only with the consent of the rightholder or under the conditions in accordance with paragraph (2), first sentence, item 2, or for personal use if, the work has been out of print for at least two years.

(5) Paragraph (1), [...]  shall not apply to database works the elements of which are individually accessible by electronic means. [...]

(6) The copies may neither be distributed nor communicated to the public. It shall, however, be permissible to lend lawfully produced copies of newspapers and out-of-print works, as well as those works in which no damaged or missing parts have been replaced by means of copies.

(7) The recording of public lectures, productions or performances of a work on video or audio recording mediums, the realisation of plans and drafts of artistic works and the reconstruction of architectural works shall always be permissible only with the consent of the rightholder.

Article 54 - Obligation to pay remuneration

(1) Where the nature of a work makes it probable that it will be reproduced, pursuant to Article 53 (1) to (3), the author of the work shall be entitled to payment of equitable remuneration from the manufacturer of appliances and of storage mediums, where the type of appliance or storage medium is used solely or together with other appliances, storage mediums or accessories, for the making of such reproductions.
(2) The claim according to paragraph (1) shall not apply where in the light of the circumstances it can be expected that the appliances or storage mediums will not be used for reproductions in the territory to which this Act applies.

</text:p>
          </table:table-cell>
          <table:table-cell table:style-name="ce72"/>
          <table:table-cell table:style-name="ce36" office:value-type="string">
            <text:p>35 (1) “Any natural person is entitled to make copies of works for private purposes if such activity does not serve to generate or increase income in any way or form. This provision does not apply to architectural works, technical structures, software, computer-operated data banks, and the recording of public performances of works on video or audio media. Sheet music may not be reproduced by means of reproduction for private purposes.
(2) Complete books and periodicals or dailies may be copied only by hand or typewriter, even for private purposes.
(3) Having another person make copies of works by computer or on electronic data media is not considered free use, regardless of whether or not it is done for private purposes.”
</text:p>
          </table:table-cell>
          <table:table-cell table:style-name="ce36" office:value-type="string">
            <text:p>Photographs of television broadcasts or cable programmes.

102.—The making for private and domestic use of a photograph of the whole or any part of an image forming part of a television broadcast or cable programme, or of a copy of such a photograph, shall not infringe the copyright in the broadcast or cable programme or in any film included in it.
Recording for purposes of time-shifting

101.—(1) The making for private and domestic use of a fixation of a broadcast or cable programme solely for the purpose of enabling it to be viewed or listened to at another time or place shall not infringe the copyright in the broadcast or cable programme or in any work included in such a broadcast or cable programme.
 
(2) Subject to subsection (3), the making by an establishment for private and domestic use of a fixation of a broadcast or cable programme solely for the purpose of enabling it to be viewed or listened to at another time or place shall not infringe the copyright in the broadcast or cable programme or in any work included in such a broadcast or cable programme.
 
(3) The Minister may specify by order establishments for the purposes of this section.
 
(4) Where a fixation which would otherwise be an infringing copy is made under this section and is subsequently sold, rented or (otherwise than to a person's family member or friend for private and domestic purposes) lent, or offered or exposed for sale, rental or loan, or otherwise made available to the public, it shall be deemed to be an infringing copy for those purposes and for all subsequent purposes. 
</text:p>
          </table:table-cell>
          <table:table-cell table:style-name="ce36" office:value-type="string">
            <text:p>Article 71 - sexies 
1. Private reproduction of phonograms and videograms on any carrier is permitted on condition that it is carried out by natural person with the sole purpose of personal use and provided that it has not a gainful intent, nor does it have direct or indirect commercial purposes and in compliance with the technological measures under art. 102-quater. 
2. The reproduction under paragraph 1 shall not be carried out by a third party. The supply of services for the purpose of enabling the reproduction of phonograms and videograms by a natural person for personal use shall constitute an act of reproduction and shall be subject to the provisions pursuant to articles 13, 72, 78-bis, 79 and 80. 
3. The provision under paragraph 1 does not apply to protected works and subject matter made available to the public in such a way that members of the public may access them from a place and at a time individually chosen by them, when the work is protected by the technological measures under art. 102- quater or when the access is permitted on the basis of agreed contractual terms. 
4. Without prejudice to the provisions under paragraph 3, rightholders must allow that, notwithstanding the application of technological measures under art. 102-quater, the natural person who has acquired legal possession of copies of the protected works or of protected subject matters, or has legally accessed them, may make a private copy, which can also be just an analogue copy, for personal use, on condition that this act does not conflict with the normal exploitation of the work or of the other subject-matter and does not unreasonably prejudice the rightholders.</text:p>
          </table:table-cell>
          <table:table-cell table:style-name="ce36" office:value-type="string">
            <text:p>Section 34. Blank Tape Levy 
(1) Without the permission of the author, a natural person shall be permitted to reproduce (including in a digital format) in one copy works that have been included in lawfully acquired films or phonograms or in other form of expression that is to be protected, as well as visual works for personal use without direct or indirect commercial purpose. Third persons shall not be involved in the production of such copy. The author is entitled to receive a fair compensation (blank tape levy) for the production of such copy.
</text:p>
          </table:table-cell>
          <table:table-cell table:style-name="ce74" office:value-type="string">
            <text:p>Article 20 of the Law: 

'1. It shall be permitted for a natural person, without the authorisation of the author of the work or any other owner of copyright in the work, to reproduce, exclusively for his individual use and not for commercial advantage, in a single copy a work lawfully published or communicated to the public. 
2. Reproduction of works for personal use by means of reprography (on paper or any similar medium, effected by the use of any kind of photographic technique or by some other process having similar effects) shall be regulated by the provisions set out in Article 20(1) of this Law.
3. The provisions of paragraph 1 of this Article shall not apply to the reproduction of the following works:
1) works of architecture in the form of building or other construction works;
2) computer programmes (with the exception of the cases provided for in Articles 30 and 31 of this Law); 
3) electronic databases (with the exception of the cases provided for in Article 32 of this Law).
4. The owners of copyright and related rights shall be entitled to receive compensatory remuneration for reproduction of audiovisual works or works fixed in phonograms referred to in paragraph 1 of this Article for personal use (hereinafter in this Article: ‘the compensatory remuneration’).' 

Furhter text of this Article detailes rules on compensatory remuneration.

Article 20(1) of the Law: 

'1. It shall be permitted, without the authorisation of the author of a work or any other owner of copyright in this work, to reproduce by means of reprography, for private use but not for purposes of commercial advantage, a lawfully published article or any other short work, or a short extract of a writing with or without illustrations (effected by the use of any kind of photocopying technique or by some other process having similar effects, where a work is reproduced on paper or any similar medium).
2. The provisions of paragraph 1 of this Article shall not apply to the reproduction by means of reprography of the whole text of a book or a major part thereof, or sheet music.  
3. The owners of copyright and publishers shall be entitled to the compensatory remuneration for the reproduction of works by means of reprography as provided for in paragraph 1 of this Article (hereinafter: ‘compensatory remuneration’).' 

Furhter text of this Article detailes rules on compensatory remuneration.

Article 58 of the Law: '2.  It shall be permitted, without the authorisation of an owner of related rights, for a natural person to reproduce solely for private use and for ends that are non-commercial, not more than one copy of performance, phonogram, audiovisual work (film) or broadcast of a broadcasting organisation. Remuneration for reproduction of an object of related rights for private use and for ends that are non-commercial shall be paid to owners of related rights in accordance with the procedure established in Article 20 of this Law.'</text:p>
          </table:table-cell>
          <table:table-cell table:style-name="ce71" office:value-type="string">
            <text:p>A private copying exception has been introduced in Article 10 (4). The limitation applies, only with respect to strictly non-commercial
private uses. The limitation is subject to “fair compensation” 

Art. 10 (4) Lux. Copyright Act 2004:  When the work, other than a database, has been lawfully made available to the public, the author
cannot prohibit reproduction in any medium by a natural person for private use and for purposes not
 directly or indirectly commercial, on condition that the rightholders receive fair compensation, which takes into account the application of technological measures referred to in Articles 71ter
71quinquies of this Act to the works concerned.
The conditions of fixation and perception, and the level of such compensation shall be determined by a Grand Ducal regulation.</text:p>
          </table:table-cell>
          <table:table-cell table:style-name="ce86" office:value-type="string">
            <text:p>Copyright in an audiovisual work, a database, a literary work other than in the case of a computer
programme, a musical or artistic work shall not include the right to authorise or prohibit reproductions on any medium made by a natural person for private use and for ends that are neither directly nor indirectly commercial, on condition that the rightholders receive fair compensation which takes account of the application or non-application or technological measures to the work or subject-matter concerned.</text:p>
          </table:table-cell>
          <table:table-cell table:style-name="ce71" office:value-type="string">
            <text:p>Article 16b
1. Reproduction shall not be regarded as an infringement of the copyright in a literary, scientific or artistic work if it is restricted to a few specimens intended exclusively for personal exercise, study or use by the natural person who has carried out the reproduction without any direct or indirect commercial motivation or has caused it to be carried out exclusively for his own benefit.

Article 16c
1. Reproduction of the work or any part thereof shall not be regarded as an infringement of the copyright in a literary, scientific or artistic work provided that the reproduction is carried out without any direct or indirect commercial motivation and is intended exclusively for personal exercise, study or use by the natural person who made the reproduction.
</text:p>
          </table:table-cell>
          <table:table-cell table:style-name="ce77" office:value-type="string">
            <text:p>Art. 23 1. It shall be permitted to use free of charge the work, which has been already disseminated for purposes of private use without the permission of the author. This provision does not authorize to build constructions according to other authors' works in the field of architecture and architecture and town planning, and to use the electronic databases constituting works unless this refers to one's own use for scientific purposes, which is not related to any profit-gaining activity.
2. The scope of the private use shall cover the use of single copies of the work by a group of persons staying in a personal interrelation with each other, including in particular blood relation, kinship or a social relationship.</text:p>
          </table:table-cell>
          <table:table-cell table:style-name="ce87" office:value-type="string">
            <text:p>Art. 75, 2 (a) of Portuguese Copyright and Related Rights Code ('CRRC')Without the consent of the author it is allowed (...) to reproduce on any medium made by a natural person for private use and for ends that are neither directly nor indirectly commercial. + Art.75, 4 of CRRC the referred use of the work must not interfere with the normal exploitation of the work or unreasonably prejudice the legitimate interests of the author + Art. 76,1 (a) of CRRC indication, whenever possible, the author's and publisher name, title of the work and all other circumstances that may identify the work + Art. 76,1 (b) of CRRC it is necessary to pay an equitable remuneration to the author, and in the analogue environment it is necessary to pay this equitable remuneration to the publisher. Art. 81,1 (b) of the CRRC it is allowed the reproduction for private use only, as long as it does not conflict with a normal exploitation of the work and do not unreasonably prejudice the legitimate interests of the author. In addition, it cannot be used for any purposes of public communication or marketing.</text:p>
          </table:table-cell>
          <table:table-cell table:style-name="ce76" office:value-type="string">
            <text:p>Art. 34 (1) of Law 8/1996 (Updated Form): 'It shall not be a violation of copyright, for the purposes of this law, the reproduction of a work, without the author’s consent for personal use or for use by a normal family circle, provided that the work has already been disclosed to the public, while the reproduction does not contravene to the normal use of the work or prejudice the author or the owner of the utilization rights'.                                                                                                                                    Art. 35 of Law 8/1996 (Updated Form): 'The alteration of a work shall be permissible without the author’s consent and without payment of remuneration in the following cases:                                                                       a) if it is a private alteration, which is not destined for and is not made available to the public'</text:p>
          </table:table-cell>
          <table:table-cell table:style-name="ce70" office:value-type="string">
            <text:p>(1) A natural person may make a copy of a work released for his personal use and for, whether directly or indirectly, non commercial purposes without the author’s consent; such use of the work does not result in obligation to pay remuneration to the author. (2) A natural person or a legal entity may make a copy of a work released by transferring the work on paper or other similar basis by means of a technical device for making printed reproductions or other technical equipment without the author’s consent; such a copy may be publicly distributed by sale or other form of transfer of the title. This use does not result in obligation to pay remuneration to the author. (3) Provisions of par. 1 and 2 shall not/neither apply to a) an architectural work in the form of project documentation of a structure or a building construction; b) entire literary work nor its essential part; c) entire cartographic work nor its essential part; d) a musical work written down on paper; e) a computer program, if not stipulated otherwise, f) database in electronic form.</text:p>
          </table:table-cell>
          <table:table-cell table:style-name="ce36" office:value-type="string">
            <text:p>A natural person can reproduce a work on any medium for its private use, if this is not given or communicated to the public and on condition that ends of the use are neither directly nor indirectly commercial (Article 50 ZASP). The limit of the reproduction is maximum three times (Article 50 (1)) as well as it must not cover work in total (for example private photocopying of book in total). Two exceptions when this is nonetheless possible are determined in Article 50 (4): 1) it the publication of a book has been cancelled for at least two years or 2) in a case of reproduction of graphical version of music work, if such copying is made by hand. A levy is implemented: levy belongs to all right holders jointly and is determined by the regulation of the Government of Republic of Slovenia (Article 39 (1) ZASP).</text:p>
          </table:table-cell>
          <table:table-cell table:style-name="ce75" office:value-type="string">
            <text:p>Article 31.2 The author’s licence shall not be required for the reproduction, in any support, of works already made available to the public, if carried out by an individual for his private use on the basis of works to which he has lawfully acceded and provided the copy so obtained is not the object of a collective or profit-making use, without prejudice to the equitable remuneration to which Article 25 refers, which shall bear in mind of the measures foreseen in Article 161 are it be applied to such works. The provisions of this Paragraph shall not be applicable to electronic databases and, pursuant to Article 99.a) to computer programs.</text:p>
          </table:table-cell>
          <table:table-cell table:style-name="ce36" office:value-type="string">
            <text:p>Article 12. Anybody is entitled to make, for private purposes, one or a few copies of works that have been made public. As regards literary works in written form the making of copies may, however, concern only limited parts of works, or such works of limited scope. The copies must not be used for purposes other than private use.
The provisions in the first Paragraph do not confer a right to
1. construct works of architecture
2. make copies of computer programs, or
3. make copies in digital form of compilations in digital form.
Furthermore, the provisions in the first Paragraph do not confer a right to engage, for private purposes, another person to
1. make copies of musical works or cinematographic works
2. make utilitarian articles or sculptures, or
3. copy another person’s work of fine art by means of artistic reproduction.
This Article does not confer a right to make copies of a work when the copy that constitutes the real master copy has been prepared or has been made available to the public in violation of Article 2.</text:p>
          </table:table-cell>
          <table:table-cell table:style-name="ce88" office:value-type="string">
            <text:p>28B Personal copies for private use
 (1) The making of a copy of a work, other than a computer program, by an individual does not infringe copyright in the work provided that the copy—
 (a) is a copy of—
 (i) the individual’s own copy of the work, or
 (ii) a personal copy of the work made by the individual,
 (b) is made for the individual’s private use, and
 (c) is made for ends which are neither directly nor indirectly commercial.
 (2) In this section “the individual’s own copy” is a copy which—
 (a) has been lawfully acquired by the individual on a permanent basis,
 (b) is not an infringing copy, and
 (c) has not been made under any provision of this Chapter which permits the making of a copy without infringing copyright.
 (3) In this section a “personal copy” means a copy made under this section.
 (4) For the purposes of subsection (2)(a), a copy “lawfully acquired on a permanent basis”—
 (a) includes a copy which has been purchased, obtained by way of a gift, or acquired by means of a download resulting from a purchase or a gift (other than a download of a kind mentioned in paragraph (b)); and
 (b) does not include a copy which has been borrowed, rented, broadcast or streamed, or a copy which has been obtained by means of a download enabling no more than temporary access to the copy.
 (5) In subsection (1)(b) “private use” includes private use facilitated by the making of a copy—
 (a) as a back up copy,
 (b) for the purposes of format-shifting, or
 (c) for the purposes of storage, including in an electronic storage area accessed by means of the internet or similar means which is accessible only by the individual (and the person responsible for the storage area).
 (6) Copyright in a work is infringed if an individual transfers a personal copy of the work to another person (otherwise than on a private and temporary basis), except where the transfer is authorised by the copyright owner.
 (7) If copyright is infringed as set out in subsection (6), a personal copy which has been transferred is for all purposes subsequently treated as an infringing copy.
 (8) Copyright in a work is also infringed if an individual, having made a personal copy of the work, transfers the individual’s own copy of the work to another person (otherwise than on a private and temporary basis) and, after that transfer and without the licence of the copyright owner, retains any personal copy.
 (9) If copyright is infringed as set out in subsection (8), any retained personal copy is for all purposes subsequently treated as an infringing copy.
 (10) To the extent that a term of a contract purports to prevent or restrict the making of a copy which, by virtue of this section, would not infringe copyright, that term is unenforceable.
 
 70 Recording for purposes of time-shifting
 (1) The making in domestic premises for private and domestic use of a recording of a broadcast solely for the purpose of enabling it to be viewed or listened to at a more convenient time does not infringe any copyright in the broadcast or in any work included in it.
 (2) Where a copy which would otherwise be an infringing copy is made in accordance with this section but is subsequently dealt with--
 (a) it shall be treated as an infringing copy for the purposes of that dealing; and
 (b) if that dealing infringes copyright, it shall be treated as an infringing copy for all subsequent purposes.
 (3) In subsection (2), 'dealt with' means sold or let for hire, offered or exposed for sale or hire or communicated to the public.
 
 71 Photographs of broadcasts
 (1) The making in domestic premises for private and domestic use of a photograph of the whole or any part of an image forming part of a broadcast, or a copy of such a photograph, does not infringe any copyright in the broadcast or in any film included in it.
 (2) Where a copy which would otherwise be an infringing copy is made in accordance with this section but is subsequently dealt with--
 (a) it shall be treated as an infringing copy for the purposes of that dealing; and
 (b) if that dealing infringes copyright, it shall be treated as an infringing copy for all subsequent purposes.
 (3) In subsection (2), 'dealt with' means sold or let for hire, offered or exposed for sale or hire or communicated to the public.</text:p>
          </table:table-cell>
        </table:table-row>
      </table:table>
      <table:table table:name="Art. 5.2(c)" table:style-name="ta9" table:print="false">
        <office:forms form:automatic-focus="false" form:apply-design-mode="false"/>
        <table:table-column table:style-name="co31" table:default-cell-style-name="ce15"/>
        <table:table-column table:style-name="co48" table:default-cell-style-name="ce15" table:number-columns-repeated="255"/>
        <table:table-row table:style-name="ro2">
          <table:table-cell table:style-name="ce83" office:value-type="string">
            <text:p>Article 5, 2 (c) - Library and archive use</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Article 47(2)</text:p>
          </table:table-cell>
          <table:table-cell table:style-name="ce70" office:value-type="string">
            <text:p>Article XI.190 12°,13°,17° of Code of Economic Law, Book XI:</text:p>
          </table:table-cell>
          <table:table-cell table:style-name="ce34" office:value-type="string">
            <text:p>Article 24(1) and Arcticle 25(1)</text:p>
          </table:table-cell>
          <table:table-cell/>
          <table:table-cell table:style-name="ce34" office:value-type="string">
            <text:p>Article 7 (2) (a); Article 10 (j) [partial coverage]</text:p>
          </table:table-cell>
          <table:table-cell table:style-name="ce34" office:value-type="string">
            <text:p>§37</text:p>
          </table:table-cell>
          <table:table-cell table:style-name="ce34" office:value-type="string">
            <text:p>Article 16, 33</text:p>
          </table:table-cell>
          <table:table-cell table:style-name="ce34" office:value-type="string">
            <text:p>Article 20</text:p>
          </table:table-cell>
          <table:table-cell table:style-name="ce34" office:value-type="string">
            <text:p>Article 13-16, 16 a</text:p>
          </table:table-cell>
          <table:table-cell table:style-name="ce34" office:value-type="string">
            <text:p>Article L-122-5 8°</text:p>
          </table:table-cell>
          <table:table-cell table:style-name="ce34" office:value-type="string">
            <text:p>§§ 53 (2)(2), 58 (2)</text:p>
          </table:table-cell>
          <table:table-cell table:style-name="ce34" office:value-type="string">
            <text:p>Article 22, 23</text:p>
          </table:table-cell>
          <table:table-cell table:style-name="ce34" office:value-type="string">
            <text:p>Article 35 (4)</text:p>
          </table:table-cell>
          <table:table-cell table:style-name="ce34" office:value-type="string">
            <text:p>Article 59</text:p>
          </table:table-cell>
          <table:table-cell table:style-name="ce34" office:value-type="string">
            <text:p>Article 68 (1)</text:p>
          </table:table-cell>
          <table:table-cell table:style-name="ce34" office:value-type="string">
            <text:p>Article 19 (1)(4); Article 23</text:p>
          </table:table-cell>
          <table:table-cell table:style-name="ce34" office:value-type="string">
            <text:p>Article 21 (1) (2)</text:p>
          </table:table-cell>
          <table:table-cell table:style-name="ce34" office:value-type="string">
            <text:p>Article 10 (10)</text:p>
          </table:table-cell>
          <table:table-cell table:style-name="ce34" office:value-type="string">
            <text:p>Article 9 (1) (d)</text:p>
          </table:table-cell>
          <table:table-cell table:style-name="ce34" office:value-type="string">
            <text:p>Article 16n</text:p>
          </table:table-cell>
          <table:table-cell table:style-name="ce34" office:value-type="string">
            <text:p>Article 28.1.2</text:p>
          </table:table-cell>
          <table:table-cell table:style-name="ce34" office:value-type="string">
            <text:p>Article 75 (2)</text:p>
          </table:table-cell>
          <table:table-cell table:style-name="ce34" office:value-type="string">
            <text:p>Article 33(1)</text:p>
          </table:table-cell>
          <table:table-cell table:style-name="ce34" office:value-type="string">
            <text:p>Article 31</text:p>
          </table:table-cell>
          <table:table-cell table:style-name="ce34" office:value-type="string">
            <text:p>Article 50 (3)</text:p>
          </table:table-cell>
          <table:table-cell table:style-name="ce34" office:value-type="string">
            <text:p>Article 37 (3)</text:p>
          </table:table-cell>
          <table:table-cell table:style-name="ce34" office:value-type="string">
            <text:p>Article 12</text:p>
          </table:table-cell>
          <table:table-cell table:style-name="ce34" office:value-type="string">
            <text:p>Sections 40-44A of the Copyright Designs and Patents Act 1988</text:p>
          </table:table-cell>
          <table:table-cell table:style-name="ce34" office:value-type="string">
            <text:p>Article 16 [partially]</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7">
            <text:p><text:a xlink:href="http://www.zakonyprolidi.cz/cs/2000-121#p37">http://www.zakonyprolidi.cz/cs/2000-121#p37</text:a></text:p>
          </table:table-cell>
          <table:table-cell table:number-columns-repeated="7"/>
          <table:table-cell table:style-name="ce68" office:value-type="string" office:value="http://www.irishstatutebook.ie/eli/2000/act/28/enacted/en/print#sec59">
            <text:p><text:a xlink:href="http://www.irishstatutebook.ie/eli/2000/act/28/enacted/en/print#sec59">http://www.irishstatutebook.ie/eli/2000/act/28/enacted/en/print#sec59</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68" office:value-type="string" office:value="http://www.legislation.gov.uk/ukpga/1988/48/part/I/chapter/III/crossheading/libraries-and-archives">
            <text:p><text:a xlink:href="http://www.legislation.gov.uk/ukpga/1988/48/part/I/chapter/III/crossheading/libraries-and-archives">http://www.legislation.gov.uk/ukpga/1988/48/part/I/chapter/III/crossheading/libraries-and-archives</text:a></text:p>
          </table:table-cell>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and 2015 refer to different articles</text:p>
          </table:table-cell>
          <table:table-cell table:style-name="ce34"/>
          <table:table-cell/>
          <table:table-cell table:style-name="ce34" office:value-type="string">
            <text:p>Article numbers are missing</text:p>
          </table:table-cell>
          <table:table-cell table:style-name="ce34" office:value-type="string">
            <text:p>Data from 2007 and 2015 refer to different articles</text:p>
          </table:table-cell>
          <table:table-cell/>
          <table:table-cell table:style-name="ce34" office:value-type="string">
            <text:p>Data from 2007 and 2015 refer to different articles</text:p>
          </table:table-cell>
          <table:table-cell table:number-columns-repeated="4"/>
          <table:table-cell table:style-name="ce34" office:value-type="string">
            <text:p>Article numbers have not been verified</text:p>
          </table:table-cell>
          <table:table-cell table:number-columns-repeated="6"/>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row table:style-name="ro2">
          <table:table-cell table:style-name="ce89" office:value-type="string">
            <text:p>Text of Articles</text:p>
          </table:table-cell>
          <table:table-cell table:style-name="ce71" office:value-type="string">
            <text:p>Sec. 56a Austrian Copyright Act

(1) Publicly accessible institutions (libraries, archives of image and/or sound carriers et al.) may use picture and/or sound carriers for the simultaneous display or performance of the recorded works to two of their visitors provided that such use does serve any commercial purpose. The respective author is entitled to fair remuneration which my be claimes solely by a collection society. </text:p>
          </table:table-cell>
          <table:table-cell table:style-name="ce36" office:value-type="string">
            <text:p>Art. XI.190 12°,13°,17° of Code of Economic Law, Book XI:

12° When the work is lawfully made public, the author may
 not oppose the reproduction is limited to a few copies, determined according to and justified
 by the provisions for the preservation of the cultural and scientific heritage
 purpose, by publicly accessible libraries, museums, or by archives, which are not achieving the direct or indirect pursue an economic or commercial advantage, insofar this does not prejudice the normal exploitation of the work and do not unreasonably damage caused to the legitimate interests of the author. The materials thus produced shall remain the property of these institutions, which themselves denying any commercial or profitable use of it. The author may have access, under strict respect for the preservation of the work and fair remuneration for the work carried out by these institutions;

13°When the work is lawfully made public, the author maynot oppose the communication, including the provision of not offered for sale or to license subject works that are part of the collections of
for publicly accessible libraries, scientific and educational institutions, museums
or by archives which are not for direct or indirect economic or commercial advantage, namely the fact that the work on dedicated terminals on the premises of
such institutions shall be communicated to or available for research or private study
is for individual members of the public;

17° When the work is lawfully made public, the author may not oppose the reproduction of broadcasts by recognized hospitals, prisons and institutions
for youth or the disabled, to the extent that these institutions pursuing non-profit organization that the reproduction is reserved for the exclusive use of the natural living there persons.
</text:p>
          </table:table-cell>
          <table:table-cell table:style-name="ce36" office:value-type="string">
            <text:p>Article 24 (1) No authorisation from the author and no compensation shall be due in the case of:..
item 9. reproduction of already published works by publicly accessible libraries, educational establishments, museums, and archives for educational purposes or to ensure the preserving of the work, provided such action is not undertaken for commercial purposes. According to Article 25a (1): The use of works under Article 24, paragraph 1 and Article 25, paragraph 1 shall not involve removal, damage, destruction, or distortion of technical means of protection without the consent of the copyright holder. 
</text:p>
          </table:table-cell>
          <table:table-cell table:style-name="ce36" office:value-type="string">
            <text:p>Public archives, public libraries, educational and scientific institutions, preschool educational institutions and social (charitable) institutions pursuing non-commercial purposes may reproduce the work from their own copy to any media in not more than one copy.</text:p>
          </table:table-cell>
          <table:table-cell table:style-name="ce36" office:value-type="string">
            <text:p>7(2) (j) The copyright does not include the right of control in respect of specific acts of reproduction made by publicly accessible libraries, scientific or educational establishments or museums, or by archives, which are not for direct or indirect economic or commercial advantage.</text:p>
          </table:table-cell>
          <table:table-cell table:style-name="ce36" office:value-type="string">
            <text:p>Article 37
Library Licence
        (1) Copyright is not infringed by a library, archive, museum, gallery, school, university and other non-profit school-related and educational establishment: 
   a) if it makes a reproduction of a work for its own archiving and conservation purposes, and if such a reproduction does not serve any direct or indirect economic or commercial purpose;  
   b) if it makes a reproduction of a work whose reproduction has been damaged or lost, provided that it is possible to verify with the exertion of reasonable effort that it is not being offered for sale, or a print reproduction of a minor part of the work, if such part has been damaged or lost; it may also lend such a lawfully made reproduction in accordance with Paragraph (2) below;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d)  if it lends the originals or reproductions of defended degree theses, dissertations, doctoral and post-doctoral theses to on -the-spot reference use, provided that it shall do so exclusively for the purposes of research or private study, and also provided that the author did not exclude such use. 
        (2) Copyright is not infringed by a person referred to in Paragraph (1) above where such a person lends the originals or reproductions of published works, if the remuneration that is due to the authors from the person indicated in the Annex to this Act is paid in the amount also indicated in that Annex. The author shall not be entitled to the remuneration if the published works are lent hereunder to on-the –spot reference user if the originals or reproductions of the published works are lent by school and university libraries, the National Library of the Czech Republic, the Moravian Land Library in Brno, the State Technical Library, National Medical Library, the Comenius National Pedagogical Library, Library of the Institute of Agricultural and Food Information, Library of the National Film Archive and the Library of the Parliament of the Czech Republic.
        (3) Provisions of Paragraph (2) above shall not apply to the reproductions of works recorded in audio or audiovisual form, unless such works are lent to on-the-spot reference use. The person referred to in Paragraph (1) shall in such a case of lending prevent the possibility of making reproductions of the lent work fixed in audio or audiovisual fixation.
</text:p>
          </table:table-cell>
          <table:table-cell table:style-name="ce84" office:value-type="string">
            <text:p>Archives, Libraries and Museums
16.
(1) Public archives, public libraries and other libraries that are financed in
whole or in part by the public authorities, as well as State-run museums and
museums that have been approved in accordance with the Museums Act, may use
and distribute copies of works in their activities in accordance with the provisions of
subsections (2)-(6) if this is not done for commercial purposes. However, this does
not apply for computer programs in digital form, with the exception of computer
games.
(2) The institutions may make copies for the purpose of back-up and
preservation.
(3) If a copy in an institution’s collection is incomplete, the institution may
make copies of the missing parts, unless the work can be acquired through general
trade or from the publisher.
(4) Libraries may make copies of published works that should be available in
the library’s collections, but which cannot be acquired through general trade or from
the publisher.
(5) The copyright does not prevent the making of copies in accordance with
the provisions of the Act on Legal Deposit of Published Material.
(6) Copies that have been made in accordance with subsections (3)-(5) or
delivered pursuant to the Act on Legal Deposit of Published Material may be loaned
to users. The same applies in special case to copies made in accordance with
subsection (2). The provisions in the first and second sentences do not apply to
recordings of moving pictures and copies made in digital form or in the form of
sound recordings.
(7) The right to exploitation of copies made pursuant to subsections (2)-(5)
shall be subject to the provisions otherwise in force.
</text:p>
          </table:table-cell>
          <table:table-cell table:style-name="ce36" office:value-type="string">
            <text:p>ECA § 20(1) - (5) - (1) A public archive, museum or library has the right to reproduce a work included in the collection thereof without the authorisation of its author and without payment of remuneration, in order to:
 1) replace a work which has been lost, destroyed or rendered unusable;
 2) make a copy to ensure the preservation of the work;
 3) replace a work which belonged to the permanent collection of another library, archives or museum if the work is lost, destroyed or rendered unusable;
 4) digitise a collection for the purposes of preservation;
 5) make a copy for a natural person for the purposes specified in § 18 of this Act;
 6) make a copy on the order of a court or a state agency for the purposes prescribed in clause 19 6) of this Act.
(2) The provisions of clauses (1) 1) – 3) of this section apply in the case when acquisition of another copy of the work is impossible.
(3) A public archive, museum or library has the right to use a work included in the collection thereof without the authorisation of its author and without payment of remuneration for the purposes of an exhibition or the promotion of the collection to the extent justified by the purpose.
(4) A public archive, museum or library has the right, without the authorisation of the author and without payment of remuneration, on order from a natural person:
 1) to make available works in its collections on the spot through special equipment;
 2) to lend works in its collections for individual on-the-spot use.
(5) The activities specified in this section shall not be carried out for commercial purposes.</text:p>
          </table:table-cell>
          <table:table-cell table:style-name="ce72"/>
          <table:table-cell table:style-name="ce76" office:value-type="string">
            <text:p>L-122-5 8°

Once a work has been disclosed, the author may not prohibit:'Reproduction of a work performed for the purposes of conservation or intended to preserve the conditions of its consultation on the premises by publicly accessible libraries , by museums or archives , provided they do not seek no economic or commercial advantage</text:p>
          </table:table-cell>
          <table:table-cell table:style-name="ce71" office:value-type="string">
            <text:p>Art. 53 - Reproduction for private and other personal uses
(1)...
(2) It shall be permissible to make single copies of a work or to have these made
1. ...
2.  for inclusion in a personal archive if and insofar as the reproduction is necessary for this purpose and one's own personal copy of the work is used as the model from which the copy is made,
[...]
This shall apply in the case under the first sentence, number 2 only if in addition,
1.  the reproduction is effected on paper or any similar medium by the use of any kind of photographic technique or by some other process having similar effects, or
2.  exclusively analogue use takes place, or
3.  the archive acting in the public interest and pursues no direct or indirect economic or commercial purpose.


</text:p>
          </table:table-cell>
          <table:table-cell table:style-name="ce72"/>
          <table:table-cell table:style-name="ce36" office:value-type="string">
            <text:p>“35 (4) Copies can be made by public libraries and by educational establishments, museums, archives, picture and sound recordings held in public collections if such activity does not serve the purposes of gainful activities or to generate or increase income in any way or form and:
a) if the copy is necessary for academic or scientific research;
b) if the copy is made for the purposes of a public library
c) if the copy is made from a smaller part of a work that has already been published or a newspaper or periodical article for internal purposes; or
d) if it is allowed under specific other legislation in justified cases subject to specific conditions.”</text:p>
          </table:table-cell>
          <table:table-cell table:style-name="ce36" office:value-type="string">
            <text:p>Regulations relating to copying by libraries and archives.

59.—(1) The Minister may make regulations for the purposes of this section and those regulations may make different provisions for different descriptions of libraries or archives and for different purposes.

 (2) Without prejudice to the generality of subsection (1), the Minister may prescribe the libraries and archives to which sections 60 to 67 apply and may prescribe all or any of the following:

(a) the conditions that are to be complied with when a librarian or archivist of a prescribed library or prescribed archive makes and supplies a copy of any part of a work which has been lawfully made available to the public to a person requiring a copy;
 
(b) the conditions that are to be complied with when a librarian or archivist of a prescribed library or prescribed archive makes and supplies to another prescribed library or prescribed archive a copy of a work or part of a work which has been lawfully made available to the public and is required by that other prescribed library or prescribed archive;
 
(c) the conditions that are to be complied with before a librarian or archivist of a prescribed library or prescribed archive makes a copy of a work in the permanent collection of the prescribed library or prescribed archive in order to preserve or replace that work in the permanent collection of that library or archive, or in the permanent collection of another prescribed library or prescribed archive;
 
(d) the conditions that are to be complied with by a librarian or archivist of a prescribed library or prescribed archive when making or supplying a copy of the whole or part of certain works which have not been lawfully made available to the public from a work in the prescribed library or prescribed archive to a person requiring the copy.
Libraries and archives: declarations.

60.—(1) Where regulations made by the Minister under section 59 require a librarian or archivist to be satisfied as to any matter before making or supplying a copy of a work—
 
(a) the librarian or archivist concerned may rely on a declaration as to that matter by the person requesting the copy, unless the librarian or archivist is aware that it is false in a material particular, and 

(b) in such cases as may be prescribed, the librarian or archivist shall not make or supply the copy in the absence of a declaration in such form as may be prescribed.
 
(2) Where a person requesting a copy of a work makes a declaration which is false in a material particular and is supplied with a copy which would have been an infringing copy if made by him or her—
 
(a) he or she shall be liable for infringement of copyright as if he or she had made the copy, and

(b) the copy shall be treated as an infringing copy.
Copying by librarians or archivists: articles in periodicals.

61.—(1) The librarian or archivist of a prescribed library or prescribed archive may, where the prescribed conditions are complied with, make and supply a copy of an article or the contents page in a periodical without infringing any copyright in the article, the contents page or in any illustrations accompanying the article or the contents page or in the typographical arrangement.
 
(2) A copy made under subsection (1) shall not be supplied other than to a person who satisfies the librarian or archivist that he or she requires that copy for the purposes of research or private study and he or she shall not use it for any other purpose and that person shall not be furnished with more than one copy of the same article unless the person satisfies the librarian or archivist that the previous copy has been lost, stolen, discarded or destroyed or a reasonable period of time has elapsed, and that person shall not be furnished with more articles from a volume of a periodical than the number of issues that comprise that volume or 10 per cent of the volume, whichever is the greater.
 
(3) In this section, “article” includes an item of any description in a periodical with the exception of the table of contents.
Copying by librarians or archivists: parts of works lawfully made available to public.

62.—(1) The librarian or archivist of a prescribed library or prescribed archive may, where the prescribed conditions are complied with, make and supply a copy of part of a work (other than an article or the contents page in a periodical) which has been lawfully made available to the public without infringing any copyright in the work, in any illustrations accompanying the work or in the typographical arrangement.
 
(2) A copy made under subsection (1) shall not be supplied other than to a person who satisfies the librarian or archivist that he or she requires that copy for the purposes of research or private study and he or she shall not use it for any other purpose and that person shall not be furnished with more than one copy of the same material unless the person satisfies the librarian or archivist that the previous copy has been lost, stolen, discarded or destroyed or a reasonable period of time has elapsed, and that person shall not be furnished with a copy of more than a reasonable proportion of any work.
Multiple copying.

63.—(1) A copy of a work shall not be supplied under section 61 or 62 to more than 3 persons whose requirements are related to any similar requirement of any other person.
 
(2) For the purposes of subsection (1)—
 
(a) the requirements of persons shall be deemed to be similar where the requirements are for copies of substantially the same material at approximately the same time and for substantially the same purpose, and
 
(b) the requirements of persons shall be deemed to be related where those persons receive instructions to which the material is relevant at the same time and place.
Copying by librarians or archivists: supply of copies to other libraries and archives.

64.—(1) The librarian or archivist of a prescribed library or prescribed archive may, where the prescribed conditions are complied with, make and supply to another prescribed library or prescribed archive a copy of—
 
(a) a periodical or articles or the contents page contained therein, or
 
(b) the whole or part of a work,
 
which has been lawfully made available to the public, without infringing any copyright in the periodical, in the article, in the contents page or in the work, in any illustrations accompanying the periodical, the article, the contents page or the work or in the typographical arrangement.
 
(2) Subsection (1) shall not apply where, at the time the copy is made, the librarian or archivist making it could, by reasonable enquiry, obtain the consent of a person entitled to authorise the making of the copy.
Copying by librarians or archivists: replacement copies of works.

65.—(1) The librarian or archivist of a prescribed library or prescribed archive may, where the prescribed conditions are complied with, make a copy of a work in the permanent collection of the library or archive in order—
 (a) to preserve or replace that work by placing the copy in the permanent collection of that library or archive in addition to or in place of that work, or

(b) to replace in the permanent collection of another prescribed library or prescribed archive a work which has been lost, destroyed or damaged,
 
without infringing the copyright in the work, in any illustrations accompanying the work or in the typographical arrangement.
 
(2) This section shall only apply where it is not reasonably practicable to purchase a copy of the work concerned for the purposes of subsection (1).
Copying by librarians or archivists for certain purposes.

66.—(1) The librarian or archivist of a prescribed library or prescribed archive may, where the prescribed conditions are complied with, make a copy of a work in the permanent collection of the library or archive—
 
(a) for the purposes of obtaining insurance cover for the works concerned;
 
(b) for purposes of security;
 
(c) for the purposes of compiling or preparing a catalogue;
 
(d) for exhibition in the library or archive; or
 
(e) for the purposes of informing the public of an exhibition,
 
without infringing any copyright in the work, in any illustrations accompanying the work, or in the typographical arrangement.
 
(2) This section shall apply to copying conducted for the curatorial purposes specified in subsection (1), and to an extent reasonably justified by the non-commercial purpose to be achieved.
Copying by librarians or archivists: certain works not lawfully made available to public. 

67.—(1) The librarian or archivist of a prescribed library or prescribed archive may, where the prescribed conditions are complied with, make and supply a copy of a work or part of a work which has not been lawfully made available to the public from any work in the permanent collection of the library or archive without infringing the copyright in the work or in any illustrations accompanying the work or in the typographical arrangement.
 
(2) This section shall not apply where the copyright owner has prohibited copying of the work and at the time the copy is made the librarian or archivist making the copy knew, or ought to have been aware of, that fact.
 
(3) A copy made under subsection (1) shall not be supplied other than to a person who satisfies the librarian or archivist that he or she requires that copy for the purposes of research or private study and he or she will not use it for any other purpose and that person shall not be furnished with more than one copy of that work or part of that work.
Copy of work required to be made as condition of export.

68.—Where a work of cultural or historical importance or interest may not lawfully be exported from the State unless a copy of it is made and deposited in a library, archive or other institution designated by the Minister for Arts, Heritage, Gaeltacht and the Islands under section 50 of the National Cultural Institutions Act, 1997 , it shall not be an infringement of copyright to make that copy.
Copying by librarians or archivists: exemptions.

69.— REPEALED by 39/2007 COPYRIGHT AND RELATED RIGHTS (AMENDMENT) ACT 2007, s.9
Copying by librarians or archivists: infringing copy.

70.—Where a copy which would otherwise be an infringing copy is made under section 61 , 62 , 64 , 65 , 67 or 68 but is subsequently sold, rented or lent, or offered or exposed for sale, rental or loan, or otherwise made available to the public, it shall be treated as an infringing copy for those purposes and for all subsequent purposes.
Fixations of performances of works of folklore.

92.—(1) A fixation of a performance of an anonymous work which has not been lawfully made available to the public may be made for the purpose of including it in an archive maintained by a designated body without infringing the copyright in the work where at the time the fixation is made—

(a) the making of the fixation does not infringe any other copyright, and
 
(b) the making of the fixation is not prohibited by any performer.
 
(2) A copy of a fixation made under subsection (1) and included in an archive maintained by a designated body may, subject to compliance with the conditions referred to in subsection (3), be made and supplied by the archivist without infringing the copyright in the fixation or the works included in it.
 
(3) The conditions referred to in subsection (2) are—
 
(a) that a copy may not be supplied other than to a person who satisfies the archivist that he or she requires the copy for the purposes of research or private study and he or she will not use it for any other purpose, and
 
(b) that a person shall not be furnished with more than one copy of the same fixation.
 
(4) In this section, “designated body” means a body designated for the purposes of this section by order of the Minister who shall not designate a body unless he or she is satisfied that the body is not established or conducted for profit.
</text:p>
          </table:table-cell>
          <table:table-cell table:style-name="ce36" office:value-type="string">
            <text:p>Article 68
1. The reproduction of single works or of portions of works for the personal use of readers, when made by hand or by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3. With the exception of sheet music, the reproduction for personal use of intellectual works made by means of
photocopying, xerocopying or like means shall be permitted limited to the 15% of each volume or issue of a magazine,
excluding advertising pages.
4. Those responsible for the premises or copy centres, where copying or xerocopying machines or like reproduction
systems are utilized or made available to third parties, even for free, are obliged to pay a remuneration to the authors
and publishers of intellectual works published in printed form which have been reproduced by means of said machines for the purposes under paragraph 3. The amount of this remuneration and the terms of its collection and distribution are set forth in article 181-ter of this Law. Except otherwise agreed between SIAE and the interested trade  associations, the
amount of this remuneration cannot be less, for any reproduced page, than the average per-page-price that is determined each year by ISTAT  with reference to books.
5. Reproductions of works available in public libraries, made inside the library by the means listed at the third
paragraph, shall be permitted, within the limitations provided for in the same paragraph, on payment of a lump sum
remuneration in favour of rightholders, pursuant to paragraph 2 of article 181-ter, fixed according to the second sentence of the 1st paragraph of article 181-ter. This remuneration is paid on a yearly basis directly by the libraries,
making up on the revenues collected for their service, without any further charges to the State balance or to the balance of the bodies to which libraries are subject. The limitations under paragraph 3 shall not apply to works that are not
present in publishing catalogues and that are rare, as they are hard to find through commercial channels.
6. The distribution of such copies to the public and, in general, any use of them in competition with the exploitation rights of the author shall be prohibited. </text:p>
          </table:table-cell>
          <table:table-cell table:style-name="ce36" office:value-type="string">
            <text:p>Section 23.  Use of Works for the Needs of Libraries, Archives and Museums
(1) Pursuant to the provisions of Section 18 of this Law, each library, archive or museum shall be entitled to make one copy of a work existing in their permanent collection by means of reproduction, without a direct or indirect commercial purpose, in order to preserve it or to replace a work from the permanent collection of the relevant or any other library, archive or museum if such work has been damaged or has become unusable on the condition that it is not possible to obtain a copy in some other acceptable manner, and the reproduction is repeated in separate and mutually unrelated cases. Only such works that have been published in Latvia and are not available commercially are permitted to be reproduced in a digital format, unless an agreement with the author determines otherwise.
(2) Without consent from the author, libraries, archives and museums of the state, local government or of other derived public persons shall be entitled, without a direct or indirect commercial purpose, to make available the works in their permanent collection, as well as copies thereof made in accordance with Paragraph one of this Section, upon request for the use for scientific research or for self-education purposes, to natural persons who have authorised access to computers specifically set up in the premises of the relevant library, archive or museum. Such service shall be ensured by the relevant library, archive or museum by using exclusively the intranet that has special protection.
</text:p>
          </table:table-cell>
          <table:table-cell table:style-name="ce76" office:value-type="string">
            <text:p>Article 23 of the Law: 

Without the authorisation of the author of or any other owner of copyright in a work and also without remuneration, however, indicting, where possible, the source, including the author’s name, it shall be permitted to reproduce for non-commercial purposes works held by libraries, educational institutions, museums or archives, with the exception of works communicated to the public via computer networks (on the Internet), so that a lost, destroyed or rendered-unusable copy of the work of the fonds and collections of the establishments specified in this Article would be preserved or reproduced or when it is necessary to restore a lost, destroyed or rendered-unusable copy from the permanent collection of any other similar library, educational institution, museum or archives, if it is impossible to obtain such a copy by other acceptable means. Repeated acts of such reproduction shall be permitted if they are done on unrelated occasion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4) reproduction without seeking a direct or indirect economic or commercial advantage of an object of related rights at libraries, educational institutions, museums or archives, with the exception of an object of related rights communicated to the public via computer networks (on the Internet), so that a lost, destroyed or rendered-unusable copy of the object of related rights work of the fonds and collections of the establishments specified in this Article would be preserved or reproduced or when it is necessary to restore a lost, destroyed or rendered-unusable copy from the permanent collection of any other similar library, educational institution, museum or archives, if it is impossible to obtain such a copy by other acceptable means. Repeated acts of such reproduction shall be permitted if they are done on unrelated occasions;'.</text:p>
          </table:table-cell>
          <table:table-cell table:style-name="ce71" office:value-type="string">
            <text:p>Article 10 (10) implements Article 5(2)(c). It permits the reproduction of a published  work accessible to the public in a library, an educational establsihemnt, a museum or archive if such establishment either does not pursue an economic or commercial aim for purposes of preservation. The provision is subject to the three step test. 

Art. 10 (10) Lux. Copyright Act 2004: When the work, other than a database, has been lawfully made available to the public, the author
cannot prohibit a copy of a work lawfully made available to the public, carried out by a library accessible to the public, an educational institution, a museum or an archive which are not for commercial advantage or
direct or indirect economic for the sole purpose of preserving the heritage and carry out all work reasonably necessary to safeguard this work, provided they do not undermine the operationsuch works normal and not cause damage to the legitimate interests of authors and the public communication of audiovisual works by these institutions in order to know the cultural heritage, provided that such communication is analog and takes place in the grounds of institution.</text:p>
          </table:table-cell>
          <table:table-cell table:style-name="ce36" office:value-type="string">
            <text:p>Copyright in an audiovisual work, a database, a literary work other than in the case of a computer programme, a musical or artistic work shall not include the right to authorise or prohibit specific acts of reproduction made by publicly accessible libraries, educational establishments or museums, or by archives, which are not for direct or indirect economic or commercial advantage.</text:p>
          </table:table-cell>
          <table:table-cell table:style-name="ce71" office:value-type="string">
            <text:p>Article 16n

(1). Reproduction by libraries, museums or archives accessible to the public whose purpose does not include the attainment of a direct or indirect economic or commercial benefit will not be regarded as an infringement of copyright in a literary, scientific or artistic work, provided that the sole purpose of the reproduction is:
1. the restoration of the specimen of the work;
2. retention of a reproduction of the work for the institution if the specimen is threatening to fall into disrepair;
3. to keep the work in a condition in which it can be consulted if there is no technology available to render it accessible.

(2). Reproduction as specified in paragraph 1 shall only be authorized if:
1. the specimen of the work forms part of the collection held by the library, museum or archive accessible to the public relying on this limitation; and

2. the provisions in Article 25 are taken into account.</text:p>
          </table:table-cell>
          <table:table-cell table:style-name="ce77" office:value-type="string">
            <text:p>Art. 28 Libraries, archives and schools may:

1) provide free access to copies of the disseminated works within the scope of their statutory objectives,
2) prepare or order the preparation of single copies of disseminated works in order to supplement, maintain and/or protect their collections.
3) make their collections available for research or studying purposes via terminals located in the seats of these institutions.
</text:p>
          </table:table-cell>
          <table:table-cell table:style-name="ce71" office:value-type="string">
            <text:p>Art. 75, 2 (e) of CRRC without the consent of the author it is allowed  the reproduction, in whole or in part of a work that has been previously disclosed to the public, as long as such reproduction (i) is made by a public library, a public archive, a public museum, a center of  non commercial documentation or a scientific or education institution and (ii) this reproductions and respective number of copies are made for its own needs, regarding their activities and does not serve any direct or indirect economic or commercial purpose, including the necessary acts of reproduction for preservation and archive of any works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76,1 (b) of CRRC it is necessary to pay an equitable remuneration to the author, and in the analogue environment it is necessary to pay this equitable remuneration to the publisher + Art.76, 2 of CRRC the work reproduced must not be confused with the original work nor so extensive that undermines the interest on the work

Art.75, 2 (u) of CRRC without the consent of the author it is allowed the reproduction, making available to the public of orphan works for purposes of scanning, indexation, cataloguing, preservation or restoration and also functionally connected acts with the referred abilities, by libraries, teaching establishments, museums, archives, institutions being responsible for film and sound heritage and public service broadcasters within its objectives of public interest, namely right of acess to information, education and culture, including enjoyment of intellectual assets.+ Art.75,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text:p>
          </table:table-cell>
          <table:table-cell table:style-name="ce7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d) the reproduction of brief excerpts from works for information or research within libraries, museums, film archives, sound archives, archives of non-profit cultural or scientific public institutions; the complete reproduction of a copy of a work shall be allowed for the replacement of the sole copy in the permanent collection of the respective library or archive, in the event of a destruction, serious deterioration or loss thereof;                                                                         e) specific reproductions made by libraries accessible to the public, by educational institutions or museums or archives, which are not made for obtaining a direct or indirect advantage of a commercial or economic nature;'</text:p>
          </table:table-cell>
          <table:table-cell table:style-name="ce36" office:value-type="string">
            <text:p>Section 31

Use of work by a library or an archive
(1) A library or an archive, without the author’s consent, may make a copy 
a) of a work forming a part of their own collection if the purpose of making a copy is the satisfaction of requirements of a natural person who will use the copy for educational purposes or scientific and research purposes exclusively on the premises of the library or the archive;
b) of any work forming a part of their own collection if the purpose of making a copy is the replacement, archiving or protection of the original work or its copy against loss, destruction or damage or in case a permanent collection is concerned.
(2) Using the work pursuant to par. 1 does not result in an obligation to pay remuneration to the author.
</text:p>
          </table:table-cell>
          <table:table-cell table:style-name="ce90" office:value-type="string">
            <text:p>Public archives, publicly accessible libraries, museums and educational and scientific establishments may for their own use reproduce work on any medium, if this is done from their own original and if they do not have any intent for direct or indirect commercial advantage (Article 50 (3) ZASP). The limitation of the reproduction and the levy is the same by private copying.</text:p>
          </table:table-cell>
          <table:table-cell table:style-name="ce75" office:value-type="string">
            <text:p>Article 37.1: The copyright holders may not object to reproductions of works where they are made without economic advantage by museums, libraries, record libraries, film libraries, newspaper libraries or archives which are publicly -owned or form part of institutions of a cultural or scientific character, provided the reproduction is effected solely for research or conservation purposes</text:p>
          </table:table-cell>
          <table:table-cell table:style-name="ce36" office:value-type="string">
            <text:p>On the Making and Distribution of Copies within Certain Archives and Libraries
Article 16. Archives and libraries referred to in the third and fourth Paragraphs are entitled to make copies of works, with the exception of computer programs,
1. for purposes of preservation, completion or research,
2. in order to satisfy the desires of library borrowers for single articles or short extracts, or for material which, for security reasons, should not be given away in original form, or
3. for use in reading devices.
Copies that have been made on paper pursuant to the first Paragraph, item 2, may be distributed to library borrowers.
Entitled to the making of copies, and to the distribution, pursuant to the provisions of this Article are
1. governmental and municipal archival authorities,
2. such scientific and research libraries that are operated by public authorities, and
3. public libraries.
The Government may in specific cases decide that also certain archives and libraries other than those mentioned in the third Paragraph shall be entitled to make copies pursuant to this Article. (Act 2013:691).                                                                                                                                        Article 42 d. The archives and libraries referred to in Article 16, third and fourth Paragraphs, are entitled to make copies of works that form part of their own collections and make available to the public such works that have been made public, if an extended collective license applies pursuant to Article 42 a.</text:p>
          </table:table-cell>
          <table:table-cell table:style-name="ce88" office:value-type="string">
            <text:p>40A Lending of copies by libraries or archives
 (1) Copyright in a work of any description is not infringed by the following acts by a public library in relation to a book within the public lending right scheme--
 (a) lending the book;
 (b) in relation to an audio-book or e-book, copying or issuing a copy of the book as an act incidental to lending it.
 (1A) In subsection (1)--
 (a) 'book', 'audio-book' and 'e-book' have the meanings given in section 5 of the Public Lending Right Act 1979,
 (b) 'the public lending right scheme' means the scheme in force under section 1 of that Act,
 (c) a book is within the public lending right scheme if it is a book within the meaning of the provisions of the scheme relating to eligibility, whether or not it is in fact eligible, and
 (d) 'lending' is to be read in accordance with the definition of 'lent out' in section 5 of that Act (and section 18A of this Act does not apply).
 (2) Copyright in a work is not infringed by the lending of copies of the work by a library or archive (other than a public library) which is not conducted for profit.
 
 40B Libraries and educational establishments etc: making works available through dedicated terminals
 (1) Copyright in a work is not infringed by an institution specified in subsection (2) communicating the work to the public or making it available to the public by means of a dedicated terminal on its premises, if the conditions in subsection (3) are met.
 (2) The institutions are—
 (a) a library,
 (b) an archive,
 (c) a museum, and
 (d) an educational establishment.
 (3) The conditions are that the work or a copy of the work—
 (a) has been lawfully acquired by the institution,
 (b) is communicated or made available to individual members of the public for the purposes of research or private study, and
 (c) is communicated or made available in compliance with any purchase or licensing terms to which the work is subject.
 
 41 Copying by librarians: supply of single copies to other libraries
 (1) A librarian may, if the conditions in subsection (2) are met, make a single copy of the whole or part of a published work and supply it to another library, without infringing copyright in the work.
 (2) The conditions are—
 (a) the copy is supplied in response to a request from a library which is not conducted for profit, and
 (b) at the time of making the copy the librarian does not know, or could not reasonably find out, the name and address of a person entitled to authorise the making of a copy of the work.
 (3) The condition in subsection (2)(b) does not apply where the request is for a copy of an article in a periodical.
 (4) Where a library makes a charge for supplying a copy under this section, the sum charged must be calculated by reference to the costs attributable to the production of the copy.
 (5) To the extent that a term of a contract purports to prevent or restrict the doing of any act which, by virtue of this section, would not infringe copyright, that term is unenforceable.
 
 42 Copying by librarians etc: replacement copies of works
 (1) A librarian, archivist or curator of a library, archive or museum may, without infringing copyright, make a copy of an item in that institution’s permanent collection—
 (a) in order to preserve or replace that item in that collection, or
 (b) where an item in the permanent collection of another library, archive or museum has been lost, destroyed or damaged, in order to replace the item in the collection of that other library, archive or museum,
 provided that the conditions in subsections (2) and (3) are met.
 (2) The first condition is that the item is—
 (a) included in the part of the collection kept wholly or mainly for the purposes of reference on the institution’s premises,
 (b) included in a part of the collection not accessible to the public, or
 (c) available on loan only to other libraries, archives or museums.
 (3) The second condition is that it is not reasonably practicable to purchase a copy of the item to achieve either of the purposes mentioned in subsection (1).
 (4) The reference in subsection (1)(b) to a library, archive or museum is to a library, archive or museum which is not conducted for profit.
 (5) Where an institution makes a charge for supplying a copy to another library, archive or museum under subsection (1)(b), the sum charged must be calculated by reference to the costs attributable to the production of the copy.
 (6) In this section “item” means a work or a copy of a work.
 (7) To the extent that a term of a contract purports to prevent or restrict the doing of any act which, by virtue of this section, would not infringe copyright, that term is unenforceable.
 
 42A Copying by librarians: single copies of published works
 (1) A librarian of a library which is not conducted for profit may, if the conditions in subsection (2) are met, make and supply a single copy of—
 (a) one article in any one issue of a periodical, or
 (b) a reasonable proportion of any other published work,
 without infringing copyright in the work.
 (2) The conditions are—
 (a) the copy is supplied in response to a request from a person who has provided the librarian with a declaration in writing which includes the information set out in subsection (3), and
 (b) the librarian is not aware that the declaration is false in a material particular.
 (3) The information which must be included in the declaration is—
 (a) the name of the person who requires the copy and the material which that person requires,
 (b) a statement that the person has not previously been supplied with a copy of that material by any library,
 (c) a statement that the person requires the copy for the purposes of research for a non-commercial purpose or private study, will use it only for those purposes and will not supply the copy to any other person, and
 (d) a statement that to the best of the person’s knowledge, no other person with whom the person works or studies has made, or intends to make, at or about the same time as the person’s request, a request for substantially the same material for substantially the same purpose.
 (4) “Conducted for profit”, in relation to a library, archive or museum, means a body of that kind which is established or conducted for profit or which forms part of, or is administered by, a body established or conducted for profit.
 (5) References to a librarian, archivist or curator include a person acting on behalf of a librarian, archivist or curator.
 
 44 Copy of work required to be made as condition of export
 If an article of cultural or historical importance or interest cannot lawfully be exported from the United Kingdom unless a copy of it is made and deposited in an appropriate library or archive, it is not an infringement of copyright to make that copy.
 (4) Where a library makes a charge for supplying a copy under this section, the sum charged must be calculated by reference to the costs attributable to the production of the copy.
 (5)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6) To the extent that a term of a contract purports to prevent or restrict the doing of any act which, by virtue of this section, would not infringe copyright, that term is unenforceable.
 
 43 Copying by librarians or archivists: single copies of unpublished works
 (1) A librarian or archivist may make and supply a single copy of the whole or part of a work without infringing copyright in the work, provided that—
 (a) the copy is supplied in response to a request from a person who has provided the librarian or archivist with a declaration in writing which includes the information set out in subsection (2), and
 (b) the librarian or archivist is not aware that the declaration is false in a material particular.
 (2) The information which must be included in the declaration is—
 (a) the name of the person who requires the copy and the material which that person requires,
 (b) a statement that the person has not previously been supplied with a copy of that material by any library or archive, and
 (c) a statement that the person requires the copy for the purposes of research for a non-commercial purpose or private study, will use it only for those purposes and will not supply the copy to any other person.
 (3) But copyright is infringed if—
 (a) the work had been published or communicated to the public before the date it was deposited in the library or archive, or
 (b) the copyright owner has prohibited the copying of the work,
 and at the time of making the copy the librarian or archivist is, or ought to be, aware of that fact.
 (4) Where a library or archive makes a charge for supplying a copy under this section, the sum charged must be calculated by reference to the costs attributable to the production of the copy.
 (5)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43A Sections 40A to 43: interpretation
 (1) The following definitions have effect for the purposes of sections 40A to 43.
 (2) “Library” means—
 (a) a library which is publicly accessible, or
 (b) a library of an educational establishment.
 (3) “Museum” includes a gallery.
 
 44A Legal deposit libraries
 (1) Copyright is not infringed by the copying of a work from the internet by a deposit library or person acting on its behalf if--
 (a) the work is of a description prescribed by regulations under section 10(5) of the 2003 Act,
 (b) its publication on the internet, or a person publishing it there, is connected with the United Kingdom in a manner so prescribed, and
 (c) the copying is done in accordance with any conditions so prescribed.
 (2) Copyright is not infringed by the doing of anything in relation to relevant material permitted to be done under regulations under section 7 of the 2003 Act.
 (3) The Secretary of State may by regulations make provision excluding, in relation to prescribed activities done in relation to relevant material, the application of such of the provisions of this Chapter as are prescribed.
 (4) Regulations under subsection (3) may in particular make provision prescribing activities--
 (a) done for a prescribed purpose,
 (b) done by prescribed descriptions of reader,
 (c) done in relation to prescribed descriptions of relevant material,
 (d) done other than in accordance with prescribed conditions.
 (5) Regulations under this section may make different provision for different purposes.
 (6) Regulations under this section shall be made by statutory instrument which shall be subject to annulment in pursuance of a resolution of either House of Parliament.
 (7) In this section--
 (a) 'the 2003 Act' means the Legal Deposit Libraries Act 2003;
 (b) 'deposit library', 'reader' and 'relevant material' have the same meaning as in section 7 of the 2003 Act;
 (c) 'prescribed' means prescribed by regulations made by the Secretary of State.
 
 61 Recordings of folksongs - Predates the Copyright Directive, but have been amended pursuant to the Copyright and Related Rights Regulations 2003.
 (1) A sound recording of a performance of a song may be made for the purpose of including it in an archive maintained by a designated body not established or conducted for profit without infringing any copyright in the words as a literary work or in the accompanying musical work, provided the conditions in subsection (2) below are met.
 (2) The conditions are that--
 (a) the words are unpublished and of unknown authorship at the time the recording is made,
 (b) the making of the recording does not infringe any other copyright, and
 (c) its making is not prohibited by any performer.
 (3) A single copy of a sound recording made in reliance on subsection (1) and included in an archive referred to in that subsection may be made and supplied by the
 archivist without infringing copyright in the recording or the works included in it, provided that—
 (a) the copy is supplied in response to a request from a person who has provided the archivist with a declaration in writing which includes the information set out in subsection (4), and
 (b) the archivist is not aware that the declaration is false in a material particular.
 (4) The information which must be included in the declaration is—
 (a) the name of the person who requires the copy and the sound recording which is the subject of the request,
 (b) a statement that the person has not previously been supplied with a copy of that sound recording by any archivist, and
 (c) a statement that the person requires the copy for the purposes of research for a non-commercial purpose or private study, will use it only for those purposes and will not supply the copy to any other person.
 (5) Where an archive makes a charge for supplying a copy under this section, the sum charged must be calculated by reference to the costs attributable to the production of the copy.
 (6) Where a person (“P”) makes a declaration under this section that is false in a material particular and is supplied with a copy which would have been an infringing copy if made by P—
 (a) P is liable for infringement of copyright as if P had made the copy, and
 (b) the copy supplied to P is to be treated as an infringing copy for all purposes.
 (7) In this section references to an archivist include a person acting on behalf of an archivist.</text:p>
          </table:table-cell>
        </table:table-row>
      </table:table>
      <table:table table:name="Art. 5.2(d)" table:style-name="ta10" table:print="false">
        <office:forms form:automatic-focus="false" form:apply-design-mode="false"/>
        <table:table-column table:style-name="co31" table:default-cell-style-name="ce15"/>
        <table:table-column table:style-name="co49" table:default-cell-style-name="ce15" table:number-columns-repeated="255"/>
        <table:table-row table:style-name="ro2">
          <table:table-cell table:style-name="ce53" office:value-type="string">
            <text:p>Article 5, 2 (d) - Preservation of broadcasts by broadcasters for documentary purposes</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70" office:value-type="string">
            <text:p>Art. XI.190 14° of Code of Economic Law, Book XI</text:p>
          </table:table-cell>
          <table:table-cell table:style-name="ce34" office:value-type="string">
            <text:p>Article 24(1)</text:p>
          </table:table-cell>
          <table:table-cell/>
          <table:table-cell table:style-name="ce34" office:value-type="string">
            <text:p>Article 22 (1) (10)</text:p>
          </table:table-cell>
          <table:table-cell/>
          <table:table-cell table:style-name="ce34" office:value-type="string">
            <text:p>Article 31 (1)</text:p>
          </table:table-cell>
          <table:table-cell table:style-name="ce34" office:value-type="string">
            <text:p>Article 23 (1)</text:p>
          </table:table-cell>
          <table:table-cell table:style-name="ce34" office:value-type="string">
            <text:p>Article 25 (f)</text:p>
          </table:table-cell>
          <table:table-cell table:style-name="ce34" office:value-type="string">
            <text:p>Article L-214-1 (broadcasts only)</text:p>
          </table:table-cell>
          <table:table-cell table:style-name="ce34" office:value-type="string">
            <text:p>§ 55 [archiving purposes]</text:p>
          </table:table-cell>
          <table:table-cell/>
          <table:table-cell table:style-name="ce34" office:value-type="string">
            <text:p>Article 35 (7)</text:p>
          </table:table-cell>
          <table:table-cell table:style-name="ce34" office:value-type="string">
            <text:p>Article 105</text:p>
          </table:table-cell>
          <table:table-cell table:style-name="ce34" office:value-type="string">
            <text:p>Article 55 (a)</text:p>
          </table:table-cell>
          <table:table-cell table:style-name="ce34" office:value-type="string">
            <text:p>Article 19(1)(8); Article 27</text:p>
          </table:table-cell>
          <table:table-cell table:style-name="ce34" office:value-type="string">
            <text:p>Article 29 (1) (2)</text:p>
          </table:table-cell>
          <table:table-cell table:style-name="ce34" office:value-type="string">
            <text:p>Article 10 (9)</text:p>
          </table:table-cell>
          <table:table-cell table:style-name="ce34" office:value-type="string">
            <text:p>Article 9 (1) (e)</text:p>
          </table:table-cell>
          <table:table-cell table:style-name="ce34" office:value-type="string">
            <text:p>Article 17b</text:p>
          </table:table-cell>
          <table:table-cell table:style-name="ce34" office:value-type="string">
            <text:p>Article 23(2)</text:p>
          </table:table-cell>
          <table:table-cell table:style-name="ce34" office:value-type="string">
            <text:p>Article 189 (1) [PARTIALLY]</text:p>
          </table:table-cell>
          <table:table-cell table:style-name="ce70" office:value-type="string">
            <text:p>Art. 38 of Law 8/1996</text:p>
          </table:table-cell>
          <table:table-cell table:style-name="ce34" office:value-type="string">
            <text:p>Article 69 (2)</text:p>
          </table:table-cell>
          <table:table-cell table:style-name="ce70" office:value-type="string">
            <text:p>Article 77 ZASP</text:p>
          </table:table-cell>
          <table:table-cell table:style-name="ce34" office:value-type="string">
            <text:p>Article 37 (2) [PARTIALLY]</text:p>
          </table:table-cell>
          <table:table-cell table:style-name="ce34" office:value-type="string">
            <text:p>Article 26e</text:p>
          </table:table-cell>
          <table:table-cell table:style-name="ce34" office:value-type="string">
            <text:p>Section 68 and Section 75 of the Copyright Designs and Patents Act 1988</text:p>
          </table:table-cell>
          <table:table-cell table:style-name="ce34" office:value-type="string">
            <text:p>Article 31</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105">
            <text:p><text:a xlink:href="http://www.irishstatutebook.ie/eli/2000/act/28/enacted/en/print#sec105">http://www.irishstatutebook.ie/eli/2000/act/28/enacted/en/print#sec105</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Data from 2007 and 2015 refer to different articles</text:p>
          </table:table-cell>
          <table:table-cell table:number-columns-repeated="3"/>
          <table:table-cell table:style-name="ce34" office:value-type="string">
            <text:p>Article numbers have not been verified</text:p>
          </table:table-cell>
          <table:table-cell table:number-columns-repeated="2"/>
          <table:table-cell table:style-name="ce34" office:value-type="string">
            <text:p>Conflicting source</text:p>
          </table:table-cell>
          <table:table-cell/>
          <table:table-cell table:style-name="ce34"/>
          <table:table-cell/>
          <table:table-cell table:style-name="ce34" office:value-type="string">
            <text:p>Data from 2007 and 2015 refer to different articles</text:p>
          </table:table-cell>
          <table:table-cell table:number-columns-repeated="2"/>
          <table:table-cell table:style-name="ce34" office:value-type="string">
            <text:p>Article numbers have not been verified</text:p>
          </table:table-cell>
          <table:table-cell table:number-columns-repeated="2"/>
          <table:table-cell table:style-name="ce34" office:value-type="string">
            <text:p>Data from 2007 and 2015 refer to different articles</text:p>
          </table:table-cell>
          <table:table-cell table:number-columns-repeated="2"/>
          <table:table-cell table:style-name="ce34"/>
          <table:table-cell table:style-name="ce34" office:value-type="string">
            <text:p>Data from 2007 and 2015 refer to different articles</text:p>
          </table:table-cell>
          <table:table-cell/>
          <table:table-cell table:style-name="ce34"/>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table:table-cell table:style-name="ce36" office:value-type="string">
            <text:p>Art. XI.190 14° of Code of Economic Law, Book XI:
When the work is lawfully made public, the author may not oppose ephemeral recordings of works made by broadcasting organizations with their own resources,
including the resources of a person acting on behalf and under the responsibility
of broadcasters, for their own broadcasts;</text:p>
          </table:table-cell>
          <table:table-cell table:style-name="ce36" office:value-type="string">
            <text:p>Article 24 (1) No authorisation from the author and no compensation shall be due in the case of:..
Item 12: temporary copying of works by radio and television organizations, to which the author has granted the right to use his work and broadcast it by their own technical means and for the purposes of their own broadcasts within the scope of the permission granted; copies that are of important documentary value may be kept in official archives
</text:p>
          </table:table-cell>
          <table:table-cell table:style-name="ce36" office:value-type="string">
            <text:p>Broadcasting organization, which has the authorization to broadcast a work, may record it on audio, video or text fixation mediums, by means of its own facilities and for its own needs (ephemeral recordings).
 Broadcasting organization is obliged to destroy its ephemeral recordings at the latest one month after such a broadcast, or deposit them in its own or public official archive, where such recordings have particular documentary value.
 Ephemeral recordings that are deposited in accordance with the above mentioned may not be rebroadcast without the authorization of the right holder.</text:p>
          </table:table-cell>
          <table:table-cell table:style-name="ce36" office:value-type="string">
            <text:p>7 (2) (k) The copyright does not include the right of control of the reproduction in respect of ephemeral recordings of works made by broadcasting organisations  or by the management or the persons in control of them as long as the reproduction or any copies of it are intended only for lawful broadcast, are destroyed before the expiration of a of six calendar months period, starting immediately form the date of reproduction, or before the end of more extensive periods that may be agreed between the broadcasting organization and the rightholder of the relevant part of copyright on that work; Provided that the reproduction of any work pursuant to the present paragraph, if the work constitutes a depiction or imprinting of objective facts of great historical interest (documentary), may be stored at the archive of broadcasting institution, that are hereby characterized as official archives for the above purpose. However, pursuant to the provisions of the present Law, this reproduction may not be used for broadcasts, or for any other reason, without the consent of the rightholder of the relevant part of the copyright on the work.</text:p>
          </table:table-cell>
          <table:table-cell table:style-name="ce36"/>
          <table:table-cell table:style-name="ce84" office:value-type="string">
            <text:p>31.
(1) Broadcasters may for the purpose of their broadcasts record works on
tape, film, or any other device that can reproduce them provided they have the right
to broadcast the works in question. The right to make such works available to the
public shall be subject to the provisions otherwise in force.
(2) The Minister for Culture may lay down rules on the conditions to make
such recordings and on their use and storage.
</text:p>
          </table:table-cell>
          <table:table-cell table:style-name="ce36" office:value-type="string">
            <text:p>ECA § 23(1)-(3) - (1) A broadcaster may make, without the authorisation of the author and without payment of remuneration, ephemeral recordings of works which it has the right to broadcast on the condition that such recordings are made by means of its own facilities and used for its own broadcasts.
(2) The broadcaster is required to destroy recordings prescribed in subsection (1) of this section within thirty days as of the making thereof unless otherwise agreed with the author of the work thus recorded.
(3) Ephemeral recordings prescribed in this section shall not be destroyed if they have considerable value in terms of cultural history. In such case, the recordings shall be preserved, without the authorisation of the author, in the archives of the broadcaster as works of solely documentary character. Works to be preserved in the archives shall be decided on by the broadcasting service provider or, in the case of a dispute, by the State Archivist.</text:p>
          </table:table-cell>
          <table:table-cell table:style-name="ce91" office:value-type="string">
            <text:p>A broadcasting organisation may transmit a new work made public by virtue of extended collective licence, as provided in section 26, if the work is included in a television programme produced by the broadcasting organisation and transmitted before the first of January 1985.
This shall not apply, however, to a work whose author has prohibited the transmission.</text:p>
          </table:table-cell>
          <table:table-cell table:style-name="ce36"/>
          <table:table-cell table:style-name="ce79" office:value-type="string">
            <text:p>Article 55 - Reproduction by broadcasting organisations

(1) A broadcasting organisation which is authorised to broadcast a work shall be permitted to transfer the work, by its own means, to video or audio recording mediums in order to use them once each for the purposes of broadcasting via its transmitters or relay stations. The video or audio recording mediums shall be deleted at the latest one month after the work is first broadcasted.

(2) Video or audio recordings of an exceptional documentary value need not be deleted if they are to be included in an official archive. The author must be notified immediately of their inclusion in the archive.</text:p>
          </table:table-cell>
          <table:table-cell table:style-name="ce72"/>
          <table:table-cell table:style-name="ce36" office:value-type="string">
            <text:p>35 (7) „Free use constitutes temporary recordings made by radio or television organizations of works that may be legally used for the broadcast of their own programming. Unless otherwise provided for in the contract granting broadcasting rights, the recording must be destroyed or erased within three months from the date it was made. However, of these recordings, the ones - specified in specific other legislation - with extraordinary documentary value may be kept in public archives of pictures and sound recordings for any length of time.”
</text:p>
          </table:table-cell>
          <table:table-cell table:style-name="ce36" office:value-type="string">
            <text:p>Recording for archival purposes.

105.—(1) A fixation of a broadcast or a cable programme of a designated class or a copy of such a fixation may be made for the purpose of including it in an archive maintained by a designated body without infringing the copyright in the broadcast or cable programme or in any work included therein.
 
(2) In this section—
 
“designated body” means a body designated for the purposes of this section by order of the Minister;
 
“designated class” means a class designated for the purposes of this section by order of the Minister.
 
(3) The Minister shall not designate a body unless he or she is satisfied that the body is not established or conducted for profit.
</text:p>
          </table:table-cell>
          <table:table-cell table:style-name="ce36" office:value-type="string">
            <text:p>Article 55 
1. Without prejudice to the rights of the author in connection with the broadcasting of his work, the broadcasting organization shall be authorized to record the work on a disk or on another medium, for the purpose of subsequent broadcasting, when this is necessitated by consideration of time or technology, provided that, after its use, the recording be destroyed or rendered unusable. 
2. The preservation of the recordings under the above paragraph in official archives shall be permitted, on the ground of their exceptional documentary character, and provided they are not used for further economic or commercial exploitation, unless this latter is authorized by the author of the work and by the neighbouring rights’ holders.
</text:p>
          </table:table-cell>
          <table:table-cell table:style-name="ce36" office:value-type="string">
            <text:p>Section 27. Free Recordings for Ephemeral Use by Broadcasting Organisations(..)
(3) Recordings of works that have a particular documentary or cultural and historical significance may be preserved in official archives without an agreement with the author of the work, but the use of such a work requires the permission of the author.
</text:p>
          </table:table-cell>
          <table:table-cell table:style-name="ce76" office:value-type="string">
            <text:p>Article 29 of the Law: 

'1. It shall be permitted, without the authorisation of an author or any other owner of copyright and without a remuneration: 
1) to carry out temporary acts of reproduction which are transient or incidental and an integral and essential part of a technological process and whose sole purpose is to enable an efficient transmission in a network between third persons by an intermediary, or a lawful use of a work to be made (when it is permitted by the owner of copyright or is not restricted by this Law), and which have no independent economic significance; 
2) to make ephemeral recordings of works made by broadcasting organisations or a person acting on behalf of and under the responsibility of the broadcasting organisation by means of their own facilities and for their own broadcasts. 
2. Recordings specified in subparagraph 2 of paragraph 1 of this Article may be preserved for a period not exceeding 30 days and must be erased after their use for broadcasting. The preservation of these recordings in state archives may, on the grounds of their exceptional documentary character, be permitted.'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7) making of ephemeral recordings of objects of related rights made by broadcasting organisations or a person acting on behalf and under the responsibility of the broadcasting organisation by means of their own facilities and for their own broadcasts. Such recordings may be preserved for a period not exceeding 30 days and must be erased after their use for broadcasting. The preservation of these recordings in state archives may, on the grounds of their exceptional documentary character, be permitted;'.</text:p>
          </table:table-cell>
          <table:table-cell table:style-name="ce71" office:value-type="string">
            <text:p>The right of broadcasters to make ephemeral recordings of works is enshrined in Article
 10 (9) Lux. Copyright Act 2004. The right is subject to the recording being made with the
 broadcasters own facilities and for its own broadcasts. In addition, Article 10 (9)
 contains an exception for preserving broadcasts including works provided the broadcast
 has an exceptional documentary character. This is, above Article 5(2)(d EUCD), subject
to specific conditions to be imposed by the Grand Duchy. 

Article 10 (9) Lux. Copyright Act 2004. :When the work, other than a database, has been lawfully made available to the public, the author
 cannot prohibit ephemeral recordings made by a broadcasting organization using its own facilities and for
 its emissions.
 The records referred to in the previous paragraph can be kept in official archives if they
 have an exceptional documentary character. The procedure for such preservation shall be fixed by a grand-ducal regulation.</text:p>
          </table:table-cell>
          <table:table-cell table:style-name="ce36" office:value-type="string">
            <text:p>Copyright in an audiovisual work, a database, a literary work other than in the case of a computer programme, a musical or artistic work shall not include the right to authorise or prohibit  ephemeral recordings or works made by broadcasting organisations by means of their own facilities and for their own broadcasts: Provided that any reproduction of a work made under this paragraph may, if it is of exceptional documentary character be preserved in official archives.</text:p>
          </table:table-cell>
          <table:table-cell table:style-name="ce71" office:value-type="string">
            <text:p>Art. 17b
(1) Unless otherwise agreed, authority to publish by broadcasting a radio or television program by means of radio, television or some other medium fulfilling the same function does not include
authorization to record the work.
(2) The broadcasting organization authorized to publish, as specified in paragraph 1, shall however be entitled to record the work temporarily with its own equipment and exclusively for broadcasting its own radio or television programs. The broadcasting organization with this recording authority is nonetheless obliged to honour the rights of the author of the work as specified in Article 25.
(3) Recordings that are made subject to the provisions of paragraph 2, above, and containing a separate documentary value may be kept in an official archive.</text:p>
          </table:table-cell>
          <table:table-cell table:style-name="ce77" office:value-type="string">
            <text:p>Article 22. 1. Broadcasting organisations may fix works for the purpose of their lawful use by means of their own facilities and for their own broadcast.
2. Fixations as referred to in paragraph 1 shall be destroyed within one month from the day of expiration of the right to broadcast a work.
3. The provisions of paragraph 2 do not apply to fixations made during preparation of an organisation's own auditions and programmes of exceptional documentary character that will be placed in archives.</text:p>
          </table:table-cell>
          <table:table-cell table:style-name="ce71" office:value-type="string">
            <text:p>Art.152 of CRRC states that it is permissible for the broadcasters to fix the broadcast works as long as it is only for the use of their broadcasting stations, in cases of deferred broadcasting. These fixations must be destroyed within a maximum of 3 months, within which they cannot be transmitted more than 3 times, without prejudice to remuneration of the author. However, if such fixations offer exceptional interest as documentation it may be preserved in official archives or as long as these do not exist in RTP's archives, without prejudice to the author's rights.</text:p>
          </table:table-cell>
          <table:table-cell table:style-name="ce76" office:value-type="string">
            <text:p>Art. 38 of Law 8/1996 (Updated Form): '(1) The assignment of the broadcasting right of a work to a radio or television broadcasting organization shall entitle it to record the work for the needs of its own broadcasts with a view to a single authorized broadcast to the public. A new authorization from the authors shall be required in case of any new broadcast of the work so recorded, against remuneration that cannot be waived.  If no such authorization is requested within 6 months as from the first broadcast, the recording must be destroyed. (2) In the case of ephemeral recording of particular works made by means of their own facilities by the radio or television broadcasting organizations for their own broadcasts, the preservation of these recordings in official archives may, on the grounds of their exceptional documentary character, be permitted.'</text:p>
          </table:table-cell>
          <table:table-cell table:style-name="ce36" office:value-type="string">
            <text:p>Section 69
Limitation of economic rights of artistic performer, producer of phonograms, audiovisual recording producer and broadcaster
(...)
(2) The broadcaster may 
a) use a short part of a work, artistic performance, phonogram, audiovisual recording or broadcast of another broadcaster in a news programme in a justified extent,
b) prepare a short-term copy of his broadcast by means of his own equipment and for his own broadcasting; if the short-term copy is of a special documentary value, the broadcaster shall be entitled to archive the above, otherwise he is obliged to destroy the above within 30 days.
</text:p>
          </table:table-cell>
          <table:table-cell table:style-name="ce36" office:value-type="string">
            <text:p>By the transfer of right of broadcasting with the contract it is deemed that on the radio television organization also the right to 1) recording of the works was transferred, if the recordings were made by broadcasting organisations by means of their own facilities and for their own broadcasts (ephemeral recordings of works) and 2) to extradition of ephemeral recordings of works to public archives, if they have exceptional documentary character. Without hesitation the radio television organisation must inform the author of this fact (Article 77 ZASP).</text:p>
          </table:table-cell>
          <table:table-cell table:style-name="ce75" office:value-type="string">
            <text:p>Article 36.3: The licensing of the public communication of a work, where such communication is effected by means of broadcasting, shall entitle the broadcasting organisation to record the work using its own facilities and for its own wireless broadcasts, in order to achieve its purpose of effecting, once only, the authorised communication to the public. Further broadcasts of the works so recorded shall require the licensing of the reproduction and the communication to the public.</text:p>
          </table:table-cell>
          <table:table-cell table:style-name="ce36" office:value-type="string">
            <text:p>Article 26 e. A sound radio or television organisation which has the right to broadcast a work is also entitled to record the work on a material support from which it can be perceived, if this act is made
1. for use in its own broadcasts on a few occasions during a limited time,
...
 Recordings made in accordance with the provisions of the first Paragraph, items 2 and 3, may be used only for the purposes indicated there. Such recordings which have a documentary value may, however, be preserved in the Royal Library.(Act 2008:1416).</text:p>
          </table:table-cell>
          <table:table-cell table:style-name="ce76" office:value-type="string">
            <text:p>68 Incidental recording for purposes of broadcast

(1)This section applies where by virtue of a licence or assignment of copyright a person is authorised to broadcast —

(a)a literary, dramatic or musical work, or an adaptation of such a work,

(b)an artistic work, or

(c)a sound recording or film.

(2)He shall by virtue of this section be treated as licensed by the owner of the copyright in the work to do or authorise any of the following for the purposes of the broadcast —

(a)in the case of a literary, dramatic or musical work, or an adaptation of such a work, to make a sound recording or film of the work or adaptation;

(b)in the case of an artistic work, to take a photograph or make a film of the work;

(c)in the case of a sound recording or film, to make a copy of it.

(3)That licence is subject to the condition that the recording, film, photograph or copy in question—

(a)shall not be used for any other purpose, and

(b)shall be destroyed within 28 days of being first used for broadcasting the work

(4)A recording, film, photograph or copy made in accordance with this section shall be treated as an infringing copy—

(a)for the purposes of any use in breach of the condition mentioned in subsection (3)(a), and

(b)for all purposes after that condition or the condition mentioned in subsection (3)(b) is broken.


75 Recording of broadcast for archival purposes

(1) A recording of a broadcast or a copy of such a recording may be made for the purpose of being placed in an archive maintained by a body which is not established or conducted for profit without infringing any copyright in the broadcast or in any work included in it.

(2) To the extent that a term of a contract purports to prevent or restrict the doing of any act which, by virtue of this section, would not infringe copyright, that term is unenforceable.</text:p>
          </table:table-cell>
        </table:table-row>
      </table:table>
      <table:table table:name="Art. 5.2(e)" table:style-name="ta11" table:print="false">
        <office:forms form:automatic-focus="false" form:apply-design-mode="false"/>
        <table:table-column table:style-name="co31" table:default-cell-style-name="ce15"/>
        <table:table-column table:style-name="co50"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cell table:number-columns-repeated="13"/>
          <table:table-cell table:style-name="ce34" office:value-type="string">
            <text:p>No</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34" office:value-type="string">
            <text:p>Article XI.190 17° of Code of Economic Law, Book XI</text:p>
          </table:table-cell>
          <table:table-cell table:number-columns-repeated="2"/>
          <table:table-cell table:style-name="ce34" office:value-type="string">
            <text:p>Article 7 (2)(17)(q)</text:p>
          </table:table-cell>
          <table:table-cell table:style-name="ce34" office:value-type="string">
            <text:p>§38e</text:p>
          </table:table-cell>
          <table:table-cell table:style-name="ce34" office:value-type="string">
            <text:p>Article 15</text:p>
          </table:table-cell>
          <table:table-cell/>
          <table:table-cell table:style-name="ce34" office:value-type="string">
            <text:p>Article 15</text:p>
          </table:table-cell>
          <table:table-cell/>
          <table:table-cell table:style-name="ce34" office:value-type="string">
            <text:p>§ 47 (1)</text:p>
          </table:table-cell>
          <table:table-cell/>
          <table:table-cell table:style-name="ce34" office:value-type="string">
            <text:p>Article 38 (1) [partially]</text:p>
          </table:table-cell>
          <table:table-cell table:style-name="ce34" office:value-type="string">
            <text:p>Article 98</text:p>
          </table:table-cell>
          <table:table-cell table:style-name="ce34" office:value-type="string">
            <text:p>Article 71quater</text:p>
          </table:table-cell>
          <table:table-cell table:number-columns-repeated="2"/>
          <table:table-cell table:style-name="ce34" office:value-type="string">
            <text:p>Article 10(9)</text:p>
          </table:table-cell>
          <table:table-cell table:style-name="ce34" office:value-type="string">
            <text:p>Article 9 (1) (f)</text:p>
          </table:table-cell>
          <table:table-cell table:number-columns-repeated="2"/>
          <table:table-cell table:style-name="ce34" office:value-type="string">
            <text:p>Article 75 (2) (p)</text:p>
          </table:table-cell>
          <table:table-cell table:style-name="ce34" office:value-type="string">
            <text:p>Art. 33(1)</text:p>
          </table:table-cell>
          <table:table-cell table:number-columns-repeated="4"/>
          <table:table-cell table:style-name="ce34" office:value-type="string">
            <text:p>Section 72 of the Copyright Designs and Patents Act 1988</text:p>
          </table:table-cell>
          <table:table-cell table:style-name="ce34" office:value-type="string">
            <text:p>Article 15 [partially]</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8e">
            <text:p><text:a xlink:href="http://www.zakonyprolidi.cz/cs/2000-121#p38e">http://www.zakonyprolidi.cz/cs/2000-121#p38e</text:a></text:p>
          </table:table-cell>
          <table:table-cell table:number-columns-repeated="7"/>
          <table:table-cell table:style-name="ce68" office:value-type="string" office:value="http://www.irishstatutebook.ie/eli/2000/act/28/enacted/en/print#sec98">
            <text:p><text:a xlink:href="http://www.irishstatutebook.ie/eli/2000/act/28/enacted/en/print#sec98">http://www.irishstatutebook.ie/eli/2000/act/28/enacted/en/print#sec98</text:a></text:p>
          </table:table-cell>
          <table:table-cell table:number-columns-repeated="5"/>
          <table:table-cell table:number-columns-repeated="2"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Data from 2007 and 2015 refer to different articles</text:p>
          </table:table-cell>
          <table:table-cell table:number-columns-repeated="3"/>
          <table:table-cell table:style-name="ce34" office:value-type="string">
            <text:p>Article numbers have not been verified</text:p>
          </table:table-cell>
          <table:table-cell/>
          <table:table-cell table:style-name="ce34" office:value-type="string">
            <text:p>Conflicting Data</text:p>
          </table:table-cell>
          <table:table-cell/>
          <table:table-cell table:style-name="ce34" office:value-type="string">
            <text:p>Conflicting Data</text:p>
          </table:table-cell>
          <table:table-cell table:style-name="ce34"/>
          <table:table-cell table:number-columns-repeated="4"/>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34"/>
          <table:table-cell table:style-name="ce34" office:value-type="string">
            <text:p>Art. XI.190 17° of Code of Economic Law, Book XI:

When the work is lawfully made public, the author may
not oppose the reproduction of broadcasts by recognized hospitals, prisons and institutions
for youth or the disabled, to the extent that these institutions pursuing non-profit organization
that the reproduction is reserved for the exclusive use of the natural living there
persons.</text:p>
          </table:table-cell>
          <table:table-cell table:number-columns-repeated="2" table:style-name="ce34"/>
          <table:table-cell table:style-name="ce34" office:value-type="string">
            <text:p>7 (2) (q) The copyright does not include the right of control in respect of reproductions of broadcasts made by social institutions pursuing non-commercial purposes, such as hospitals or prisons, on condition that the rightholders receive fair compensation.</text:p>
          </table:table-cell>
          <table:table-cell table:style-name="ce34" office:value-type="string">
            <text:p>Article 38e
Licences for Social Facilities
Copyright is not infringed by a health-care provider or social institution that was not founded or established commercial purposes, particularly hospitals and prisons, which make reproductions of broadcasted works and perform such reproduced works to the persons located in such institutions to the extent adequate to the purpose of this licence. This shall be without prejudice to the right to remuneration under Article 25.  
</text:p>
          </table:table-cell>
          <table:table-cell table:style-name="ce34" office:value-type="string">
            <text:p>Reproduction by Hospitals, etc.
15. 
Hospitals, nursing homes, prisons and other 24-hour institutions within the
social and welfare sector, the prison service, and similar institutions may for the
brief use of the inmates and others of the institution make recordings of works
broadcast on radio and television if this is not done for commercial purposes. Such
recordings may be used only within the institution in question.
</text:p>
          </table:table-cell>
          <table:table-cell table:style-name="ce34"/>
          <table:table-cell table:style-name="ce34" office:value-type="string">
            <text:p>In hospitals, senior citizens' homes, prisons and other similar institutions, copies of works made public, included in radio and television transmissions, may be made by audio and video recording for temporary use in the institution within a short period from the recording.</text:p>
          </table:table-cell>
          <table:table-cell table:style-name="ce34"/>
          <table:table-cell table:number-columns-repeated="3"/>
          <table:table-cell table:style-name="ce34" office:value-type="string">
            <text:p>Playing of sound recordings for clubs, societies, etc.

98.—(1) Subject to compliance with the conditions specified in subsection (2), it is not an infringement of the copyright in a sound recording to play it as part of the private activities of or for the benefit of a club, society or other organisation.
 
(2) The conditions referred to in subsection (1) are—
 
(a) that the club, society or other organisation is not established or conducted for profit and its main objects are charitable or are otherwise concerned with the advancement of religion, education or social welfare, and
 
(b) that the proceeds of any charge for admission to the place where the sound recording is to be heard are applied solely for the purposes of the club, society or other organisation.
 
(3) Subsection (1) shall not apply in the case of any club, society or other organisation where a charge is made for admission to the place where the sound recording is heard and any of the proceeds of the charge are applied otherwise than for the purposes of the club, society or other organisation.
</text:p>
          </table:table-cell>
          <table:table-cell table:style-name="ce34" office:value-type="string">
            <text:p>Article 71 - quater 
1.The reproduction of broadcasts made by public hospitals or prisons, for internal uses only, shall be permitted, on condition that rightholders receive a fair compensation, that shall be determined by a decree of the Minister of Culture, after hearing the Committee as per art. 190.
</text:p>
          </table:table-cell>
          <table:table-cell table:style-name="ce34" office:value-type="string">
            <text:p>-</text:p>
          </table:table-cell>
          <table:table-cell table:style-name="ce34" office:value-type="string">
            <text:p>-</text:p>
          </table:table-cell>
          <table:table-cell table:style-name="ce34" office:value-type="string">
            <text:p>The right of broadcasters to make ephemeral recordings of works is enshrined in Article
 10 (9) Lux. Copyright Act. The right is subject to the recording being made with the
 broadcasters own facilities and for its own broadcasts. In addition, Article 10 (9)
 contains an exception for preserving broadcasts including works provided the broadcast
 has an exceptional documentary character. This is, above Article 5(2)(d EUCD), subject
to specific conditions to be imposed by the Grand Duchy. 

Article
 10 (9) Lux. Copyright Act. :When the work, other than a database, has been lawfully made available to the public, the author
 cannot prohibit ephemeral recordings made by a broadcasting organization using its own facilities and for
 its emissions.
 The records referred to in the previous paragraph can be kept in official archives if they
 have an exceptional documentary character. The procedure for such preservation shall be fixed by a grand-ducal regulation.</text:p>
          </table:table-cell>
          <table:table-cell table:style-name="ce34" office:value-type="string">
            <text:p>Copyright in an audiovisual work, a database, a literary work other than in the case of a computer programme, a musical or artistic work shall not include the right to authorise or prohibit reproduction of broadcasts made by social institutions pursuing non-commercial purposes, such as hospitals or prisons, on condition that the rightholders receive fair compensation.</text:p>
          </table:table-cell>
          <table:table-cell/>
          <table:table-cell table:style-name="ce34"/>
          <table:table-cell table:style-name="ce34" office:value-type="string">
            <text:p>Art. 75, 2 (p) of CRRC social institutions, such as hospitals and prisions can reproduce without the author's consent broadcasts, as long as it is without commercial purposes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76,1 (d) of CRRC it is necessary to pay an equitable remuneration to the author</text:p>
          </table:table-cell>
          <table:table-cell table:style-name="ce34"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c) the use of isolated articles of brief extracts from wroks in publication, radio and television programs, sound or audiovisual recordings, intended exclusively for teaching, as well as reproduction for teaching purposes in public education and social welfare institutions, of isolated articles or brief extracts from works, to the extent justified by the intended purpose;'</text:p>
          </table:table-cell>
          <table:table-cell table:number-columns-repeated="2" table:style-name="ce34"/>
          <table:table-cell table:number-columns-repeated="2"/>
          <table:table-cell table:style-name="ce34" office:value-type="string">
            <text:p>72 Free public showing or playing of broadcast
 (1) The showing or playing in public of a broadcast to an audience who have not paid for admission to the place where the broadcast is to be seen or heard does not infringe any copyright in--
 (a) the broadcast;
 (b) any sound recording (except so far as it is an excepted sound recording) included in it; or
 (c) any film included in it.
 (1A) For the purposes of this Part an 'excepted sound recording' is a sound recording--
 (a) whose author is not the author of the broadcast in which it is included; and
 (b) which is a recording of music with or without words spoken or sung.
 (1B) Where by virtue of subsection (1) the copyright in a broadcast shown or played in public is not infringed, copyright in any excepted sound recording included in it is not infringed if the playing or showing of that broadcast in public--
 [(a)]
 (b) is necessary for the purposes of--
 (i) repairing equipment for the reception of broadcasts;
 (ii) demonstrating that a repair to such equipment has been carried out; or
 (iii) demonstrating such equipment which is being sold or let for hire or offered or exposed for sale or hire.
 (2) The audience shall be treated as having paid for admission to a place--
 (a) if they have paid for admission to a place of which that place forms part; or
 (b) if goods or services are supplied at that place (or a place of which it forms part)--
 (i) at prices which are substantially attributable to the facilities afforded for seeing or hearing the broadcast, or
 (ii) at prices exceeding those usually charged there and which are partly attributable to those facilities.
 (3) The following shall not be regarded as having paid for admission to a place--
 (a) persons admitted as residents or inmates of the place;
 (b) persons admitted as members of a club or society where the payment is only for membership of the club or society and the provision of facilities for seeing or hearing broadcasts is only incidental to the main purposes of the club or society.
 (4) Where the making of the broadcast was an infringement of the copyright in a sound recording or film, the fact that it was heard or seen in public by the reception of the broadcast shall be taken into account in assessing the damages for that infringement.</text:p>
          </table:table-cell>
        </table:table-row>
      </table:table>
      <table:table table:name="Art. 5.3(a)" table:style-name="ta12" table:print="false">
        <office:forms form:automatic-focus="false" form:apply-design-mode="false"/>
        <table:table-column table:style-name="co31" table:default-cell-style-name="ce15"/>
        <table:table-column table:style-name="co51" table:default-cell-style-name="ce15" table:number-columns-repeated="255"/>
        <table:table-row table:style-name="ro2">
          <table:table-cell table:style-name="ce59" office:value-type="string">
            <text:p>Article 5, 3 (a) - Teaching/scientific research, Non-commercial</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cell/>
          <table:table-cell table:style-name="ce34" office:value-type="string">
            <text:p>Yes</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 (2), 42 (6)</text:p>
          </table:table-cell>
          <table:table-cell table:style-name="ce34" office:value-type="string">
            <text:p>Article XI.189 §2 of Code of Economic Law, Book XI, Article XI.190 4° of Code of Economic Law, Book XI, Art. XI.190 6°, 7°, 8° of Code of Economic Law, Book XI</text:p>
          </table:table-cell>
          <table:table-cell table:style-name="ce34" office:value-type="string">
            <text:p>Art 24(1)</text:p>
          </table:table-cell>
          <table:table-cell/>
          <table:table-cell table:style-name="ce34" office:value-type="string">
            <text:p>Article 7 (2) (18)</text:p>
          </table:table-cell>
          <table:table-cell table:style-name="ce34" office:value-type="string">
            <text:p>§31(1)(c)</text:p>
          </table:table-cell>
          <table:table-cell table:style-name="ce34" office:value-type="string">
            <text:p>Article 11 (2), 13, 18, 21, 23 (1) cover 5(3)(a)</text:p>
          </table:table-cell>
          <table:table-cell table:style-name="ce34" office:value-type="string">
            <text:p>Article 19(2), 19 (3)</text:p>
          </table:table-cell>
          <table:table-cell table:style-name="ce34" office:value-type="string">
            <text:p>Article 14 (1), 16(a)-16(d), 18, 21</text:p>
          </table:table-cell>
          <table:table-cell table:style-name="ce34" office:value-type="string">
            <text:p>Article L-122-5, 3° (e)</text:p>
          </table:table-cell>
          <table:table-cell table:style-name="ce34" office:value-type="string">
            <text:p>Falls under copying for private uses, §§ 53(2)(4); 53(2)(3); in addition, § 52a allows making available for scientific purposes.</text:p>
          </table:table-cell>
          <table:table-cell table:style-name="ce34"/>
          <table:table-cell table:style-name="ce34" office:value-type="string">
            <text:p>Article 34 (2), 35 (5) (Reprography only)</text:p>
          </table:table-cell>
          <table:table-cell table:style-name="ce34" office:value-type="string">
            <text:p>Article 50</text:p>
          </table:table-cell>
          <table:table-cell table:style-name="ce34" office:value-type="string">
            <text:p>Article 68 (1), 68 (2) (private copying); Article 70 (1), 70 (2)</text:p>
          </table:table-cell>
          <table:table-cell table:style-name="ce34" office:value-type="string">
            <text:p>Article 19(1)(2)</text:p>
          </table:table-cell>
          <table:table-cell table:style-name="ce34" office:value-type="string">
            <text:p>Article 22(1)(1) (reproduction only)</text:p>
          </table:table-cell>
          <table:table-cell table:style-name="ce34" office:value-type="string">
            <text:p>Article 10 (2)</text:p>
          </table:table-cell>
          <table:table-cell table:style-name="ce34" office:value-type="string">
            <text:p>Article 9 (1) (h) (distribution permitted)</text:p>
          </table:table-cell>
          <table:table-cell table:style-name="ce34" office:value-type="string">
            <text:p>Article 16 (includes digital copies)</text:p>
          </table:table-cell>
          <table:table-cell table:style-name="ce34" office:value-type="string">
            <text:p>Article 27</text:p>
          </table:table-cell>
          <table:table-cell table:style-name="ce34" office:value-type="string">
            <text:p>Article 75 (2) (f), 75 (2) (h)</text:p>
          </table:table-cell>
          <table:table-cell/>
          <table:table-cell table:style-name="ce34" office:value-type="string">
            <text:p>Article 25</text:p>
          </table:table-cell>
          <table:table-cell table:style-name="ce70" office:value-type="string">
            <text:p>Article 47 (1), (3) ZASP</text:p>
          </table:table-cell>
          <table:table-cell table:style-name="ce34" office:value-type="string">
            <text:p>Article 32 (1) (quotations) and Article 32 (2) reproductions by teaching staff</text:p>
          </table:table-cell>
          <table:table-cell table:style-name="ce34" office:value-type="string">
            <text:p>Article 18 (in relation to works of fine art, Article 23)</text:p>
          </table:table-cell>
          <table:table-cell table:style-name="ce34" office:value-type="string">
            <text:p>Sections 29, 29A, 32, 33, 34, 35 of the Copyright Designs and Patents Act 1988</text:p>
          </table:table-cell>
          <table:table-cell table:style-name="ce34" office:value-type="string">
            <text:p>Partially covered under Article 23 (1) – photographs and fine art only</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1">
            <text:p><text:a xlink:href="http://www.zakonyprolidi.cz/cs/2000-121#p31">http://www.zakonyprolidi.cz/cs/2000-121#p31</text:a></text:p>
          </table:table-cell>
          <table:table-cell table:number-columns-repeated="7"/>
          <table:table-cell table:style-name="ce68" office:value-type="string" office:value="http://www.irishstatutebook.ie/eli/2000/act/28/enacted/en/print#sec50">
            <text:p><text:a xlink:href="http://www.irishstatutebook.ie/eli/2000/act/28/enacted/en/print#sec50">http://www.irishstatutebook.ie/eli/2000/act/28/enacted/en/print#sec50</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and 2015 refer to different articles</text:p>
          </table:table-cell>
          <table:table-cell table:style-name="ce34"/>
          <table:table-cell/>
          <table:table-cell table:style-name="ce34" office:value-type="string">
            <text:p>No article number in the data</text:p>
          </table:table-cell>
          <table:table-cell table:number-columns-repeated="3"/>
          <table:table-cell table:style-name="ce34" office:value-type="string">
            <text:p>Data from 2007 and 2015 refer to different articles</text:p>
          </table:table-cell>
          <table:table-cell table:style-name="ce34" office:value-type="string">
            <text:p>Article numbers have not been verified</text:p>
          </table:table-cell>
          <table:table-cell/>
          <table:table-cell table:style-name="ce34" office:value-type="string">
            <text:p>Data from 2007 and 2015 refer to different articles</text:p>
          </table:table-cell>
          <table:table-cell table:style-name="ce34" office:value-type="string">
            <text:p>Conlficting data from 2007 and 2015</text:p>
          </table:table-cell>
          <table:table-cell/>
          <table:table-cell table:style-name="ce34"/>
          <table:table-cell/>
          <table:table-cell table:style-name="ce34" office:value-type="string">
            <text:p>Data from 2007 and 2015 refer to different articles</text:p>
          </table:table-cell>
          <table:table-cell table:number-columns-repeated="2"/>
          <table:table-cell table:style-name="ce34" office:value-type="string">
            <text:p>Article numbers have not been verified</text:p>
          </table:table-cell>
          <table:table-cell table:number-columns-repeated="2"/>
          <table:table-cell table:style-name="ce34" office:value-type="string">
            <text:p>Article numbers have not been verified</text:p>
          </table:table-cell>
          <table:table-cell table:style-name="ce34" office:value-type="string">
            <text:p>Data from 2007 and 2015 refer to different articles</text:p>
          </table:table-cell>
          <table:table-cell table:style-name="ce34"/>
          <table:table-cell table:number-columns-repeated="2"/>
          <table:table-cell table:style-name="ce34" office:value-type="string">
            <text:p>Data from 2007 and 2015 refer to different articles</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21" office:value-type="string">
            <text:p>Sec. 42 
[...]
(6) It shall be permissible for Schools and Universities to make and distribute reproductions of protected works including sheet music for teaching purposes to the extent required for the respective class and/or lecture (reproduction for teaching purposes). Reproductions on carrier materials other than those specified in para. 1 [i.e. paper and comparable reprographic media] may only be made for non-commercial purposes. This exception does not apply to those works that according to their designation and content are specifically intended for school or other teaching purposes. 

Sec. 45 
(1) After publication individual literary works or works according to Sec. 2 item 3 [illustrated works intended for scientific or instructive purposes insofar as they do not qualify as artistic works] may be reproduced, distributed and be made available to the public to the extent required by such uses:
1. as part of a collection of works of multiple authors which according to its designation and content is intended for clerical, school or other teaching purposes. Works  according to Sec. 2 item 3 may only be included for explanatory purposes regarding the collection's overall content. 
2. as part of another work that, according to its designation and content are specifically intended for school or other teaching purposes, only for eplanatory purposes regarding its content.

(2) To the extent required for permissible fee use literary works may be used in the production of broadcast for non-commercial purposes, if such use is designated as school-broadcast and has been approved by the educational authority.  

(3) For reproduction and public communication pursuant to para. 1 and 2 the author shall be entitled to fair and equitable remuneration. This claim must be enforced by a collecting society. 

Sec. 51

Works of the musical arts may be reproduced, distributed and made available to the public after their publication as sheet music to the extent required if
1. they are included in a collection of works of multiple authors intended for musical education.
2. if they are being included solely for explanatory purposes.

Sec. 56c
(1) Schools and Universities may show film works and works in connection thereto to the public to the extent required by school or other teaching purposes.

(2) For uses pursuant to para. 1 the author shall be entitled to fair and equitable remuneration. such claims must be enforced by a collecting society. 

(3) Para. 1 and 2 shall not apply where
1. film works that accordingt to their designation and content are specifically intended for educational use;
2. if image or audio carriers prodcued or distributed under infringement of exclusive rights are being used.
</text:p>
          </table:table-cell>
          <table:table-cell table:style-name="ce21" office:value-type="string">
            <text:p>Art. XI.189 §2 of Code of Economic Law, Book XI: To compose an anthology intended for teaching that does not pursue the goal of a direct or indirect economic or commercial advantage the consent
of the authors of whose works are brought together in this way by extracts needs to be obtained. If the author however deceased, then the permission of the copyright holder is not required, provided that the choice of the extract, the presentation and its place take into account the moral rights of the author and that a fair compensation is paid, which is agreed by the parties
 or otherwise determined by the court determined in accordance with honest practices.

Art. XI.190 4° of Code of Economic Law, Book XI:When the work is lawfully made public, the author may
 not oppose the free performance in the context of school activities, both inside and outside the school building;

Art. XI.190 6°, 7°, 8° of Code of Economic Law, Book XI:

6°. When the work is lawfully made public, the author may
 not oppose the complete or partial reproductions on paper or any similar medium, articles,
 of works of visual or graphic art, or of short fragments of other works,
 using no matter what kind of photographic technique or any other process having a similar
 effect if that reproduction is made for illustration for teaching or
 for scientific research, to the extent justified by the objective of non-profitable
 objective and which does not affect the normal exploitation of the work, and
 as long as the source, including the author's name, is indicated, unless this is not possible


7°:When the work is lawfully made public, the author may
 not oppose the complete or partial reproduction in any medium other than paper or similar bearer of articles, works of visual or graphic art, or of short fragments in other works, which reproduction is performed for illustration for teaching or for scientific research, this is justified by the objective of non-profit
objective and does not affect the normal exploitation of the work, and where the
source, including the author's name, is indicated, unless this proves impossible;

8°: When the work is lawfully made public, the author may
 not oppose the communication of works when the notification is made to illustration for teaching or research by bodies authorized by the administration officially
incorporated or constituted and provided this notice is justified by the objective
unprofitable goal made within the framework of the normal activities of the institution, is performed only by the closed transmission networks of the institution and does not affect the normal exploitation of the work, and as far as the source, including the author's name, is indicated, unless this proves impossible

Art. XI.240 of Code of Economic Law, Book XI:
The authors and publishers of works shall be entitled to compensation for the reproduction
 and the communication of that work under the conditions laid down in Articles XI.190, 7 ° and 8 ° and XI.191, § 1, 3 °. The authors of databases are entitled to compensation for their notification under the
conditions laid down in Article XI.191, § 1, 4 °.
The performers, phonogram producers and producers of first fixations of films are entitled to remuneration for the reproduction and communication
their performance under the conditions defined in article XI.217, 5 ° and 6 °.</text:p>
          </table:table-cell>
          <table:table-cell table:style-name="ce21" office:value-type="string">
            <text:p>Article 24 (1) No authorisation from the author and no compensation shall be due in the case of:..
Item 3: the use of parts of published works or of a not significant number of works in other works in a volume that is required for the purposes of preparing an analysis, commentary, or other scientific research; such use shall be admissible only if it is done for scientific or educational purposes and if reference is made to the source and name of the author, unless this is not possible;
</text:p>
          </table:table-cell>
          <table:table-cell table:style-name="ce21" office:value-type="string">
            <text:p>It shall be permitted to reproduce on paper or any similar medium and distribute particular portions (parts) of lawfully disclosed works, or integral short works from the domain of science, literature and music, as well as disclosed individual works of visual arts, architecture, applied arts and industrial design, photographic or cartographic works, and presentations of scientific or technical nature, in the form of a collection which contains contributions of several authors, and which is, by its contents, and systematisation exclusively intended for teaching or scientific research, as long as the source is indicated, unless the author expressly prohibits it. Reproduction and distribution of particular parts of copyright works shall not be considered as infringement, unless the disclosure of particular part would jeopardize the honour or reputation of the author.
 The authors of the works included in the collection referred to above mentioned, are entitled to an equitable remuneration for the reproduction and distribution of their works. It shall be permitted to publicly perform a work or to present it at stage in the form of direct teaching or at school events, to the extent justified by the educational purpose thereof to be achieved by such communication, where the works are not used for direct or indirect economic or commercial benefit by the educational institution, the organizers or third persons, where the performers receive no payment (remuneration) for their performance and where the tickets are free of charge.</text:p>
          </table:table-cell>
          <table:table-cell table:style-name="ce21" office:value-type="string">
            <text:p>7 (2) (r) The copyright does not include the right of control in the use for the sole purpose of illustration for teaching or scientific research, as long as the source, including the author's name, is indicated, unless this turns out to be impossible and to the extent justified by the non-commercial purpose to be achieved.</text:p>
          </table:table-cell>
          <table:table-cell table:style-name="ce21" office:value-type="string">
            <text:p>Article 31
Quotations
(1) Copyright is not infringed by anybody who:
   a)  In his own work uses to a justified extent excerpts from works of other authors which were made public;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c) Uses the work while teaching for illustration purposes or during scientific research, without seeking to achieve direct or indirect economic or commercial advantage and without exceeding the extent adequate to the given purpose; 
however, if possible, the name of the author, unless the work is an anonymous work, or the name of the person under whose name the work is being introduced in public and the title of the work and source, shall always be indicated, . 
</text:p>
          </table:table-cell>
          <table:table-cell table:style-name="ce21" office:value-type="string">
            <text:p>Reproduction within Educational Activities
13.
…
(4) Teachers and students may as part of educational activities make
recordings of their own performances of works if this is not done for commercial
purposes. Such recordings may not be used for any other purposes.
…

Production of Anthologies for Educational Use, etc.
18.
(1) Minor portions of literary works and musical works or such works of
small proportions may be used in composite works compiling contributions by a
large number of authors for use in educational activities, provided that five years
have elapsed since the year when the work was published. In connection with the
text also works of art and works of a descriptive nature, cf. section 1(2), may be
used, provided that five years have elapsed since the year when the work was made
public. The author shall be entitled to remuneration. If agreement can not be made
on the size of remuneration, each party is entitled to bring the dispute before the
Copyright License Tribunal, cf. § 47.
(2) The provision of subsection (1) does not apply to works prepared for use in
educational activities or if the use is for commercial purposes.
…

Public Performances

21.
(1) A published work, which is not a dramatic work or a cinematographic work, may be per-formed in public
…
(ii) where the performance occurs in the case of divine services or educational activities.
(2) The provision of subsection (1)(ii) does not apply to performances on radio
or television and to performances in educational activities which occur for commercial
purposes.

Use of Works of Fine Art, etc.
23.
(1) Works of art and works of a descriptive nature, cf. section 1(2), which
have been made public may be used in critical or scientific presentations in
connection with the text in accordance with proper usage and to the extent required
for the purpose. Reproduction is not allowed for commercial purposes.
… 
</text:p>
          </table:table-cell>
          <table:table-cell table:style-name="ce21" office:value-type="string">
            <text:p>ECA § 19 3) - The following is permitted without the authorisation of the author 
and without payment of remuneration if mention is made of the name of the 
author of the work, if it appears thereon, the name of the work and the source 
publication: 3)  the reproduction of a lawfully published work for the purpose of 
teaching or scientific research to the extent justified by the purpose in 
educational and research institutions whose activities are not carried out for 
commercial purposes</text:p>
          </table:table-cell>
          <table:table-cell table:style-name="ce21" office:value-type="string">
            <text:p>(1) A work made public may, by virtue of extended collective licence, as provided in section 26, be reproduced for use in educational activities or in scientific research and be used in this purpose for communication to the public by means other than transmitting on radio or television (this does not apply to reproduction by photocopying or by corresponding means).
(2) In educational activities, a work made public, performed by a teacher or a student, may be reproduced by direct recording of sound or image for temporary use in educational activities. A copy thus made may not be used for other purposes.
(3) Parts of a literary work that has been made public or, when the work is not extensive, the whole work, may be incorporated into a test constituting part of the matriculation examination or into any other corresponding test.
(4) The provisions of subsection 1 concerning works other than transmitted on radio or television shall not apply to a work whose author has prohibited the reproduction or communication of the work.</text:p>
          </table:table-cell>
          <table:table-cell table:style-name="ce21" office:value-type="string">
            <text:p>L-122-5 3° e)

Once a work has been disclosed, the author may not prohibit 'the representation or reproduction of extracts of works, subject to works designed for pedagogic purposes, music partitions and works created for a digital edition of the written document, for the exclusive purposes of illustration in the context of teaching and research, to the exclusion of any entertainment or recreational activity, when the public to which this representation or this reproduction is intended comprises mainly pupils, students, teachers or researchers directly concerned, where the use of this representation or this reproduction does not give rise to any commercial exploitation and where it is compensated by a remuneration negotiated on a fixed basis without prejudice to the assignment of the right of reproduction by reprographics mentioned in Article L. 122-10'</text:p>
          </table:table-cell>
          <table:table-cell table:style-name="ce21" office:value-type="string">
            <text:p>Article 46 - Collections for religious, school or instructional use
(1) Reproduction, distribution and making works available to the public shall be permissible after publication where limited parts of works, of small scale literary works and of musical works, individual artistic works or individual photographs are incorporated in a collection which combines the works of a considerable number of authors and is intended, by its nature, exclusively for instructional use in schools, in non-commercial basic and further training facilities or in vocational training facilities or for church use. Making a work available to the public being intended for instructional use at schools, shall be permissible only in cases where the person entitled has given his consent. The purpose for which the collection is to be used shall be clearly stated on the copies, or when making them available to the public.

(2) Paragraph (1) shall only apply to musical works where these are incorporated in a collection intended for use in musical instruction in schools which are not schools of music.

(3) Work on reproducing the work or making the work available to the public may only begin after the intention to exercise the entitlement according to paragraph (1) has been communicated by registered letter to the author or, if his place of residence or whereabouts are unknown, the holder of the exclusive exploitation right and two weeks have elapsed since the letter was sent. If the place of residence or whereabouts of the holder of the exclusive exploitation right are also not known, notification may be effected by publication in the Federal Gazette (Bundesanzeiger).

(4) The author shall be paid equitable remuneration for the exploitation permissible in accordance with paragraphs (1) and (2).

(5) The author may forbid the exploitation permissible in accordance with paragraphs (1) and (2) if the work no longer reflects his conviction and he can therefore no longer be reasonably expected to agree to the exploitation of the work and he has for that reason revoked any existing exploitation right (Article 42). The provisions under Article 136 (1) and (2) shall apply mutatis mutandis.

Article 47 - School broadcasts
(1) Schools, teacher training and further training institutions may make individual copies of works to be used as part of a school broadcast by transferring the works to video or audio recording mediums. The same shall apply to youth welfare institutions and state image archives or comparable institutions under public ownership.

(2) The video or audio recording mediums may only be used for teaching purposes. They must be deleted at the latest at the end of the academic year following the transmission of the school broadcast, unless the author has been paid equitable remuneration.

Article 52a - Making works available to the public for instruction and research
(1) It shall be permissible for:
1.  published small, limited parts of a work, small scale works, as well as individual articles from newspapers or periodicals for illustration in teaching at schools, universities, non-commercial institutions of education and further education, and at vocational training institutions, exclusively for the specifically limited circle of those taking part in the instruction, or
2.  published limited parts of a work, small scale works, as well as individual articles from newspapers or periodicals exclusively for a specifically limited circle of persons for their personal scientific research
to be made available to the public, to the extent that this is necessary for the respective purpose and is justified for the pursuit of non-commercial aims..

(2) Making a work intended for use in instruction in schools available to the public shall in all cases be permissible only with the consent of the copyright owner. Making a cinematographic work available to the public, in the territory to which this Act applies, before the expiration of two years from the beginning of normal regular utilisation in film theatres, shall in all cases be permissible only with the consent of the rightholder.

(3) It shall be permissible, in the cases referred to in paragraph (1), to produce copies also needed for making the work available to the public.

(4) An equitable remuneration shall be paid for making works available to the public in accordance with paragraph (1). Claims may only be asserted through a collecting society.

Article 53 - Reproduction for private and other personal uses
[...]
(3) It shall be permissible to make copies for personal use of small parts of a work, of small-scale works or of individual articles released in newspapers or periodicals or made available to the public

1.  for the purpose of illustration for teaching in schools, in non-commercial training and further training institutions, as well as vocational training institutions in quantities required for the persons receiving instruction, or

2.  for state examinations and examinations in schools, higher education institutions, non-commercial training and further training institutions, as well as vocational training institutions in the required quantity,
or to have these copies made if and insofar as reproduction is necessary for this purpose. The reproduction of a work intended for instructional use at schools shall be permissible only in cases where the person entitled has given his consent.
[...]</text:p>
          </table:table-cell>
          <table:table-cell table:style-name="ce34" office:value-type="string">
            <text:p>[partially covered under private copying]</text:p>
          </table:table-cell>
          <table:table-cell table:style-name="ce21" office:value-type="string">
            <text:p>34 (2) „Parts of literary or musical works, and films that have been made public or small independent works of such nature, as well as pictures of works of fine art, architectural works, works of applied art and designs, and photographic works can be used for illustration for teaching in educational institutions and for the purpose of scientific research by designating the source and the author specified therein and to the extent justified, on condition that the resulting work is not utilized commercially. Any use of a work in another work to a degree that exceeds quotation or citation constitutes borrowing.”</text:p>
          </table:table-cell>
          <table:table-cell table:style-name="ce21" office:value-type="string">
            <text:p>Fair dealing: research or private study.

50.—(1) Fair dealing with a literary, dramatic, musical or artistic work, sound recording, film, broadcast, cable programme, or non-electronic original database, for the purposes of research or private study, shall not infringe any copyright in the work.

(2) Fair dealing with a typographical arrangement of a published edition for the purposes of research or private study shall not infringe any copyright in the arrangement.
 
(3) The copying by a person, other than the researcher or private student, is not fair dealing where—

(a) in the case of a librarian or archivist, he or she does anything which is not permitted under section 63 , or
 
(b) in any other case, the person copying knows or has reason to believe that the copying will result in copies of substantially the same material being provided to more than one person at approximately the same time and for substantially the same purpose.
 
(4) In this Part, “fair dealing” means the making use of a literary, dramatic, musical or artistic work, film, sound recording, broadcast, cable programme, non-electronic original database or typographical arrangement of a published edition which has already been lawfully made available to the public, for a purpose and to an extent which will not unreasonably prejudice the interests of the owner of the copyright.
 
(5) In this Part, the following acts are not fair dealing—
 
(a) converting a computer program expressed in a low level computer language into a version expressed in a higher level computer language, or

(b) copying a computer program in an incidental manner in the course of converting that program.

(6) The exemption provided for in this section shall not apply to reproductions of sheet music, on paper or any similar medium, effected by the use of any kind of photographic technique or by some other process having similar effects (inserted by SI 16/2004 - European Communities (Copyright and Related Rights) Regulations 2004).
Anthologies for educational use.

54.—(1) Subject to subsection (2), the inclusion of a short passage from a literary, dramatic or musical work, original database or typographical arrangement of a published edition which has been lawfully made available to the public in a collection that—

(a) is intended for use—

(i) in educational establishments and is so described in its title, or

(ii) in any advertisements issued by or on behalf of the publisher,
 
and

(b) consists mainly of material in which no copyright subsists,

shall not infringe the copyright in the work where the work itself is not intended for use in those establishments and the inclusion is accompanied by a sufficient acknowledgement.

(2) Subsection (1) shall not authorise the inclusion of more than 2 excerpts from works by the same author in collections which have been lawfully made available to the public by the same publisher within a period of 5 years.
 
(3) In relation to any given passage the reference in subsection (2) to excerpts from works of the same author—

(a) includes excerpts from works by him or her in collaboration with another author, and
 
(b) where the passage concerned is from such a work, includes excerpts from works by any of the authors, whether alone or in collaboration with another author.

(4) References in this section to the use of a work in an educational establishment shall be construed as references to any use of that work for the educational purposes of that establishment.
Performing, playing or showing work in course of activities of educational establishment.

55.—(1) The performance of a literary, dramatic or musical work before an audience limited to persons who are teachers in or pupils in attendance at an educational establishment or other persons directly connected with the activities of that establishment—

(a) by a teacher or pupil in the course of the activities of the establishment concerned, or
 
(b) at the establishment by any person for the purposes of instruction,
 
is not a public performance for the purposes of infringement of copyright.

(2) The playing or showing of a sound recording, film, broadcast or cable programme at an educational establishment before an audience referred to in subsection (1) for the purposes of instruction is not a playing or showing of the work in public for the purposes of infringement of copyright.

(3) For the purposes of this section, a person is not directly connected with the activities of an educational establishment by reason only that he or she is a parent or guardian of a pupil in attendance at the educational establishment concerned.
 
(4) The Minister may specify by order establishments (other than schools) to be educational establishments for the purposes of this Act.
Recording by educational establishments of broadcasts and cable programmes 

56.—(1) A fixation of a broadcast or a cable programme, or a copy of such a fixation, may be made by or on behalf of an educational establishment for the educational purposes of that establishment without infringing the copyright in the broadcast or cable programme, or in any work included in the broadcast or cable programme.
 
(2) This section shall not apply where there is a licensing scheme certified under section 173 and the person making the copies knew or ought to have been aware of the existence of the licensing scheme.

(3)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Reprographic copying by educational establishments of certain works.

57.—(1) Reprographic copies of passages from literary, dramatic or musical works or typographical arrangements of published editions or original databases which have been lawfully made available to the public may, to the extent permitted under this section, be made by or on behalf of an educational establishment for the educational purposes of that establishment without infringing any copyright in the work, subject to those copies being accompanied by a sufficient acknowledgement.
 
(2) Not more than 5 per cent of any work may be copied by or on behalf of an educational establishment under this section in any calendar year.

(3) This section shall not apply where there is a licensing scheme certified under section 173 and the person making the copies knew or ought to have been aware of the existence of the licensing scheme.

(4) The terms of a licence granted to an educational establishment authorising the reprographic copying for the educational purposes of that establishment of passages from literary, dramatic or musical works or the typographical arrangements of published editions or original databases, which have been lawfully made available to the public, shall be void in so far as they purport to restrict the proportion of a work which may be copied (whether on payment or free of charge) to less than that which would be permitted under this section.
 
(5)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Copyright not infringed by lending 

This section was substituted by section 8 of the Copyright and Related Rights (Amendment) Act 2007 to read as follows:-

58.— The copyright in a work is not infringed by the lending by an educational establishment of a copy of the work.  
</text:p>
          </table:table-cell>
          <table:table-cell table:style-name="ce21" office:value-type="string">
            <text:p>Article 68 
1. The reproduction of single works or of portions of works for the personal use of readers, when made by hand or by a means of reproduction unsuitable for marketing or disseminating the work in public, shall be permitted. 
2. The photocopying of works available in publicly accessible libraries or in school libraries, in public museums or in public archives for the services of the said institutions shall be permitted, if made without any either direct or indirect economic or commercial advantage.

Article 70 
1.The abridgment, quotation or reproduction of fragments or parts of a work and their communication to the public for the purpose of criticism or discussion, shall be permitted within the limits justified for such purposes, provided such acts do not conflict with the commercial exploitation of the work; if they are made for teaching or research, the use must have the sole purpose of illustration, and non-commercial purposes. 
2.In anthologies for school use, reproduction shall not exceed the extent specified in the Regulations, that shall also lay down the manner for determining equitable remuneration in respect of such reproduction.
3.The abridgment, quotation or reproduction must always be accompanied by a mention of the title of the work, and of the names of the author, the publisher and, in the case of a translation, of the translator, whenever such mentions appear on the work that has been reproduced.</text:p>
          </table:table-cell>
          <table:table-cell table:style-name="ce21" office:value-type="string">
            <text:p>Section 21. Use of a Work for Educational and Research Purposes
(1) It being mandatory that the title and name of the author of the work are indicated and that the provisions of Section 18 of this Law are observed, it is permitted to use communicated or published works or fragments of them in textbooks which are in conformity with educational standards, in radio and television broadcasts, in audio-visual works, in visual aids and the like, which are specially created and used in the face-to-face teaching and research process in educational and research institutions for non-commercial purposes to the extent justified by the purpose of their activity .
</text:p>
          </table:table-cell>
          <table:table-cell table:style-name="ce21" office:value-type="string">
            <text:p>Article 22 of the Law: 

'The following shall be permitted without the authorisation of the author of a work or any other owner of copyright in this work and without the payment of a remuneration, but indicating, where possible, the source, including the author’s name: 
1) reproduction, communication to the public and public display, for the non-commercial purpose of illustration for teaching or scientific research, of short works lawfully published or communicated to the public or short extracts of a work lawfully published or communicated to the public, either in the original language or translated into another language, provided that this is related to study programmes and does not exceed the extent justified by the purpose to be achieved; 
2) reproduction, communication to the public and public display, by way of illustration, for non-commercial purposes of works created to evaluate students’ learning achievements, provided that this is related to study programmes and teacher professional development programmes and is done to the extent justified by the purpose of teaching or teacher professional development; 
3) use of works held by libraries, by libraries of educational and research institutions, museums or archives, communicating them to the public, for the non-commercial purpose of research or private study, via computer networks at the terminals designated for that purpose in those establishments, if the work is not publicly traded and the copyright owners do not prohibit the use of such works. For the purpose of such limitation, the establishment referred to in this point may reproduce the acquired copies of the works, but only in order to make communication of a work to the public technically possible via computer networks. At the same time, it shall not be permitted to make ​​accessible via computer networks more copies of a work than held by these institutions. The establishments specified in this point must ensure the use of effective technical protection measures so copies of works would not be reproduced and the content information of works would not be transferred or transmitted outside the terminals of the establishments to external networks; 
4) public performance and public display for non-commercial purposes of a work at concerts, exhibitions of formal and non-formal education institutions and pre-school education institutions (nurseries, nursery-kindergartens, kindergartens; also nurseries, nursery-kindergartens and kindergartens for pre-school education of children with special needs), where such concerts and exhibitions constitute a part of education process carried out by these institution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5) reproduction, communication to the public, for the non-commercial purpose of illustration for teaching or scientific research, of a short object of related rights lawfully published or communicated to the public or an extract of such object, provided that this is related to study programmes and does not exceed the extent justified by the purpose to be achieved;
6) public display for a non-commercial purpose of objects of related rights at concerts of formal and non-formal education institutions and pre-school education institutions (nurseries, nursery-kindergartens, kindergartens; also nurseries, nursery-kindergartens and kindergartens for pre-school education of children with special needs), where such concerts constitute a part of education process carried out by these institutions;'</text:p>
          </table:table-cell>
          <table:table-cell table:style-name="ce21" office:value-type="string">
            <text:p>Article 10 (2) implements the limitations on teaching and scientific research for the sole
 purpose of illustration. The use must be justified by the non-commercial purpose and consistent with fair practice. The source and author need to be indicated. The limitation only applies to short extracts of a work. 

Art. 10 (2) Lux. Copyright Act 2004: When the work, other than a database, has been lawfully made available to the public, the author
cannot prohibit a reproduction and communication to the public of short fragments exclusively to works of illustration
 teaching or scientific research to the extent justified by the non-commercial purpose and
provided that such use is in accordance with fair practice and that, unless this proves
 impossible, the source, including the author's name, is indicated.</text:p>
          </table:table-cell>
          <table:table-cell table:style-name="ce21"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sole purpose of illustration for teaching or scientific research only to the extent justified by the non - commercial purpose to be achieved, and as long as the source, including the author’s name, is, unless this is impossible, indicated.</text:p>
          </table:table-cell>
          <table:table-cell table:style-name="ce21" office:value-type="string">
            <text:p>Article 16
(1). Reproduction or publication of parts of a literary, scientific or artistic work exclusively for use as illustrations for teaching purposes, so far as justified by the intended and non-commercial purpose will not be regarded as an infringement of copyright, provided that:
1. the work from which the part is taken has been published lawfully;
2. the adoption is in accordance with what might reasonably be accepted under the rules of social custom;
3. the provisions of Article 25 have been observed;
4. so far as reasonably possible the source, including the author’s name, has been clearly indicated; and
5. a fair payment is made to the author or his right-holders.
(2). In the case of a short work or a work as referred to in article 10, paragraph 1, sub 6., 9. or 11., the entire work may be taken over for the same purpose and subject to the same conditions.
(3). Where the taking over in a compilation is concerned, only short works or short passages of works by one and the same author may be taken over and, in the case of works referred to in article 10, paragraph 1, sub 6., 9. or 11., only a small number of those works and only if they are reproduced in such a way that they differ considerably in size or process of manufacture from the original work, with the proviso that where two or more such works were communicated to the public together, the reproduction of only one of them shall be permitted.
(4). The provisions of this article shall also apply where the reproduction is in a language other than the original.</text:p>
          </table:table-cell>
          <table:table-cell table:style-name="ce21" office:value-type="string">
            <text:p>Art. 29. 1. 1. It shall be permitted to quote, in works constituting an independent whole, fragments of disseminated works or minor works in full, within the scope justified by explanation, critical analysis, teaching or the rights governing a given kind of creative activity.
2. For teaching and research reasons it shall be permissible to include disseminated minor works or excerpts from larger works in textbooks and reading books. It shall be permitted to publish the disseminated minor works or fragments of major works in anthologies for didactic and research purposes.
2(1). For teaching and research reasons it shall be permissible to include disseminated minor works or excerpts from larger works in anthologies. 
3.In the cases specified in paragraph 2 and 2(1) above the author shall have the right to receive remuneration.</text:p>
          </table:table-cell>
          <table:table-cell table:style-name="ce22"/>
          <table:table-cell table:style-name="ce21"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c) the use of isolated articles of brief extracts from wroks in publication, radio and television programs, sound or audiovisual recordings, intended exclusively for teaching, as well as reproduction for teaching purposes in public education and social welfare institutions, of isolated articles or brief extracts from works, to the extent justified by the intended purpose;                  d) the reproduction of brief extracts from works for information and research in libraries, museums, film archives, sound archives, archives of cultural or scientific public institutions, that are non-profit making; the reproduction of the entire copy of a work is permitted for the replacement of the sole copy in case of its destruction, serious deterioration or loss from that library or archive's permanent collection;                                                                                 (...)g) the representation and execution of a work as part of the activities of teaching institutions, exclusively for specific purposes and on condition that both the representation and execution, as well as the public's access are free of charge;'                                                                         Art. 33 (2) of Law 8/1996 (Updated Form): 'Subject to conditions provided for in paragraph (1), the reproduction, distribution, broadcasting or communication to the public, with neither direct nor indirect commercial or economic advantage, are allowed:                                                                                           (...) d) of works, in the case of exclusive use for illustration in teaching and scientific research;'       Art. 35 of Law 8/1996 (Updated Form): 'The alteration of a work shall be permissible without the author’s consent and without payment of remuneration in the following cases:                                                                       (...) d) if the result of the alteration is a short presentation of the works for a didactic purpose, mentioning the author.'</text:p>
          </table:table-cell>
          <table:table-cell table:style-name="ce21" office:value-type="string">
            <text:p>Use of works for teaching purposes
(1) No consent of the author is required to make a copy of a short part of a released work, to its public distribution by other forms of assignment of title as by sale, or to communication to the public of a short part of a released work, if such use does not exceed the scope substantiated by teaching purposes at school and the purpose is not to acquire direct or indirect property benefit.
(2) No consent of the author is required to make a copy of a short part of a released work, a short released work or a work of fine arts released by transferring the work onto paper or other similar foundation by means of reprographic equipment, and to its public distribution by other forms of assignment of title as by sale, if such use does not exceed the scope substantiated by teaching purposes at school and the purpose is not to acquire direct or indirect property benefit.
(3) The above forms of use pursuant to par. 1 and 2 are appropriately governed by provisions of S. 25 third sentence.
(4) Using the work pursuant to par. 1 and 2 does not result in an obligation to pay remuneration to the author.</text:p>
          </table:table-cell>
          <table:table-cell table:style-name="ce21" office:value-type="string">
            <text:p>Without the transfer of appropriate material copyright, on condition of appropriate levy, it is admissible to reproduce work in publications and books, intended for teaching, as long as the source and authorship, if they are indicated on the work, is specified (Article 47 (1), (3) ZASP).</text:p>
          </table:table-cell>
          <table:table-cell table:style-name="ce21" office:value-type="string">
            <text:p>Article 32.1: Quotations and Summaries 1. It shall be lawful to include in one’s own work excerpts of the works of others, whether of written, sound or audiovisual character, and also to include isolated works of three-dimensional or photographic, figurative character, provided that the works concerned have already been made available to the public and that they are included by way of quotation or for analysis, comment or critical assessment. Such use may only be made for teaching or research purposes and to the extent justified by the purpose of the inclusion, and the source and the author of the work’s name shall be stated. Periodical compilations made in the form of press summaries or reviews shall be deemed quotations. The aforesaid notwithstanding, if compilations of press articles are carried out basically consisting in the mere reproduction thereof and such an activity is carried out for commercial purposes, the author who has not expressly shall be entitled to receive an equitable remuneration. In case the author expressly indicates his opposition shall an activity shall not be deemed covered by this limitation. [...] 3. Teachers of formal education provided in centers of the Spanish educational system and staff of universities and Public Research Organizations in their scientific research functions will not need authorization from the author or publisher to carry reproduction, distribution and communication of small fragments of works and isolated works of plastic or photographic figurative character when not concurring a commercial purpose, the following conditions are simultaneously satisfied: a) That such acts are made solely to illustrate its educational activities, both in classroom and distance learning, or for scientific research, and to the extent justified by the non-commercial purpose. b) In the case of already published works. c) That the works will not have the status of textbook, university manual or assimilated publications, except in the case of: acts of reproduction for public communication, including the act of public communication itself, which do not involve the provision or allow access for recipients to work or fragment. In these cases you must explicitly include a location from which students have legal access to the protected work. Acts of distribution exclusively among the research staff that contribute in each specific research project and to the extent which is necessary for this project. For this purpose, the term textbook, manual or assimilated university publication, any publication, printed or likely to be edited in order to be used as material resource of professors or students of formal education to facilitate the teaching or learning process . d) That the name of the author and the source are included, except in impossible cases . To this extent, it will be understood by small fragment of a work, an extract or quantitatively not very relevant on the overall of the same. NOTE that section 3 of this article shall enter into force on 5th november of 2015 according to the article 1.5 of the Law 21/2014.</text:p>
          </table:table-cell>
          <table:table-cell table:style-name="ce21" office:value-type="string">
            <text:p>Article 14. Teachers and pupils may for educational purposes make recordings of their own performances of works. Such recordings may not be used for other purposes.

On the Making of Composite Works for Use in Educational Activities.
Article 18. Anyone who, for use in educational activities, prepares a composite work consisting of works by a comparative large number of authors may reproduce minor portions of literary or musical works and such works of a limited scope, provided that five years have elapsed from the year in which the works were published. Works of fine art may be reproduced in connection with the text, provided that five years have elapsed from the year when they were made public. The authors have a right to remuneration.
The provisions of the first Paragraph do not apply to works that have been created for use in educational activities and does not confer a right to prepare composite works for commercial purposes.                                                                                                                                   Article 23. Works of fine art which have been made public may be reproduced
1. in connection with the text in a scientific presentation which has not been prepared for commercial purposes, ...</text:p>
          </table:table-cell>
          <table:table-cell table:style-name="ce21" office:value-type="string">
            <text:p>29 Research and private study
 (1) Fair dealing with a work for the purposes of research for a non-commercial purpose does not infringe any copyright in the work provided that it is accompanied by a sufficient acknowledgement.
 (1B) No acknowledgement is required in connection with fair dealing for the purposes mentioned in subsection (1) where this would be impossible for reasons of practicality or otherwise.
 (1C) Fair dealing with a work for the purposes of private study does not infringe any copyright in the work.
 (3) Copying by a person other than the researcher or student himself is not fair deal-ing if--
 (a) in the case of a librarian, or a person acting on behalf of a librarian, that person does anything which is not permitted under section 42A (copying by librarians: single copies of published works ), or
 (b) in any other case, the person doing the copying knows or has reason to believe that it will result in copies of substantially the same material being provided to more than one person at substantially the same time and for substantially the same purpose.
 (4) It is not fair dealing--
 (a) to convert a computer program expressed in a low level language into a version expressed in a higher level language, or
 (b) incidentally in the course of so converting the program, to copy it,
 (these acts being permitted if done in accordance with section 50B (decompilation)).
 (4A) It is not fair dealing to observe, study or test the functioning of a computer program in order to determine the ideas and principles which underlie any element of the program (these acts being permitted if done in accordance with section 50BA (observing, studying and testing)).
 (4B) To the extent that a term of any contract purports to prevent or restrict the doing of any act which, by virtue of this section, would not infringe copyright, that term is unenforceable.
 
 29A Copies for text and data analysis for non-commercial research
 (1) The making of a copy of a work by a person who has lawful access to the work does not infringe copyright in the work provided that—
 (a) the copy is made in order that a person who has lawful access to the work may carry out a computational analysis of anything recorded in the work for the sole purpose of research for a non-commercial purpose, and
 (b) the copy is accompanied by a sufficient acknowledgement (unless this would be impossible for reasons of practicality or otherwise).
 (2) Where a copy of a work has been made under this section, copyright in the work is infringed if—
 (a) the copy is transferred to any other person, except where the transfer is authorised by the copyright owner, or
 (b) the copy is used for any purpose other than that mentioned in subsection (1)(a), except where the use is authorised by the copyright owner.
 (3) If a copy made under this section is subsequently dealt with—
 (a) it is to be treated as an infringing copy for the purposes of that dealing, and
 (b) if that dealing infringes copyright, it is to be treated as an infringing copy for all subsequent purposes.
 (4) In subsection (3) “dealt with” means sold or let for hire, or offered or exposed for sale or hire.
 (5) To the extent that a term of a contract purports to prevent or restrict the making of a copy which, by virtue of this section, would not infringe copyright, that term is unenforceable.
 
 32 Illustration for instruction
 (1) Fair dealing with a work for the sole purpose of illustration for instruction does not infringe copyright in the work provided that the dealing is—
 (a) for a non-commercial purpose,
 (b) by a person giving or receiving instruction (or preparing for giving or receiving instruction), and
 (c) accompanied by a sufficient acknowledgement (unless this would be impossible for reasons of practicality or otherwise).
 (2) For the purposes of subsection (1), “giving or receiving instruction” includes setting examination questions, communicating the questions to pupils and answering the questions.
 (3) To the extent that a term of a contract purports to prevent or restrict the doing of any act which, by virtue of this section, would not infringe copyright, that term is unenforceable.
 
 33 Anthologies for educational use
 (1) The inclusion of a short passage from a published literary or dramatic work in a collection which--
 (a) is intended for use in educational establishments and is so described in its title, and in any advertisements issued by or on behalf of the publisher, and
 (b) consists mainly of material in which no copyright subsists,
 does not infringe the copyright in the work if the work itself is not intended for use in such establishments and the inclusion is accompanied by a sufficient acknowledgement.
 (2) Subsection (1) does not authorise the inclusion of more than two excerpts from copyright works by the same author in collections published by the same publisher over any period of five years.
 (3) In relation to any given passage the reference in subsection (2) to excerpts from works by the same author--
 (a) shall be taken to include excerpts from works by him in collaboration with another, and
 (b) if the passage in question is from such a work, shall be taken to include excerpts from works by any of the authors, whether alone or in collaboration with another.
 (4) References in this section to the use of a work in an educational establishment are to any use for the educational purposes of such an establishment.
 
 34 Performing, playing or showing work in course of activities of educational establishment
 (1) The performance of a literary, dramatic or musical work before an audience consisting of teachers and pupils at an educational establishment and other persons directly connected with the activities of the establishment--
 (a) by a teacher or pupil in the course of the activities of the establishment, or
 (b) at the establishment by any person for the purposes of instruction,
 is not a public performance for the purposes of infringement of copyright.
 (2) The playing or showing of a sound recording, film or broadcast before such an audience at an educational establishment for the purposes of instruction is not a playing or showing of the work in public for the purposes of infringement of copyright.
 (3) A person is not for this purpose directly connected with the activities of the educational establishment simply because he is the parent of a pupil at the establishment.
 
 35 Recording by educational establishments of broadcasts
 (1) A recording of a broadcast, or a copy of such a recording, may be made by or on behalf of an educational establishment for the educational purposes of that establishment without infringing copyright in the broadcast, or in any work included in it, provided that—
 (a) the educational purposes are non-commercial, and
 (b) the recording or copy is accompanied by a sufficient acknowledgement (unless this would be impossible for reasons of practicality or otherwise).
 (2) Copyright is not infringed where a recording of a broadcast or a copy of such a recording, made under subsection (1), is communicated by or on behalf of the educational establishment to its pupils or staff for the non-commercial educational purposes of that establishment.
 (3) Subsection (2) only applies to a communication received outside the premises of the establishment if that communication is made by means of a secure electronic network accessible only by the establishment’s pupils and staff.
 (4) Acts which would otherwise be permitted by this section are not permitted if, or to the extent that, licences are available authorising the acts in question and the educational establishment responsible for those acts knew or ought to have been aware of that fact.
 (5) If a copy made under this section is subsequently dealt with—
 (a) it is to be treated as an infringing copy for the purposes of that dealing, and
 (b) if that dealing infringes copyright, it is to be treated as an infringing copy for all subsequent purposes.
 (6) In this section “dealt with” means—
 (a) sold or let for hire,
 (b) offered or exposed for sale or hire, or
 (c) communicated otherwise than as permitted by subsection (2).
 
 36 Copying and use of extracts of works by educational establishments
 (1) The copying of extracts of a relevant work by or on behalf of an educational establishment does not infringe copyright in the work , provided that—
 (a) the copy is made for the purposes of instruction for a non-commercial purpose, and
 (b) the copy is accompanied by a sufficient acknowledgement (unless this would be impossible for reasons of practicality or otherwise).
 (2) Copyright is not infringed where a copy of an extract made under subsection (1) is communicated by or on behalf of the educational establishment to its pupils or staff for the purposes of instruction for a non-commercial purpose.
 (3) Subsection (2) only applies to a communication received outside the premises of the establishment if that communication is made by means of a secure electronic network accessible only by the establishment’s pupils and staff.
 (4) In this section “relevant work” means a copyright work other than—
 (a) a broadcast, or
 (b) an artistic work which is not incorporated into another work.
 (5) Not more than 5% of a work may be copied under this section by or on behalf of an educational establishment in any period of 12 months, and for these purposes a work which incorporates another work is to be treated as a single work.
 (6) Acts which would otherwise be permitted by this section are not permitted if, or to the extent that, licences are available authorising the acts in question and the
 educational establishment responsible for those acts knew or ought to have been aware of that fact.
 (7) The terms of a licence granted to an educational establishment authorising acts permitted by this section are of no effect so far as they purport to restrict the proportion of a work which may be copied (whether on payment or free of charge) to less than that which would be permitted by this section.
 (8) If a copy made under this section is subsequently dealt with—
 (a) it is to be treated as an infringing copy for the purposes of that dealing, and
 (b) if that dealing infringes copyright, it is to be treated as an infringing copy for all subsequent purposes.
 (9) In this section “dealt with” means—
 (a) sold or let for hire,
 (b) offered or exposed for sale or hire, or
 (c) communicated otherwise than as permitted by subsection (2).
 
 36A Lending of copies by educational establishments
 Copyright in a work is not infringed by the lending of copies of the work by an educational establishment.</text:p>
          </table:table-cell>
          <table:table-cell table:number-columns-repeated="3" table:style-name="ce22"/>
        </table:table-row>
      </table:table>
      <table:table table:name="Art. 5.3(b)" table:style-name="ta13" table:print="false">
        <office:forms form:automatic-focus="false" form:apply-design-mode="false"/>
        <table:table-column table:style-name="co31" table:default-cell-style-name="ce15"/>
        <table:table-column table:style-name="co52" table:default-cell-style-name="ce15" table:number-columns-repeated="255"/>
        <table:table-row table:style-name="ro2">
          <table:table-cell table:style-name="ce33" office:value-type="string">
            <text:p>Article 5, 3 (b) - Disability, Non-commercial</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d</text:p>
          </table:table-cell>
          <table:table-cell table:style-name="ce70" office:value-type="string">
            <text:p>Article XI.190 15° of Code of Economic Law, Book XI</text:p>
          </table:table-cell>
          <table:table-cell table:style-name="ce70" office:value-type="string">
            <text:p>Article 24 (1) (10)</text:p>
          </table:table-cell>
          <table:table-cell/>
          <table:table-cell table:style-name="ce34" office:value-type="string">
            <text:p>Article 7 (2) (19) (s)</text:p>
          </table:table-cell>
          <table:table-cell table:style-name="ce34" office:value-type="string">
            <text:p>§38</text:p>
          </table:table-cell>
          <table:table-cell table:style-name="ce34" office:value-type="string">
            <text:p>Article 17</text:p>
          </table:table-cell>
          <table:table-cell table:style-name="ce34" office:value-type="string">
            <text:p>Article 19(9)</text:p>
          </table:table-cell>
          <table:table-cell table:style-name="ce34" office:value-type="string">
            <text:p>Article 17</text:p>
          </table:table-cell>
          <table:table-cell table:style-name="ce34" office:value-type="string">
            <text:p>Article L-122-5- 7°’</text:p>
          </table:table-cell>
          <table:table-cell table:style-name="ce34" office:value-type="string">
            <text:p>§ 45a (new)</text:p>
          </table:table-cell>
          <table:table-cell table:style-name="ce34" office:value-type="string">
            <text:p>Article 28A, restricted to blind, deaf, mute people</text:p>
          </table:table-cell>
          <table:table-cell table:style-name="ce34" office:value-type="string">
            <text:p>Article 41 (1)</text:p>
          </table:table-cell>
          <table:table-cell table:style-name="ce34" office:value-type="string">
            <text:p>Sec. 104 (supply of additional copies from libraries)</text:p>
          </table:table-cell>
          <table:table-cell table:style-name="ce34" office:value-type="string">
            <text:p>Article 71bis</text:p>
          </table:table-cell>
          <table:table-cell table:style-name="ce34" office:value-type="string">
            <text:p>Article 19 (1)(3),22 </text:p>
          </table:table-cell>
          <table:table-cell table:style-name="ce34" office:value-type="string">
            <text:p>Article 22 (1) (2) (restricted to research purposes)</text:p>
          </table:table-cell>
          <table:table-cell table:style-name="ce34" office:value-type="string">
            <text:p>Article 10 (11)</text:p>
          </table:table-cell>
          <table:table-cell table:style-name="ce34" office:value-type="string">
            <text:p>Article 9 (1) (i) (distribution permitted)</text:p>
          </table:table-cell>
          <table:table-cell table:style-name="ce34" office:value-type="string">
            <text:p>Article 15i</text:p>
          </table:table-cell>
          <table:table-cell table:style-name="ce34" office:value-type="string">
            <text:p>Article 33(1)</text:p>
          </table:table-cell>
          <table:table-cell table:style-name="ce34" office:value-type="string">
            <text:p>Article 75 (2) (i)</text:p>
          </table:table-cell>
          <table:table-cell table:style-name="ce34" office:value-type="string">
            <text:p>Art. 33 (2) </text:p>
          </table:table-cell>
          <table:table-cell table:style-name="ce34" office:value-type="string">
            <text:p>Article 29</text:p>
          </table:table-cell>
          <table:table-cell table:style-name="ce34" office:value-type="string">
            <text:p>Article 47a</text:p>
          </table:table-cell>
          <table:table-cell table:style-name="ce34" office:value-type="string">
            <text:p>Article 31bis (3)</text:p>
          </table:table-cell>
          <table:table-cell table:style-name="ce34" office:value-type="string">
            <text:p>Article 17</text:p>
          </table:table-cell>
          <table:table-cell table:style-name="ce34" office:value-type="string">
            <text:p>Sections 31A-31F (“visually impaired”) of the Copyright Designs and Patents Act 1988</text:p>
          </table:table-cell>
          <table:table-cell table:style-name="ce34" office:value-type="string">
            <text:p>Article 17</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8">
            <text:p><text:a xlink:href="http://www.zakonyprolidi.cz/cs/2000-121#p38">http://www.zakonyprolidi.cz/cs/2000-121#p38</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table-cell table:style-name="ce34" office:value-type="string">
            <text:p>No Article numbers available</text:p>
          </table:table-cell>
          <table:table-cell/>
          <table:table-cell table:number-columns-repeated="2" table:style-name="ce34"/>
          <table:table-cell table:style-name="ce34" office:value-type="string">
            <text:p>Data from 2007 and 2015 refer to different articles</text:p>
          </table:table-cell>
          <table:table-cell table:style-name="ce34" office:value-type="string">
            <text:p>Article numbers have not been verified</text:p>
          </table:table-cell>
          <table:table-cell table:style-name="ce34"/>
          <table:table-cell table:number-columns-repeated="5"/>
          <table:table-cell table:style-name="ce34" office:value-type="string">
            <text:p>Data from 2007 and 2015 refer to different articles</text:p>
          </table:table-cell>
          <table:table-cell table:style-name="ce34" office:value-type="string">
            <text:p>Data from 2007 and 2015 refer to different articles</text:p>
          </table:table-cell>
          <table:table-cell/>
          <table:table-cell table:style-name="ce34" office:value-type="string">
            <text:p>Article numbers have not been verified</text:p>
          </table:table-cell>
          <table:table-cell table:number-columns-repeated="4"/>
          <table:table-cell table:style-name="ce34" office:value-type="string">
            <text:p>Article numbers have not been verified</text:p>
          </table:table-cell>
          <table:table-cell table:style-name="ce34" office:value-type="string">
            <text:p>Article numbers have not been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office:value-type="string">
            <text:p>Sec. 42d

(1) It shall be permissible to manufacture and distribute a published a work to disabled persons for non-commercial purposes in a form appopriate to their needs, insofar as their sesory perception of said published work is excluded or significantly impeded by their condition.

(2) For uses pursuant to para. 1 and 2 the author shall be entitled to fair and equitable remuneration. This claim must be enforced by a collecting society. </text:p>
          </table:table-cell>
          <table:table-cell table:style-name="ce76" office:value-type="string">
            <text:p>Art. XI.190 15° of Code of Economic Law, Book XI: When the work is lawfully made public, the author may
not oppose the reproduction and communication to the public of works for people with
 handicap, linked directly with these disabilities and non-commercial nature and to the extent required by the specific disability, provided they do not
prejudice the normal exploitation of the work and do not unreasonably prejudice
caused to the legitimate interests of the author;</text:p>
          </table:table-cell>
          <table:table-cell table:style-name="ce36" office:value-type="string">
            <text:p>Article 24 (1) No authorisation from the author and no compensation shall be due in the case of:..
Item 10: reproduction of works already made available to the public through Braille script or similar method if this is not done for profit;;
</text:p>
          </table:table-cell>
          <table:table-cell table:style-name="ce36" office:value-type="string">
            <text:p>The use of copyright works for the benefit of people with a disability shall be permitted where the work is used in a manner directly related to the disability of such people to the extent required by the specific disability, and where such use is of a non-commercial nature.</text:p>
          </table:table-cell>
          <table:table-cell table:style-name="ce36" office:value-type="string">
            <text:p>7 (2) (s) The copyright does not include the right of control in any use, for the benefit of people with a disability, which are directly related to the disability and of a non-commercial nature, to the extent required by the specific disability.</text:p>
          </table:table-cell>
          <table:table-cell table:style-name="ce36" office:value-type="string">
            <text:p>Article 38
Licence for Disabled
        (1) Copyright is not infringed by anybody who:
   a)  exclusively for the benefit of disabled persons and not for the purpose of direct or indirect economic or commercial advantage, makes a reproduction or has a reproduction made of a published work to the extent required by the specific disability; a reproduction so made may also be distributed and communicated by the same person, unless this is done for the purpose of direct or indirect economic or commercial advantage; 
   b) exclusively for the benefit of people with vision disability and not for the purpose of direct or indirect economic or commercial advantage, provides the verbal expression of the visual component and adds it to the audio component of an audiovisual recording of an audiovisual work; the audio component of the audiovisual recording of an audiovisual work may also be reproduced, distributed and communicated by the same person, unless this is done for the purpose of direct or indirect economic or commercial advantage.
        (2) Copyright is not infringed by the person referred to in Article 37 (1), if the originals or reproductions of published works are lent to meet the needs of people with disability in connection with their disability.
</text:p>
          </table:table-cell>
          <table:table-cell table:style-name="ce84" office:value-type="string">
            <text:p>Visually- and Hearing-handicapped Persons
17.
(1) is permitted to use and distribute copies of published works if the use
and the distributed copies are specifically intended for the blind, visually impaired,
the deaf and sufferers from speech impediments, as well as persons who on account
of handicap are unable to read printed text. The provision of the first sentence does
not apply to the use or distribution of copies for commercial purposes.
(2) The provision of subsection (1) does not apply to sound recordings of literary
works or use that consists solely of sound recordings of musical works.
(3) Sound recordings of published literary works may be used and distributed
for use by visually impaired persons and backward readers if this is not done for
commercial purposes. The author is entitled to remuneration. If agreement can not
be made on the size of remuneration, each party is entitled to bring the dispute before
the Copyright License Tribunal, cf. § 47.
…
</text:p>
          </table:table-cell>
          <table:table-cell table:style-name="ce36" office:value-type="string">
            <text:p>ECA § 19 6) - The following is permitted without the authorisation of the author 
and without payment of remuneration if mention is made of the name of the 
author of the work, if it appears thereon, the name of the work and the source 
publication: 6) the reproduction, distribution and communication to the public of a lawfully published work in the interests of disabled persons in a manner which is directly related to their disability on the condition that such use is not carried out for commercial purposes. Works created especially for disabled persons may not be reproduced, distributed and made available without the authorisation of the author</text:p>
          </table:table-cell>
          <table:table-cell table:style-name="ce91" office:value-type="string">
            <text:p>Copies of a published literary, musical or a published work of fine art may be made by means other than recording sound or moving images for use by people with visual impairments and others who, owing to a disability or illness, cannot use the works in the ordinary manner. The copies thus made may be used for communication to persons referred to above by means other than transmission on radio or television.

The institutions entitled to make such copies are regulated on a Government Decree, the prerequisites are that the institute does not seek commercial or economic gain and pursues activities to help persons with disabilities. The author has a right to remuneration for the making of copies for sale or the communication of a work to a disabled or other person so that the person will permanently have a copy of the work. The copies may not, however, be made for any commercial purposes.</text:p>
          </table:table-cell>
          <table:table-cell table:style-name="ce76" office:value-type="string">
            <text:p>L122-5 7 ° 

Once a work has been disclosed, the author may not prohibit  'Reproduction and representation by legal entities and the public facilities such as libraries, archives, documentation centers and cultural spaces multimedia, for a strictly personal consultation of work by people with one or more mental, physical, sensory, mental, cognitive or psychic impairments in motor function, whose level of disability is not less than the rate set by decree of the State Council, and recognized by the Departmental Committee on special education, the Technical Commission guidance and outplacement or human rights commission and independence of people with disabilities referred to in Article L. 146-9 of the Code of Social Action and Families, or recognized by medical certificate as as unable to read after correction. This reproduction and this representation are provided to non-profit and to the extent required by disability, by the corporations and institutions mentioned in this paragraph, the list shall be determined by the administrative authority.

Corporations and institutions mentioned in the first paragraph of this 7 shall provide evidence of their actual profession of design, implementation and communication media for the benefit of individuals mentioned in the same paragraph with reference to their objects, to importance of their members or users, the material and human resources available to them and the services they render.

At the request of legal persons and institutions mentioned in the first paragraph of this 7 °, made ​​within two years of legal deposit of printed works, digital files used in the editing of these works are registered in the National Book Centre or to an organization designated by decree which provides them with an open within the meaning of Article 4 of Law No. 2004-575 of 21 June 2004 on confidence in the digital economy. The National Book Centre or the body designated by decree guarantees the confidentiality of the data and secure access ;'</text:p>
          </table:table-cell>
          <table:table-cell table:style-name="ce79" office:value-type="string">
            <text:p>Article 45a - Persons with disabilities
(1) The reproduction of a work for non-commercial purposes shall be permissible for, and its distribution exclusively to, persons whose access to the work, because of a disability, is not possible or is made considerably more difficult by the already available means of sensual perception, if such reproduction is necessary to facilitate access.

(2) An equitable remuneration shall be paid to the author for reproduction and distribution; production solely of individual copies shall be exempted. Claims may only be asserted through a collecting society.</text:p>
          </table:table-cell>
          <table:table-cell table:style-name="ce36" office:value-type="string">
            <text:p>Art.28A of law 2121/1993: The reproduction of the work is allowed for the benefit of blinds and deaf-mute, for uses which are directly related to the disability and are of a non-commercial nature, to the extent required by the specific disability. By resolution of the Minister of Culture the conditions of application of this provision may be determined as well as the application of this provision for other categories of people with a disability.</text:p>
          </table:table-cell>
          <table:table-cell table:style-name="ce36" office:value-type="string">
            <text:p>41 (1) “The non-commercial use of works falls within the scope of free use if it is done exclusively to fulfill the needs of handicapped or disabled persons as directly related to their particular handicap and only to the extent that suits such purpose.”
</text:p>
          </table:table-cell>
          <table:table-cell table:style-name="ce36" office:value-type="string">
            <text:p>Provision of modified works.
 
104.—(1) A designated body may—
 
(a) make a copy of a work for the purpose of modifying that copy to meet the special needs of a person who has a physical or mental disability, and

(b) supply that modified copy to that person,
 
without infringing the copyright in that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3) In this section, “designated body” means a body designated for the purposes of this section by order of the Minister who shall not designate a body unless he or she is satisfied that the body is not established or conducted for profit.
</text:p>
          </table:table-cell>
          <table:table-cell table:style-name="ce36" office:value-type="string">
            <text:p>Article 71 - bis
1. The reproduction of works or protected subject matter as well as the use of their communication to the public are permitted to persons with disability, for personal use, provided these permitted acts are directly related to the disability, are of a non-commercial nature and are limited to the extent required by the specific disability.
2. A decree adopted by the Minister of Culture, in agreement with the Minister of Labour and Social Affairs, after hearing the Committee under art. 190 of this Law, the categories of disabilities referred to in paragraph 1 and the criteria to identify individual beneficiaries are stated, as well as, if necessary, the conditions on which this exception shall be enjoyed. </text:p>
          </table:table-cell>
          <table:table-cell table:style-name="ce36" office:value-type="string">
            <text:p>Section 22. Right to Reproduction of a Work for the Needs of the Visually Impaired and Hearing Impaired
Pursuant to the provision of Section 18, Paragraph two of this Law, organisations for the visually impaired and hearing impaired, as well as libraries which provide services to visually impaired and hearing impaired, shall be permitted to reproduce and distribute works, without remuneration, for non-commercial purposes, in a form perceivable by such impaired insofar as is necessary in the case of the relevant impairment.
</text:p>
          </table:table-cell>
          <table:table-cell table:style-name="ce76" office:value-type="string">
            <text:p>Article 25 of the Law: 

'1. It shall be permitted for natural and legal persons approved by the institution authorised by the Government representing the interests of persons with a disability, when they act for non-commercial purposes, without the authorisation of the author of a work or any other owner of copyright in this work, and without the payment of a remuneration, but indicating, where possible, the source, including the author’s name, to use a work lawfully published or communicated to the public in the manners laid down in paragraphs 2 and 3 of this Article, provided that only persons with a disability shall have the possibility to use and access this work, to the extent required by the specific disability, with the exception of the works specially created for this purpose. 
2. For the purposes of the limitation specified in paragraph 1 of this Article, it shall be permitted to reproduce, publish, adapt and communicate to the public, including the making available to the public of a work via computer networks (on the Internet), an audio version (also in electronic form) and a Braille version of the work. 
3. It shall be permitted for the needs of persons with intellectual and reading impairments to reproduce, publish, adapt and communicate to the public, including the making available to the public of a work via computer networks (on the Internet) the works specially adapted for these persons. The adaptation of works for persons with intellectual and reading impairments shall mean a transformation of works by simplifying lexis, grammar and (or) morphology, or by shortening the text, i.e. in such a manner as to make the works perceivable by persons with such impairment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8) use for a non-commercial purpose in the manner specified in Article 25 of this Law;'.</text:p>
          </table:table-cell>
          <table:table-cell table:style-name="ce71" office:value-type="string">
            <text:p>Article 10 (11) implements Article 5(2) in relation to people with disabilities. The  beneficiaries mentioned are privileged with respect to reproduction and communications  to the public directly related to the disability. Again, the provisions transposes the text of the Directive verbatim. 

Art. 10 (11) Lux. Copyright Act 2004: When the work, other than a database, has been lawfully made available to the public, the author
cannot prohibit the reproduction and public communication of works to the benefit of people with a disability, which are directly related to the disability and of a non-commercial nature, to the extent required
 by the specific disability.</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benefit of people with a disability, which are directly related to the disability and on a non-commercial nature, to the extent required by the specific disability.</text:p>
          </table:table-cell>
          <table:table-cell table:style-name="ce71" office:value-type="string">
            <text:p>Article 15i
1. Reproduction and publication of a literary, scientific or artistic work exclusively intended for handicapped individuals, provided it is directly related to the handicap, is not of a commercial nature and is necessary because of the handicap, shall not be regarded as an infringement of copyright.
2. A fair payment will be due to the author or his right-holders for the reproduction or publication specified in paragraph 1.</text:p>
          </table:table-cell>
          <table:table-cell table:style-name="ce36" office:value-type="string">
            <text:p>Art. 33(1). It is permitted to use works already distributed for the benefit of the handicapped provided that such use is directly related to their handicap, is not for profit making purposes and is undertaken in proportion to the nature of the handicap.</text:p>
          </table:table-cell>
          <table:table-cell table:style-name="ce75" office:value-type="string">
            <text:p>Art. 75, 2 (i) CRRC the reproduction, public communication and the making availability to the public of a work for people with a disability. These works must be directly related to the disability,without direct or indirect profits purposes and to the extent required by the specific disability. + Art.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6" office:value-type="string">
            <text:p>Art. 33 (2) of Law 8/1996 (Updated Form): 'Subject to conditions provided for in paragraph (1), the reproduction, distribution, broadcasting or communication to the public, with neither direct nor indirect commercial or economic advantage, are allowed:                                                                                         (...) e) uses for the benefit of people with a disability, which are directly related to the disability and of a non-commercial nature, to the extent required by the specific disabilty;'</text:p>
          </table:table-cell>
          <table:table-cell table:style-name="ce36" office:value-type="string">
            <text:p>Use of work for the needs of disabled persons
(1) No consent of the author is required to make a copy of a released work, to its public distribution by other forms of assignment of title as by sale, to its public distribution by lending or to communication to the public, if such use is carried out exclusively for the needs of disabled persons within the scope substantiated by their health condition and the purpose is not to acquire direct or indirect property benefit.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Without the transfer of material copyright, on condition of appropriate levy, the reproduction and distribution is admissible for the benefit of people with disability, if the work is not available in demanded form and the use of such work is directly connected with the disability of these persons, if it is limited in regard to its extent and is not intended to serve direct or indirect commercial ends (Article 47 a ZASP).</text:p>
          </table:table-cell>
          <table:table-cell table:style-name="ce75" office:value-type="string">
            <text:p>Article 31 Bis 2: Nor shall a licence be required for acts of reproduction, distribution and public communication of works already made available to the public carried out for the benefit of individuals with disabilities, provided this is done with non- profit making purposes, is directly related to the disability involved, is carried out by means of a procedure or medium adapted to the disability and is limited to what such disability entails.</text:p>
          </table:table-cell>
          <table:table-cell table:style-name="ce36" office:value-type="string">
            <text:p>On the Making of Copies, etc. for Persons with a Disability
Article 17. Anyone is entitled to make, by means other than recording of sounds, such copies of literary and musical works which have been made public and of works of visual art which have been made public, which persons with a disability need in order to be able to enjoy the works. The copies may also be distributed to those persons.
Libraries and organizations as decided by the Government in specific cases may also
1. communicate copies of the works that are referred to in the first Paragraph to persons with a disability who need the copies in order to be able to enjoy the work,
2. by means of sound recording make such copies of literary works that have been made public which persons with a disability need in order to be able to enjoy the works, and to distribute and communicate such sound recordings to those persons, and
3. make such copies of works transmitted on sound radio or television, and of cinematographic works, that deaf or hearing-impaired persons need in order to be able to enjoy the works, and to distribute and communicate copies of the works to those persons.
The making of copies, the distribution and the communication to the public pursuant to this Article must not be carried out for commercial purposes, nor must the copies be used for purposes other than those mentioned in the Article.
When libraries and organisations distribute or communicate copies of works to persons with a disability in such a way that those persons may keep a copy of the work, the author has a right to remuneration. The same applies if anyone, pursuant to the first Paragraph, second sentence, transmits more than a few copies to persons with a disability. (Act 2005: 359).</text:p>
          </table:table-cell>
          <table:table-cell table:style-name="ce80" office:value-type="string">
            <text:p>31A Disabled persons: copies of works for personal use
 (1) This section applies if—
 
 (a) a disabled person has lawful possession or lawful use of a copy of the whole or part of a work, and
 (b) the person’s disability prevents the person from enjoying the work to the same degree as a person who does not have that disability.
 (2) The making of an accessible copy of the copy of the work referred to in subsection (1)(a) does not infringe copyright if—
 (a) the copy is made by the disabled person or by a person acting on behalf of the disabled person,
 (b) the copy is made for the disabled person’s personal use, and
 (c) the same kind of accessible copies of the work are not commercially available on reasonable terms by or with the authority of the copyright owner.
 (3) If a person makes an accessible copy under this section on behalf of a disabled person and charges the disabled person for it, the sum charged must not exceed the cost of making and supplying the copy.
 (4) Copyright is infringed by the transfer of an accessible copy of a work made under this section to any person other than—
 (a) a person by or for whom an accessible copy of the work may be made under this section, or
 (b) a person who intends to transfer the copy to a person falling within paragraph (a),
 except where the transfer is authorised by the copyright owner.
 (5) An accessible copy of a work made under this section is to be treated for all purposes as an infringing copy if it is held by a person at a time when the person does not fall within subsection (4)(a) or (b).
 (6) If an accessible copy made under this section is subsequently dealt with—
 (a) it is to be treated as an infringing copy for the purposes of that dealing, and
 (b) if that dealing infringes copyright, it is to be treated as an infringing copy for all subsequent purposes.
 (7) In this section “dealt with” means sold or let for hire or offered or exposed for sale or hire.
 
 31B Making and supply of accessible copies by authorised bodies
 (1) If an authorised body has lawful possession of a copy of the whole or part of a published work, the body may, without infringing copyright, make and supply accessible copies of the work for the personal use of disabled persons.
 (2) But subsection (1) does not apply if the same kind of accessible copies of the work are commercially available on reasonable terms by or with the authority of the copyright owner.
 
 (3) If an authorised body has lawful access to or lawful possession of the whole or part of a broadcast or a copy of a broadcast, the body may, without infringing copyright—
 (a) in the case of a broadcast, make a recording of the broadcast, and make and supply accessible copies of the recording or of any work included in the broadcast, and
 (b) in the case of a copy of a broadcast, make and supply accessible copies of that copy or of any work included in the broadcast,
 for the personal use of disabled persons.
 (4) But subsection (3) does not apply if the same kind of accessible copies of the broadcast, or of any work included in it, are commercially available on reasonable terms by or with the authority of the copyright owner.
 (5) For the purposes of subsections (1) and (3), supply “for the personal use of disabled persons” includes supply to a person acting on behalf of a disabled person.
 (6) An authorised body which is an educational establishment conducted for profit must ensure that any accessible copies which it makes under this section are used only for its educational purposes.
 (7) An accessible copy made under this section must be accompanied by—
 (a) a statement that it is made under this section, and
 (b) a sufficient acknowledgement (unless this would be impossible for reasons of practicality or otherwise).
 (8) If an accessible copy is made under this section of a work which is in copy-protected electronic form, the accessible copy must, so far as is reasonably practicable, incorporate the same or equally effective copy protection (unless the copyright owner agrees otherwise).
 (9) An authorised body which has made an accessible copy of a work under this section may supply it to another authorised body which is entitled to make accessible copies of the work under this section for the purposes of enabling that other body to make accessible copies of the work.
 (10) If an authorised body supplies an accessible copy it has made under this section to a person or authorised body as permitted by this section and charges the person or body for it, the sum charged must not exceed the cost of making and supplying the copy.
 (11) If an accessible copy made under this section is subsequently dealt with—
 (a) it is to be treated as an infringing copy for the purposes of that dealing, and
 (b) if that dealing infringes copyright, it is to be treated as an infringing copy for all subsequent purposes.
 (12) In this section “dealt with” means sold or let for hire or offered or exposed for sale or hire.
 
 31BA Making and supply of intermediate copies by authorised bodies
 (1) An authorised body which is entitled to make an accessible copy of a work under section 31B may, without infringing copyright, make a copy of the work (“an intermediate copy”) if this is necessary in order to make the accessible copy.
 (2) An authorised body which has made an intermediate copy of a work under this section may supply it to another authorised body which is entitled to make accessible copies of the work under section 31B for the purposes of enabling that other body to make accessible copies of the work.
 (3) Copyright is infringed by the transfer of an intermediate copy made under this section to a person other than another authorised body as permitted by subsection (2), except where the transfer is authorised by the copyright owner.
 (4) If an authorised body supplies an intermediate copy to an authorised body under subsection (2) and charges the body for it, the sum charged must not exceed the cost of making and supplying the copy.
 
 31BB Accessible and intermediate copies: records and notification
 (1) An authorised body must keep a record of—
 
 (a) accessible copies it makes under section 31B,
 (b) intermediate copies it makes under section 31BA, and
 (c) the persons to whom such copies are supplied.
 (2) An authorised body must allow the copyright owner or a person acting for the copyright owner, on giving reasonable notice, to inspect at any reasonable time—
 (a) records kept under subsection (1), and
 (b) records of copies made under sections 31B and 31C as those sections were in force before the coming into force of these Regulations.
 (3) Within a reasonable time of making an accessible copy under section 31B, an authorised body must—
 (a) notify any body which—
 (i) represents particular copyright owners or owners of copyright in the type of work concerned, and
 (ii) has given notice to the Secretary of State of the copyright owners, or the classes of copyright owner, represented by it; or
 (b) if there is no such body, notify the copyright owner (unless it is not reasonably possible to ascertain the name and address of the copyright owner).”
 
 31F Sections 31A to 31BB: interpretation and general
 (1) This section supplements sections 31A to 31BB and includes definitions.
 (2) “Disabled person” means a person who has a physical or mental impairment which prevents the person from enjoying a copyright work to the same degree as a person who does not have that impairment, and “disability” is to be construed accordingly.
 (3) But a person is not to be regarded as disabled by reason only of an impairment of visual function which can be improved, by the use of corrective lenses, to a level that is normally acceptable for reading without a special level or kind of light.
 (4) An “accessible copy” of a copyright work means a version of the work which enables the fuller enjoyment of the work by disabled persons.
 (5) An accessible copy—
 
 (a) may include facilities for navigating around the version of the work, but
 (b) must not include any changes to the work which are not necessary to overcome the problems suffered by the disabled persons for whom the accessible copy is intended.
 (6) “Authorised body” means—
 (a) an educational establishment, or
 (b) a body that is not conducted for profit.
 (7) The “supply” of a copy includes making it available for use, otherwise than for direct or indirect economic or commercial advantage, on terms that it will or may be returned.
 (8) To the extent that a term of a contract purports to prevent or restrict the doing of any act which, by virtue of section 31A, 31B or 31BA, would not infringe copyright, that term is unenforceable.”</text:p>
          </table:table-cell>
        </table:table-row>
      </table:table>
      <table:table table:name="Art. 5.3(c)" table:style-name="ta14" table:print="false">
        <office:forms form:automatic-focus="false" form:apply-design-mode="false"/>
        <table:table-column table:style-name="co31" table:default-cell-style-name="ce15"/>
        <table:table-column table:style-name="co53"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2c</text:p>
          </table:table-cell>
          <table:table-cell table:style-name="ce70" office:value-type="string">
            <text:p>Article XI.190 15° of Code of Economic Law, Book XI</text:p>
          </table:table-cell>
          <table:table-cell table:style-name="ce34" office:value-type="string">
            <text:p>Art. 24</text:p>
          </table:table-cell>
          <table:table-cell/>
          <table:table-cell table:style-name="ce34" office:value-type="string">
            <text:p>Article 7 (2) (n)</text:p>
          </table:table-cell>
          <table:table-cell table:style-name="ce34" office:value-type="string">
            <text:p>§ 34(b), § 34(c)</text:p>
          </table:table-cell>
          <table:table-cell table:style-name="ce34" office:value-type="string">
            <text:p>Article 23(2), 25(a)</text:p>
          </table:table-cell>
          <table:table-cell table:style-name="ce34" office:value-type="string">
            <text:p>Article 19</text:p>
          </table:table-cell>
          <table:table-cell table:style-name="ce34" office:value-type="string">
            <text:p>Article 13, 13a (unamended); 23, 25b</text:p>
          </table:table-cell>
          <table:table-cell table:style-name="ce34" office:value-type="string">
            <text:p>Article L-122-5-3 (b) [press reviews]123-5-3°’ and Article 122-5-9° </text:p>
          </table:table-cell>
          <table:table-cell table:style-name="ce34" office:value-type="string">
            <text:p>§§ 49, 50 (unchanged)</text:p>
          </table:table-cell>
          <table:table-cell table:style-name="ce34" office:value-type="string">
            <text:p>Article 25 (unchanged)</text:p>
          </table:table-cell>
          <table:table-cell table:style-name="ce34" office:value-type="string">
            <text:p>Article 37 (1) (unchanged), Article 36 (2) (new)</text:p>
          </table:table-cell>
          <table:table-cell table:style-name="ce34"/>
          <table:table-cell table:style-name="ce34" office:value-type="string">
            <text:p>Article 65(1)</text:p>
          </table:table-cell>
          <table:table-cell table:style-name="ce34" office:value-type="string">
            <text:p>Section 20</text:p>
          </table:table-cell>
          <table:table-cell table:style-name="ce34" office:value-type="string">
            <text:p>Article 24 (1) (1), Article 58</text:p>
          </table:table-cell>
          <table:table-cell table:style-name="ce34" office:value-type="string">
            <text:p>Article 10 (3)</text:p>
          </table:table-cell>
          <table:table-cell table:style-name="ce34" office:value-type="string">
            <text:p>Article 9 (1) (j)</text:p>
          </table:table-cell>
          <table:table-cell table:style-name="ce34" office:value-type="string">
            <text:p>Article 15, 16a</text:p>
          </table:table-cell>
          <table:table-cell table:style-name="ce34" office:value-type="string">
            <text:p>Article 25, 26</text:p>
          </table:table-cell>
          <table:table-cell table:style-name="ce34" office:value-type="string">
            <text:p>Article 75 (2) (m)</text:p>
          </table:table-cell>
          <table:table-cell table:style-name="ce34" office:value-type="string">
            <text:p>Art. 33 (2)</text:p>
          </table:table-cell>
          <table:table-cell table:style-name="ce34" office:value-type="string">
            <text:p>Article 33 (2)(a), 33 (2)(b); no limitations as to purpose; Article 69 (2a) in relation to broadcasts </text:p>
          </table:table-cell>
          <table:table-cell table:style-name="ce34" office:value-type="string">
            <text:p>Article 56 (partially)</text:p>
          </table:table-cell>
          <table:table-cell table:style-name="ce34" office:value-type="string">
            <text:p>Article 33 and exclusion of factual news under Article 13</text:p>
          </table:table-cell>
          <table:table-cell table:style-name="ce34" office:value-type="string">
            <text:p>Article 23</text:p>
          </table:table-cell>
          <table:table-cell table:style-name="ce34" office:value-type="string">
            <text:p>Sections 30(2) and (3) of the Copyright Designs and Patents Act 1988</text:p>
          </table:table-cell>
          <table:table-cell table:style-name="ce34" office:value-type="string">
            <text:p>Article 23a; partially also covered under Article 25 (if incidental)</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4">
            <text:p><text:a xlink:href="http://www.zakonyprolidi.cz/cs/2000-121#p34">http://www.zakonyprolidi.cz/cs/2000-121#p34</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cell table:number-columns-repeated="13"/>
          <table:table-cell table:style-name="ce92"/>
        </table:table-row>
        <table:table-row table:style-name="ro2">
          <table:table-cell table:style-name="ce66" office:value-type="string">
            <text:p>Remarks</text:p>
          </table:table-cell>
          <table:table-cell table:number-columns-repeated="8"/>
          <table:table-cell table:style-name="ce34" office:value-type="string">
            <text:p>Article not verified</text:p>
          </table:table-cell>
          <table:table-cell table:number-columns-repeated="4"/>
          <table:table-cell table:style-name="ce92" office:value-type="string">
            <text:p>falls under criticism and review defence, sec. 51</text:p>
          </table:table-cell>
          <table:table-cell/>
          <table:table-cell table:style-name="ce34" office:value-type="string">
            <text:p>(general private copying limitation, Article 19 (1)) </text:p>
          </table:table-cell>
          <table:table-cell table:number-columns-repeated="2"/>
          <table:table-cell table:style-name="ce34" office:value-type="string">
            <text:p>Article number not verivied</text:p>
          </table:table-cell>
          <table:table-cell table:number-columns-repeated="4"/>
          <table:table-cell table:style-name="ce34" office:value-type="string">
            <text:p>Different data from 2007 and 2015</text:p>
          </table:table-cell>
          <table:table-cell table:style-name="ce34" office:value-type="string">
            <text:p>Different data from 2007 and 2015</text:p>
          </table:table-cell>
          <table:table-cell/>
          <table:table-cell table:style-name="ce34" office:value-type="string">
            <text:p>Data from 2007 refers to differet article than data from 2015</text:p>
          </table:table-cell>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6" office:value-type="string">
            <text:p>Text of Articles</text:p>
          </table:table-cell>
          <table:table-cell table:style-name="ce71" office:value-type="string">
            <text:p>Sec. 42 

(1) Individual reports and essays perviously published in a newspaper or periodical concerned with current politica, religious or business events may be reproduced withn other newspapers or periodocals unless such reproduction are expressly forbidden. For the purposes of such prohibition it shall be sufficient if the rights have been reserved within the respective report or within the publication's masthead. 

(2) Individual reports and essays perviously published in a newspaper or periodical whose reproduction is permissible pursuant to para. 1 may also be publicly recited, broadcast or otherwise made available to the public.

(3) Simple press reports (miscellaneous news or daily affairs) are not protected by copyright. Such reports are subject to Sec. 79</text:p>
          </table:table-cell>
          <table:table-cell table:style-name="ce36" office:value-type="string">
            <text:p>Art. XI.190 1°of Code of Economic Law, Book XI:When the work is lawfully made public, the author may not oppose against the reproduction and communication to the public, for the purpose of information, of short fragments
 from work or integral works of graphic or plastic art in a report
covering current events;
Reproduction and communication to the public of the work on the occasion of a report on current events in accordance with the preceding paragraph, should
in be justified in terms of education, and the source, including the name of the author must be indicated, unless this proves to be impossible.</text:p>
          </table:table-cell>
          <table:table-cell table:style-name="ce36" office:value-type="string">
            <text:p>Article 24 (1) No authorisation from the author and no compensation shall be due in the case of:..
Item 5: use by the press of articles on current economic, political, and religious topics in all cases where such reproduction is not expressly forbidden if reference is made to the source and name of the author, if this is not impossible
Item 6: reproduction by photographic, cinematographic or similar manner, as well as audio or video recordings of works related to a current event for the use of such works by the media in a limited volume for the purpose of providing news coverage if reference is made to the source and name of the author, if this is not impossible;

</text:p>
          </table:table-cell>
          <table:table-cell table:style-name="ce36" office:value-type="string">
            <text:p>It shall be permitted, to the extent necessary for informing the public on current events by press, radio or television, to reproduce, to distribute and to communicate to the public:
 1. works that are part of current event that is being reported on, provided that the work is used to the extent justified by the purpose and manner of reporting on current events;
 2. newspapers' articles on and photographs of current political, economical or religious topics, which are released through other media of public communication, provided that the author has not expressly prohibited such use, and that the work is used to the extent justified by the purpose and manner of reporting;
 3. public political, religious or other speeches made at state or local governmental bodies, religious institutions or at state or religious ceremonies, as well as excerpts from public presentations;
 In all the cases referred to above mentioned, the source and authorship shall be indicated.</text:p>
          </table:table-cell>
          <table:table-cell table:style-name="ce36" office:value-type="string">
            <text:p>7 (2) (n) The copyright does not include the right of control over the reproduction by the press, communication to the public or making available of published articles on current economic, political or religious topics or of broadcast works or other subject-matter of the same character, in cases where such use is not expressly reserved, and as long as the source, including the author's name, is indicated, or use of works or other subject-matter in connection with the reporting of current events, to the extent justified by the informatory purpose and as long as the source, including the author's name, is indicated, unless this turns out to be impossible.</text:p>
          </table:table-cell>
          <table:table-cell table:style-name="ce36"/>
          <table:table-cell table:style-name="ce84" office:value-type="string">
            <text:p>Use of Works of Fine Art, etc.
23.
…
(2) Works of art made available to the public may be used in newspapers and
periodicals in connection with the reporting of current events in accordance with
proper usage and to the extent required for the purpose. The provision of the first
sentence does not apply to works produced with a view to use in newspapers or
periodicals.
… 

Reporting of Current Events etc.

25 a. 
Works which are part of short reports given access to under section 90(3)
of the Radio and Television Broadcasting Act and under provisions issued according
to section 90(5) of the same Act, may be reproduced in accordance with section
90(4) of the Radio and Television Broadcasting Act and in accordance with
provisions issued according to section 90(5) of the same Act.
</text:p>
          </table:table-cell>
          <table:table-cell table:style-name="ce36" office:value-type="string">
            <text:p>ECA § 19 4) - The following is permitted without the authorisation of the author 
and without payment of remuneration if mention is made of the name of the 
author of the work, if it appears thereon, the name of the work and the source 
publication: 4) for the purpose of reporting current events, the reproduction in 
the press and communicating to the public of works seen or heard in the 
course of an event, to the extent justified by the purpose, in the form and to 
the extent required by the purpose of reporting current events</text:p>
          </table:table-cell>
          <table:table-cell table:style-name="ce91" office:value-type="string">
            <text:p>This exception allows a so called picture citation and according to it, “Works of art made public may be reproduced in pictorial form in material connection with the text in a critical or scientific presentation and in a newspaper or a periodical when reporting on a current event, provided that the work has not been created in order to be reproduced in a newspaper or a periodical. When a copy of a work of art has, with the consent of the author, been sold or otherwise permanently transferred, the work of art may be incorporated into a photograph, a film, or a television programme if the reproduction is of a subordinate nature in the photograph, film or programme.”

</text:p>
          </table:table-cell>
          <table:table-cell table:style-name="ce36" office:value-type="string">
            <text:p>L122-5 3° b) &amp; c)

Once a work has been disclosed, the author may not prohibit on condition that the name of the author and the source are clearly stated: 
b)"Press reviews"
c) "dissemination, even in their entirety, through the press or by broadcasting, as current news, of speeches intended
for the public made in political, administrative, judicial or academic gatherings, as well as in public meetings of a political
nature and at official ceremonies"
</text:p>
          </table:table-cell>
          <table:table-cell table:style-name="ce71" office:value-type="string">
            <text:p>Article 49 - Newspaper articles and broadcast commentaries

(1) It shall be permissible to reproduce and distribute individual broadcast commentaries and individual articles, as well as illustrations published in connection therewith, from newspapers and other information sheets devoted solely to current affairs in other newspapers or information sheets of this kind, and it shall be permissible to communicate such commentaries, articles and illustrations to the public, if they concern current political, economic or religious issues and do not contain a statement reserving rights. The author shall be paid equitable remuneration for the reproduction, distribution and communication to the public, unless the reproduction, distribution and communication to the public is of short extracts of several commentaries or articles in the form of an overview. A claim may be asserted only through a collecting agency.

(2) It shall be permissible without limitation to reproduce, distribute and communicate to the public miscellaneous news items of a factual nature and news of the day which has been published via the press or broadcasting; protection granted under other statutory provisions shall remain unaffected thereby.

</text:p>
          </table:table-cell>
          <table:table-cell table:style-name="ce72"/>
          <table:table-cell table:style-name="ce36" office:value-type="string">
            <text:p>37 (1) „Reports of current events, to the extent justified by the informatory purpose may be used freely as long as the source, including the author's name, is indicated unless this turns out to be impossible.”
</text:p>
          </table:table-cell>
          <table:table-cell table:style-name="ce36" office:value-type="string">
            <text:p>Fair dealing: criticism or review.

Section 51 (2) Fair dealing with a work (other than a photograph) for the purpose of reporting current events shall not infringe copyright in that work, where the report is accompanied by a sufficient acknowledgement.
</text:p>
          </table:table-cell>
          <table:table-cell table:style-name="ce36" office:value-type="string">
            <text:p>Article 65
1. Articles on current interest of an economic, political or religious character, published in magazines or newspapers, as well as articles broadcast or made available to the public, and other subject-matters of the same character shall be freely reproduced or communicated to the public in other magazines or newspapers also in broadcast news programs, unless such reproduction or utilization is expressly reserved, provided the source, the date and the author’s name, if quoted,
are indicated. </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1) to reproduce works communicated to the public and published in the form of quotations and fragments for scientific, research, polemical, critical purposes, as well as use in news broadcasts and reports of current events to the extent justified by the purpose; 
2) to publish, to broadcast or otherwise make known publicly given political speeches, addresses, announcements and other analogous works, to the extent justified by the informational purpose;
3) to fixate, communicate to the public and publish current events by photographic works; for a broadcasting organisation – to broadcast works which have been seen or heard in the course of current events, to the extent justified by the informational purpose. (..)
</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1) reproduction by the press, communication to the public (including making available via computer networks) of published or communicated to the public articles on current economic, political or religious topics or of broadcast works of the same character, in cases where such use is not expressly reserved by the authors of or other owners of copyright in such works, and as long as the source, including the author's name, is indicated in the published or communicated to the public copies of the works, or in another way;
&lt;...&gt;."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2) reproduction, communication to the public of short extracts from objects of related rights in reports of current events, to the extent justified by the informatory purpose to be achieved;"


</text:p>
          </table:table-cell>
          <table:table-cell table:style-name="ce71" office:value-type="string">
            <text:p>Article 10 (3) deals with reporting of current events. The provision is strictly limited to informatory purposes and permits both the reproduction and communication to the public. The same disclaimer as under Article 5(3) EUCD applies.

Art. 10 (3) Lux. Copyright Act 2004: When the work, other than a database, has been lawfully made available to the public, the author
cannot prohibit the reproduction and communication to the public for purposes of information, of short fragments of works or visual works in their entirety on the occasion of reports of current events in the extent justified by the informatory purpose and subject to state, unless this proves impossible, the source, including the author's name.</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by the press, translation, distribution or communication to the public of published articles on current economic, political or religious topics or of broadcast works or other subject-matter of the same character, in cases where such use is not expressly reserved, and as long as the source, including the author’s name, is indicated, or use of works or other subject-matter in connection with the reporting of current events, to the extent justified by the informatory purpose and as long as the source, including the author’s name, is, unless this is impossible, indicated.</text:p>
          </table:table-cell>
          <table:table-cell table:style-name="ce71" office:value-type="string">
            <text:p>Article 15
(1) It shall not be regarded as an infringement of copyright in a literary, scientific or artistic work to adopt news reports, miscellaneous reports or articles concerning current economic, political or religious topics or works of the same nature that have been published in a daily or weekly newspaper or weekly or other periodical, radio or television program or other medium fulfilling the same purpose, if: 
1. the adoption is made by a daily or weekly newspaper or weekly or other periodical in a radio or television program or other medium fulfilling the same purpose;
2. the provisions in Article 25 are observed;
3. the source, including the name of the author, is clearly indicated; and
4. copyright is not expressly reserved.
(2) A reservation as specified in paragraph 1 at point 4o may not be made in relation to news reports and miscellaneous reports.
(3) This Article shall also apply to adoption into a language other than the original.

Article 16a
It shall not be regarded as an infringement of the copyright in a literary, scientific or artistic work to make a short recording, showing or announcement thereof in public in a photographic, film, radio or television report, provided that this is justified for giving a proper account of the current event that is the subject of the report and provided that the source, including the author’s name, is clearly indicated as far as reasonably possible.</text:p>
          </table:table-cell>
          <table:table-cell table:style-name="ce77" office:value-type="string">
            <text:p>Article 25. 1. It is allowed to distribute, for information purposes, in the press, radio, and television:
  1)   already distributed:
a)  reports on current events,
b)  current articles on political, economic, or religious issues, unless their further distribution has been explicitly prohibited,
c)  current statements or journalism photos,
  2)   short extracts of reports and articles as referred to in subparagraph 1 (a) and (b);
  3)   review of publications and distributed works;
  ...
  5)   brief summaries of distributed works.
2. The author is entitled to remuneration for the use of works as referred to in paragraph 1 (1) (b) and (c).
3. Both the original and translations of works may be distributed pursuant to paragraph 1.
4. The provisions of paragraph 1-3 apply accordingly to communicating a work to the public in such a way that each person may access the work from a place and at a time individually chosen by him, provided that if remuneration as referred to in paragraph 2 is not paid under an agreement with the rightholder, it shall be paid via the competent collecting society. 
  
 Article 26. Reports on current events may quote works communicated during those events, however, only to the extent justified by the purpose of information.
</text:p>
          </table:table-cell>
          <table:table-cell table:style-name="ce75" office:value-type="string">
            <text:p>Art. 75, 2 (m) of CRRC without the author consent it is allowed the reproduction, public communication or making available of articles on current economic, political or religious topics or of broadcast works or other subject-matter, in cases where such use is not expressly reserved+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 Art. 75, 2 (d) of CRRC without the author consent it is allowed the fixation, reproduction or public communication, by any means, fragments of literary or artistic works, when such inclusion in reports of current events is justified by the informatory purpo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 Please note, that regarding media art. 75, 2 (b) of CRRC states specifically that without the authors consent it is allowed the reproduction, communication to the public or making available of works, by broadcast media for information, speeches, lecturing, public conferences (except works that are not protected under copyright law) purposes in form of summary or extract.</text:p>
          </table:table-cell>
          <table:table-cell table:style-name="ce36" office:value-type="string">
            <text:p>Art. 33 (2) of Law 8/1996 (Updated Form): "Subject to conditions provided for in paragraph (1), the reproduction, distribution, broadcasting or communication to the public, with neither direct nor indirect commercial or economic advantage, are allowed:                                                                                        a) short extracts from press articles and of radio and TV reports, with a view to inform on present day issues, excluding those for which such a use is expressly reserved;                                                                                            (...) c) of short fragments of the works, within informations regarding present day events, but only insofar as is justified by the purpose of informing;"</text:p>
          </table:table-cell>
          <table:table-cell table:style-name="ce36" office:value-type="string">
            <text:p>Use of work for information purposes
(1) No consent of the author is required for a) the making of reproduction of the released work in newspapers or other information media informing about up-to-date events or themes of economical, political or other social character and for communication to the public having such contents; the above shall not apply if the author, in individual cases, has reserved the right to give his consent with the reproduction and with communication to the public of this work; b) the making of reproductions and communication to the public of a short part of a work perceivable to current affairs that form an integral part of the news programme;

c) the making of reproductions and communication to the public of a talk, speech or other work of similar nature given in public,

d) the public distribution of reproduction of the work made according to letter a) to c) by sale or other form of assignment of title, if this right was not reserved by the author of work.

(2) The above form of use pursuant to par. 1 is appropriately governed by provisions ofS. 25 third sentence.

(3) Using the work pursuant to par. 1 does not result in an obligation to pay remuneration to the author.

</text:p>
          </table:table-cell>
          <table:table-cell table:style-name="ce36" office:value-type="string">
            <text:p>Without the transfer of appropriate material copyright, on condition of appropriate levy, the reproduction is allowed by the press for the articles concerning current economic, political or religious works or other content of similar character, in cases where such use is not expressly reserved. The source and authorship, if this is stated on the used work, must be indicated (Article 47 (1), (3) ZASP).</text:p>
          </table:table-cell>
          <table:table-cell table:style-name="ce75" office:value-type="string">
            <text:p>Article 33: Studies and articles on topical subjects disseminated by the media may be reproduced, distributed and communicated to the public in any other media of the same type, subject to a mention of the source and of the author if the study was published under a by-line and provided that no reserved copyright notice appeared on the original. All the foregoing shall be without prejudice to the author’s right to collect the agreed remuneration or, in the absence of agreement, such remuneration as is deemed equitable. In the case of literary collaboration, it shall in all cases be necessary to secure the due licence of the author. Please note that, since 2015/1/1, the Spanish IP Act also provides an ancillary copyright for press publishers (article 32.2): The making available to the public, by providers of electronic services of aggregation of contents, of non-significant fragments of contents divulged in periodic publications or in web sites that are periodically updated, with informative purposes, for the creation of public opinion or entertainment, shall not require authorization, without detriment to the right of the editor, or, where appropriate, of other holders of rights, to receive fair compensation. This right shall be non-renounceable and shall be enforced via the entities that manage intellectual property rights. In any case, the making available to the public by third parties of any images, photographic works or mere photographs divulged in periodic publications or in web sites which are periodically updated shall be subject to authorization. Without detriment to that established in the preceding paragraph, the making available to the public by service providers that facilitate instruments to search for isolated words included in the contents referred to in the preceding paragraph shall not be subject to authorization or fair compensation whenever such making available for the public takes place without any commercial purposes and is executed strictly as may prove to be essential in order to be able to offer search results to consultation previously made by users via the browser and provided that the making available to the public includes a link to the page of origin of the contents</text:p>
          </table:table-cell>
          <table:table-cell table:style-name="ce36" office:value-type="string">
            <text:p>On Information on Current Events through Sound Radio and Television, etc.
 Article 25. Works which are seen or heard in the course of an event may be used in connection with information concerning the event through sound radio, television, direct transmission or film. The works may, however, be used only to the extent justified by the purpose of information. (Act 1993:1007).
null</text:p>
          </table:table-cell>
          <table:table-cell table:style-name="ce36" office:value-type="string">
            <text:p>N/A</text:p>
          </table:table-cell>
        </table:table-row>
      </table:table>
      <table:table table:name="Art. 5.3(d)" table:style-name="ta15" table:print="false">
        <office:forms form:automatic-focus="false" form:apply-design-mode="false"/>
        <table:table-column table:style-name="co31" table:default-cell-style-name="ce15"/>
        <table:table-column table:style-name="co54"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6</text:p>
          </table:table-cell>
          <table:table-cell table:style-name="ce70" office:value-type="string">
            <text:p>Article XI.189 §1 of Code of Economic Law, Book XI</text:p>
          </table:table-cell>
          <table:table-cell table:style-name="ce34" office:value-type="string">
            <text:p>Article 24 (1)</text:p>
          </table:table-cell>
          <table:table-cell/>
          <table:table-cell table:style-name="ce34" office:value-type="string">
            <text:p>Article 7 (2) (a), Article 7 (2) (f)</text:p>
          </table:table-cell>
          <table:table-cell table:style-name="ce34" office:value-type="string">
            <text:p>§31(1)(b)</text:p>
          </table:table-cell>
          <table:table-cell table:style-name="ce34" office:value-type="string">
            <text:p>Article 22</text:p>
          </table:table-cell>
          <table:table-cell table:style-name="ce34" office:value-type="string">
            <text:p>Article 19(3)(1)</text:p>
          </table:table-cell>
          <table:table-cell table:style-name="ce34" office:value-type="string">
            <text:p>Article 22; in relation to works of Article, Article 25</text:p>
          </table:table-cell>
          <table:table-cell table:style-name="ce34" office:value-type="string">
            <text:p>Article L-122-5- 3° (a) ; a general quotation right is permitted under case law </text:p>
          </table:table-cell>
          <table:table-cell table:style-name="ce34" office:value-type="string">
            <text:p>Article 51</text:p>
          </table:table-cell>
          <table:table-cell table:style-name="ce34" office:value-type="string">
            <text:p>Article 19</text:p>
          </table:table-cell>
          <table:table-cell table:style-name="ce34" office:value-type="string">
            <text:p>Article 34 (1)</text:p>
          </table:table-cell>
          <table:table-cell table:style-name="ce34" office:value-type="string">
            <text:p>Article 51</text:p>
          </table:table-cell>
          <table:table-cell table:style-name="ce34" office:value-type="string">
            <text:p>Article 70</text:p>
          </table:table-cell>
          <table:table-cell table:style-name="ce34" office:value-type="string">
            <text:p>Article 19 (1) (1), 20 (1) (1) (quotations and fragments) </text:p>
          </table:table-cell>
          <table:table-cell table:style-name="ce34" office:value-type="string">
            <text:p>Article 21</text:p>
          </table:table-cell>
          <table:table-cell table:style-name="ce34" office:value-type="string">
            <text:p>Article 10 (1)</text:p>
          </table:table-cell>
          <table:table-cell table:style-name="ce34" office:value-type="string">
            <text:p>Article 9 (1) (k)</text:p>
          </table:table-cell>
          <table:table-cell table:style-name="ce34" office:value-type="string">
            <text:p>Article 15a</text:p>
          </table:table-cell>
          <table:table-cell table:style-name="ce34" office:value-type="string">
            <text:p>Article 29</text:p>
          </table:table-cell>
          <table:table-cell table:style-name="ce34" office:value-type="string">
            <text:p>Article 75 (2) (n)</text:p>
          </table:table-cell>
          <table:table-cell table:style-name="ce34" office:value-type="string">
            <text:p>Article 33(1)</text:p>
          </table:table-cell>
          <table:table-cell table:style-name="ce34" office:value-type="string">
            <text:p>Article 25</text:p>
          </table:table-cell>
          <table:table-cell table:style-name="ce34" office:value-type="string">
            <text:p>Article 51</text:p>
          </table:table-cell>
          <table:table-cell table:style-name="ce34" office:value-type="string">
            <text:p>Article 32 (1)</text:p>
          </table:table-cell>
          <table:table-cell table:style-name="ce34" office:value-type="string">
            <text:p>Article 22</text:p>
          </table:table-cell>
          <table:table-cell table:style-name="ce34" office:value-type="string">
            <text:p>Sections 30(1) and (1ZA) of the Copyright Designs and Patents Act 1988</text:p>
          </table:table-cell>
          <table:table-cell table:style-name="ce34" office:value-type="string">
            <text:p>Article 22</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1">
            <text:p><text:a xlink:href="http://www.zakonyprolidi.cz/cs/2000-121#p31">http://www.zakonyprolidi.cz/cs/2000-121#p31</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style-name="ce68" office:value-type="string" office:value="http://www.wipo.int/wipolex/en/text.jsp?file_id=124839">
            <text:p><text:a xlink:href="http://www.wipo.int/wipolex/en/text.jsp?file_id=124839">http://www.wipo.int/wipolex/en/text.jsp?file_id=124839</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3"/>
          <table:table-cell table:style-name="ce34" office:value-type="string">
            <text:p>No article number known</text:p>
          </table:table-cell>
          <table:table-cell table:number-columns-repeated="4"/>
          <table:table-cell table:style-name="ce34" office:value-type="string">
            <text:p>Article number not confirmed</text:p>
          </table:table-cell>
          <table:table-cell table:number-columns-repeated="2"/>
          <table:table-cell table:style-name="ce34" office:value-type="string">
            <text:p>Article number not verified</text:p>
          </table:table-cell>
          <table:table-cell/>
          <table:table-cell table:style-name="ce34" office:value-type="string">
            <text:p>falls under criticism and review defence, sec. 51</text:p>
          </table:table-cell>
          <table:table-cell/>
          <table:table-cell table:style-name="ce34" office:value-type="string">
            <text:p>Article numbers from 2007 data are not the same from 2015 data</text:p>
          </table:table-cell>
          <table:table-cell table:number-columns-repeated="2"/>
          <table:table-cell table:style-name="ce34" office:value-type="string">
            <text:p>Article number not verivied</text:p>
          </table:table-cell>
          <table:table-cell table:number-columns-repeated="2"/>
          <table:table-cell table:style-name="ce34" office:value-type="string">
            <text:p>Article numbers from 2007 data are not the same from 2015 data</text:p>
          </table:table-cell>
          <table:table-cell table:number-columns-repeated="5"/>
          <table:table-cell table:style-name="ce34" office:value-type="string">
            <text:p>Falls under criticism or reporting current events</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23" office:value-type="string">
            <text:p>Text of Articles</text:p>
          </table:table-cell>
          <table:table-cell table:style-name="ce71" office:value-type="string">
            <text:p>N/A</text:p>
          </table:table-cell>
          <table:table-cell table:style-name="ce76" office:value-type="string">
            <text:p>Art. XI.189 §1 of Code of Economic Law, Book XI: 

Quotations for criticism, controversy, review, education, or in the context of educational activities do not infringe copyright, provided that they relate to a work which has already been lawfully made available to the public and that, unless this turns out to be impossible, the source, including the author's name, is indicated, and that their use is in accordance with fair practice, and to the extent required by the specific purpose;</text:p>
          </table:table-cell>
          <table:table-cell table:style-name="ce36" office:value-type="string">
            <text:p>Article 24 (1) No authorisation from the author and no compensation shall be due in the case of:..
Item 2: the use of quotations from works already made available to the public for critisism or reviews by providing due indication of the source and name of the author, unless this is impossible to do; quotations shall be made in the customary manner and their volume shall be justified by their purpose
</text:p>
          </table:table-cell>
          <table:table-cell table:style-name="ce36" office:value-type="string">
            <text:p>It shall be permitted to make quotations of excerpts from a copyright work, which has already been lawfully made available to the public for purposes of scientific research, teaching, criticism, polemics, revision, review to the extent justified by the purpose to be achieved and in accordance with fair practice, provided that the source and the name of the author are indicated.</text:p>
          </table:table-cell>
          <table:table-cell table:style-name="ce76" office:value-type="string">
            <text:p>7 (2) (a) The copyright does not include the right of control of the performance of any of the actions referred to above in good faith for the purposes of research, personal use, critical review or for reference to current issues, under the condition that, if the use is made in public, this shall be accompanied by acknowledgement of the title and the source of work, save in the case where the work had been incidentally included in the broadcast. 

7 (2) (f) The copyright does not include the right of control of the citation of passages taken from published works, including the citation of passages from newspapers, magazines in the form of summary of press, provided that reference is made to the source and the name of the creator, that is visible on the work that is used in this way, provided this is not contrary to good practice and as long as the size of the passage cited is justified for this purpose.</text:p>
          </table:table-cell>
          <table:table-cell table:style-name="ce36" office:value-type="string">
            <text:p>Article 31
Quotations
(1) Copyright is not infringed by anybody who:
 (...)
   b)  Uses excerpts from a work, or small works in their entirety, for the purposes of critique or review related to such a work and for the purposes of scientific or technical work and such use being made to the extent complying with fair practices and required by the specific purpose; 
</text:p>
          </table:table-cell>
          <table:table-cell table:style-name="ce84" office:value-type="string">
            <text:p>Quotations
22. 
A person may quote from a work which has been made public in
accordance with proper usage and to the extent required for the purpose.
</text:p>
          </table:table-cell>
          <table:table-cell table:style-name="ce36" office:value-type="string">
            <text:p>ECA § 19 1) - The following is permitted without the authorisation of the author 
and without payment of remuneration if mention is made of the name of the 
author of the work, if it appears thereon, the name of the work and the source 
publication: 1) making summaries of and quotations from a work which has already been lawfully made available to the public, provided that its extent does not exceed that justified by the purpose and the idea of the work as a whole which is being summarised or quoted is conveyed correctly</text:p>
          </table:table-cell>
          <table:table-cell table:style-name="ce91" office:value-type="string">
            <text:p>"A work made public may be quoted, in accordance with proper usage to the extent necessary for the purpose." All qualifications set in this section must be fulfilled to qualify a citation. The necessary extent criterion is does not have any fixed lenght demands and is therefore open for interpretation. Proper usage criterion includes a demand of reference.</text:p>
          </table:table-cell>
          <table:table-cell table:style-name="ce36" office:value-type="string">
            <text:p>L122-5 3° a)

Once a work has been disclosed, the author may not prohibit on condition that the name of the author and the source are clearly stated: 

 a) analyses and short quotations justified by the critical, polemic, educational, scientific or informatory nature of the work in which they are incorporated;</text:p>
          </table:table-cell>
          <table:table-cell table:style-name="ce71" office:value-type="string">
            <text:p>Article 51 - Quotations

It shall be permissible to reproduce, distribute and communicate to the public a published work for the purpose of quotation so far as such exploitation is justified to that extent by the particular purpose. This shall be permissible in particular where
1.  subsequent to publication individual works are included in an independent scientific work for the purpose of explaining the contents,
2.  subsequent to publication passages from a work are quoted in an independent work of language,
3.  individual passages from a released musical work are quoted in an independent musical work.</text:p>
          </table:table-cell>
          <table:table-cell table:style-name="ce72"/>
          <table:table-cell table:style-name="ce36" office:value-type="string">
            <text:p>34 (1) „Anyone is entitled to quote parts of works - to the extent warranted by the character and purpose of the recipient work - by designating the source and the author specified therein.”</text:p>
          </table:table-cell>
          <table:table-cell table:style-name="ce36" office:value-type="string">
            <text:p>Fair dealing: criticism or review.

51.—(1) Fair dealing with a work for the purposes of criticism or review of that or another work or of a performance of a work shall not infringe any copyright in the work where the criticism or review is accompanied by a sufficient acknowledgement.
</text:p>
          </table:table-cell>
          <table:table-cell table:style-name="ce36" office:value-type="string">
            <text:p>Article 70 
1.The abridgment, quotation or reproduction of fragments or parts of a work and their communication to the public for the purpose of criticism or discussion, shall be permitted within the limits justified for such purposes, provided such acts do not conflict with the commercial exploitation of the work; if they are made for teaching or research, the use must have the sole purpose of illustration, and non-commercial purposes. 
2.In anthologies for school use, reproduction shall not exceed the extent specified in the Regulations, that shall also lay down the manner for determining equitable remuneration in respect of such reproduction. 
3.The abridgment, quotation or reproduction must always be accompanied by a mention of the title of the work, and of the names of the author, the publisher and, in the case of a translation, of the translator, whenever such mentions appear on the work that has been reproduced.</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1) to reproduce works communicated to the public and published in the form of quotations and fragments for scientific, research, polemical, critical purposes, as well as use in news broadcasts and reports of current events to the extent justified by the purpose; (..)
</text:p>
          </table:table-cell>
          <table:table-cell table:style-name="ce36" office:value-type="string">
            <text:p>Article 21 of the Law: 

"It shall be permitted, without the authorisation of the author or any other owner of copyright and without a remuneration, as long as the source, including the author's name, is indicated, unless this turns out to be impossible, to reproduce, publish and communicate to the public (including making it available to the public via computer networks) a relatively short passage of a literary and scientific work which has been lawfully published or made available to the public, both in the original and translated language, in the form of a quotation (for purposes such as criticism or review) in another work, provided that such use is in accordance with fair practice and to the extent required by the specific purpose."</text:p>
          </table:table-cell>
          <table:table-cell table:style-name="ce71" office:value-type="string">
            <text:p>Article 10(1) Lux. Copyright Act 2004 permits the making of short quotations. The provision details that such must be in accordance with fair practice, which is taken so as to mean for non-commercial purposes. The use must be justified by the “critical, polemical, educational, scientific or informatory character” of the work in which they are incorporated.

Article 10(1) Lux. Copyright Act 2004: When the work, other than a database, has been lawfully made available to the public, the author
cannot prohibit short quotations in original or in translation, justified by the critical, polemic, educational, scientific or informative nature of the work in which they are incorporated. The uses referred to in paragraph above can only be made without the authorization of the author insofar
they are consistent with fair practice, they do not pursue for profit, they are justified by the specific purpose and that they do not undermine the work or its operation.The name of the author and the title of the work reproduced or quoted shall be mentioned if they are in source.</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quotations for purposes such as criticism or review, provided that they relate to a work or other subject-matter which has already been lawfully made available to the public, as long as, unless this is impossible, the source, including the author’s name, is indicated, and that their use is in accordance with fair practice, and to the extent required by the specific purposes.</text:p>
          </table:table-cell>
          <table:table-cell table:style-name="ce36" office:value-type="string">
            <text:p>Article 15a
(1). Quotations from a literary, scientific or artistic work in an announcement, criticism or scientific treatise or publication for a comparable purpose shall not be regarded as an infringement of copyright, provided that:
1. the work quoted from has been published lawfully;
2. the quotation is commensurate with what might reasonably be accepted in accordance with social custom and the number and size of the quoted passages are justified by the purpose to be achieved;
3. the provisio ns of Article 25 are observed; and
4. so far as reasonably possible the source, including the author’s name, is clearly indicated.
(2) In this Article the term ‘quotations’ shall also include quotations in the form of press summaries from articles appearing in a daily or weekly newspaper or other periodical.
(3). This Article shall also apply to quotations in a language other than the original.</text:p>
          </table:table-cell>
          <table:table-cell table:style-name="ce77" office:value-type="string">
            <text:p>Art. 29. 1. 1. It shall be permitted to quote, in works constituting an independent whole, fragments of disseminated works or minor works in full, within the scope justified by explanation, critical analysis, teaching or the rights governing a given kind of creative activity.
2. For teaching and research reasons it shall be permissible to include disseminated minor works or excerpts from larger works in textbooks and reading books. It shall be permitted to publish the disseminated minor works or fragments of major works in anthologies for didactic and research purposes.
2(1). For teaching and research reasons it shall be permissible to include disseminated minor works or excerpts from larger works in anthologies. 
3.In the cases specified in paragraph 2 and 2(1) above the author shall have the right to receive remuneration.</text:p>
          </table:table-cell>
          <table:table-cell table:style-name="ce75" office:value-type="string">
            <text:p>Art. 75, 2 (g) CRRC without the authors consent it is allowed insertion of quotations or summaries of others works whatever the type and nature, in support of their own doctrines or with criticism, discussion and teaching purposes and to the extent required by the specific purpo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text:p>
          </table:table-cell>
          <table:table-cell table:style-name="ce36" office:value-type="string">
            <text:p>Art. 33(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b) use of short quotes from a work, for analysis, commentary or criticism or as an example, insofar as their use justifies the length of the quote;"</text:p>
          </table:table-cell>
          <table:table-cell table:style-name="ce36" office:value-type="string">
            <text:p>Section 25

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office:value-type="string">
            <text:p>Quotations of parts of a disclosed work and of single disclosed, photographs, works of fine arts, architecture, applied art, industrial design and cartography, are admissible, provided this it is necessary for the purpose of illustration, argumentation or referral. The source and authorship of the work must be indicated, if the latter is indicated on the work used (Article 51 ZASP).</text:p>
          </table:table-cell>
          <table:table-cell table:style-name="ce75" office:value-type="string">
            <text:p>Article 32 of the Spanish Intellectual Property Act: 1. It shall be lawful to include in one’s own work excerpts of the works of others, whether of written, sound or audiovisual character, and also to include isolated works of three-dimensional or photographic, figurative character, provided that the works concerned have already been made available to the public and that they are included by way of quotation or for analysis, comment or critical assessment. Such use may only be made for teaching or research purposes and to the extent justified by the purpose of the inclusion, and the source and the author of the work’s name shall be stated. Periodical compilations made in the form of press summaries or reviews shall be deemed quotations. The aforesaid notwithstanding, if compilations of press articles are carried out basically consisting in the mere reproduction thereof and such an activity is carried out for commercial purposes, the author who has not expressly shall be entitled to receive an equitable remuneration. In case the author expressly indicates his opposition shall an activity shall not be deemed covered by this limitation.</text:p>
          </table:table-cell>
          <table:table-cell table:style-name="ce36" office:value-type="string">
            <text:p>Quotations
Article 22. Anyone may, in accordance with proper usage and to the extent necessary for the purpose, quote from works which have been made available to the public.</text:p>
          </table:table-cell>
          <table:table-cell table:style-name="ce80" office:value-type="string">
            <text:p>30 Criticism, review, quotation and news reporting
 (1) Fair dealing with a work for the purpose of criticism or review, of that or another work or of a performance of a work, does not infringe any copyright in the work provided that it is accompanied by a sufficient acknowledgement (unless this would be impossible for reasons of practicality or otherwise) and provided that the work has been made available to the public.
 (1ZA) Copyright in a work is not infringed by the use of a quotation from the work (whether for criticism or review or otherwise) provided that—
 (a) the work has been made available to the public,
 (b) the use of the quotation is fair dealing with the work,
 (c) the extent of the quotation is no more than is required by the specific purpose for which it is used, and
 (d) the quotation is accompanied by a sufficient acknowledgement (unless this would be impossible for reasons of practicality or otherwise).
 (1A) For the purposes of subsections (1) and (1ZA) a work has been made available to the public if it has been made available by any means, including--
 (a) the issue of copies to the public;
 (b) making the work available by means of an electronic retrieval system;
 (c) the rental or lending of copies of the work to the public;
 (d) the performance, exhibition, playing or showing of the work in public;
 (e) the communication to the public of the work,
 but in determining generally for the purposes of that those subsections whether a work has been made available to the public no account shall be taken of any unauthorised act.
 (2) Fair dealing with a work (other than a photograph) for the purpose of reporting current events does not infringe any copyright in the work provided that (subject to subsection (3)) it is accompanied by a sufficient acknowledgement.
 (3) No acknowledgement is required in connection with the reporting of current events by means of a sound recording, film or broadcast where this would be impossible for reasons of practicality or otherwise.
 (4) To the extent that a term of a contract purports to prevent or restrict the doing of any act which, by virtue of subsection (1ZA), would not infringe copyright, that term is unenforceable.
 30A</text:p>
          </table:table-cell>
        </table:table-row>
      </table:table>
      <table:table table:name="Art. 5.3(e)" table:style-name="ta16" table:print="false">
        <office:forms form:automatic-focus="false" form:apply-design-mode="false"/>
        <table:table-column table:style-name="co31" table:default-cell-style-name="ce15"/>
        <table:table-column table:style-name="co55"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41</text:p>
          </table:table-cell>
          <table:table-cell/>
          <table:table-cell table:style-name="ce34" office:value-type="string">
            <text:p>Article 24 (1)</text:p>
          </table:table-cell>
          <table:table-cell/>
          <table:table-cell table:style-name="ce34" office:value-type="string">
            <text:p>Article 7 (2) (m)</text:p>
          </table:table-cell>
          <table:table-cell table:style-name="ce34" office:value-type="string">
            <text:p>§34(a)</text:p>
          </table:table-cell>
          <table:table-cell table:style-name="ce34" office:value-type="string">
            <text:p>Article 26-28</text:p>
          </table:table-cell>
          <table:table-cell table:style-name="ce34" office:value-type="string">
            <text:p>Article 19 (8)</text:p>
          </table:table-cell>
          <table:table-cell table:style-name="ce34" office:value-type="string">
            <text:p>Article 25(c)</text:p>
          </table:table-cell>
          <table:table-cell table:style-name="ce34" office:value-type="string">
            <text:p>Article L-331-4 CPI (covers all Intellectual Property Rights) </text:p>
          </table:table-cell>
          <table:table-cell table:style-name="ce34" office:value-type="string">
            <text:p>Article 45</text:p>
          </table:table-cell>
          <table:table-cell table:style-name="ce34" office:value-type="string">
            <text:p>Article 24</text:p>
          </table:table-cell>
          <table:table-cell table:style-name="ce34" office:value-type="string">
            <text:p>Article 41 (2)</text:p>
          </table:table-cell>
          <table:table-cell table:style-name="ce34" office:value-type="string">
            <text:p>Sec. 71, 72</text:p>
          </table:table-cell>
          <table:table-cell table:style-name="ce34" office:value-type="string">
            <text:p>Article 67</text:p>
          </table:table-cell>
          <table:table-cell table:style-name="ce34" office:value-type="string">
            <text:p>Article 19 (1)(5), 24 (judicial proceedings only) </text:p>
          </table:table-cell>
          <table:table-cell table:style-name="ce34" office:value-type="string">
            <text:p>Article 27</text:p>
          </table:table-cell>
          <table:table-cell table:style-name="ce34" office:value-type="string">
            <text:p>Article 10 (12)</text:p>
          </table:table-cell>
          <table:table-cell table:style-name="ce34" office:value-type="string">
            <text:p>Article 9 (1) (l)</text:p>
          </table:table-cell>
          <table:table-cell table:style-name="ce34" office:value-type="string">
            <text:p>Article 22</text:p>
          </table:table-cell>
          <table:table-cell table:style-name="ce34" office:value-type="string">
            <text:p>Article 33(2)</text:p>
          </table:table-cell>
          <table:table-cell table:style-name="ce34" office:value-type="string">
            <text:p>Article 75 (2)(g)</text:p>
          </table:table-cell>
          <table:table-cell table:style-name="ce34" office:value-type="string">
            <text:p>Art. 33(1)</text:p>
          </table:table-cell>
          <table:table-cell/>
          <table:table-cell table:style-name="ce70" office:value-type="string">
            <text:p>Article 56 ZASP</text:p>
          </table:table-cell>
          <table:table-cell table:style-name="ce34" office:value-type="string">
            <text:p>Article 31bis (1)</text:p>
          </table:table-cell>
          <table:table-cell table:style-name="ce34" office:value-type="string">
            <text:p>Article 26</text:p>
          </table:table-cell>
          <table:table-cell table:style-name="ce34" office:value-type="string">
            <text:p>Secs 50 ff. of the Copyright Designs and Patents Act 1988</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4">
            <text:p><text:a xlink:href="http://www.zakonyprolidi.cz/cs/2000-121#p34">http://www.zakonyprolidi.cz/cs/2000-121#p34</text:a></text:p>
          </table:table-cell>
          <table:table-cell table:number-columns-repeated="13"/>
          <table:table-cell table:style-name="ce68" office:value-type="string" office:value="http://wetten.overheid.nl/BWBR0001886/2015-07-01">
            <text:p><text:a xlink:href="http://wetten.overheid.nl/BWBR0001886/2015-07-01">http://wetten.overheid.nl/BWBR0001886/2015-07-01</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7"/>
          <table:table-cell table:style-name="ce34" office:value-type="string">
            <text:p>Data from 2007 contradicts data from 2015</text:p>
          </table:table-cell>
          <table:table-cell table:number-columns-repeated="7"/>
          <table:table-cell table:style-name="ce34" office:value-type="string">
            <text:p>Article numbers from 2007 data do not match article numbers from 2015 data</text:p>
          </table:table-cell>
          <table:table-cell table:number-columns-repeated="2"/>
          <table:table-cell table:style-name="ce34" office:value-type="string">
            <text:p>Article Numbers not verified</text:p>
          </table:table-cell>
          <table:table-cell table:number-columns-repeated="2"/>
          <table:table-cell table:style-name="ce34" office:value-type="string">
            <text:p>Data from 2007 contradicts data from 2015</text:p>
          </table:table-cell>
        </table:table-row>
        <table:table-row table:style-name="ro2">
          <table:table-cell table:style-name="ce34"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41 

Any existing copyright shall not hinder the use of the respective work for public safety purposes or in the context of administrative, parliamentary or judicial proceedings.</text:p>
          </table:table-cell>
          <table:table-cell table:style-name="ce71"/>
          <table:table-cell table:style-name="ce36" office:value-type="string">
            <text:p>Article 24 (1) No authorisation from the author and no compensation shall be due in the case of:..
Item 13: use of works for the purposes of national security, in judicial or administrative proceedings, and in parliamentary practice
</text:p>
          </table:table-cell>
          <table:table-cell table:style-name="ce76"/>
          <table:table-cell table:style-name="ce36" office:value-type="string">
            <text:p>7 (2) (m) The copyright does not include the right of control in the use for the purposes of any judicial, parliamentary or administrative procedure or reference in any such procedure.</text:p>
          </table:table-cell>
          <table:table-cell table:style-name="ce36" office:value-type="string">
            <text:p>Article 34
Official and Reporting Licences
Copyright is not infringed by anybody who uses:
   a)  to a justifiable extent a work on the basis of law for purposes of public security, for court or administrative proceedings or for any other official purpose, or for parliamentary procedures and for taking minutes thereof;   
</text:p>
          </table:table-cell>
          <table:table-cell table:style-name="ce84" office:value-type="string">
            <text:p>Public Proceedings, Public Access, etc.

26. 
Proceedings in Parliament, municipal councils and other elected public
authorities, in judicial proceedings and in public meetings held to discuss general
matters may be used without the author's consent. However, the author shall have
the exclusive right to publish compilations of his own statements.

28.
(1) Works may to the extent justified by the purpose be used in connection
with
(i) judicial proceedings and proceedings before administrative tribunals, etc., and
(ii) proceedings within public authorities and institutions under Parliament.
(2) The right to further exploitation depends on the rules otherwise in force.
</text:p>
          </table:table-cell>
          <table:table-cell table:style-name="ce36" office:value-type="string">
            <text:p>ECA § 19 5) - The following is permitted without the authorisation of the author 
and without payment of remuneration if mention is made of the name of the 
author of the work, if it appears thereon, the name of the work and the source 
publication: 5) reproduction of a work for the purposes of a judicial procedure 
or insurance of public security and to the extent justified by the purposes of a 
judicial procedure or insurance of public security</text:p>
          </table:table-cell>
          <table:table-cell table:style-name="ce91" office:value-type="string">
            <text:p>No separate exception exists, but sections 25 c and 25 d subsection 2 of the Finnish Copyright Act cover this sort of usage. According to the section 25 c "Oral or written statements made in a public representational body, before an authority or at a public consultation on a matter of public interest may be reproduced or communicated to the public without the author's consent. However, a statement and a written or similar work presented as evidence in a case or in a matter may be reproduced or communicated to the public only in the reporting of the case or matter and only to the extent necessary for the purposes of such reporting. The author shall have the exclusive right to publish a compilation of his statements."  Also according to section 25 d, the work may be used in the administration of justice or if public safety requires.</text:p>
          </table:table-cell>
          <table:table-cell table:style-name="ce36" office:value-type="string">
            <text:p>L331-4

The rights mentioned in part one of this Code shall not prevail over any acts necessary for the accomplishment of a
jurisdictional or administrative procedure provided by law, or undertaken for public safety reasons.</text:p>
          </table:table-cell>
          <table:table-cell table:style-name="ce71" office:value-type="string">
            <text:p>Article 45 - Administration of justice and public security

(1) It shall be permissible to make individual copies of works for use in proceedings before a court, an arbitration tribunal or authority or to have such copies made.

(2) Courts and authorities may, for the purposes of the administration of justice and public security, make copies of portraits or to have these reproduced.

(3) The distribution, exhibition in public and communication to the public of the works shall be permissible under the same conditions as apply to reproduction.</text:p>
          </table:table-cell>
          <table:table-cell table:number-columns-repeated="3" table:style-name="ce72"/>
          <table:table-cell table:style-name="ce36" office:value-type="string">
            <text:p>Article 67
1. The reproduction of works or portions of works shall be permitted for the purposes of public security as well as in parliamentary, judicial or administrative proceedings, as long as the source, including where  possible the author’s name, is indicated. </text:p>
          </table:table-cell>
          <table:table-cell table:style-name="ce36" office:value-type="string">
            <text:p>Section 24. Reproduction of a Work for Purposes of Judicial Proceedings
(1) Reproduction of a work is permitted to the extent justified, for purposes of judicial proceedings, without the permission of the author and without remuneration to the author. (..)</text:p>
          </table:table-cell>
          <table:table-cell table:style-name="ce36" office:value-type="string">
            <text:p>Article 27 of the Law: 

"It shall be permitted, without the authorisation of an author or any other owner of copyright, and without a remuneration, to reproduce and communicate to the public a work for the purposes of public security or to ensure the proper performance or reporting of administrative, parliamentary or judicial proceeding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9) use for the purposes of public security or to ensure the proper performance or reporting of administrative, parliamentary or judicial proceedings;".</text:p>
          </table:table-cell>
          <table:table-cell table:style-name="ce71" office:value-type="string">
            <text:p>Article 10 (12) contains a limitation on the use of short extracts which implements Article 5(3)(e) without deviations. 

Article 10 (12)  Lux. Copyright Act 2004: When the work, other than a database, has been lawfully made available to the public, the author
cannot prohibit the use for public security purposes or to ensure the smooth conduct of administrative proceedings, parliamentary or judicial or to ensure proper coverage of such procedures.</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the purposes of public security or to ensure the proper performance or reporting of administrative, parliamentary or judicial proceedings.</text:p>
          </table:table-cell>
          <table:table-cell table:style-name="ce71" office:value-type="string">
            <text:p>Article 22
1 In the interests of public security as well as the detection of criminal activity, pictures of any nature whatever may be reproduced or published by or on behalf of the judicial authorities.
2 Adoption of a literary or scientific work in the context of public security, or to safeguard the proper progression of administrative, parliamentary or judicial proceedings or media coverage thereof will not be regarded as an infringement of copyright in that work.</text:p>
          </table:table-cell>
          <table:table-cell table:style-name="ce36" office:value-type="string">
            <text:p>Art. 33(2). It is permitted to use works for the purposes of public security or for conducting or reporting administrative, judicial or parliamentary proceedings.</text:p>
          </table:table-cell>
          <table:table-cell table:style-name="ce75" office:value-type="string">
            <text:p>Art. 75, 2 (n) CRRC without the authors consent it is allowed uses for purposes of public security or to ensure the proper performance or reporting of administrative, parliamentary or judicial proceedings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a) reproduction of a work within judiciary, parliamentary or administrative procedures for purposes of public security;"</text:p>
          </table:table-cell>
          <table:table-cell table:style-name="ce36"/>
          <table:table-cell table:style-name="ce36" office:value-type="string">
            <text:p>The use of work is free, if this is necessary in individual cases because of execution of the tasks of public security or to ensure performance of any official proceedings, such as proceedings in the Parliament or in Council of Republic of Slovenia, judicial, administrative or arbitration proceedings (Article 56 ZASP).</text:p>
          </table:table-cell>
          <table:table-cell table:style-name="ce75" office:value-type="string">
            <text:p>Article 31 Bis 1: The author’s licence shall not be required when a work is reproduced, distributed or made available to the public for public security purposes or for the correct carrying out of administrative, judicial or parliamentary proceedings.</text:p>
          </table:table-cell>
          <table:table-cell table:style-name="ce36" office:value-type="string">
            <text:p>On Public Debates, Public Documents, etc.
Article 26. Anyone is entitled to use oral or written statements
1. before public authorities,
2. in government or municipal representative bodies,
...
The provisions of the first paragraph, items 1. and 2. do not however apply as regards information for which secrecy applies under Chapter 31, Article 23 of the Public Access to Information and Secrecy Act (2009:400).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and
3. that what is stated during questionings as mentioned in the first Paragraph, item 4. must not be used, on the basis of that provision, in sound radio or television broadcasts. (Act 2009:406).
Article 26 a. Anyone is entitled to use works which form part of the documents mentioned in Article 9, first paragraph, and which are of the kind mentioned in Article 9, second paragraph, items 2 to 4. The author is entitled to remuneration except when the use occurs in connection with
1. the activities of a public authority,
2. a report of a legal proceeding or a case in which the work appears and the work is used only to the extent necessary for the information purpose.
Anyone is entitled to use documents which are prepared by Swedish public authorities but which are not such as are mentioned in Article 9, first Paragraph.
The second Paragraph does not apply to
1. maps,
2. technical models,
3. computer programs,
4. works created for educational purposes,
5. works which are the result of scientific research,
6. works of drawing, painting or engraving,
7. musical works,
8. works of poetry, or
9. works copies of which are made available to the public through public authorities in connection with commercial activities. (Act 2000:92).
Article 26b. Notwithstanding copyright therein, official documents shall, be made available to the public as prescribed in Chapter 2 of the Freedom of the Press Act.
Copyright does not prevent the use of a work in the interest of the administration of justice or of public security.
Article 26 e. A sound radio or television organisation which has the right to broadcast a work is also entitled to record the work on a material support from which it can be perceived, if this act is made
...
2. to ensure evidence concerning the content of the broadcast, or
3. in order to make it possible for a governmental authority to exercise supervision over the broadcasting activities.
Recordings made in accordance with the provisions of the first Paragraph, items 2 and 3, may be used only for the purposes indicated there. Such recordings which have a documentary value may, however, be preserved in the Royal Library.
A Government authority which has as its task of supervising advertising in sound radio and television broadcasts is entitled to use broadcasts to the extent necessary for the purpose. (Act 2008:1416).</text:p>
          </table:table-cell>
          <table:table-cell table:style-name="ce36"/>
        </table:table-row>
      </table:table>
      <table:table table:name="Art. 5.3(f)" table:style-name="ta17" table:print="false">
        <office:forms form:automatic-focus="false" form:apply-design-mode="false"/>
        <table:table-column table:style-name="co31" table:default-cell-style-name="ce15"/>
        <table:table-column table:style-name="co56"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 43</text:p>
          </table:table-cell>
          <table:table-cell table:style-name="ce70" office:value-type="string">
            <text:p>Article XI.189 §2 of Code of Economic Law, Book XI</text:p>
          </table:table-cell>
          <table:table-cell table:style-name="ce34" office:value-type="string">
            <text:p>Article 24</text:p>
          </table:table-cell>
          <table:table-cell/>
          <table:table-cell table:style-name="ce34" office:value-type="string">
            <text:p>Article 7 (2) (g)</text:p>
          </table:table-cell>
          <table:table-cell table:style-name="ce34" office:value-type="string">
            <text:p>§34(d)</text:p>
          </table:table-cell>
          <table:table-cell table:style-name="ce34" office:value-type="string">
            <text:p>Article 32</text:p>
          </table:table-cell>
          <table:table-cell table:style-name="ce34" office:value-type="string">
            <text:p>Article 20 (1)</text:p>
          </table:table-cell>
          <table:table-cell table:style-name="ce34" office:value-type="string">
            <text:p>Article 25(c)</text:p>
          </table:table-cell>
          <table:table-cell table:style-name="ce34" office:value-type="string">
            <text:p>Article L-122-5- 3° (c) (remains unchanged) </text:p>
          </table:table-cell>
          <table:table-cell table:style-name="ce34" office:value-type="string">
            <text:p>Article 48</text:p>
          </table:table-cell>
          <table:table-cell table:style-name="ce34" office:value-type="string">
            <text:p>Article 25</text:p>
          </table:table-cell>
          <table:table-cell table:style-name="ce34" office:value-type="string">
            <text:p>Article 36 (1)</text:p>
          </table:table-cell>
          <table:table-cell table:style-name="ce34"/>
          <table:table-cell table:style-name="ce34" office:value-type="string">
            <text:p>Article 66</text:p>
          </table:table-cell>
          <table:table-cell table:style-name="ce34" office:value-type="string">
            <text:p>Article 20 (2) (2)</text:p>
          </table:table-cell>
          <table:table-cell table:style-name="ce34" office:value-type="string">
            <text:p>Article 24 (1) (3)</text:p>
          </table:table-cell>
          <table:table-cell table:style-name="ce34" office:value-type="string">
            <text:p>Article 10 (8)</text:p>
          </table:table-cell>
          <table:table-cell table:style-name="ce34" office:value-type="string">
            <text:p>Article 9 (1) (m)</text:p>
          </table:table-cell>
          <table:table-cell table:style-name="ce34" office:value-type="string">
            <text:p>Article 15b</text:p>
          </table:table-cell>
          <table:table-cell table:style-name="ce34" office:value-type="string">
            <text:p>Article 26(1)</text:p>
          </table:table-cell>
          <table:table-cell table:style-name="ce34" office:value-type="string">
            <text:p>Article 75(2)(j)</text:p>
          </table:table-cell>
          <table:table-cell table:style-name="ce34" office:value-type="string">
            <text:p>Article 33 (2)</text:p>
          </table:table-cell>
          <table:table-cell table:style-name="ce34" office:value-type="string">
            <text:p>Article 33 (1)(c)</text:p>
          </table:table-cell>
          <table:table-cell table:style-name="ce70" office:value-type="string">
            <text:p>Article 48 ZASP</text:p>
          </table:table-cell>
          <table:table-cell table:style-name="ce34" office:value-type="string">
            <text:p>Article 33 (2)</text:p>
          </table:table-cell>
          <table:table-cell table:style-name="ce34" office:value-type="string">
            <text:p>Article 26</text:p>
          </table:table-cell>
          <table:table-cell table:style-name="ce34" office:value-type="string">
            <text:p>Section 30 of the Copyright Designs and Patents Act 1988</text:p>
          </table:table-cell>
          <table:table-cell table:style-name="ce34" office:value-type="string">
            <text:p>Official Speeches are not subject to copyright</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4">
            <text:p><text:a xlink:href="http://www.zakonyprolidi.cz/cs/2000-121#p34">http://www.zakonyprolidi.cz/cs/2000-121#p34</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68" office:value-type="string" office:value="http://www.legislation.gov.uk/ukpga/1988/48/section/30">
            <text:p><text:a xlink:href="http://www.legislation.gov.uk/ukpga/1988/48/section/30">http://www.legislation.gov.uk/ukpga/1988/48/section/30</text:a></text:p>
          </table:table-cell>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3"/>
          <table:table-cell table:style-name="ce34" office:value-type="string">
            <text:p>No known article numbers</text:p>
          </table:table-cell>
          <table:table-cell table:number-columns-repeated="3"/>
          <table:table-cell table:style-name="ce34" office:value-type="string">
            <text:p>Data from 2007 contradicts data from 2015</text:p>
          </table:table-cell>
          <table:table-cell table:number-columns-repeated="5"/>
          <table:table-cell table:style-name="ce34" office:value-type="string">
            <text:p>Although you could argue that Article 90 on Public reading or recitation of works is a narrow implementation of this exception.</text:p>
          </table:table-cell>
          <table:table-cell table:number-columns-repeated="4"/>
          <table:table-cell table:style-name="ce34" office:value-type="string">
            <text:p>Article number not verified</text:p>
          </table:table-cell>
          <table:table-cell table:style-name="ce34" office:value-type="string">
            <text:p>Article number not verified</text:p>
          </table:table-cell>
          <table:table-cell table:number-columns-repeated="4"/>
          <table:table-cell table:style-name="ce70" office:value-type="string">
            <text:p>The source and authorship must be indicated.</text:p>
          </table:table-cell>
          <table:table-cell table:number-columns-repeated="2"/>
          <table:table-cell table:style-name="ce34" office:value-type="string">
            <text:p>Criticism or review defence</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43

(1)Political Speeches held in public as well as speeches held in context to proceedings of an assembly overseeing public affairs or judicial proceedings may be reproduced, distributed, publicly recited, broadcast and made available to the public. 

(2) If said speeched have been recorded via a sound carrying medium such recordings may only be distributed with the author's consent.

(3) Reproduction, distrubution and making available to the public of said speeches as part of a collection of such works shall be the exclusive right of the respective author.</text:p>
          </table:table-cell>
          <table:table-cell table:style-name="ce36" office:value-type="string">
            <text:p>Art. XI.189 §2 of Code of Economic Law, Book XI: To compose an anthology intended for teaching that does not pursue the goal of a direct or indirect economic or commercial advantage the consent
of the authors of whose works are brought together in this way by extracts needs to be obtained. If the author however deceased, then the permission of the copyright holder is not required, provided that the choice of the extract, the presentation and its place take into account the moral rights of the author and that a fair compensation is paid, which is agreed by the parties
 or otherwise determined by the court determined in accordance with honest practices.</text:p>
          </table:table-cell>
          <table:table-cell table:style-name="ce36" office:value-type="string">
            <text:p>Article 24 (1) No authorisation from the author and no compensation shall be due in the case of:..
Item 4: the use as current news in the press and other media of speeches, reports, sermons, and others or parts thereof delivered at public gatherings, as well as speeches delivered in the course of legal proceedings, if reference is made to the source and name of the author, unless this is not possible.</text:p>
          </table:table-cell>
          <table:table-cell table:style-name="ce36" office:value-type="string">
            <text:p> (ONLY PRESS)</text:p>
          </table:table-cell>
          <table:table-cell table:style-name="ce36" office:value-type="string">
            <text:p>7 (2) (g) The copyright does not include the right of control over the reproduction in the press, the presentation to the public  as such is being defined in section (1) above or the distribution of articles for the financial, political or religious headlines or broadcasted works or other objects of the same type, when their use is not expressly prohibited and provided that the source is indicated, including the author's name, the use of works or other objects at the presentation of the headlines, to the extent justified by the informatory purpose and provided the source is indicated, including the author's name, except where this turns out to be impossible. </text:p>
          </table:table-cell>
          <table:table-cell table:style-name="ce36" office:value-type="string">
            <text:p>Article 34
Official and Reporting Licences
Copyright is not infringed by anybody who uses:
  (...)
   d) a political speech or passages of a public lecture or similar works, to an extent adequate to the informative purpose; this shall be without prejudice to the author’s right to the use of such works in collection;
</text:p>
          </table:table-cell>
          <table:table-cell table:style-name="ce84" office:value-type="string">
            <text:p>Public Proceedings, Public Access, etc.
26. 
Proceedings in Parliament, municipal councils and other elected public
authorities, in judicial proceedings and in public meetings held to discuss general
matters may be used without the author's consent. However, the author shall have
the exclusive right to publish compilations of his own statements.


Special Provisions on Radio and Television
32. 
Broadcasts of debate programs in which general questions are discussed
may be used without the consent of the author. However, the author shall have the
exclusive right to publish compilations of his own statements.
</text:p>
          </table:table-cell>
          <table:table-cell table:style-name="ce36" office:value-type="string">
            <text:p>ECA § 19 4) - The following is permitted without the authorisation of the author 
and without payment of remuneration if mention is made of the name of the 
author of the work, if it appears thereon, the name of the work and the source 
publication: 4) for the purpose of reporting current events, the reproduction in 
the press and communicating to the public of works seen or heard in the 
course of an event, to the extent justified by the purpose, in the form and to 
the extent required by the purpose of reporting current events</text:p>
          </table:table-cell>
          <table:table-cell table:style-name="ce36" office:value-type="string">
            <text:p>Section 25c covers this use</text:p>
          </table:table-cell>
          <table:table-cell table:style-name="ce36" office:value-type="string">
            <text:p>L122-5 3° c)

Once a work has been disclosed, the author may not prohibit on condition that the name of the author and the source are clearly stated: 

c) "dissemination, even in their entirety, through the press or by broadcasting, as current news, of speeches intended
for the public made in political, administrative, judicial or academic gatherings, as well as in public meetings of a political
nature and at official ceremonies"
</text:p>
          </table:table-cell>
          <table:table-cell table:style-name="ce71" office:value-type="string">
            <text:p>Article 48 - Public speeches

(1) It shall be permissible
1.  to reproduce and distribute speeches relating to current affairs in newspapers, periodicals or other printed matter or other data carriers which mainly record current events, where the speeches were made at public gatherings or were published by means of communication to the public within the meaning of Article 19a or Article 20, and to communicate such speeches to the public,
2.  to reproduce, distribute and communicate to the public a speech delivered during public negotiations before state, local authority or church organs.

(2) It shall, however, not be permissible to reproduce and distribute the speeches designated in paragraph (1), item 2, in the form of a collection predominantly containing speeches by the same author.

! But no exception re: recording of public lectures, q. v. 

Article 53 - Reproduction for private and other personal uses
[...]
(7) The recording of public lectures, productions or performances of a work on video or audio recording mediums, the realisation of plans and drafts of artistic works and the reconstruction of architectural works shall always be permissible only with the consent of the rightholder.</text:p>
          </table:table-cell>
          <table:table-cell table:style-name="ce72"/>
          <table:table-cell table:style-name="ce36" office:value-type="string">
            <text:p>36 (1) “Sections of public lectures and other similar works as well as political speeches may be used freely for information services to the extent justified for the purpose. In such cases, the source and the name of the author must be indicated unless it proves to be impossible. The author’s consent is required for the publication of collections of such works.”</text:p>
          </table:table-cell>
          <table:table-cell table:style-name="ce93"/>
          <table:table-cell table:style-name="ce36" office:value-type="string">
            <text:p>Article 66
1. Speeches on matters of political or administrative interest delivered in public assemblies or in any other public manner, as well as extracts of public lectures, shall be freely reproduced or communicated to the public, to the extent justified by the informatory purpose, in magazines or in newspapers, also if broadcast or in electronic format, provided that the source, the author’s name, the date and the place where the speech was delivered, are indicated. </text:p>
          </table:table-cell>
          <table:table-cell table:style-name="ce36" office:value-type="string">
            <text:p>Section 20. Use of a Work for Informational Purposes
(1) It being mandatory that the title of the work and the name of the author to be used are indicated and that the provisions of Sections 14 and 18 of this Law are observed, it is permitted: (..) 
2) to publish, to broadcast or otherwise make known publicly given political speeches, addresses, announcements and other analogous works, to the extent justified by the informational purpose;(..)
</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3) reproduction for the purpose of informing the public in newspapers or periodicals, or communication to the public in any other mode of political speeches, extracts of public lectures or similar works, as well as speeches delivered during court proceedings, to the extent justified by the informatory purpose to be achieved; 
&lt;...&gt; 
2. Part 3 of sub-article 1 does not apply to exclusive author’s right to constitute or allow to constitute sets of such works."</text:p>
          </table:table-cell>
          <table:table-cell table:style-name="ce71" office:value-type="string">
            <text:p>According to Article 10 (8), official texts of authorities and official translations as well as speeches made in “deliberative assemblies” public court hearings and political meetings may be used without restriction . 

 Article 10 (8) Lux. Copyright Act 2004:When the work, other than a database, has been lawfully made available to the public, the author
cannot prohibit the official acts of authority and official translation, as well as speeches in assemblies deliberating in public court proceedings or in political meetings. However, the author only the right to take apart or collection of his speeches.</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political speeches as well as extracts of public lectures or similar works or subject-matter to the extent justified by informatory purposes and provided that the source, including the author’s name, is, except where this is impossible, indicated.</text:p>
          </table:table-cell>
          <table:table-cell table:style-name="ce72"/>
          <table:table-cell table:style-name="ce77" office:value-type="string">
            <text:p>Article 25. 1. It is allowed to distribute, for information purposes, in the press, radio, and television: ... 4)   speeches given in public meetings or trials; however, without the right to publish a collection of speeches given by one person; (...) 3. Both the original and translations of works may be distributed pursuant to paragraph 1.
4. The provisions of paragraph 1-3 apply accordingly to communicating a work to the public in such a way that each person may access the work from a place and at a time individually chosen by him, provided that if remuneration as referred to in paragraph 2 is not paid under an agreement with the rightholder, it shall be paid via the competent collecting society. </text:p>
          </table:table-cell>
          <table:table-cell table:style-name="ce75" office:value-type="string">
            <text:p>Art. 75, 2 (b) CRRC without the authors consent it is allowed the reproduction, communication to the public or making available of works, by broadcast media for information, speeches, lecturing, public conferences (except works that are not protected under copyright law) purposes in form of summary or extract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 + Art. 76, 2 of CRRC the work reproduced must not be confused with the original work nor so extensive that undermines the interest on the work</text:p>
          </table:table-cell>
          <table:table-cell table:style-name="ce36" office:value-type="string">
            <text:p>Art. 33 (2) of Law 8/1996 (Updated Form): "Subject to conditions provided for in paragraph (1), the reproduction, distribution, broadcasting or communication to the public, with neither direct nor indirect commercial or economic advantage, are allowed:                                                                                        (...) b) short fragments of conferences, speeches, pleas or other similar works, which were expressed orally in public, on condition that these uses have as sole purpose informing on topicality;" </text:p>
          </table:table-cell>
          <table:table-cell table:style-name="ce36" office:value-type="string">
            <text:p>Section 33

Use of work for information purposes
(1) No consent of the author is required for a) the making of reproduction of the released work in newspapers or other information media informing about up-to-date events or themes of economical, political or other social character and for communication to the public having such contents; the above shall not apply if the author, in individual cases, has reserved the right to give his consent with the reproduction and with communication to the public of this work; b) the making of reproductions and communication to the public of a short part of a work perceivable to current affairs that form an integral part of the news programme;

c) the making of reproductions and communication to the public of a talk, speech or other work of similar nature given in public,

d) the public distribution of reproduction of the work made according to letter a) to c) by sale or other form of assignment of title, if this right was not reserved by the author of work.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Because of access to information of public character it is admissible to reproduce public political speeches as well as other public speeches, given at the hearings before state, ecclesiastical or similar authorities (Article 48 ZASP). The source and authorship must be indicated.</text:p>
          </table:table-cell>
          <table:table-cell table:style-name="ce75" office:value-type="string">
            <text:p>Article 33.2: Lectures, addresses, forensic reports and other works of the same character that have been delivered in public may also be reproduced, distributed and communicated, provided that such uses are made for the sole purpose of informing on current events. The latter condition shall not apply to speeches made at parliamentary sessions or meetings of public bodies. In any case, the author’s right to publish such works in a collection shall be reserved.</text:p>
          </table:table-cell>
          <table:table-cell table:style-name="ce36" office:value-type="string">
            <text:p>On Public Debates, Public Documents, etc.
Article 26. Anyone is entitled to use oral or written statements
…
3. in public debates on public matters,
4. at public questionings on such matters.
…
In the application of the provisions in the first paragraph it shall, however, be observed,
1. that writings cited as evidence, reports and similar works may be used only in connection with a report concerning the legal proceedings or case in which they have appeared and only to the extent necessary for the purpose of such a report,
2. that the author has an exclusive right to publish compilations of his statements, and
3. that what is stated during questionings as mentioned in the first Paragraph, item 4. must not be used, on the basis of that provision, in sound radio or television broadcasts. (Act 2009:406). 
</text:p>
          </table:table-cell>
          <table:table-cell table:style-name="ce36"/>
        </table:table-row>
      </table:table>
      <table:table table:name="Art. 5.3(g)" table:style-name="ta18" table:print="false">
        <office:forms form:automatic-focus="false" form:apply-design-mode="false"/>
        <table:table-column table:style-name="co31" table:default-cell-style-name="ce15"/>
        <table:table-column table:style-name="co57"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 53</text:p>
          </table:table-cell>
          <table:table-cell table:style-name="ce34"/>
          <table:table-cell table:style-name="ce34" office:value-type="string">
            <text:p>Article 24(1)</text:p>
          </table:table-cell>
          <table:table-cell/>
          <table:table-cell table:style-name="ce34" office:value-type="string">
            <text:p>Article 7 (2) (g)</text:p>
          </table:table-cell>
          <table:table-cell table:style-name="ce34" office:value-type="string">
            <text:p>§35</text:p>
          </table:table-cell>
          <table:table-cell table:style-name="ce34" office:value-type="string">
            <text:p>Article 21</text:p>
          </table:table-cell>
          <table:table-cell/>
          <table:table-cell table:style-name="ce34" office:value-type="string">
            <text:p>Article 21(1)</text:p>
          </table:table-cell>
          <table:table-cell/>
          <table:table-cell table:style-name="ce34" office:value-type="string">
            <text:p>Article 46</text:p>
          </table:table-cell>
          <table:table-cell table:style-name="ce34" office:value-type="string">
            <text:p>Article 27</text:p>
          </table:table-cell>
          <table:table-cell table:style-name="ce34" office:value-type="string">
            <text:p>Article 38</text:p>
          </table:table-cell>
          <table:table-cell table:style-name="ce34" office:value-type="string">
            <text:p>Sec. 93</text:p>
          </table:table-cell>
          <table:table-cell/>
          <table:table-cell table:style-name="ce34" office:value-type="string">
            <text:p>Article 10 (1) (7), 26 (1) partially cover this. </text:p>
          </table:table-cell>
          <table:table-cell table:style-name="ce34" office:value-type="string">
            <text:p>Article 26</text:p>
          </table:table-cell>
          <table:table-cell/>
          <table:table-cell table:style-name="ce34" office:value-type="string">
            <text:p>Article 9 (1) (n)</text:p>
          </table:table-cell>
          <table:table-cell table:style-name="ce34" office:value-type="string">
            <text:p>Article 17c</text:p>
          </table:table-cell>
          <table:table-cell table:style-name="ce34" office:value-type="string">
            <text:p>Article 31 (amended)</text:p>
          </table:table-cell>
          <table:table-cell table:style-name="ce34" office:value-type="string">
            <text:p>Article 75 (2) (j)</text:p>
          </table:table-cell>
          <table:table-cell table:style-name="ce34" office:value-type="string">
            <text:p>Art. 33 (1)</text:p>
          </table:table-cell>
          <table:table-cell table:style-name="ce34" office:value-type="string">
            <text:p>Article 30 (1)(a)</text:p>
          </table:table-cell>
          <table:table-cell/>
          <table:table-cell table:style-name="ce34" office:value-type="string">
            <text:p>Article 38</text:p>
          </table:table-cell>
          <table:table-cell table:style-name="ce34" office:value-type="string">
            <text:p>Article 21</text:p>
          </table:table-cell>
          <table:table-cell table:style-name="ce34" office:value-type="string">
            <text:p>Section 62 of the Copyright Designs and Patents Act 1988</text:p>
          </table:table-cell>
          <table:table-cell table:style-name="ce34"/>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5">
            <text:p><text:a xlink:href="http://www.zakonyprolidi.cz/cs/2000-121#p35">http://www.zakonyprolidi.cz/cs/2000-121#p35</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table-cell table:style-name="ce76" office:value-type="string">
            <text:p>Only as part of press reproduction exception.</text:p>
          </table:table-cell>
          <table:table-cell table:number-columns-repeated="4"/>
          <table:table-cell table:style-name="ce34" office:value-type="string">
            <text:p>Article number not verified</text:p>
          </table:table-cell>
          <table:table-cell table:number-columns-repeated="6"/>
          <table:table-cell table:style-name="ce34" office:value-type="string">
            <text:p>Data from 2007 contradicts data from 2015</text:p>
          </table:table-cell>
          <table:table-cell table:number-columns-repeated="2"/>
          <table:table-cell table:style-name="ce34" office:value-type="string">
            <text:p>Article number not verified</text:p>
          </table:table-cell>
          <table:table-cell table:style-name="ce34" office:value-type="string">
            <text:p>Article number not verified</text:p>
          </table:table-cell>
          <table:table-cell table:number-columns-repeated="3"/>
          <table:table-cell table:style-name="ce34" office:value-type="string">
            <text:p>Article number not verified</text:p>
          </table:table-cell>
          <table:table-cell table:number-columns-repeated="4"/>
          <table:table-cell table:style-name="ce34" office:value-type="string">
            <text:p>[some coverage under Articles 18 and 21.</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53 

It shall be permissible to publicly communicate a published work of the musical arts
[...]
 2. if the work is being communicated on occasion of religious or civil celebrations or as part of military services and the audience is admitted free of charge;
 3. if the audience is admitted free of charge an the communication in question does not directly or indirectly serve commercial purposes or if all proceeds are intended  for charitable purposes.
 4. if the communication is being performed by a band of amateur musicians or an amateur chorus that has been certified by the appropriate authorites as an institution for the maintenance of traditional customs and whose members participate for non-commercial purposes and if the recital consists predominantly of traditional works or works in the public domain or adaptations thereof. Such recitals may not take place in commercial establishments or buildings in municipality of more than 2500 inhabitants, and in other municipalities only if other accommodation is unavailable and the proceeds of said recital do not accrue directly or inderectly to its owner.

(2) Para. 1 items 1 - 3 shall not apply to communications to the public by means of a sound recording whose manufacture constitutes an infringement of exclusive rights to reproduce or distribute the respective work. Said provisions shall also not apply if the performers involved receive any personal remuneration. 

(3) Para. 1 shall not apply to on-stage performances of operas or other musical works in connection to a work of literature or a film work or similar cinamtographic productions.</text:p>
          </table:table-cell>
          <table:table-cell table:style-name="ce71"/>
          <table:table-cell table:style-name="ce36" office:value-type="string">
            <text:p>Article 24 (1) No authorisation from the author and no compensation shall be due in the case of:..
Item 14: use of works in religious ceremonies or official ceremonies organized by public authorities
</text:p>
          </table:table-cell>
          <table:table-cell/>
          <table:table-cell table:style-name="ce36" office:value-type="string">
            <text:p>7 (2) (g) The copyright does not include the right of control over the reproduction in the press, the presentation to the public  as such is being defined in section (1) above or the distribution of articles for the financial, political or religious headlines or broadcasted works or other objects of the same type, when their use is not expressly prohibited and provided that the source is indicated, including the author's name, the use of works or other objects at the presentation of the headlines, to the extent justified by the informatory purpose and provided the source is indicated, including the author's name, except where this turns out to be impossible.</text:p>
          </table:table-cell>
          <table:table-cell table:style-name="ce36" office:value-type="string">
            <text:p>Article 35
Use of Work as Part of Civil and Religious Ceremonies or as Part of Official Events Organised by Public Authorities or during School Performances, and Use of School Work 
(1) Copyright is not infringed by anybody who uses a work during civil or religious ceremonies or during official events organised by public authorities, provided that this is not done for the purpose of any direct or indirect economic or commercial advantage. 
(...)
</text:p>
          </table:table-cell>
          <table:table-cell table:style-name="ce84" office:value-type="string">
            <text:p>Public Performances

21.
(1) A published work, which is not a dramatic work or a cinematographic
work, may be performed in public
…
(ii) where the performance occurs in the case of divine services or educational activities.
(2) The provision of subsection (1)(ii) does not apply to performances on radio
or television and to performances in educational activities which occur for commercial
purposes.
</text:p>
          </table:table-cell>
          <table:table-cell table:style-name="ce36" office:value-type="string">
            <text:p>-</text:p>
          </table:table-cell>
          <table:table-cell table:style-name="ce91" office:value-type="string">
            <text:p>A published work may be publicly performed in connection with divine services at an event in which the performance of works is not the main feature and for which no admission fee is charged and which otherwise is not arranged for the purpose of gain. This exception does not, however, apply to dramatic or cinematographic works.</text:p>
          </table:table-cell>
          <table:table-cell table:style-name="ce36" office:value-type="string">
            <text:p>N/A</text:p>
          </table:table-cell>
          <table:table-cell table:style-name="ce71" office:value-type="string">
            <text:p>Article 46 - Collections for religious, school or instructional use

(1) Reproduction, distribution and making works available to the public shall be permissible after publication where limited parts of works, of small scale literary works and of musical works, individual artistic works or individual photographs are incorporated in a collection which combines the works of a considerable number of authors and is intended, by its nature, exclusively for [...]  church use.
[...]

Article 52 - Communication to the public
[...]
(2) It shall also be permissible to communicate to the public a published work in a religious service or at a religious celebration organised by a church or religious community. The organiser shall, however, pay the author equitable remuneration.
[...]</text:p>
          </table:table-cell>
          <table:table-cell table:style-name="ce72"/>
          <table:table-cell table:style-name="ce36" office:value-type="string">
            <text:p>38 (1) “If a performance is not intended to generate or increase income even indirectly and the participants do not receive remuneration, works can be performed in the following instances.
e) At the religious ceremonies of religious communities and at church festivities. If a performance is not intended to generate or increase income even indirectly, works can be performed during celebrations held on national holidays.”
</text:p>
          </table:table-cell>
          <table:table-cell table:number-columns-repeated="2" table:style-name="ce72"/>
          <table:table-cell table:style-name="ce36" office:value-type="string">
            <text:p>Section 26. Free Use of a Work in a Public Performance
In compliance with the provisions of Section 18, Paragraph two of this Law, a work may be performed in public without the consent of the author and without the payment of royalties:
1) during official and religious ceremonies, to the extent justified by the nature of the ceremony; (..)
</text:p>
          </table:table-cell>
          <table:table-cell table:style-name="ce36" office:value-type="string">
            <text:p>Article 26 of the Law: 

"It shall be permitted, without the authorisation of an author or any other owner of copyright and without a remuneration, to reproduce, communicate to the public and perform in public for non-commercial purposes a work during religious celebrations, as long as the source, including the author’s name, is indicated, unless this turns out to be impossible."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0) reproduction and communication to the public for the non-commercial purpose during religious celebrations;".</text:p>
          </table:table-cell>
          <table:table-cell table:style-name="ce71" office:value-type="string">
            <text:p>N/A</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for use during religious celebrations or official celebrations organized by a public authority.</text:p>
          </table:table-cell>
          <table:table-cell table:style-name="ce72"/>
          <table:table-cell table:style-name="ce36" office:value-type="string">
            <text:p>Art. 31. It is permitted to perform in public free of charge published works during religious ceremonies, school or academic events or official state ceremonies provided that it is not directly or indirectly for economic benefit and the performers do not receive remuneration, with the exception of advertising, promotional or election events.</text:p>
          </table:table-cell>
          <table:table-cell table:style-name="ce75" office:value-type="string">
            <text:p>Art. 75, 2 (j) of CRRC without the author consent it is allowed execution and public communication of hymns or patriotic songs officially adopted and of exclusively religious works during worship or religious practic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h) use of works during religious ceremonies or official celebrations organized by a public authority;"</text:p>
          </table:table-cell>
          <table:table-cell table:style-name="ce36" office:value-type="string">
            <text:p>Use of work for civil and religious ceremonies, school exhibitions and use of school work
(1) No consent of the author is required for using a) the work at free of charge civil ceremonies or at free of charge religious ceremonies;

b) the work at free of charge school exhibitions in which exclusively pupils, students or school teachers are performing;

c) school works during free of charge fulfilments of tasks ranking among the subject of activities of the school.

(2) The above form of use pursuant to par. 1 is appropriately governed by provisions of S. 25 third sentence.

(3) Using the work pursuant to par. 1 does not result in an obligation to pay remuneration to the author.</text:p>
          </table:table-cell>
          <table:table-cell table:style-name="ce36" office:value-type="string">
            <text:p>/</text:p>
          </table:table-cell>
          <table:table-cell table:style-name="ce75" office:value-type="string">
            <text:p>Article 38: The performance of musical works in the course of official State events or those of the Public Administrations or religious ceremonies shall not require the licence of the holders of the rights, provided that the public may attend them free of charge and that the performers who take part in them do not collect specific remuneration for their performances.</text:p>
          </table:table-cell>
          <table:table-cell table:style-name="ce36" office:value-type="string">
            <text:p>Article 21. Anyone is entitled to publicly perform works, with the exception of cinematographic works and works made for the stage, that have been made public 1. on occasions where the performance of such works is not the main feature of the event, no admission fee is charged and the event is not organised for commercial purposes, and
2. in the course of educational activities or divine services.
The Parliament and governmental and municipal authorities may, in cases referred to in the first Paragraph, item 1, publicly perform also cinematographic works and works made for the stage that have been made public. The works may be performed only through connection to an external network made available in order to satisfy a public information interest, and, as regards archives and libraries referred to in Article 16, third Paragraph, by means of a technical device intended for single customers in order to make available works forming part of the institution´s own collections. The performance may occur only at the Parliament’s or the authorities’ own venues.
The provisions of the first Paragraph, item 2. do not confer a right to publicly perform, for commercial purposes, compilations in the course of educational activities. (Act 2013:691).</text:p>
          </table:table-cell>
          <table:table-cell table:style-name="ce36" office:value-type="string">
            <text:p>N/A</text:p>
          </table:table-cell>
        </table:table-row>
      </table:table>
      <table:table table:name="Art. 5.3(h)" table:style-name="ta19" table:print="false">
        <office:forms form:automatic-focus="false" form:apply-design-mode="false"/>
        <table:table-column table:style-name="co31" table:default-cell-style-name="ce15"/>
        <table:table-column table:style-name="co58"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4 (5)</text:p>
          </table:table-cell>
          <table:table-cell table:style-name="ce70" office:value-type="string">
            <text:p>Art. XI.190 2° of Code of Economic Law, Book XI</text:p>
          </table:table-cell>
          <table:table-cell table:style-name="ce34" office:value-type="string">
            <text:p>Article 24 (1)</text:p>
          </table:table-cell>
          <table:table-cell table:style-name="ce34"/>
          <table:table-cell table:style-name="ce34" office:value-type="string">
            <text:p>Article 7 (2) (2) (b)</text:p>
          </table:table-cell>
          <table:table-cell table:style-name="ce34" office:value-type="string">
            <text:p>§33</text:p>
          </table:table-cell>
          <table:table-cell table:style-name="ce34" office:value-type="string">
            <text:p>Article 24 (2)</text:p>
          </table:table-cell>
          <table:table-cell table:style-name="ce34" office:value-type="string">
            <text:p>Article 20-1</text:p>
          </table:table-cell>
          <table:table-cell table:style-name="ce34" office:value-type="string">
            <text:p>Article 25a (3)</text:p>
          </table:table-cell>
          <table:table-cell table:style-name="ce34" office:value-type="string">
            <text:p>Article L-123- 5 (new)</text:p>
          </table:table-cell>
          <table:table-cell table:style-name="ce34" office:value-type="string">
            <text:p>§ 59</text:p>
          </table:table-cell>
          <table:table-cell table:style-name="ce34" office:value-type="string">
            <text:p>Article 26</text:p>
          </table:table-cell>
          <table:table-cell table:style-name="ce34" office:value-type="string">
            <text:p>Article 68</text:p>
          </table:table-cell>
          <table:table-cell table:style-name="ce34" office:value-type="string">
            <text:p>Sec. 93</text:p>
          </table:table-cell>
          <table:table-cell/>
          <table:table-cell table:style-name="ce34" office:value-type="string">
            <text:p>Article 19 (1) (6); Article 26 (1)</text:p>
          </table:table-cell>
          <table:table-cell table:style-name="ce34" office:value-type="string">
            <text:p>Article 28 (1) (1)</text:p>
          </table:table-cell>
          <table:table-cell table:style-name="ce34" office:value-type="string">
            <text:p>Article 10 (7)</text:p>
          </table:table-cell>
          <table:table-cell table:style-name="ce34" office:value-type="string">
            <text:p>Article 9 (1) (p)</text:p>
          </table:table-cell>
          <table:table-cell table:style-name="ce34" office:value-type="string">
            <text:p>Article 18</text:p>
          </table:table-cell>
          <table:table-cell table:style-name="ce34" office:value-type="string">
            <text:p>Article 33.1</text:p>
          </table:table-cell>
          <table:table-cell table:style-name="ce34" office:value-type="string">
            <text:p>Article 75 (2) (q)</text:p>
          </table:table-cell>
          <table:table-cell table:style-name="ce34" office:value-type="string">
            <text:p>Art. 33 (1)</text:p>
          </table:table-cell>
          <table:table-cell table:style-name="ce34" office:value-type="string">
            <text:p>Article 27</text:p>
          </table:table-cell>
          <table:table-cell table:style-name="ce70" office:value-type="string">
            <text:p>Article 55 ZASP</text:p>
          </table:table-cell>
          <table:table-cell table:style-name="ce34" office:value-type="string">
            <text:p>Article 35(2)</text:p>
          </table:table-cell>
          <table:table-cell table:style-name="ce34" office:value-type="string">
            <text:p>Article 24</text:p>
          </table:table-cell>
          <table:table-cell table:style-name="ce34" office:value-type="string">
            <text:p>Section 62 of the Copyright Designs and Patents Act 1988</text:p>
          </table:table-cell>
          <table:table-cell table:style-name="ce34" office:value-type="string">
            <text:p>Article 24 (3)</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3">
            <text:p><text:a xlink:href="http://www.zakonyprolidi.cz/cs/2000-121#p33">http://www.zakonyprolidi.cz/cs/2000-121#p33</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Data from 2007 contradicts data from 2015</text:p>
          </table:table-cell>
          <table:table-cell table:style-name="ce34"/>
          <table:table-cell/>
          <table:table-cell table:style-name="ce34" office:value-type="string">
            <text:p>No article number found</text:p>
          </table:table-cell>
          <table:table-cell/>
          <table:table-cell table:style-name="ce34"/>
          <table:table-cell table:number-columns-repeated="2"/>
          <table:table-cell table:style-name="ce34" office:value-type="string">
            <text:p>Article number not verified</text:p>
          </table:table-cell>
          <table:table-cell table:style-name="ce34" office:value-type="string">
            <text:p>Article numbers from 2007 data contradicts article numbers from 2015</text:p>
          </table:table-cell>
          <table:table-cell/>
          <table:table-cell table:style-name="ce34" office:value-type="string">
            <text:p>Article number not verified</text:p>
          </table:table-cell>
          <table:table-cell table:style-name="ce34" office:value-type="string">
            <text:p>Article number not verified</text:p>
          </table:table-cell>
          <table:table-cell/>
          <table:table-cell table:style-name="ce34" office:value-type="string">
            <text:p>Insufficient data</text:p>
          </table:table-cell>
          <table:table-cell table:style-name="ce34" office:value-type="string">
            <text:p>Article numbers from 2007 data contradicts article numbers from 2015</text:p>
          </table:table-cell>
          <table:table-cell table:number-columns-repeated="2"/>
          <table:table-cell table:style-name="ce34" office:value-type="string">
            <text:p>Article number not verified</text:p>
          </table:table-cell>
          <table:table-cell table:style-name="ce34" office:value-type="string">
            <text:p>Article 18 is broader than the exception</text:p>
          </table:table-cell>
          <table:table-cell table:number-columns-repeated="3"/>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1" office:value-type="string">
            <text:p>N/A</text:p>
          </table:table-cell>
          <table:table-cell table:style-name="ce78" office:value-type="string">
            <text:p>Art. XI.190 2° of Code of Economic Law, Book XI:

When the work is lawfully made public, the author may not oppose the reproduction and communication to the public of a work shown in the public place, where the aim of reproduction or communication to the public not the work itself.</text:p>
          </table:table-cell>
          <table:table-cell table:style-name="ce36" office:value-type="string">
            <text:p>Article 24 (1) No authorisation from the author and no compensation shall be due in the case of:..
Item 7: use of works that are on permanent display in streets, squares, and other public places without mechanical contact copying, as well as their broadcast by wireless technology or cable broadcast or by other technical means, if such broadcast is carried out for information or another non-commercial purpose 
</text:p>
          </table:table-cell>
          <table:table-cell table:style-name="ce36" office:value-type="string">
            <text:p>It shall be permitted to reproduce the works, which are permanently located on streets, squares, parks or other places that are accessible to the public, and to distribute and communicate to the public such reproductions.
 The works referred to above mentioned may not be reproduced in a three-dimensional form.
 The source and authorship shall be indicated on the copies unless such indication is not possible. The above mentioned shall apply only in respect of outer appearance of the architectural structure.</text:p>
          </table:table-cell>
          <table:table-cell table:style-name="ce36" office:value-type="string">
            <text:p>7 (2) (b) The copyright does not include the right of control of the inclusioon in a movie or broadcast of any artistic work located in a place where it can be seen by the public; 7 (2) (c) The copyright does not include the right of control of the reproduction and distribution of any artistic work permanently located in a place where it can be seen by the public. We note that architectur and sculpture are both included in the definition of artistic work.</text:p>
          </table:table-cell>
          <table:table-cell table:style-name="ce36"/>
          <table:table-cell table:style-name="ce84" office:value-type="string">
            <text:p>Use of Works of Fine Art, etc.
24.
...
(2) Works of art may be reproduced in pictorial form and then made available
to the public if they are permanently situated in a public place or road. The provision
of the first sentence shall not apply if the work of art is the chief motif and its
reproduction is used for commercial purposes.
…
</text:p>
          </table:table-cell>
          <table:table-cell table:style-name="ce36" office:value-type="string">
            <text:p>ECA § 20-1 -  It is permitted to reproduce works of architecture, works of visual 
art, works of applied art or photographic works which are permanently located 
in places open to the public, without the authorisation of the author and without 
payment of remuneration, by any means except for mechanical contact 
copying, and to communicate such reproductions of works to the public except 
if the work is the main subject of the reproduction and it is intended to be used 
for direct commercial purposes. If the work specified in this section carries the 
name of its author, it shall be indicated in communicating the reproduction to 
the public.</text:p>
          </table:table-cell>
          <table:table-cell table:style-name="ce72"/>
          <table:table-cell table:style-name="ce36" office:value-type="string">
            <text:p>L122-5 9°

Once a work has been disclosed, the author may not prohibit "the reproduction or representation, full or partial, of a graphic, plastic or architectural work of art, by means of written, audiovisual or online press, with the exclusive aim of immediate information in direct connection with this work, subject to clearly indicating the name of the author”, on the understanding that this “does not apply to works, notably photographic or illustrative, which themselves aim to account for the information"</text:p>
          </table:table-cell>
          <table:table-cell table:style-name="ce71" office:value-type="string">
            <text:p>Article 59  - Works in public places

(1) It shall be permissible to reproduce, distribute and make available to the public works located permanently in public roads and ways or public open spaces. In the case of buildings, this authorisation shall only extend to the façade.

(2) The reproductions may not be carried out on a building.</text:p>
          </table:table-cell>
          <table:table-cell table:number-columns-repeated="2" table:style-name="ce72"/>
          <table:table-cell table:style-name="ce93" office:value-type="string">
            <text:p>Representation of certain artistic works on public display. 93.—(1) This section applies to the copyright in— (a) buildings, and (b) sculptures, models for buildings and works of artistic craftsmanship, where permanently situated in a public place or in premises open to the public. (2) The copyright in a work to which this section applies is not infringed by— (a) making a painting, drawing, diagram, map, chart, plan, engraving, etching, lithograph, woodcut, print or similar thing representing it, (b) making a photograph or film of it, or (c) broadcasting or including in a cable programme service, an image of it. (3) The copyright in a work to which this section applies is not infringed by the making available to the public of copies of anything the making of which is not, by virtue of this section, an infringement of the copyright in the work.</text:p>
          </table:table-cell>
          <table:table-cell table:style-name="ce72"/>
          <table:table-cell table:style-name="ce36" office:value-type="string">
            <text:p>Section 25. Use of a Work on Public Display
(1) It is permitted to use images of works of architecture, photography, visual arts, design, as well as of applied arts, permanently displayed in public places, for personal use and as information in news broadcasts or reports of current events, or include in works for non-commercial purposes.
(2) That which is referred to in this Section shall not apply to cases when the image of a work is an object for further repetition of the work, for broadcast by broadcasting organisations or for the purpose of commercial use of the image of a work.
</text:p>
          </table:table-cell>
          <table:table-cell table:style-name="ce36" office:value-type="string">
            <text:p>Article 28 of the Law: 

"1. It shall be permitted to carry out the following acts without the authorisation of an author or any other owner of copyright and without a remuneration, as long as the source, including the author's name, is indicated, unless this turns out to be impossible: 
1) to reproduce and make available to the public works of architecture and sculptures, made to be located permanently in public places, except for the cases where they are displayed in exhibitions and museums; 
&lt;...&gt;
2. The provisions of subparagraph 1 of paragraph 1 of this Article shall not be applied when a work of architecture or a sculpture is the main subject of representation in the reproduction, and when this is done for direct or indirect commercial advantage. 
3. The provisions of subparagraph 1 of paragraph 1 of this Article shall not grant the right to reproduce works of architecture in the form of buildings or other construction works, and to make copies of sculptures."</text:p>
          </table:table-cell>
          <table:table-cell table:style-name="ce71" office:value-type="string">
            <text:p>Article 10 (7) Lux. Copyright Act literally reflects the limitation on works in public places: When the work, other than a database, has been lawfully made available to the public, the author
cannot prohibit the reproduction and communication of works located in a place accessible to the public, where such works
are not the main subject of the reproduction or communication.</text:p>
          </table:table-cell>
          <table:table-cell table:style-name="ce36" office:value-type="string">
            <text:p>Copyright in an audiovisual work, a database, a literary work other than in the case of a computer programme, a musical or artistic work shall not include the right to authorise or prohibit the inclusion in a communication to the public, the making of a graphic representation and the making of a photograph or film, of a work of architecture or sculpture or similar works made to be located permanently in public places.</text:p>
          </table:table-cell>
          <table:table-cell table:style-name="ce36" office:value-type="string">
            <text:p>Article 18
Reproduction or publication of pictures made in order to be put on permanent display in public places, of a work such as is normally found in such places, will not be regarded as an infringement of the copyright of the author in a work as specified in Article 10, paragraph 1, at point 6, or a work relating to architecture as specified in Article 10, paragraph 1, at point 8. Where incorporation into a compilation work is involved, no more than a few works by the same author may be incorporated.</text:p>
          </table:table-cell>
          <table:table-cell table:style-name="ce36" office:value-type="string">
            <text:p>Art. 33. It is permitted to distribute:
 1) works permanently exhibited on public roads, streets, squares or in gardens, but not for the same use;</text:p>
          </table:table-cell>
          <table:table-cell table:style-name="ce75" office:value-type="string">
            <text:p>Art. 75, 2 (q) CRRC without the author consent it is allowed the use of works, such as works of architecture or sculpture, made to be located permanently in public places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f) the reproduction, with the exclusion of any means that come into direct contact with the work, the distribution or communication to the public of the image of an architectural work, plastic, photographic or applied art, permanently placed in public places, except for those cases in which the image of the work is the primary subject of such a reproduction, distribution or communication and if it is utilized for commercial purposes;"</text:p>
          </table:table-cell>
          <table:table-cell table:style-name="ce36" office:value-type="string">
            <text:p>Public distribution of original work or its copy after its first sale
(1) The copyright for giving his consent for public distribution of original work or its copy pursuant to S. 18 par. 2 letter b) shall cease with regard to the territory of the European Union member state (hereinafter referred to as "member state") or a state of the Agreement on the European Economic Area (hereinafter referred to as "EEA state") by the first lawful sale or other transfer of the title to the original work or its copy in the territory of a member state or an EEA state, namely for the original work and all its copies that have been the subject of this sale or other transfer of the title.
(2) In case of an architectural work expressed by a structure and a work of applied arts expressed in a utility form, the lawful building construction or a lawful making of a work of applied arts expressed in a utility form shall be deemed to be the first lawful sale pursuant to par.1.</text:p>
          </table:table-cell>
          <table:table-cell table:style-name="ce36" office:value-type="string">
            <text:p>Use of works, which are located permanently in parks, on the streets, squares or other public places is free. The use shall not be executed in three-dimensional form or for the same purpose as the original or may not serve commercial ends. Source and authorship must be indicated (Article 55 ZASP).</text:p>
          </table:table-cell>
          <table:table-cell table:style-name="ce75" office:value-type="string">
            <text:p>Article 35.2: Works permanently located in parks, streets, squares or other public thoroughfares may be freely reproduced, distributed and communicated by painting, drawing, photography and audiovisual processes.</text:p>
          </table:table-cell>
          <table:table-cell table:style-name="ce36" office:value-type="string">
            <text:p>Article 24. Works of fine art may be reproduced in pictorial form
1. if they are permanently located outdoors on, or at, a public place
...
Buildings may be freely reproduced in pictorial form.</text:p>
          </table:table-cell>
          <table:table-cell table:style-name="ce80" office:value-type="string">
            <text:p>62 Representation of certain artistic works on public display
 (1) This section applies to--
 (a) buildings, and
 (b) sculptures, models for buildings and works of artistic craftsmanship, if permanently situated in a public place or in premises open to the public.
 (2) The copyright in such a work is not infringed by--
 (a) making a graphic work representing it,
 (b) making a photograph or film of it, or
 (c) making a broadcast of a visual image of it.
 (3) Nor is the copyright infringed by the issue to the public of copies, or the communication to the public, of anything whose making was, by virtue of this section, not an infringement of the copyright.</text:p>
          </table:table-cell>
        </table:table-row>
      </table:table>
      <table:table table:name="Art. 5.3(i)" table:style-name="ta20" table:print="false">
        <office:forms form:automatic-focus="false" form:apply-design-mode="false"/>
        <table:table-column table:style-name="co31" table:default-cell-style-name="ce15"/>
        <table:table-column table:style-name="co59"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number-columns-repeated="4"/>
          <table:table-cell table:style-name="ce34" office:value-type="string">
            <text:p>Article 7 (2) (4) (d) (narrower)</text:p>
          </table:table-cell>
          <table:table-cell table:style-name="ce34" office:value-type="string">
            <text:p>§38c</text:p>
          </table:table-cell>
          <table:table-cell table:style-name="ce34" office:value-type="string">
            <text:p>Article 23 (3), 25</text:p>
          </table:table-cell>
          <table:table-cell/>
          <table:table-cell table:style-name="ce34" office:value-type="string">
            <text:p>Article 25 (2)</text:p>
          </table:table-cell>
          <table:table-cell/>
          <table:table-cell table:style-name="ce34" office:value-type="string">
            <text:p>§ 57</text:p>
          </table:table-cell>
          <table:table-cell/>
          <table:table-cell table:style-name="ce34" office:value-type="string">
            <text:p>§ 57</text:p>
          </table:table-cell>
          <table:table-cell table:style-name="ce34" office:value-type="string">
            <text:p>Sec. 52</text:p>
          </table:table-cell>
          <table:table-cell table:number-columns-repeated="2"/>
          <table:table-cell table:style-name="ce34" office:value-type="string">
            <text:p>Article 24 (1) (4)</text:p>
          </table:table-cell>
          <table:table-cell/>
          <table:table-cell table:style-name="ce34" office:value-type="string">
            <text:p>Article 9 (1) (q)</text:p>
          </table:table-cell>
          <table:table-cell table:style-name="ce34" office:value-type="string">
            <text:p>Article 18a</text:p>
          </table:table-cell>
          <table:table-cell table:style-name="ce34" office:value-type="string">
            <text:p>Article 29(2)</text:p>
          </table:table-cell>
          <table:table-cell table:style-name="ce34" office:value-type="string">
            <text:p>Article 75 (2) (r)</text:p>
          </table:table-cell>
          <table:table-cell/>
          <table:table-cell table:style-name="ce34" office:value-type="string">
            <text:p>Article 26 (1)</text:p>
          </table:table-cell>
          <table:table-cell/>
          <table:table-cell table:style-name="ce34" office:value-type="string">
            <text:p>Article 34</text:p>
          </table:table-cell>
          <table:table-cell table:style-name="ce34" office:value-type="string">
            <text:p>Article 20a</text:p>
          </table:table-cell>
          <table:table-cell table:style-name="ce34" office:value-type="string">
            <text:p>Section 31 of the Copyright Designs and Patents Act 1988</text:p>
          </table:table-cell>
          <table:table-cell table:style-name="ce34" office:value-type="string">
            <text:p>Article 25</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8c">
            <text:p><text:a xlink:href="http://www.zakonyprolidi.cz/cs/2000-121#p38c">http://www.zakonyprolidi.cz/cs/2000-121#p38c</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Contested data from 2007 and 2015</text:p>
          </table:table-cell>
          <table:table-cell table:number-columns-repeated="7"/>
          <table:table-cell table:style-name="ce34" office:value-type="string">
            <text:p>Article number not verified</text:p>
          </table:table-cell>
          <table:table-cell table:number-columns-repeated="3"/>
          <table:table-cell table:style-name="ce34" office:value-type="string">
            <text:p>Article number not verfied</text:p>
          </table:table-cell>
          <table:table-cell table:number-columns-repeated="3"/>
          <table:table-cell table:style-name="ce34" office:value-type="string">
            <text:p>Article numbers from 2007 data do not match data from 2015</text:p>
          </table:table-cell>
          <table:table-cell/>
          <table:table-cell table:style-name="ce34" office:value-type="string">
            <text:p>Article number not verfied</text:p>
          </table:table-cell>
          <table:table-cell table:number-columns-repeated="4"/>
          <table:table-cell table:style-name="ce34" office:value-type="string">
            <text:p>Article number not ver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s of Articles</text:p>
          </table:table-cell>
          <table:table-cell table:style-name="ce71" office:value-type="string">
            <text:p>Sec. 
[...]
(3a) Additionally in the following cases of free use of works the source, including the author's name, must be quoted, if
 1. works are being reproduced pursuant to Sec. 42c unless they are included incidentally in the respective reporting or news coverage.</text:p>
          </table:table-cell>
          <table:table-cell table:style-name="ce71"/>
          <table:table-cell table:number-columns-repeated="2" table:style-name="ce36"/>
          <table:table-cell table:style-name="ce36" office:value-type="string">
            <text:p>7 (2) (a) The copyright does not include the right of control of the performance of any of the actions referred to above in good faith for the purposes of research, personal use, critical review or for reference to current issues, under the condition that, if the use is made in public, this shall be accompanied by acknowledgement of the title and the source of work, save in the case where the work had been incidentally included in the broadcast. 7 (2) (d) The copyright does not include the right of control in the incidental inclusion of an artistic work in a movie or broadcast.</text:p>
          </table:table-cell>
          <table:table-cell table:style-name="ce72"/>
          <table:table-cell table:style-name="ce84" office:value-type="string">
            <text:p>Use of Works of Fine Art, etc.
23.
...
(3) Published works of art or copies of works of art that have been transferred
to others by the author may be used in newspapers, periodicals, films and television
if the use is of subordinate importance in the context in question.

Reporting of Current Events etc.
25. 
If performance or exhibition of a work is part of a current event and it is
used in film, radio or television, the work may be included to the extent the work
forms a natural part of the reporting of the current event.

</text:p>
          </table:table-cell>
          <table:table-cell table:style-name="ce36"/>
          <table:table-cell table:style-name="ce91" office:value-type="string">
            <text:p>"When a copy of a work of art has, with the consent of the author, been sold or otherwise permanently transferred, the work of art may be incorporated into a photograph, a film, or a television programme if the reproduction is of a subordinate nature in the photograph, film or programme."</text:p>
          </table:table-cell>
          <table:table-cell table:style-name="ce36"/>
          <table:table-cell table:style-name="ce71" office:value-type="string">
            <text:p>Article 57 - Incidental works

It shall be permissible to reproduce, distribute and communicate to the public works if they are to be regarded as works incidental to the actual subject-matter being reproduced, distributed or communicated to the public.</text:p>
          </table:table-cell>
          <table:table-cell table:number-columns-repeated="2" table:style-name="ce72"/>
          <table:table-cell table:style-name="ce93" office:value-type="string">
            <text:p>Incidental inclusion of copyright material. 52.—(1) The copyright in a work is not infringed by its inclusion in an incidental manner in another work. (2) The copyright in a work is not infringed by the making available to the public of copies of anything the making of which was not, by virtue of subsection (1), an infringement of the copyright. (3) A work shall not be regarded as included in an incidental manner in another work where it is included in a manner where the interests of the owner of the copyright are unreasonably prejudiced. (4) The copyright in a work which has been lawfully made available to the public is not infringed by the use of quotations or extracts from the work, where such use does not prejudice the interests of the owner of the copyright in that work and such use is accompanied by a sufficient acknowledgement.</text:p>
          </table:table-cell>
          <table:table-cell table:style-name="ce72"/>
          <table:table-cell table:style-name="ce36"/>
          <table:table-cell table:style-name="ce36" office:value-type="string">
            <text:p>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1) incidental inclusion of an object of related rights in other material;"</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incidental inclusion of a work or other subject matter in other material.</text:p>
          </table:table-cell>
          <table:table-cell table:style-name="ce36" office:value-type="string">
            <text:p>Article 18a
Incidental processing of a literary, scientific or artistic work as a component of subordinate significance in another work will not be regarded as an infringement of copyright.</text:p>
          </table:table-cell>
          <table:table-cell table:style-name="ce77"/>
          <table:table-cell table:style-name="ce75" office:value-type="string">
            <text:p>Art. 75, 2 (r) CRRC without the authors consent it is allowed the incidental inclusion of a work or other subject-matter in other material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style-name="ce36" office:value-type="string">
            <text:p>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table:table-cell table:style-name="ce72"/>
          <table:table-cell table:style-name="ce36" office:value-type="string">
            <text:p>On Works of Fine Art Included in a Film, a Television Program or a Picture
Article 20a. Anyone is entitled to make, by means of a film or a television program, and distribute, copies of works of fine art, publicly perform works of fine art and communicate works of fine art to the public, if the exploitation made of the work is incidental in relation to the contents of the film or the television program. Corresponding acts of exploitation may also be carried out of works of fine art that appear in the background, or otherwise form an insignificant part, of a picture.
Exploitation as referred to in the first Paragraph may, however, take place only if the master copy for the copy made when the work of fine art is being included in the film, the television program or the picture is a copy that is covered by an act of publication or a copy that has been transferred by the author. If no making of a copy occurs, the same applies to the copy that is directly communicated to the public through the television program.</text:p>
          </table:table-cell>
          <table:table-cell table:style-name="ce80" office:value-type="string">
            <text:p>31 Incidental inclusion of copyright material
 (1) Copyright in a work is not infringed by its incidental inclusion in an artistic work, sound recording, film or broadcast.
 (2) Nor is the copyright infringed by the issue to the public of copies, or the playing, showing or communication to the public, of anything whose making was, by virtue of subsection (1), not an infringement of the copyright.
 (3) A musical work, words spoken or sung with music, or so much of a sound recording or broadcast as includes a musical work or such words, shall not be regarded as incidentally included in another work if it is deliberately included.</text:p>
          </table:table-cell>
        </table:table-row>
      </table:table>
      <table:table table:name="Art. 5.3(j)" table:style-name="ta21" table:print="false">
        <office:forms form:automatic-focus="false" form:apply-design-mode="false"/>
        <table:table-column table:style-name="co31" table:default-cell-style-name="ce15"/>
        <table:table-column table:style-name="co60"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4 (1)</text:p>
          </table:table-cell>
          <table:table-cell table:style-name="ce34" office:value-type="string">
            <text:p>Article XI.190 §16 of Code of Economic Law, Book XI</text:p>
          </table:table-cell>
          <table:table-cell table:number-columns-repeated="2"/>
          <table:table-cell table:style-name="ce34"/>
          <table:table-cell table:style-name="ce34" office:value-type="string">
            <text:p>§32</text:p>
          </table:table-cell>
          <table:table-cell table:style-name="ce34" office:value-type="string">
            <text:p>Article 24 (1)</text:p>
          </table:table-cell>
          <table:table-cell table:style-name="ce34" office:value-type="string">
            <text:p>Article 20 (3)</text:p>
          </table:table-cell>
          <table:table-cell table:style-name="ce34" office:value-type="string">
            <text:p>Article 25a (1)</text:p>
          </table:table-cell>
          <table:table-cell table:style-name="ce34" office:value-type="string">
            <text:p>Article L-122- 5 3’ d</text:p>
          </table:table-cell>
          <table:table-cell table:style-name="ce34" office:value-type="string">
            <text:p>Article 58</text:p>
          </table:table-cell>
          <table:table-cell table:style-name="ce34" office:value-type="string">
            <text:p>Article 28</text:p>
          </table:table-cell>
          <table:table-cell table:style-name="ce34" office:value-type="string">
            <text:p>Article 34 (1) (may be covered by quotation right)</text:p>
          </table:table-cell>
          <table:table-cell table:style-name="ce34" office:value-type="string">
            <text:p>Sec. 94</text:p>
          </table:table-cell>
          <table:table-cell table:number-columns-repeated="2"/>
          <table:table-cell table:style-name="ce34" office:value-type="string">
            <text:p>Article 24</text:p>
          </table:table-cell>
          <table:table-cell/>
          <table:table-cell table:style-name="ce34" office:value-type="string">
            <text:p>Article 9 (1) (r)</text:p>
          </table:table-cell>
          <table:table-cell table:style-name="ce34" office:value-type="string">
            <text:p>Article 23</text:p>
          </table:table-cell>
          <table:table-cell table:style-name="ce34" office:value-type="string">
            <text:p>Article 33(3)</text:p>
          </table:table-cell>
          <table:table-cell table:style-name="ce34" office:value-type="string">
            <text:p>Article 75 (2) (l)</text:p>
          </table:table-cell>
          <table:table-cell table:style-name="ce34" office:value-type="string">
            <text:p>Art 33 (1)</text:p>
          </table:table-cell>
          <table:table-cell table:style-name="ce34" office:value-type="string">
            <text:p>Section 26</text:p>
          </table:table-cell>
          <table:table-cell table:style-name="ce34" office:value-type="string">
            <text:p>Article 54</text:p>
          </table:table-cell>
          <table:table-cell/>
          <table:table-cell table:style-name="ce34" office:value-type="string">
            <text:p>Article 24</text:p>
          </table:table-cell>
          <table:table-cell table:style-name="ce34" office:value-type="string">
            <text:p>Section 63 of the Copyright Designs and Patents Act 1988</text:p>
          </table:table-cell>
          <table:table-cell table:style-name="ce34" office:value-type="string">
            <text:p>Article 24</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2">
            <text:p><text:a xlink:href="http://www.zakonyprolidi.cz/cs/2000-121#p32">http://www.zakonyprolidi.cz/cs/2000-121#p32</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style-name="ce34" office:value-type="string">
            <text:p>Article numbers from 2007 data do not match 2015 data</text:p>
          </table:table-cell>
          <table:table-cell table:style-name="ce34"/>
          <table:table-cell table:number-columns-repeated="6"/>
          <table:table-cell table:style-name="ce94" office:value-type="string">
            <text:p>No separate exception exist or existed before the Directive, but section 25 a covers this sort of usage.</text:p>
          </table:table-cell>
          <table:table-cell table:number-columns-repeated="3"/>
          <table:table-cell table:style-name="ce34" office:value-type="string">
            <text:p>Article numbers from 2007 data do not match 2015 data</text:p>
          </table:table-cell>
          <table:table-cell table:number-columns-repeated="5"/>
          <table:table-cell table:style-name="ce34" office:value-type="string">
            <text:p>Data not verified</text:p>
          </table:table-cell>
        </table:table-row>
        <table:table-row table:style-name="ro2">
          <table:table-cell table:style-name="ce66" office:value-type="string">
            <text:p>Contes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office:annotation office:display="false" draw:text-style-name="" svg:width="0in" svg:height="0in" svg:x="0in" svg:y="0in">
              <text:p><text:span text:style-name="T0">mistake in Google Data</text:span></text:p>
              <text:p text:style-name=""><text:span text:style-name="T0">	-Maarten Zeinstra</text:span></text:p>
            </office:annotation>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office:value-type="string">
            <text:p>Sec. 56

(1) Businesses concerned with production, distribution or repair of image or sound recordings or of appliances for manufacture or usage of such recordings may make or use such recordings of speeches, recitals or performances insofar as is necessary to demonstrate their products and services to their customers or to verify the viability of their products and services. 

(2) The same shall apply in case of communication to the public of a reccorded broadcast via speaker or other technical means in businesses concerned with distribution or maintenance of broadcast receivers.

(3)  Para. 1 shall not apply if a sound recording whose manufacture constitutes an infringement of exclusive rights to reproduce or distribute the respective work is being used.</text:p>
          </table:table-cell>
          <table:table-cell table:style-name="ce71" office:value-type="string">
            <text:p>N/A</text:p>
          </table:table-cell>
          <table:table-cell table:style-name="ce36"/>
          <table:table-cell table:style-name="ce36" office:value-type="string">
            <text:p>To organizers of public exhibitions or auctions it shall be permitted, for the purpose of promoting and to the extent necessary for such purpose, to reproduce on posters and in catalogues for such exhibitions or auctions, and to distribute by means of such posters and catalogues the works of visual arts, architecture, applied art, industrial designs and photographic works, which are displayed at a public exhibition or auction or are intended for such display.
 In the catalogues referred to above mentioned, the source and authorship shall be indicated.</text:p>
          </table:table-cell>
          <table:table-cell table:style-name="ce36"/>
          <table:table-cell table:style-name="ce36" office:value-type="string">
            <text:p>Article 32
Promotion of Exhibition of Works of Art and Sale Thereof
(1) Copyright shall not be infringed by anybody, who for the purposes of promoting an exhibition or sale of originals or reproductions of works of art, uses such works to the extent necessary for the promotion of such an event and shall not use them in any other way for direct or indirect economic or commercial advantage. If usual, the name of the author, unless the work is an anonymous work, or the name of the person under whose name the work is being introduced in public, the title of the work and source shall always be indicated.
(2) In accordance with Paragraph (1) above, the catalogue of the exhibited works may be used further. 
</text:p>
          </table:table-cell>
          <table:table-cell table:style-name="ce84" office:value-type="string">
            <text:p>Use of Works of Fine Art, etc.
24.
(1) Works of art included in a collection, or exhibited, or offered for sale may be reproduced in catalogues of the collection. Such works of art may also be used in notices of exhibitions or sale, including in the form of communication to the
public.
…
</text:p>
          </table:table-cell>
          <table:table-cell table:style-name="ce36" office:value-type="string">
            <text:p>ECA § 20 (3) - A public archive, museum or library has the right to use a work 
included in the collection thereof without the authorisation of its author and 
without payment of remuneration for the purposes of an exhibition or the 
promotion of the collection to the extent justified by the purpose.
ECA § 20-2 - The reproduction and communication to the public of reproductions of works of architecture in real estate advertisements to the extent justified by the purpose without the authorisation of the author and without payment of remuneration is permitted if mention is made of the name of the author of the work.</text:p>
          </table:table-cell>
          <table:table-cell table:style-name="ce85" office:value-type="string">
            <text:p>"A work of art which is included in a collection or displayed or offered for sale, may be reproduced in pictorial form for the purpose of disseminating information about the exhibition or sale or for a catalogue produced by printing, photocopying or by other corresponding means."</text:p>
          </table:table-cell>
          <table:table-cell table:style-name="ce36" office:value-type="string">
            <text:p>L122-5 3° d)

Once a work has been disclosed, the author may not prohibit on condition that the name of the author and the source are clearly stated: 
 
complete or partial reproductions of works of graphic or three-dimensional art intended to appear in the catalogue
of a judicial sale held in France, in the form of the copies of the said catalogue made available to the public prior to the
sale for the sole purpose of describing the works of art offered for sale.</text:p>
          </table:table-cell>
          <table:table-cell table:style-name="ce71" office:value-type="string">
            <text:p>Article 58 - Works in exhibitions, on public sale and in institutions accessible to the public

(1) Reproduction, distribution and making available to the public of artistic works and photographic works which are exhibited in public or intended for public exhibition or public sale by the organiser shall be permitted for advertising purposes to the extent necessary for the promotion of the event.

(2) It shall, further, be permissible to reproduce and distribute the works referred to in paragraph (1) in lists issued by public libraries, educational institutions or museums in connection with an exhibition with respect to content and time, or to take inventory, and with which no independent gainful purpose is served.


not a copyright exception, but assumed transferral of rights w/r/t advertising:

Article 44 - Sale of the original of a work

(1) If the author sells the original of a work he shall, in cases of doubt, not be deemed to have granted an exploitation right to the buyer.

(2) The owner of the original of an artistic work or of a photographic work shall be authorised to exhibit the work in public even if it has not yet been published, unless the author has explicitly ruled this out at the time of the sale of the original.</text:p>
          </table:table-cell>
          <table:table-cell table:style-name="ce72"/>
          <table:table-cell table:style-name="ce36" office:value-type="string">
            <text:p>40 „Copies reproduced within the framework of free use - with the exception of interlibrary exchange and excluding Subsection (5) of Section 36, according to which in the case of public exhibition or sale of original works of art for valuable consideration with the involvement of an art dealer, the works of art in question may be freely reproduced and distributed for the purpose of advertising the public exhibition or sale of artistic works, to the extent necessary to promote the event, if such activity does not serve the purpose of generating or increasing income in any way or form - cannot be distributed without the author’s authorization.”
36 (5) „In the case of public exhibition or sale of original works of art for valuable consideration with the involvement of an art dealer, the works of art in question may be freely reproduced and distributed for the purpose of advertising the public exhibition or sale of artistic works, to the extent necessary to promote the event, if such activity does not serve the purpose of generating or increasing income in any way or form.”
</text:p>
          </table:table-cell>
          <table:table-cell table:style-name="ce93" office:value-type="string">
            <text:p>Advertising sale of artistic work. 94.—(1) It is not an infringement of the copyright in an artistic work to copy it, or to make available to the public copies of it, for the purpose of advertising the sale of the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text:p>
          </table:table-cell>
          <table:table-cell table:style-name="ce72"/>
          <table:table-cell table:style-name="ce36" office:value-type="string">
            <text:p>-</text:p>
          </table:table-cell>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4) reproduction, publication or communication to the public of works for the purpose of advertising the public exhibition or sale of artistic works, to the extent necessary to promote the event, excluding any other commercial use;"
</text:p>
          </table:table-cell>
          <table:table-cell table:style-name="ce71" office:value-type="string">
            <text:p>N/A</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distribution or communication to the public of a work for the purpose of advertising the public exhibition or sale of artistic works, to the extent necessary to promote the event, excluding any other commercial use.</text:p>
          </table:table-cell>
          <table:table-cell table:style-name="ce36" office:value-type="string">
            <text:p>Article 23
Unless otherwise agreed, the owner, possessor or holder of a drawn, painted, built or sculpted work or a work of applied art shall be authorized to reproduce or publish that work so far as necessary for public exhibition or public sale of that work, all subject to the exclusion of any other commercial use.</text:p>
          </table:table-cell>
          <table:table-cell table:style-name="ce36" office:value-type="string">
            <text:p>Art. 33(3). It is permitted to use copies of works already distributed for the purpose of advertising a public exhibition or a public sale of works, to the extent justified to promote the exhibition or the sale, excluding any other commercial use.</text:p>
          </table:table-cell>
          <table:table-cell table:style-name="ce75" office:value-type="string">
            <text:p>Art. 75, 2 (l) CRRC without the author consent it is allowed the use of a work for the purpose of advertising the public exhibition or sale of artistic works, to the extent necessary to promote the event, excluding any other commercial use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3 (1) of Law 8/1996 (Updated Form): "The following uses of a work already disclosed to the public shall be permitted without the author’s consent and without payment of remuneration, provided that such uses conform to proper practice, are not at variance with the normal exploitation of the work and are not prejudicial to the author or to the owners of the exploitation rights:                                                                                                                                 (...) i) use, for publicity purposes, of images of works presented in exhibits with public access or sale, in fairs, for public auctions of works of art, as a means of promoting the event, excluding any commercial use"</text:p>
          </table:table-cell>
          <table:table-cell table:style-name="ce36" office:value-type="string">
            <text:p>Section 26
Advertising for an exhibition of works of arts or auction of works of arts
(1) For advertising an exhibition of works of arts or an auction of works of arts, without the author’s consent, a work may be used so that its copy is made and publicly distributed by its sale or by other forms of assignment of title, or by its communication to the public, namely in the extent necessary for such advertising. The above forms of use are governed by provisions of S. 25 third sentence.
(2) Using the work pursuant to par. 1 does not result in an obligation to pay remuneration to the author.</text:p>
          </table:table-cell>
          <table:table-cell table:style-name="ce36" office:value-type="string">
            <text:p>Works on publicly accessible exhibitions, auctions, fairs or collections may be reproduced by the organizer in catalogues, issued for the purpose of such event. The source and authorship must be indicated (Article 54 ZASP).</text:p>
          </table:table-cell>
          <table:table-cell table:style-name="ce72"/>
          <table:table-cell table:style-name="ce36" office:value-type="string">
            <text:p>Article 24. Works of fine art may be reproduced in pictorial form
...
2. if the purpose is to advertise an exhibition or a sale of the works of fine art but only to the extent necessary for the promotion of the exhibition or the sale 
...</text:p>
          </table:table-cell>
          <table:table-cell table:style-name="ce80" office:value-type="string">
            <text:p>63 Advertisement of sale of artistic work
 (1) It is not an infringement of copyright in an artistic work to copy it, or to issue copies to the public, for the purpose of advertising the sale of the work.
 (2) Where a copy which would otherwise be an infringing copy is made in accordance with this section but is subsequently dealt with for any other purpose, it shall be treated as an infringing copy for the purposes of that dealing, and if that dealing infringes copyright for all subsequent purposes.
 For this purpose "dealt with" means sold or let for hire, offered or exposed for sale or hire, exhibited in public, distributed or communicated to the public.</text:p>
          </table:table-cell>
        </table:table-row>
      </table:table>
      <table:table table:name="Art. 5.3(k)" table:style-name="ta22" table:print="false">
        <office:forms form:automatic-focus="false" form:apply-design-mode="false"/>
        <table:table-column table:style-name="co31" table:default-cell-style-name="ce15"/>
        <table:table-column table:style-name="co61"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Unknown</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table:table-cell table:style-name="ce70" office:value-type="string">
            <text:p>Art. XI.190 10°of Code of Economic Law, Book XI</text:p>
          </table:table-cell>
          <table:table-cell table:number-columns-repeated="4"/>
          <table:table-cell table:style-name="ce94" office:value-type="string">
            <text:p>Section 4 (2) of the DCA</text:p>
          </table:table-cell>
          <table:table-cell table:style-name="ce34" office:value-type="string">
            <text:p>Article 19 (7) ECA</text:p>
          </table:table-cell>
          <table:table-cell/>
          <table:table-cell table:style-name="ce34" office:value-type="string">
            <text:p>Article L-122- 5, 4’</text:p>
          </table:table-cell>
          <table:table-cell table:style-name="ce34" office:value-type="string">
            <text:p>§ 24 (free use)</text:p>
          </table:table-cell>
          <table:table-cell table:number-columns-repeated="2"/>
          <table:table-cell table:style-name="ce34" office:value-type="string">
            <text:p>Article 51</text:p>
          </table:table-cell>
          <table:table-cell table:style-name="ce34" office:value-type="string">
            <text:p>Article 70 (quotation)</text:p>
          </table:table-cell>
          <table:table-cell table:style-name="ce34" office:value-type="string">
            <text:p>Section 19</text:p>
          </table:table-cell>
          <table:table-cell table:style-name="ce34" office:value-type="string">
            <text:p>Article 25</text:p>
          </table:table-cell>
          <table:table-cell table:style-name="ce34" office:value-type="string">
            <text:p>Article 10 (6)</text:p>
          </table:table-cell>
          <table:table-cell table:style-name="ce34" office:value-type="string">
            <text:p>Article 9 (1)(s)</text:p>
          </table:table-cell>
          <table:table-cell table:style-name="ce34" office:value-type="string">
            <text:p>Article 18b</text:p>
          </table:table-cell>
          <table:table-cell table:style-name="ce34" office:value-type="string">
            <text:p>Article 29(1)</text:p>
          </table:table-cell>
          <table:table-cell table:style-name="ce34" office:value-type="string">
            <text:p>Free use</text:p>
          </table:table-cell>
          <table:table-cell table:style-name="ce34" office:value-type="string">
            <text:p>Article 35 (b)</text:p>
          </table:table-cell>
          <table:table-cell/>
          <table:table-cell table:style-name="ce34" office:value-type="string">
            <text:p>Article 53 ZASP</text:p>
          </table:table-cell>
          <table:table-cell table:style-name="ce34" office:value-type="string">
            <text:p>Article 39</text:p>
          </table:table-cell>
          <table:table-cell/>
          <table:table-cell table:style-name="ce34" office:value-type="string">
            <text:p>Section 30A of the Copyright Designs and Patents Act 1988</text:p>
          </table:table-cell>
          <table:table-cell table:style-name="ce34" office:value-type="string">
            <text:p>Applicable in doctrine; no case law</text:p>
          </table:table-cell>
        </table:table-row>
        <table:table-row table:style-name="ro2">
          <table:table-cell table:style-name="ce67" office:value-type="string">
            <text:p>Link to article (URL)</text:p>
          </table:table-cell>
          <table:table-cell table:number-columns-repeated="13"/>
          <table:table-cell table:style-name="ce68" office:value-type="string" office:value="http://www.irishstatutebook.ie/eli/2000/act/28/enacted/en/print#sec51">
            <text:p><text:a xlink:href="http://www.irishstatutebook.ie/eli/2000/act/28/enacted/en/print#sec51">http://www.irishstatutebook.ie/eli/2000/act/28/enacted/en/print#sec51</text:a></text:p>
          </table:table-cell>
          <table:table-cell table:number-columns-repeated="5"/>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cell table:number-columns-repeated="6"/>
          <table:table-cell table:style-name="ce34"/>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Falls under Constitutional Rights</text:p>
          </table:table-cell>
          <table:table-cell table:style-name="ce36" office:value-type="string">
            <text:p>Covered by quotation legislation</text:p>
          </table:table-cell>
          <table:table-cell table:style-name="ce34" office:value-type="string">
            <text:p>Caricatures are treated as new works</text:p>
          </table:table-cell>
          <table:table-cell/>
          <table:table-cell table:style-name="ce34" office:value-type="string">
            <text:p>General principle</text:p>
          </table:table-cell>
          <table:table-cell table:number-columns-repeated="4"/>
          <table:table-cell table:style-name="ce34" office:value-type="string">
            <text:p>Seen as part of criticism and review etc.</text:p>
          </table:table-cell>
          <table:table-cell table:number-columns-repeated="2"/>
          <table:table-cell table:style-name="ce34" office:value-type="string">
            <text:p>Article numbers from 2007 data do not match 2015 data</text:p>
          </table:table-cell>
          <table:table-cell table:number-columns-repeated="4"/>
          <table:table-cell table:style-name="ce87" office:value-type="string">
            <text:p>Note that parodies and other literary and musical works even though they may be inspired in a theme or subject of previous existing works are considered original works art. 2, 1 (n) CRRC.</text:p>
          </table:table-cell>
          <table:table-cell table:number-columns-repeated="4"/>
          <table:table-cell table:style-name="ce34" office:value-type="string">
            <text:p>Permitted under case law

It is well established case law that a caricature or pastiche will be deemed a new and independent work (see NJA 2005 p. 905 and NJA II 1961 p. 81)

Article 4.
...
If a person, in free connection with another work, has created a new and independent work, his copyright shall not be subject to the right in the original work.</text:p>
          </table:table-cell>
          <table:table-cell table:style-name="ce34" office:value-type="string">
            <text:p>Covered under general defences</text:p>
          </table:table-cell>
        </table:table-row>
        <table:table-row table:style-name="ro2">
          <table:table-cell table:style-name="ce66" office:value-type="string">
            <text:p>Contested</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style-name="ce71"/>
          <table:table-cell table:style-name="ce36" office:value-type="string">
            <text:p>Art. XI.190 10°of Code of Economic Law, Book XI: When the work is lawfully made public, the author may not prevent use for the purpose of caricature, parody or pastiche, taking into account honest practices;</text:p>
          </table:table-cell>
          <table:table-cell table:style-name="ce36" office:value-type="string">
            <text:p>n/a</text:p>
          </table:table-cell>
          <table:table-cell table:style-name="ce36" office:value-type="string">
            <text:p>It shall be permitted to transform the work into a parody or caricature to the extent necessary for the purpose thereof, by indicating the work being transformed and its author.</text:p>
          </table:table-cell>
          <table:table-cell table:style-name="ce36"/>
          <table:table-cell/>
          <table:table-cell table:style-name="ce84" office:value-type="string">
            <text:p>Is permitted by tradition dating back to 1959: ( Under Danish law, caricatures, parodies and pastiches will, however,
often be deemed new and independent works of art under Section 4 (2) of the DCA and
thus fall outside the scope of copyright protection. )</text:p>
          </table:table-cell>
          <table:table-cell table:style-name="ce36" office:value-type="string">
            <text:p>ECA § 19 7) - The following is permitted without the authorisation of the author 
and without payment of remuneration if mention is made of the name of the 
author of the work, if it appears thereon, the name of the work and the source 
publication: 7) the use of a lawfully published work in a caricature, parody or pastiche to the extent justified by such purpose</text:p>
          </table:table-cell>
          <table:table-cell table:style-name="ce72"/>
          <table:table-cell table:style-name="ce36" office:value-type="string">
            <text:p>L122-5 4°

Once a work has been disclosed, the author may not prohibit "parody, pastiche and caricature, observing the rules of the genre"</text:p>
          </table:table-cell>
          <table:table-cell table:style-name="ce71" office:value-type="string">
            <text:p>Article 24 - Free use

(1) An independent work created in the free use of the work of another person may be published or exploited without the consent of the author of the work used.

(2) Paragraph (1) shall not apply to the use of a musical work in which a melody is recognisably taken from the work and used as the basis for a new work.</text:p>
          </table:table-cell>
          <table:table-cell table:number-columns-repeated="2" table:style-name="ce72"/>
          <table:table-cell table:style-name="ce95" office:value-type="string">
            <text:p>Article 51.—(1) Fair dealing with a work for the purposes of criticism or review of that or another work or of a performance of a work shall not infringe any copyright in the work where the criticism or review is accompanied by a sufficient acknowledgement.

(2) Fair dealing with a work (other than a photograph) for the purpose of reporting current events shall not infringe copyright in that work, where the report is accompanied by a sufficient acknowledgement.

(3) In this Part, “sufficient acknowledgement” means an acknowledgement identifying the work concerned by its title or other description and identifying the author unless—

(a) in the case of a work which has been lawfully made available to the public, it was so made available anonymously, or

(b) in the case of a work which has not been made available to the public, it is not possible for a person without previous knowledge of the facts to ascertain the identity of the author of the work by reasonable enquiry.</text:p>
          </table:table-cell>
          <table:table-cell table:style-name="ce72"/>
          <table:table-cell table:style-name="ce36" office:value-type="string">
            <text:p>Section 19. Use of a Work of an Author without the Consent of the Author and without Remuneration
(1) Copyright shall not be considered infringed if a work of an author is used without the consent of the author and without remuneration pursuant to the procedures specified by this Law: (..)
9) a work is parodied or caricatured;(..)
</text:p>
          </table:table-cell>
          <table:table-cell table:style-name="ce36" office:value-type="string">
            <text:p>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2) use for the purpose of caricature or parody;"</text:p>
          </table:table-cell>
          <table:table-cell table:style-name="ce71" office:value-type="string">
            <text:p>Article 10 (6) exempts caricatures, parodies and pastiches. This is strangely limited to
 uses which are intended to « make fun ». of the parodied work.

Article 10 (6) Lux. Copyright Act 2004: When the work, other than a database, has been lawfully made available to the public, the author
cannot prohibit caricature, parody or pastiche that is intended to mock the parodied work, provided they meet with fair practice in the matter and in particular they borrow the minimum necessary elements
caricature and not denigrate the work.</text:p>
          </table:table-cell>
          <table:table-cell table:style-name="ce36" office:value-type="string">
            <text:p>Copyright in an audiovisual work, a database, a literary work other than in the case of a computer programme, a musical or artistic work shall not include the right to authorise or prohibit the reproduction or communication to the public of a work by way of caricature, pastiche or parody.</text:p>
          </table:table-cell>
          <table:table-cell table:style-name="ce36" office:value-type="string">
            <text:p>Article 18b
Publication or reproduction of a literary, scientific or artistic work in the context of a caricature, parody or pastiche will not be regarded as an infringement of copyright in that work, provided the use is in accordance with what would normally be sanctioned under the rules of social custom.</text:p>
          </table:table-cell>
          <table:table-cell table:style-name="ce77" office:value-type="string">
            <text:p>Article 29. 1. Works constituting an independent whole may quote fragments of distributed works or entire minor works to the extent that it is justified by the purpose of explanation, critical analysis, education or by the rights of an artistic genre.</text:p>
          </table:table-cell>
          <table:table-cell table:style-name="ce87"/>
          <table:table-cell table:style-name="ce36" office:value-type="string">
            <text:p>Art. 35 of Law 8/1996 (Updated Form): "The alteration of a work shall be permissible without the author’s consent and without payment of remuneration in the following cases:                                                                    (...) b) if the result of the transformation is a parody or carricature, on condition that the result does not create confusion in regard to the original work and its author;"</text:p>
          </table:table-cell>
          <table:table-cell table:style-name="ce36" office:value-type="string">
            <text:p>Quotation of work
No consent of the author is necessary to use a short part of a released work in other work in the form of a quotation exclusively for the purpose of review or critique of the released work or for teaching, scientific and research purposes or artistic purposes. Such use must be in accordance with customs and its scope must not exceed the scope reasoned by the purpose of citation. If the work is not anonymous, the author’s name or pseudonym must be specified in quotes, or the name of the person by the name of who the work is performed in public, including the name of work and source. Such use of a work does not result in obligation to pay remuneration to the author.</text:p>
          </table:table-cell>
          <table:table-cell table:style-name="ce36" office:value-type="string">
            <text:p>Adaptation of published work is free, if such adaptation represents a parody or caricature, if this does not create or is not able to create a confusion regarding the origin of the work (Article 53 ZASP)</text:p>
          </table:table-cell>
          <table:table-cell table:style-name="ce75" office:value-type="string">
            <text:p>Article 39: The parody of a work made available to the public shall not be deemed a transformation that requires the author’s consent, provided that it involves no risk of confusion with that work and does no harm to the original work or the author thereof.</text:p>
          </table:table-cell>
          <table:table-cell table:style-name="ce36"/>
          <table:table-cell table:style-name="ce80" office:value-type="string">
            <text:p>30A Caricature, parody or pastiche
 (1) Fair dealing with a work for the purposes of caricature, parody or pastiche does not infringe copyright in the work.
 (2) To the extent that a term of a contract purports to prevent or restrict the doing of any act which, by virtue of this section, would not infringe copyright, that term is unenforceable.</text:p>
          </table:table-cell>
        </table:table-row>
      </table:table>
      <table:table table:name="Art. 5.3(l)" table:style-name="ta23" table:print="false">
        <office:forms form:automatic-focus="false" form:apply-design-mode="false"/>
        <table:table-column table:style-name="co31" table:default-cell-style-name="ce15"/>
        <table:table-column table:style-name="co62"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 56 (1)</text:p>
          </table:table-cell>
          <table:table-cell table:number-columns-repeated="4"/>
          <table:table-cell table:style-name="ce34" office:value-type="string">
            <text:p>§30b</text:p>
          </table:table-cell>
          <table:table-cell table:number-columns-repeated="2"/>
          <table:table-cell table:style-name="ce34" office:value-type="string">
            <text:p>Article 20 permits “display”</text:p>
          </table:table-cell>
          <table:table-cell/>
          <table:table-cell table:style-name="ce34" office:value-type="string">
            <text:p>§ 56</text:p>
          </table:table-cell>
          <table:table-cell table:number-columns-repeated="2"/>
          <table:table-cell table:style-name="ce34"/>
          <table:table-cell table:number-columns-repeated="2"/>
          <table:table-cell table:style-name="ce34" office:value-type="string">
            <text:p>Article 25 (1)(5)</text:p>
          </table:table-cell>
          <table:table-cell/>
          <table:table-cell table:style-name="ce34" office:value-type="string">
            <text:p>Article 9 (1) (t)</text:p>
          </table:table-cell>
          <table:table-cell/>
          <table:table-cell table:style-name="ce34" office:value-type="string">
            <text:p>Article 33(4)</text:p>
          </table:table-cell>
          <table:table-cell table:style-name="ce34" office:value-type="string">
            <text:p>Article 75 (2) (s)</text:p>
          </table:table-cell>
          <table:table-cell table:style-name="ce34" office:value-type="string">
            <text:p>Art 37 (1)</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0b">
            <text:p><text:a xlink:href="http://www.zakonyprolidi.cz/cs/2000-121#p30b">http://www.zakonyprolidi.cz/cs/2000-121#p30b</text:a></text:p>
          </table:table-cell>
          <table:table-cell table:number-columns-repeated="14"/>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8"/>
          <table:table-cell table:style-name="ce34" office:value-type="string">
            <text:p>Article 20 permits “display”</text:p>
          </table:table-cell>
          <table:table-cell table:number-columns-repeated="7"/>
          <table:table-cell table:style-name="ce34" office:value-type="string">
            <text:p>Article numbers from 2007 data do not match 2015 data</text:p>
          </table:table-cell>
          <table:table-cell/>
          <table:table-cell table:style-name="ce34" office:value-type="string">
            <text:p>Article Number not verified</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number-columns-repeated="2" table:style-name="ce71"/>
          <table:table-cell table:number-columns-repeated="3" table:style-name="ce36"/>
          <table:table-cell table:style-name="ce76" office:value-type="string">
            <text:p>Article 30(b)
        Copyright is not infringed by anybody who uses a work to the necessary extent in connection with the demonstration or repair of a equipment for a customer. 
</text:p>
          </table:table-cell>
          <table:table-cell table:style-name="ce72"/>
          <table:table-cell table:style-name="ce36"/>
          <table:table-cell table:style-name="ce96"/>
          <table:table-cell table:style-name="ce36"/>
          <table:table-cell table:style-name="ce71" office:value-type="string">
            <text:p>Article 56 - Reproduction and communication to the public in commercial enterprises

(1) In commercial enterprises which distribute appliances for making or communicating video or audio recordings, for the reception of broadcasts, or for electronic data processing, or which repair them, works may be transferred onto video or audio mediums, or onto data carriers, made perceivable to the public using video or audio recordings, or onto data carriers, and broadcasts may be made perceivable to the public and works may be made available to the public where it is necessary to demonstrate such appliances to customers or to repair them.

(2) Video or audio recordings, or data recorded on data carriers, made pursuant to paragraph (1) must be deleted immediately.</text:p>
          </table:table-cell>
          <table:table-cell table:number-columns-repeated="4" table:style-name="ce72"/>
          <table:table-cell table:style-name="ce36"/>
          <table:table-cell table:style-name="ce36" office:value-type="string">
            <text:p>Article 24 of the Law: 

"1. The following acts shall be permitted without the authorisation of the author of or any other owner of copyright in a work and also without remuneration, however, indicating, where possible, the source, including the author’s name: 
&lt;...&gt;
5) reproduction and communication to the public of a work in connection with the demonstration or repair of device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13) use in connection with the demonstration or repair of devices."</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reproduction, translation, distribution or communication to the public of a work in connection with the demonstration or repair of equipment.</text:p>
          </table:table-cell>
          <table:table-cell table:style-name="ce72"/>
          <table:table-cell table:style-name="ce36" office:value-type="string">
            <text:p>Art. 33(4). It is permitted to use works in connection with demonstrating or repairing equipment.</text:p>
          </table:table-cell>
          <table:table-cell table:style-name="ce75" office:value-type="string">
            <text:p>Art. 75, 2 (s) CRRC without the author consent it is allowed the use in connection with the demonstration or repair of equipment+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36" office:value-type="string">
            <text:p>Art. 37 (1) of Law 8/1996 (Updated Form): "In order to test the functionality of products at the time of their making or sale, trading companies regulated by Companies Law no. 31/1991,producing or sell sound or audiovisual recordings, equipment for the reproduction or public communication of such recordings, as well as equipment for the reception of radio and television programs, can reproduce and present extracts of works, on condition that these operations be reduced to the dimensions necessary for testing."</text:p>
          </table:table-cell>
          <table:table-cell table:number-columns-repeated="2" table:style-name="ce36"/>
          <table:table-cell table:style-name="ce72"/>
          <table:table-cell table:style-name="ce36" office:value-type="string">
            <text:p>No </text:p>
          </table:table-cell>
          <table:table-cell table:style-name="ce36"/>
        </table:table-row>
      </table:table>
      <table:table table:name="Art. 5.3(m)" table:style-name="ta24" table:print="false">
        <office:forms form:automatic-focus="false" form:apply-design-mode="false"/>
        <table:table-column table:style-name="co31" table:default-cell-style-name="ce15"/>
        <table:table-column table:style-name="co63"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number-columns-repeated="2"/>
          <table:table-cell table:style-name="ce34" office:value-type="string">
            <text:p>Article 24(1)</text:p>
          </table:table-cell>
          <table:table-cell/>
          <table:table-cell table:style-name="ce34" office:value-type="string">
            <text:p>Section 7A</text:p>
          </table:table-cell>
          <table:table-cell table:style-name="ce34" office:value-type="string">
            <text:p>§38d(b)</text:p>
          </table:table-cell>
          <table:table-cell table:style-name="ce34" office:value-type="string">
            <text:p>Article 24</text:p>
          </table:table-cell>
          <table:table-cell/>
          <table:table-cell table:style-name="ce34" office:value-type="string">
            <text:p>Article 25 (e)</text:p>
          </table:table-cell>
          <table:table-cell/>
          <table:table-cell table:style-name="ce34" office:value-type="string">
            <text:p>Art 53(7)</text:p>
          </table:table-cell>
          <table:table-cell table:number-columns-repeated="2"/>
          <table:table-cell table:style-name="ce34" office:value-type="string">
            <text:p>Section 96</text:p>
          </table:table-cell>
          <table:table-cell table:number-columns-repeated="2"/>
          <table:table-cell table:style-name="ce34" office:value-type="string">
            <text:p>Article 37 (1)(2)</text:p>
          </table:table-cell>
          <table:table-cell/>
          <table:table-cell table:style-name="ce34" office:value-type="string">
            <text:p>Article 9 (1) (u)</text:p>
          </table:table-cell>
          <table:table-cell/>
          <table:table-cell table:style-name="ce34" office:value-type="string">
            <text:p>Article 33(5)</text:p>
          </table:table-cell>
          <table:table-cell table:style-name="ce34" office:value-type="string">
            <text:p>Article 75 (2) (t)</text:p>
          </table:table-cell>
          <table:table-cell/>
          <table:table-cell table:style-name="ce34" office:value-type="string">
            <text:p>Section 20(6)</text:p>
          </table:table-cell>
          <table:table-cell table:style-name="ce34" office:value-type="string">
            <text:p>Article 44</text:p>
          </table:table-cell>
          <table:table-cell table:style-name="ce34" office:value-type="string">
            <text:p>Article 35</text:p>
          </table:table-cell>
          <table:table-cell table:style-name="ce34" office:value-type="string">
            <text:p>Article 24</text:p>
          </table:table-cell>
          <table:table-cell table:style-name="ce34" office:value-type="string">
            <text:p>Section 65 of the Copyright Designs and Patents Act 1988</text:p>
          </table:table-cell>
          <table:table-cell table:style-name="ce34" office:value-type="string">
            <text:p>Article 29</text:p>
          </table:table-cell>
        </table:table-row>
        <table:table-row table:style-name="ro2">
          <table:table-cell table:style-name="ce67" office:value-type="string">
            <text:p>Link to article (URL)</text:p>
          </table:table-cell>
          <table:table-cell table:number-columns-repeated="5"/>
          <table:table-cell table:style-name="ce68" office:value-type="string" office:value="http://www.zakonyprolidi.cz/cs/2000-121#p38d">
            <text:p><text:a xlink:href="http://www.zakonyprolidi.cz/cs/2000-121#p38d">http://www.zakonyprolidi.cz/cs/2000-121#p38d</text:a></text:p>
          </table:table-cell>
          <table:table-cell table:number-columns-repeated="14"/>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4"/>
          <table:table-cell table:style-name="ce36" office:value-type="string">
            <text:p>The Law does not include an express wording of this nature. However, the limitation in section 7A may be considered as having similar but in all circumatances more limited effect..Section 7A provides for the copyright in architectural work. The limitation provides that such copyright does not include the right of control of the restoration in the same style as that of the original, of a building with which the said copyright is related.</text:p>
          </table:table-cell>
          <table:table-cell table:number-columns-repeated="11"/>
          <table:table-cell table:style-name="ce34" office:value-type="string">
            <text:p>Conflicting data in dataset from 2007 and 2015</text:p>
          </table:table-cell>
          <table:table-cell table:number-columns-repeated="7"/>
          <table:table-cell table:style-name="ce34" office:value-type="string">
            <text:p>Conflicting data in dataset from 2007 and 2015</text:p>
          </table:table-cell>
          <table:table-cell table:style-name="ce34" office:value-type="string">
            <text:p>Conflicting data in dataset from 2007 and 2015</text:p>
          </table:table-cell>
          <table:table-cell table:style-name="ce70" office:value-type="string">
            <text:p>Some aspects covered under Article 24</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of Articles</text:p>
          </table:table-cell>
          <table:table-cell table:number-columns-repeated="2" table:style-name="ce71"/>
          <table:table-cell table:style-name="ce36" office:value-type="string">
            <text:p>Article 24 (1) No authorisation from the author and no compensation shall be due in the case of:..
Item 15: use of buildings that are considered works of architecture or of plans thereof for the purpose of reconstruction of such buildings, performed after consultation with an organisation under Article 40 (note: oganisations under Art. 40 are collective rights management societies);</text:p>
          </table:table-cell>
          <table:table-cell table:style-name="ce36"/>
          <table:table-cell/>
          <table:table-cell table:style-name="ce36" office:value-type="string">
            <text:p>Article 38d
Licence to Works of Applied Art and Works of Architecture 
        Copyright is not infringed by anybody (who): 
(...)
   b) designs or executes to a necessary extent a change to a completed building in which an work of architecture is expressed, and provided that the value of such work is preserved; if justified by the importance of the work of architecture and if such a request may fairly be posed, such a person shall notify his intention in advance to the author and shall upon request provide the author with the documentation of the building, including pictures that show the state before the changes.   
</text:p>
          </table:table-cell>
          <table:table-cell table:style-name="ce84" office:value-type="string">
            <text:p>Use of Works of Fine Art, etc.
24.
…
(3) Buildings may be freely reproduced in pictorial form and then made
available to the public.
</text:p>
          </table:table-cell>
          <table:table-cell table:style-name="ce36"/>
          <table:table-cell table:style-name="ce72"/>
          <table:table-cell table:style-name="ce36"/>
          <table:table-cell table:style-name="ce71" office:value-type="string">
            <text:p>Only permissible with rightsholder's consent, q.v.

Art. 53 - Reproduction for private and other personal uses
[...]
(7) The recording of public lectures, productions or performances of a work on video or audio recording mediums, the realisation of plans and drafts of artistic works and the reconstruction of architectural works shall always be permissible only with the consent of the rightholder.</text:p>
          </table:table-cell>
          <table:table-cell table:number-columns-repeated="2" table:style-name="ce72"/>
          <table:table-cell table:style-name="ce97" office:value-type="string">
            <text:p>Reconstruction of buildings. 96.—Where anything is done for the purposes of reconstructing a building it is not an infringement of the copyright in the building or in any drawings or plans in accordance with which the building was constructed by or with the licence of the copyright owner.</text:p>
          </table:table-cell>
          <table:table-cell table:style-name="ce72"/>
          <table:table-cell table:style-name="ce36"/>
          <table:table-cell table:style-name="ce36" office:value-type="string">
            <text:p>Article 28 of the Law: "1. It shall be permitted to carry out the following acts without the authorisation of an author or any other owner of copyright and without a remuneration, as long as the source, including the author's name, is indicated, unless this turns out to be impossible: 
&lt;...&gt;
2) to use a project, design, sketch or model of a building or any other construction works for the purpose of reconstructing this building or construction works."</text:p>
          </table:table-cell>
          <table:table-cell table:style-name="ce71"/>
          <table:table-cell table:style-name="ce36" office:value-type="string">
            <text:p>Copyright in an audiovisual work, a database, a literary work other than in the case of a computer programme, a musical or artistic work shall not include the right to authorise or prohibit the reproduction, distribution or communication to the public of an artistic work in the form of a building or a drawing or plan of a building for the purposes of reconstructing the building.</text:p>
          </table:table-cell>
          <table:table-cell table:style-name="ce72"/>
          <table:table-cell table:style-name="ce36" office:value-type="string">
            <text:p>Art. 33(5). It is permitted to use a work in the form of a building structure, its drawings, plans or another arrangement for the purpose of reconstructing or renovating a building structure.</text:p>
          </table:table-cell>
          <table:table-cell table:style-name="ce75" office:value-type="string">
            <text:p>Art. 75, 2 (t) CRRC without the author consent it is allowed the use of an artistic work in the form of a building or a drawing or plan of a building for the purposes of reconstructing the building +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style-name="ce36" office:value-type="string">
            <text:p>Section 20(6)
The owner or other user of a structure which is the expression of an architectural work may perform, without the consent of the author, exclusively such alterations of such structure and maintenance work, which are necessary for its maintenance in a good state, and for preserving its functional use and do not decrease the value of the architectural work and do not interfere with the copyrights.</text:p>
          </table:table-cell>
          <table:table-cell table:style-name="ce36"/>
          <table:table-cell table:style-name="ce72"/>
          <table:table-cell table:style-name="ce36" office:value-type="string">
            <text:p>Article 24. 
...
Buildings may be freely reproduced in pictorial form.</text:p>
          </table:table-cell>
          <table:table-cell table:style-name="ce80" office:value-type="string">
            <text:p>65 Reconstruction of buildings
 Anything done for the purposes of reconstructing a building does not infringe any copyright--
 (a) in the building, or
 (b) in any drawings or plans in accordance with which the building was, by or with the licence of the copyright owner, constructed.</text:p>
          </table:table-cell>
        </table:table-row>
      </table:table>
      <table:table table:name="Art. 5.3(n)" table:style-name="ta25" table:print="false">
        <office:forms form:automatic-focus="false" form:apply-design-mode="false"/>
        <table:table-column table:style-name="co31" table:default-cell-style-name="ce15"/>
        <table:table-column table:style-name="co64"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style-name="ce34" office:value-type="string">
            <text:p>Section 56(a)</text:p>
          </table:table-cell>
          <table:table-cell table:style-name="ce70" office:value-type="string">
            <text:p>Art. XI.192 of Code of Economic Law, Book XI</text:p>
          </table:table-cell>
          <table:table-cell table:style-name="ce34" office:value-type="string">
            <text:p>Article 24(1)</text:p>
          </table:table-cell>
          <table:table-cell/>
          <table:table-cell table:style-name="ce34"/>
          <table:table-cell table:style-name="ce34" office:value-type="string">
            <text:p>§37(1)(c)</text:p>
          </table:table-cell>
          <table:table-cell table:style-name="ce34" office:value-type="string">
            <text:p>Article 16(a)</text:p>
          </table:table-cell>
          <table:table-cell table:style-name="ce34" office:value-type="string">
            <text:p>Article 20 (3) (“on order”)</text:p>
          </table:table-cell>
          <table:table-cell table:style-name="ce34" office:value-type="string">
            <text:p>Article 16(b)</text:p>
          </table:table-cell>
          <table:table-cell table:style-name="ce70" office:value-type="string">
            <text:p>L122-5 8°</text:p>
          </table:table-cell>
          <table:table-cell table:style-name="ce34" office:value-type="string">
            <text:p>§ 52b</text:p>
          </table:table-cell>
          <table:table-cell/>
          <table:table-cell table:style-name="ce34" office:value-type="string">
            <text:p>Article 38 (5); will potentially be broadened to interlink institutions</text:p>
          </table:table-cell>
          <table:table-cell/>
          <table:table-cell table:style-name="ce34" office:value-type="string">
            <text:p>Article 71 ter</text:p>
          </table:table-cell>
          <table:table-cell table:style-name="ce70" office:value-type="string">
            <text:p>Section 23</text:p>
          </table:table-cell>
          <table:table-cell table:style-name="ce34" office:value-type="string">
            <text:p>Article 22 (1)(3)</text:p>
          </table:table-cell>
          <table:table-cell table:style-name="ce34" office:value-type="string">
            <text:p>Article 10 (14)</text:p>
          </table:table-cell>
          <table:table-cell table:style-name="ce34" office:value-type="string">
            <text:p>Article 9 (1) (v)</text:p>
          </table:table-cell>
          <table:table-cell table:style-name="ce34" office:value-type="string">
            <text:p>Article 15h</text:p>
          </table:table-cell>
          <table:table-cell table:style-name="ce34" office:value-type="string">
            <text:p>Article 28.1.3</text:p>
          </table:table-cell>
          <table:table-cell table:style-name="ce34" office:value-type="string">
            <text:p>Article 75 (2) (o)</text:p>
          </table:table-cell>
          <table:table-cell/>
          <table:table-cell table:style-name="ce34" office:value-type="string">
            <text:p>Article 37</text:p>
          </table:table-cell>
          <table:table-cell/>
          <table:table-cell table:style-name="ce34" office:value-type="string">
            <text:p>Article 37 (3)</text:p>
          </table:table-cell>
          <table:table-cell/>
          <table:table-cell table:style-name="ce34" office:value-type="string">
            <text:p>Section 40B of the Copyright Designs and Patents Act 1988</text:p>
          </table:table-cell>
        </table:table-row>
        <table:table-row table:style-name="ro2">
          <table:table-cell table:style-name="ce67" office:value-type="string">
            <text:p>Link to article (URL)</text:p>
          </table:table-cell>
          <table:table-cell table:number-columns-repeated="5"/>
          <table:table-cell table:style-name="ce98" office:value-type="string" office:value="http://www.zakonyprolidi.cz/cs/2000-121#p37">
            <text:p><text:a xlink:href="http://www.zakonyprolidi.cz/cs/2000-121#p37">http://www.zakonyprolidi.cz/cs/2000-121#p37</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row>
        <table:table-row table:style-name="ro2">
          <table:table-cell table:style-name="ce67" office:value-type="string">
            <text:p>Link to WIPO LEX (URL)</text:p>
          </table:table-cell>
          <table:table-cell table:number-columns-repeated="6"/>
          <table:table-cell table:style-name="ce68" office:value-type="string" office:value="http://www.wipo.int/wipolex/en/text.jsp?file_id=191420">
            <text:p><text:a xlink:href="http://www.wipo.int/wipolex/en/text.jsp?file_id=191420">http://www.wipo.int/wipolex/en/text.jsp?file_id=191420</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style-name="ce34" office:value-type="string">
            <text:p>See Article 7 (2) (18)</text:p>
          </table:table-cell>
          <table:table-cell table:number-columns-repeated="2"/>
          <table:table-cell table:style-name="ce34" office:value-type="string">
            <text:p>Contested article numbers</text:p>
          </table:table-cell>
          <table:table-cell table:style-name="ce69" office:value-type="string">
            <text:p>in libraries</text:p>
          </table:table-cell>
          <table:table-cell table:style-name="ce70" office:value-type="string">
            <text:p>Covered by L122-5 8° (implementing 5,2 c)</text:p>
          </table:table-cell>
          <table:table-cell table:style-name="ce70" office:value-type="string">
            <text:p>partially covers communicati ons to small groups of researchers; 5-3-n has not been transposed.</text:p>
          </table:table-cell>
          <table:table-cell/>
          <table:table-cell table:style-name="ce34" office:value-type="string">
            <text:p>Contested article numbers</text:p>
          </table:table-cell>
          <table:table-cell table:number-columns-repeated="15"/>
          <table:table-cell table:style-name="ce34" office:value-type="string">
            <text:p>Subject to future implementation</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1" office:value-type="string">
            <text:p>Sec. 56a 

(1) It shall be permissible für publicly availabe Institutions (library, archives of image and sound recordings et al.) to make image or sound recordings available to their visitors for the purpose of public communication, recital or performance of the recorded works provided that no more two of their visitors of make use of such recordings on each occasion for non-commercial purposes. The author of the repective work shall be entitled to equitable remuneration. Such claims may only be enforced by a collecting society.

(2) Para. 1 shall not apply if an image or sound recording whose manufacture constitutes an infringement of exclusive rights to reproduce or distribute the respective work is being used.</text:p>
          </table:table-cell>
          <table:table-cell table:style-name="ce76" office:value-type="string">
            <text:p>Art. XI.192 of Code of Economic Law, Book XI:§ 1. The author is the lending of literary works, databases, photographic
works, scores of musical works, sound works and audiovisual works
where that lending is organized for an educational and cultural purpose by institutions
authorized by the Administration approved or officially established.
§ 2. The lending of sound and audiovisual works can only take place two months
after the first distribution of the work to the public.
After consulting the institutions and collecting societies managing the rights, can
King for all phonograms and first fixations of films or for some of them in
the previous paragraph lengthen or shorten the said period.
§ 3. The undertakings referred to in paragraph 1 who are appointed by the King, may
literary works, databases, photographic works, audio and audiovisual works
as well as scores of introducing musical works for the first time outside the European Union
sold lawfully and in the territory of which the Union will not be public
divided, where such importation is for the public lending for educational or cultural
purpose and provided this does not relate to more than five copies or scores of
work.</text:p>
          </table:table-cell>
          <table:table-cell table:style-name="ce36" office:value-type="string">
            <text:p>Article 24 (1) No authorisation from the author and no compensation shall be due in the case of:..
Item 11: providing access to individuals to works that belong to collections of organizations as described in item 9 [of Article 24 (1)], provided done for scientific purposes and not for profit.</text:p>
          </table:table-cell>
          <table:table-cell table:number-columns-repeated="2" table:style-name="ce36"/>
          <table:table-cell table:style-name="ce36" office:value-type="string">
            <text:p>Article 37
Library Licence
        (1) Copyright is not infringed by a library, archive, museum, gallery, school, university and other non-profit school-related and educational establishment4): 
   (...)  
   c)  if it makes available a work, including the making of a reproduction needed for such availability, which constitutes a part of its collections and the use thereof is not subject to purchase  or licensing terms,  except the communication of the work in the way specified in  Article 18 (2), to members of the public by dedicated terminals located on its premises, such a work being so made available exclusively for the purposes of research or private study of such members of the public, provided that such members of the public are prevented from making reproductions of the work; this is without prejudice to the provisions of Article 30a (1) (c) and (d);
</text:p>
          </table:table-cell>
          <table:table-cell table:style-name="ce84" office:value-type="string">
            <text:p>Archives, Libraries and Museums
16 a.
(1) Published works may be made available to individuals at the institutions
specified in section 16 (1) for personal viewing or study on the spot by means
of technical equipment.
(2) Notwithstanding the provisions of subsection (1), copies that are made or
deposited pursuant to the Act on Legal Deposit may only be made available at the
Royal Library, the State and University Library and the Danish Film Institute for
separate individual persons.
(3) The institutions named in subsection (2) may communicate and hand over
legal deposited copies of works that have been broadcast on radio and television,
films and works published on electronic communication networks, for research purposes,
if the work cannot be acquired through general trade. Such copies may not be
used in any other way. 
</text:p>
          </table:table-cell>
          <table:table-cell table:style-name="ce36" office:value-type="string">
            <text:p>ECA § 20(4) 1) - A public archive, museum or library has the right, without the 
authorisation of the author and without payment of remuneration, on order from 
a natural person:
1) to make available works in its collections on the spot through special equipment</text:p>
          </table:table-cell>
          <table:table-cell table:style-name="ce72"/>
          <table:table-cell table:style-name="ce36"/>
          <table:table-cell table:style-name="ce71" office:value-type="string">
            <text:p>Article 52b - Communication of works at terminals in public libraries, museums and archives

So far as there are no contractual provisions to the contrary, it shall be permissible to make published works available from the stocks of publicly accessible libraries, museums or archives, which neither directly nor indirectly serve economic or commercial purposes, exclusively on the premises of the relevant institution at terminals dedicated to the purpose of research and for private study. In principle, reproduction of a work in excess of the number stocked by the institution shall not be made simultaneously available at such terminals. Equitable remuneration shall be paid in consideration of their being made available. The claim may only be asserted by a collecting society.</text:p>
          </table:table-cell>
          <table:table-cell table:style-name="ce72"/>
          <table:table-cell table:style-name="ce36" office:value-type="string">
            <text:p>35 (4) “Copies can be made by public libraries and by educational establishments, museums, archives, picture and sound recordings held in public collections if such activity does not serve the purposes of gainful activities or to generate or increase income in any way or form and:
a) if the copy is necessary for academic or scientific research;
b) if the copy is made for the purposes of a public library
c) if the copy is made from a smaller part of a work that has already been published or a newspaper or periodical article for internal purposes; or
d) if it is allowed under specific other legislation in justified cases subject to specific conditions.”</text:p>
          </table:table-cell>
          <table:table-cell table:style-name="ce72"/>
          <table:table-cell table:style-name="ce36" office:value-type="string">
            <text:p>Article 71 - ter
The communication or making available to individual members of the public is free if made for the purpose of research
or private study by dedicated terminals on the premises of publicly accessible libraries, educational establishment,
museums or archives, limited to the works and other subject matter contained in their collections that are not subject to purchase or licensing terms. </text:p>
          </table:table-cell>
          <table:table-cell table:style-name="ce36" office:value-type="string">
            <text:p>Section 23.  Use of Works for the Needs of Libraries, Archives and Museums (..)
(2) Without consent from the author, libraries, archives and museums of the state, local government or of other derived public persons shall be entitled, without a direct or indirect commercial purpose, to make available the works in their permanent collection, as well as copies thereof made in accordance with Paragraph one of this Section, upon request for the use for scientific research or for self-education purposes, to natural persons who have authorised access to computers specifically set up in the premises of the relevant library, archive or museum. Such service shall be ensured by the relevant library, archive or museum by using exclusively the intranet that has special protection.
</text:p>
          </table:table-cell>
          <table:table-cell table:style-name="ce36" office:value-type="string">
            <text:p>Article 22 of the Law: 

"The following shall be permitted without the authorisation of the author of a work or any other owner of copyright in this work and without the payment of a remuneration, but indicating, where possible, the source, including the author’s name: 
&lt;...&gt;
3) use of works held by libraries, by libraries of educational and research institutions, museums or archives, communicating them to the public, for the non-commercial purpose of research or private study, via computer networks at the terminals designated for that purpose in those establishments, if the work is not publicly traded and the copyright owners do not prohibit the use of such works. For the purpose of such limitation, the establishment referred to in this point may reproduce the acquired copies of the works, but only in order to make communication of a work to the public technically possible via computer networks. At the same time, it shall not be permitted to make ​​accessible via computer networks more copies of a work than held by these institutions. The establishments specified in this point must ensure the use of effective technical protection measures so copies of works would not be reproduced and the content information of works would not be transferred or transmitted outside the terminals of the establishments to external networks."

Article 58 of the Law: 

"1. It shall be permitted, without the authorisation of the owner of related rights and without the payment of a remuneration, but, where possible, indicating the source, including the author’s name, to use a performance, a phonogram, a fixation of an audiovisual work (film) and a broadcast of a broadcasting organisation or fixations thereof, for:
&lt;...&gt;
3) use of the objects of related rights held by libraries, by libraries of educational and research institutions, museums or archives as well as specified in subparagraph 3 of Article 22 of this Law;".</text:p>
          </table:table-cell>
          <table:table-cell table:style-name="ce71" office:value-type="string">
            <text:p>Article 10 (14) permits the public communication for purposes of research and private study. The exception thereby allows the transmission of works not subject to purchase or licensing terms which are contained in existing collections. The limitation can only be  exercised on site (i.e. in the confines of the physical location) and only by publicly accessible libraries.

Article 10 (14) Lux Copyright Act 2004: When the work, other than a database, has been lawfully made available to the public, the author
cannot prohibit the public communication for the purpose of research or private study, through dedicated terminals
 in particular within the walls of institutions under point 10 ° above, works forming part of their
 collection that are not subject to conditions in purchasing or licensing.</text:p>
          </table:table-cell>
          <table:table-cell table:style-name="ce36" office:value-type="string">
            <text:p>Copyright in an audiovisual work, a database, a literary work other than in the case of a computer programme, a musical or artistic work shall not include the right to authorise or prohibit the communication to the public, for the purpose of research or private study, to individual members of the public by dedicated terminals on the premises of establishments referred to in paragraph (d) [libraries, educational establishments or museums, or archives] of works and other subject-matter, not subject to purchase or licensing terms, which are contained in their collections.</text:p>
          </table:table-cell>
          <table:table-cell table:style-name="ce36" office:value-type="string">
            <text:p>Article 15h
Unless otherwise agreed, the provision of access to a literary, scientific or artistic work forming part of the collections of libraries accessible to the public, and museums or archives which are not attempting to achieve a direct or indirect economic or commercial benefit, by means of a closed network through dedicated terminals in the buildings of those institutions for individual members of the public, for purposes of research or private study, will not constitute an infringement of copyright.</text:p>
          </table:table-cell>
          <table:table-cell table:style-name="ce77" office:value-type="string">
            <text:p>Art. 28 Libraries, archives and schools may:
(...) 3) make their collections available for research or studying purposes via terminals located in the seats of these institutions.
</text:p>
          </table:table-cell>
          <table:table-cell table:style-name="ce75" office:value-type="string">
            <text:p>Art. 75,2 (o) of CRRC without the author consent it is allowed the communication, making available to the public for purposes of research or private study to individual members of the public by dedicated terminals on the premises of libraries, museums, public archives and schools, of protected work not subject to purchase or license conditions and that integrate their collections.+ Art. 75, 4 of CRRC the referred use of the work must not interfere with the normal exploitation of the work or unreasonably prejudice the legitimate interests of the author + Art.76,1 (a) of CRRC it must be indicated, whenever possible, the author's and publisher name, title of the work and all other circumstances that may identify the work</text:p>
          </table:table-cell>
          <table:table-cell table:style-name="ce72"/>
          <table:table-cell table:number-columns-repeated="2" table:style-name="ce36"/>
          <table:table-cell table:style-name="ce75" office:value-type="string">
            <text:p>Article 37.3: The author’s licence shall not be required for the communication of a work or making available to specific persons for research purposes when carried out through a closed and internal network via specialised terminals installed for such purposes on the premises of the institutions mentioned in the preceding Paragraph and provided such works appear in the institution’s own collection and are not the object of licensing or purchase conditions. All the foregoing without prejudice to the author’s right to an equitable remuneration</text:p>
          </table:table-cell>
          <table:table-cell table:style-name="ce72"/>
          <table:table-cell table:style-name="ce88" office:value-type="string">
            <text:p>29 Research and private study.

(1)Fair dealing with a literary, dramatic, musical or artistic work for the purposes of research for a non-commercial purpose does not infringe any copyright in the work provided that it is accompanied by a sufficient acknowledgement.


(1B)No acknowledgement is required in connection with fair dealing for the purposes mentioned in subsection (1) where this would be impossible for reasons of practicality or otherwise.


(1C)Fair dealing with a literary, dramatic, musical or artistic work for the purposes of private study does not infringe any copyright in the work.


(2)Fair dealing with the typographical arrangement of a published edition for the purposes F3of research or private study does not infringe any copyright in the arrangement.


(3)Copying by a person other than the researcher or student himself is not fair dealing if—


(a)in the case of a librarian, or a person acting on behalf of a librarian, he does anything which regulations under section 40 would not permit to be done under section 38 or 39 (articles or parts of published works: restriction on multiple copies of same material), or


(b)in any other case, the person doing the copying knows or has reason to believe that it will result in copies of substantially the same material being provided to more than one person at substantially the same time and for substantially the same purpose.


(4)It is not fair dealing—


(a)to convert a computer program expressed in a low level language into a version expressed in a higher level language, or


(b)incidentally in the course of so converting the program, to copy it,


(these acts being permitted if done in accordance with section 50B (decompilation)).

(4A)It is not fair dealing to observe, study or test the functioning of a computer program in order to determine the ideas and principles which underlie any element of the program (these acts being permitted if done in accordance with section 50BA (observing, studying and testing)).</text:p>
          </table:table-cell>
        </table:table-row>
      </table:table>
      <table:table table:name="Art. 5.3(o)" table:style-name="ta26" table:print="false">
        <office:forms form:automatic-focus="false" form:apply-design-mode="false"/>
        <table:table-column table:style-name="co31" table:default-cell-style-name="ce15"/>
        <table:table-column table:style-name="co65" table:default-cell-style-name="ce15" table:number-columns-repeated="255"/>
        <table:table-row table:style-name="ro2">
          <table:table-cell table:style-name="ce66"/>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row>
        <table:table-row table:style-name="ro2">
          <table:table-cell table:style-name="ce67" office:value-type="string">
            <text:p>Article Number in local act (TEXT)</text:p>
          </table:table-cell>
          <table:table-cell/>
          <table:table-cell table:style-name="ce70" office:value-type="string">
            <text:p>Art. XI.189 §3, Art. XI.190 11°, Art. XI.190 16°</text:p>
          </table:table-cell>
          <table:table-cell table:style-name="ce34" office:value-type="string">
            <text:p>Article 24(1)</text:p>
          </table:table-cell>
          <table:table-cell table:number-columns-repeated="2"/>
          <table:table-cell table:style-name="ce34" office:value-type="string">
            <text:p>§39</text:p>
          </table:table-cell>
          <table:table-cell table:style-name="ce34" office:value-type="string">
            <text:p>Article 18</text:p>
          </table:table-cell>
          <table:table-cell table:number-columns-repeated="2"/>
          <table:table-cell table:style-name="ce70" office:value-type="string">
            <text:p>L122-5 1°:</text:p>
          </table:table-cell>
          <table:table-cell/>
          <table:table-cell table:style-name="ce70" office:value-type="string">
            <text:p>Art. 20</text:p>
          </table:table-cell>
          <table:table-cell/>
          <table:table-cell table:style-name="ce34" office:value-type="string">
            <text:p>Sections 71-75</text:p>
          </table:table-cell>
          <table:table-cell table:number-columns-repeated="3"/>
          <table:table-cell table:style-name="ce34" office:value-type="string">
            <text:p>Article 10(5)</text:p>
          </table:table-cell>
          <table:table-cell/>
          <table:table-cell table:style-name="ce34" office:value-type="string">
            <text:p>15b, 17a, 17b and 19</text:p>
          </table:table-cell>
          <table:table-cell table:style-name="ce34" office:value-type="string">
            <text:p>Article 24, 27(1), 32, 33.3</text:p>
          </table:table-cell>
          <table:table-cell table:style-name="ce70" office:value-type="string">
            <text:p>Art 8, 2 of CRRC, Art 77, 2 of CRRC</text:p>
          </table:table-cell>
          <table:table-cell table:style-name="ce34" office:value-type="string">
            <text:p>Article 35</text:p>
          </table:table-cell>
          <table:table-cell table:style-name="ce34" office:value-type="string">
            <text:p>Section 28 (1,2)</text:p>
          </table:table-cell>
          <table:table-cell/>
          <table:table-cell table:style-name="ce34" office:value-type="string">
            <text:p>Article 35</text:p>
          </table:table-cell>
          <table:table-cell table:style-name="ce34" office:value-type="string">
            <text:p>Article 23</text:p>
          </table:table-cell>
          <table:table-cell table:style-name="ce34" office:value-type="string">
            <text:p>Sections 45-50 of the Copyright Designs and Patents Act 1988</text:p>
          </table:table-cell>
        </table:table-row>
        <table:table-row table:style-name="ro2">
          <table:table-cell table:style-name="ce67" office:value-type="string">
            <text:p>Link to article (URL)</text:p>
          </table:table-cell>
          <table:table-cell table:number-columns-repeated="5"/>
          <table:table-cell table:style-name="ce98" office:value-type="string" office:value="http://www.zakonyprolidi.cz/cs/2000-121#p39">
            <text:p><text:a xlink:href="http://www.zakonyprolidi.cz/cs/2000-121#p39">http://www.zakonyprolidi.cz/cs/2000-121#p39</text:a></text:p>
          </table:table-cell>
          <table:table-cell table:number-columns-repeated="13"/>
          <table:table-cell table:style-name="ce68" office:value-type="string" office:value="http://wetten.overheid.nl/BWBR0001886/2015-07-01">
            <text:p><text:a xlink:href="http://wetten.overheid.nl/BWBR0001886/2015-07-01">http://wetten.overheid.nl/BWBR0001886/2015-07-01</text:a></text:p>
          </table:table-cell>
          <table:table-cell table:style-name="ce34"/>
        </table:table-row>
        <table:table-row table:style-name="ro2">
          <table:table-cell table:style-name="ce67" office:value-type="string">
            <text:p>Link to WIPO LEX (URL)</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number-columns-repeated="5"/>
          <table:table-cell table:style-name="ce70" office:value-type="string">
            <text:p>Author`s consent is not required to the use and no licence fee is due from a person, which (...) reproduces work of a fine art placed in public in other type of fine art; exhibits works of fine art and photographs that have been transferred to a third person already, provided the exhibiton is free of charge and/or the works have been lended free of charge; copies and distributes photographs that are his or her portrait and that have been paid for</text:p>
          </table:table-cell>
          <table:table-cell table:style-name="ce70" office:value-type="string">
            <text:p>allows uses in song booklets</text:p>
          </table:table-cell>
          <table:table-cell table:number-columns-repeated="2"/>
          <table:table-cell table:style-name="ce70" office:value-type="string">
            <text:p>private and gratuitous performances carried out exclusively within the family circle</text:p>
          </table:table-cell>
          <table:table-cell table:number-columns-repeated="2"/>
          <table:table-cell table:style-name="ce70" office:value-type="string">
            <text:p>As a general rule, sheet music may not be reproduced by means of reproduction for private purposes. However, reproduction is possible with one exception, for the musical academic purposes.</text:p>
          </table:table-cell>
          <table:table-cell table:number-columns-repeated="6"/>
          <table:table-cell table:style-name="ce70"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row>
        <table:table-row table:style-name="ro2">
          <table:table-cell table:style-name="ce66" office:value-type="string">
            <text:p>Contested</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row table:style-name="ro2">
          <table:table-cell table:style-name="ce66" office:value-type="string">
            <text:p>Text in Articles</text:p>
          </table:table-cell>
          <table:table-cell table:style-name="ce72"/>
          <table:table-cell table:style-name="ce75" office:value-type="string">
            <text:p>Art. XI.189 §3 of Code of Economic Law, Book XI:The author can not oppose against the temporary transient
or ancillaryacts of reproduction forming an integral and essential part of a technological process
which is used for the sole purpose:
- The transmission in a network between third parties by an intermediary; or
- A lawful use,
of a protected work, where those acts have no independent economic value.




Art. XI.190 11° of Code of Economic Law, Book XI:When the work is lawfully made public, the author may
not oppose the free performance of a work during a public examination where the purpose of the
execution is not the work itself, but judging from the performer or performers
work with a view to granting a certificate of qualification, diploma or title within a
recognized education;

Art. XI.190 16° of Code of Economic Law, Book XI:When the work is lawfully made public, the author may
 not oppose the reproduction and communication to the public for advertising, public
exhibition or sale of artistic works, to the extent required to promote the event, excluding any other commercial use;</text:p>
          </table:table-cell>
          <table:table-cell table:style-name="ce36" office:value-type="string">
            <text:p>Article 24 (1) No authorisation from the author and no compensation shall be due in the case of:..
Item 8: the public presentation and performance of published works in educational institutions, if not related to gaining profit and the participants in the preparatory work and the presentation or performance do not receive remuneration</text:p>
          </table:table-cell>
          <table:table-cell table:number-columns-repeated="3" table:style-name="ce36"/>
          <table:table-cell table:style-name="ce84" office:value-type="string">
            <text:p>Production of Anthologies for Educational Use, etc.
18.
…
(3) A few published songs may be freely used in song booklets produced
solely for the use of participants in a particular meeting. However, no more than 300
copies of each booklet may be produced.
</text:p>
          </table:table-cell>
          <table:table-cell table:style-name="ce36"/>
          <table:table-cell table:style-name="ce72"/>
          <table:table-cell table:style-name="ce36" office:value-type="string">
            <text:p>L122-5 1°:

Once a work has been disclosed, the author may not prohibit: "private and gratuitous performances carried out exclusively within the family circle;"</text:p>
          </table:table-cell>
          <table:table-cell table:style-name="ce72"/>
          <table:table-cell table:style-name="ce36" office:value-type="string">
            <text:p>Art. 20 of law 2121/1993: 1. The reproduction of lawfully published literary works of one or more writers in educational textbooks approved for use in primary and secondary education by the Ministry of National Education and Religions or another competent ministry, according to the official detailed syllabus, shall be permissible without the consent of the authors and without payment. The reproduction shall encompass only a small part of the total output of each of the writers. The provision is applicable only as it concerns the reproduction by means of printing.(...)</text:p>
          </table:table-cell>
          <table:table-cell table:style-name="ce36"/>
          <table:table-cell table:style-name="ce36" office:value-type="string">
            <text:p>Public Administration
Parliamentary and judicial proceedings. 71.—(1) The copyright in a work is not infringed by anything done for the purposes of parliamentary or judicial proceedings or for the purpose of reporting those proceedings. (2) Subsection (1) shall not be construed as authorising the copying of a work which is itself a report of the proceedings which has been lawfully made available to the public.
Statutory inquiries. 72.—(1) The copyright in a work is not infringed by anything done for the purposes of a statutory inquiry or for the purpose of reporting any such inquiry. (2) Subsection (1) shall not be construed as authorising the copying of a work which is itself a report of the proceedings which has been lawfully made available to the public. (3) The copyright in a work is not infringed by the making available to the public of copies of a report of a statutory inquiry containing the work or materials from the report.
Copying of material in public records. 73.—Any material which is comprised in records which are open to public inspection may be copied, and a copy may be supplied to any person, without infringement of copyright.
Material open to public inspection or on statutory register. 74.—(1) Without prejudice to the generality of section 73 , where material is open to public inspection pursuant to a statutory requirement, or is on a statutory register, the copyright in the material is not infringed by the copying, for a purpose which does not involve the making available to the public of copies, of so much of the material as contains factual information of any description, by or with the authority of the person required to make the material open to public inspection or, as the case may be, the person maintaining the register. (2) Where material is open to public inspection pursuant to a statutory requirement, or is on a statutory register, the copyright in the material is not infringed by the copying or making available to the public of copies of that material, for the purpose of enabling the material to be inspected at another time or place, or otherwise facilitating the exercise of any right for the purpose of which the requirement is imposed, by or with the authority of the person required to make the material open to public inspection or, as the case may be, he person maintaining the register. (3) Where material is made available to the public under this section the person granting access to the material shall ensure that it bears a mark clearly indicating that it is provided for the purpose of inspection and that no other use of the material may be made without the licence of the copyright owner. (4) Material may not be provided under this section unless the person granting access to the material has obtained from the person requesting the material a declaration, in such form as may be prescribed, indicating that the material is required for the sole purpose of enabling the material to be inspected at another time or place or to otherwise facilitate the exercise of the right of public inspection. (5) Where material which is open to public inspection pursuant to a statutory requirement, or is on a statutory register, contains information about matters of general, scientific, technical, commercial or economic interest, the copyright in the material is not infringed by the copying or making available to the public of copies of that material for the purpose of disseminating that information, by or with the authority of the person required to make the material open to public inspection or, as the case may be, the person maintaining the register. (6) The Minister may prescribe the conditions which are to be complied with before material is made available to the public under this section. (7) The Minister may by order provide that subsections (1) to (5) apply— (a) to material made open to public inspection by— (i) an international organisation specified in the order, or (ii) a person specified in the order who has functions in the State under an international agreement to which the State is a party, or (b) to a register maintained by an international organisation specified in the order, as they apply in relation to material that is open to public inspection pursuant to a statutory requirement, or on a statutory register.
Works communicated to Government or Oireachtas. 75.—(1) Where a work has been communicated to the Government or either or both of the Houses of the Oireachtas for any purpose, by or with the licence of the copyright owner, and any fixation of the work or any thing containing the work is owned by, or is in the possession, custody or control of, the Government or either or both of the Houses of the Oireachtas, the Government or either or both of the Houses of the Oireachtas may copy the work, make available to the public copies of the work, or cause the work to be copied or made available to the public for the purpose for which the work was communicated to them, or for any related purpose which could reasonably have been anticipated by the copyright owner, without infringing the copyright in the work. (2) The Government or either or both of the Houses of the Oireachtas shall not make available to the public copies of a work referred to in subsection (1) or cause the work to be copied or made available, under this section, where the work has previously been lawfully made available to the public otherwise than under this section.
Acts done under statutory authority. 76.—(1) Where the undertaking of a particular act is specifically authorised by an enactment then, unless the enactment provides otherwise, the undertaking of that act shall not infringe the copyright in a work. (2) Nothing in this section shall be construed as excluding any defence available under any enactment.
Savings 77.—(1) Nothing in this Act shall affect any right or privilege of the Government subsisting otherwise than by virtue of an enactment, and nothing in this Act shall affect any right or privilege of the Government or of any other person under any enactment, except in so far as that enactment is expressly repealed, amended or modified by this Act. (2) Nothing in this Act shall affect the right of the Government or of any person deriving title from the Government to sell, use or otherwise deal with articles forfeited under the laws relating to customs or excise, including any article so forfeited by virtue of this Act or of any enactment repealed by this Act. (3) Nothing in this Act shall affect the operation of any rule of equity relating to breaches of trust or confidence. (4) Subject to subsections (1) to (3), no copyright or right in the nature of copyright, shall subsist otherwise than by virtue of this Act or of some other enactment in that behalf.
Designs
"Acts done in reliance on registration of design. 78.—(1) The copyright in a work is not infringed by anything done— (a) pursuant to an assignment or licence made or granted by a person registered under the Industrial Designs Act, 2001* as the proprietor of a corresponding design, and (b) in good faith and in reliance on such registration and without notice of any proceedings for the cancellation of the registration or for rectifying the relevant entry in the register of designs. (2) In subsection (1) “corresponding design”, in relation to a work, means a design within the meaning of the Industrial Designs Act, 2001* which, if applied to an article, would produce anything which would be treated for the purposes of this Part as a copy of the work. Section 89 (e) of the Industrial Designs Act 2000 provides for the insertion of section 78A and 78B after section 78 as follows:
 Design documents and models. 78A.—(1) The copyright in a design document or model recording or embodying a design for anything other than an artistic work or a typeface is not infringed by the making of a product to the design or the copying of a product made to the design. (2) The copyright in a design document or a model recording or embodying a design for anything other than an artistic work or a typeface is not infringed by the issue to the public, or the inclusion in a film, broadcast or cable programme service, of anything the making of which is, by virtue of subsection (1), not an infringement of that copyright. (3) In this section and section 78B— ‘design’ means the design of any aspect of the shape or contours (whether internal or external) of the whole or part of a product, other than surface decoration; ‘design document’ means any record of a design, whether in the form of a drawing, a written description, a photograph, storing the work in any medium or otherwise; ‘product’ means any industrial or handicraft item, including parts intended to be assembled into a complex product, packaging, get-up, graphic symbols and typographical typefaces, but not including computer programmes; and ‘complex product’ means a product which is composed of multiple components which can be replaced permitting disassembly and reassembly of the product. Effect of exploitation of design derived from artistic work. 78B.—(1) This section applies where an artistic work has been exploited, by or with the authorisation of the copyright owner, by— (a) making by an industrial process products falling to be treated for the purposes of this Part as copies of the work, and (b) marketing such products, in the State or elsewhere. (2) After the expiry of 25 years from the end of the calendar year in which such products are first marketed, the work may be copied by making products of any description, or doing anything for the purpose of making products of any description, and anything may be done in relation to products so made, without infringing the copyright in the work. (3) Where only part of an artistic work is exploited as mentioned in subsection (1), subsection (2) applies only in relation to that part. (4) The Minister may prescribe: (a) the circumstances in which a product, or any description of product, is to be regarded for the purposes of this section as made by an industrial process; (b) the exclusion from the operation of this section such products of a primarily literary or artistic character as the Minister thinks fit. (5) In this section references to products do not include films. *substituted for ""The Act of 1927"" by Section 89 of the Industrial Designs Act 2000"
Exception from protection of copyright in certain works (as amended by section 89 of the Industrial Designs Act 2000) 79.—(1) The making of an object of any description which is in three dimensions shall not be taken to constitute an infringement of the copyright in a work in two dimensions, if the object would not appear, to a person who is not an expert in relation to objects of that description, to be a reproduction of the work. 79. – (2)REPEALED BY SECTION 89 OF THE INDUSTRIAL DESIGNS ACT 2000
Computer Programs
Back-up copies of computer programs 80.—(1) It is not an infringement of the copyright in a computer program for a lawful user of a copy of the computer program to make a back-up copy of it which it is necessary for him or her to have for the purposes of his or her lawful use. (2) For the purposes of this section and sections 81 and 82, a person is a “lawful user” of a computer program where, whether under a licence to undertake any act restricted by the copyright in the program or otherwise, he or she has a right to use the program, and “lawful use” shall be construed accordingly.
Lawful copies of computer programs.  81.—(1) It is not an infringement of the copyright in a computer program for a lawful user— (a) to make a permanent or temporary copy of the whole or a part of the computer program by any means or in any form, or (b) to make a translation, adaptation, arrangement or any other alteration of the computer program and to copy the results thereof, to achieve the interoperability of an independently created computer program with other programs where the following conditions are complied with: (i) those acts are performed by the lawful user or on his or her behalf by a person authorised to do so; (ii) the information necessary to achieve interoperability has not previously been available to the person referred to in subparagraph (i); and (iii) those acts are confined to the parts of the original program which are necessary to achieve interoperability. (2) Subsection (1) shall not permit the information obtained through its application— (a) to be used other than to achieve the interoperability of the independently created computer program, (b) to be given to persons other than those referred to in that subsection, except where necessary for the interoperability of the independently created computer program, or (c) to be used for the development, production or marketing of a computer program substantially similar in its expression, or for any other act which infringes copyright.
Exceptions to infringement of copyright in computer programs. 82.—(1) It is not an infringement of the copyright in a computer program for a lawful user of a copy of the computer program to make a permanent or temporary copy of the whole or a part of the program by any means and in any form or to translate, adapt or arrange or in any other way alter the computer program where such actions are necessary for the use of the program by the lawful user in accordance with its intended purpose, including error correction. (2) It is not an infringement of the copyright in a computer program for a lawful user of a copy of the computer program to observe, study or test the functioning of the program in order to determine the ideas and principles which underlie any element of the program, where he or she does so while performing any of the acts of loading, displaying, running, transmitting or storing the program which he or she is authorised to do.
Original Database
Access to or use of original database 83.—It is not an infringement of the copyright in an original database for a person who has the right to use the database or any part thereof, whether under a licence to undertake any of the acts restricted by the copyright in the original database or otherwise, to undertake, in the exercise of that right, anything which is necessary for the purposes of access to or use of the contents of the database or part thereof.
Typefaces
Use of typefaces: printing 84.—(1) It is not an infringement of the copyright in a work which consists of the design of a typeface— (a) to use the typeface in the ordinary course of typing, composing text, typesetting or printing, (b) to possess an article for the purpose of such use, or (c) to do anything in relation to material produced by such use, and this subsection applies notwithstanding that an article is used which is an infringing copy of the work. (2) A person infringes the copyright in a work consisting of the design of a typeface where he or she, without the licence of the copyright owner— (a) makes, (b) sells, rents or lends, or offers or exposes for sale, rental or loan, exhibits in public or distributes, (c) imports into the State, or (d) has in his or her possession, custody or control, for the purpose of sale, rental or loan, or offering or exposing for sale, rental or loan, or for exhibition in public or distribution, an article specifically designed or adapted for producing material in the particular typeface, knowing or having reason to believe that the article has been or is to be used to make copies that infringe the copyright in the work, including copies which would not be infringing copies under subsection (1).
"Articles for producing materials in particular typefaces. 85.—(1) This section applies to the copyright in a work consisting of the design of a typeface where articles specifically designed or adapted for producing material in that typeface have been marketed by or with the licence of the copyright owner. (2) After the expiration of 25 years* from the end of the calendar year in which the articles referred to in subsection (1) are marketed for the first time, the work may be copied by making further such articles, or doing anything for the purpose of making such articles and anything may be done in relation to articles so made, without infringing the copyright in the work.
 
 *Substitution from 15 years to 25 years made by section 89 of the Industrial Designs Act 2000"
Works in Electronic Form
Transfer of copies of work in electronic form. 86.—(1) This section applies where a copy of a work in electronic form has been purchased on terms which expressly or impliedly allow the purchaser to copy the work, or to adapt it or make copies of an adaptation, in connection with his or her use of the work. (2) Where there are no express terms— (a) prohibiting the transfer of the copy by the purchaser, imposing obligations which continue after a transfer, prohibiting the assignment of any licence or terminating any licence on a transfer, or (b) providing for the conditions on which a transferee may undertake the acts which the purchaser was permitted to undertake, then, any acts which the purchaser was permitted to undertake may also be undertaken by a transferee without infringement of the copyright, but any copy or adaptation or copy of an adaptation made by the purchaser which is not also transferred shall be treated as an infringing copy for those purposes and for all subsequent purposes. (3) Subsection (2) applies where the original purchased copy is no longer usable and that which is transferred is a further copy used in its place. (4) This section shall apply on a second and subsequent transfer in like manner as to the first transfer to a purchaser and references to the purchaser shall be construed as references to a second or subsequent transferee.
Miscellaneous
Temporary Acts of Reproduction*  87.— (1) It is not an infringement of the rights conferred by this Part to undertake or conduct temporary acts of reproduction which acts are transient or incidental and which are an integral and essential part of a technological process and whose sole purpose is to enable— (a) a transmission in a network between third parties by an intermediary, or (b) a lawful use, of a work or other subject-matter to be made, and which acts have no independent economic significance. (2) Where a copy, which would otherwise be an infringing copy, is made under this section and is subsequently sold, rented or lent, or offered or exposed for sale, rental or loan, or otherwise made available to the public, it shall be deemed to be an infringing copy for those purposes and for all subsequent purposes]. *Section 87 was substituted with the above wording by regulation 3, S.I. No. 16/2004 - European Communities (Copyright and Related Rights) Regulations 2004
Anonymous or pseudonymous works acts permitted. 88.—(1) The copyright in a work is not infringed by an act undertaken when, or pursuant to arrangements made when— (a) it is not possible to ascertain the identity of the author of the work by reasonable enquiry, and (b) it is reasonable to assume that the copyright has expired. (2) Where a work is a work of joint authorship the reference in subsection (1) to the possibility of ascertaining the identity of the author shall be construed as a reference to its being possible to ascertain the identity of any of the authors.
Use of notes or recordings of spoken words in certain cases.  89.—(1) Subject to compliance with the conditions specified in subsection (2), where a record of spoken words is made, in writing or otherwise, for the purpose of— (a) reporting current events, or (b) broadcasting or including in a cable programme service the work or part of the work, it is not an infringement of any copyright in the words as a literary or dramatic work, or in any literary or dramatic work or recording arising from the recording of the words, to use the record or material taken from it or to copy the record, or any such material, and to use the copy for the purposes referred to in paragraph (a) or (b). (2) The conditions referred to in subsection (1) are— (a) that the record is a direct record of the spoken words and is not taken from a previous record or from a broadcast or cable programme, (b) that the making of the record was not prohibited by the speaker and, where copyright already subsisted in the work, did not infringe the copyright in the work, (c) that the use made of the record or material taken from it is not prohibited by or on behalf of the speaker or copyright owner before the record was made, and (d) that the use made of the record or material taken from it is by or with the authority of a person who is lawfully in possession of the record.
Abstracts of scientific or technical articles.  91.—Where an article on a scientific or technical subject is lawfully made available to the public in a periodical accompanied by an abstract indicating the contents of the article, it is not an infringement of the copyright in the abstract or in the article to copy the abstract or to make available to the public copies of the abstract or to include the abstract in any other work.
Making of subsequent works by same artist. 95.—Where the author of an artistic work is not the copyright owner, it is not an infringement of the copyright in the work to copy the work in making another artistic work, where the author does not repeat or imitate the main design of the earlier work.
Playing or showing of sound recordings, broadcasts and cable programmes in certain premises.  97.—(1) Subject to subsection (2), it is not an infringement of the copyright in a sound recording, broadcast or cable programme to cause a sound recording, broadcast or cable programme to be heard or viewed where it is heard or viewed— (a) in part of the premises where sleeping accommodation is provided for the residents or inmates, and (b) as part of the amenities provided exclusively or mainly for residents or inmates. (2) Subsection (1) does not apply in respect of any part of premises to which subsection (1) applies where there is a discrete charge made for admission to the part of the premises where a sound recording, broadcast or cable programme is to be heard or viewed.
Copying for purpose of broadcast or cable programme.  99.—(1) Where, by virtue of a licence or assignment of copyright, a person is authorised to broadcast or include in a cable programme service a work or an adaptation of a work, he or she shall be deemed to be licensed by the owner of the copyright in the work to copy or authorise the copying of that work by means of his or her own facilities for the purposes of his or her own broadcast or cable programme. (2) It shall be a condition of a licence conferred by virtue of subsection (1) that any copy resulting from the exercise of rights granted by the licence shall not be used for any purpose other than the broadcast or cable programme and shall be destroyed within 3 months of first being used for broadcasting or included in a cable programme service. (3) A copy of a work made under this section shall be treated as an infringing copy where it is used for purposes other than broadcasting or inclusion in a cable programme service or where it is used after the expiration of 3 months from the date on which it is first used for broadcasting or included in a cable programme service.
Recording for purposes of supervision and control of broadcasts and cable programmes. 100.—(1) The copyright in a work is not infringed by the making or use by an authorised broadcaster or authorised cable programme service provider, for the purpose of maintaining supervision and control over programmes broadcast by them or included by them in a cable programme service, of fixations of those programmes. (2) The copyright in a work is not infringed by any use made by a body established by the State to regulate the operations of broadcasters or cable programme service providers of any fixations of broadcasts or cable programmes.
Reception and retransmission of broadcasts in cable programmes services.  103.—(1) This section applies where a broadcast made from a place in the State is, by reception and immediate retransmission, without alteration, included in a cable programme service. (2) The copyright in a broadcast to which this section applies is not infringed where— (a) the inclusion is pursuant to a statutory requirement, or (b) the broadcast is made for reception in the area in which the cable programme service is provided and it is not a satellite transmission or an encrypted transmission. (3) Without prejudice to the generality of subsection (4), the copyright in a work included in the broadcast is not infringed where— (a) the inclusion is pursuant to a statutory requirement, or (b) the broadcast is made for reception in the area in which the cable programme service is provided and it is not a satellite transmission or an encrypted transmission. (4) Where the making of a broadcast is an infringement of the copyright in a work included in the broadcast, the fact that the broadcast was retransmitted as a programme in a cable programme service shall be taken into account in assessing the damages for that infringement.
Provision of modified works. 104.—(1) A designated body may— (a) make a copy of a work for the purpose of modifying that copy to meet the special needs of a person who has a physical or mental disability, and (b) supply that modified copy to that person, without infringing the copyright in that work. (2) Where a copy which would otherwise be an infringing copy is made under this section, but is subsequently sold, rented or lent, or offered or exposed for sale, rental or loan, or otherwise made available to the public, it shall be treated as an infringing copy for those purposes and for all subsequent purposes. (3) In this section, “designated body” means a body designated for the purposes of this section by order of the Minister who shall not designate a body unless he or she is satisfied that the body is not established or conducted for profit.
Recording for archival purposes. 105.—(1) A fixation of a broadcast or a cable programme of a designated class or a copy of such a fixation may be made for the purpose of including it in an archive maintained by a designated body without infringing the copyright in the broadcast or cable programme or in any work included therein. (2) In this section— “designated body” means a body designated for the purposes of this section by order of the Minister; “designated class” means a class designated for the purposes of this section by order of the Minister. (3) The Minister shall not designate a body unless he or she is satisfied that the body is not established or conducted for profit.
Adaptation of a work 106.—It is not an infringement of the copyright in a work to make an adaptation of the work by any act which may otherwise be done without infringing the copyright in a work under this Chapter.</text:p>
          </table:table-cell>
          <table:table-cell table:number-columns-repeated="3" table:style-name="ce36"/>
          <table:table-cell table:style-name="ce71" office:value-type="string">
            <text:p>Article 10 (5) Lux Copyright Act 2004: When the work, other than a database, has been lawfully made available to the public, the author
cannot prohibit the temporary reproduction, which is transient or incidental, which is an integral and essential part
of a technical process, which has no independent economic significance and whose sole purpose is to
enable transmission in a network between third parties by an intermediary or a lawful use of a
artwork.</text:p>
          </table:table-cell>
          <table:table-cell table:style-name="ce72"/>
          <table:table-cell table:style-name="ce36"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cell table:style-name="ce77" office:value-type="string">
            <text:p>Article 30. 1. Information or documentation centres may make and distribute their own derivative works intended for documentation purposes and individual copies of fragments, not larger than one publishing sheet, of published works.
2. The author or competent collecting society is authorised to collect from the centres referred to in paragraph 1 remuneration for making copies of fragments of works available against payment.</text:p>
          </table:table-cell>
          <table:table-cell table:style-name="ce75" office:value-type="string">
            <text:p>Art 8, 2 of CRRC if compiled or commented texts of laws, conventions, regulations, among others of any entities of the State are iincorporated in protected works under copyright law. These can be introduced without the author consent and without giving him any right in the scope of his activity of public service Art. 75, 2 (c) of CRRC without the author consent it is allowed the regular selection of articles of the periodicals, in the form of press magazine Art. 77, 2 of CRRC the author, who reproduce in a book or booklet his articles, letters or other controversy texts published in newspapers or magazines can also reproduce adverse texts, having his adversary or adversaries the same right, even after his publication</text:p>
          </table:table-cell>
          <table:table-cell table:style-name="ce36" office:value-type="string">
            <text:p>Art. 35 of Law 8/1996 (Updated Form): "The alteration of a work shall be permissible without the author’s consent and without payment of remuneration in the following cases:                                                                       (...) c) if the alteration is made necessary by the purpose of the use permitted by the author;"                                                                                       </text:p>
          </table:table-cell>
          <table:table-cell table:style-name="ce36" office:value-type="string">
            <text:p>S. 28 Public Display of Work

(1) The authorisation of author for the direct public display6 of the original of work or its copy shall not be required in following cases:

a) the public display of original of work, which has been sold or ownership to which has been otherwise transferred to a physical person or legal entity, about whom or which the author or other holder of rights knew that this activity is a part of his/her/its customary activities,

b) in a case the public display does not conflict with a fair exploitation of original of work or its copy and does not otherwise interfere into the rights of author or other holder of rights.

(2) No obligation to pay the remuneration to author shall arise in cases under subsection 1.</text:p>
          </table:table-cell>
          <table:table-cell table:style-name="ce36"/>
          <table:table-cell table:style-name="ce75" office:value-type="string">
            <text:p>Article 34 (currently 35): Any work capable to be seen or heard in the reporting of current events may be reproduced, distributed and made available to the public, but only to the extent justified by the information purpose. Article 34. Use of Databases by the Lawful User, and Limitations on the Exploitation Rights of the Owner of a Database 1. The lawful user of a database protected under Article 12 of this Act, or copies thereof, may, without licence from the author of the database, engage in whatever acts may be necessary for access to be had to the contents of the database and for its normal use by the user himself, even where they are subject to an exclusive right of the author. Insofar as the lawful user is licensed to use only a part of the database, this provision shall be applicable only to that part. Any agreement contrary to the terms of this provision shall be ipso iure null and void. 2. Without prejudice to the provisions of Article 31, licence from the author of a database that is protected under Article 12 of this Act and has been made available to the public is not necessary: a) If, in the case of a non-electronic database, a copy is made for private purposes; b) If the use made is for the purposes of illustration in teaching or scientific research, provided that it is made to the extent justified by the non-commercial purpose pursued, and that in all cases the source is mentioned; c) If the use is for purposes of public security or for the purposes of an administrative or judicial procedure.</text:p>
          </table:table-cell>
          <table:table-cell table:style-name="ce36" office:value-type="string">
            <text:p>Article 23. Works of fine art which have been made public may be reproduced
1. in connection with the text in a scientific presentation which has not been prepared for commercial purposes,
2. in connection with the text in a critical presentation, except if it is in digital form,
...
The provisions in the first Paragraph apply only if the use of the reproduction is carried out in conformity with proper usage and to the extent called for by the information purpose. (Act 2005:359).
&amp;
Article 24. Works of fine art may be reproduced in pictorial form
...
3. if they form part of a collection, in catalogues, however not in digital form.</text:p>
          </table:table-cell>
          <table:table-cell table:style-name="ce80" office:value-type="string">
            <text:p>Public administration
 
 ss.45 - 50 - Predate the Copyright Directive, with no amendments pursuant to the Copyright and Related Rights Regulations 2003 (which implement the Copyright Directive).
 
 45 Parliamentary and judicial proceedings
 (1) Copyright is not infringed by anything done for the purposes of parliamentary or judicial proceedings.
 (2) Copyright is not infringed by anything done for the purposes of reporting such proceedings; but this shall not be construed as authorising the copying of a work which is itself a published report of the proceedings.
 
 46 Royal Commissions and statutory inquiries
 (1) Copyright is not infringed by anything done for the purposes of the proceedings of a Royal Commission or statutory inquiry.
 (2) Copyright is not infringed by anything done for the purpose of reporting any such proceedings held in public; but this shall not be construed as authorising the copying of a work which is itself a published report of the proceedings.
 (3) Copyright in a work is not infringed by the issue to the public of copies of the report of a Royal Commission or statutory inquiry containing the work or material from it.
 (4) In this section--
 "Royal Commission" includes a Commission appointed for Northern Ireland by the Secretary of State in pursuance of the prerogative powers of Her Majesty delegated to him under section 7(2) of the Northern Ireland Constitution Act 1973; and
 "statutory inquiry" means an inquiry held or investigation conducted in pursuance of a duty imposed or power conferred by or under an enactment.
 
 47 Material open to public inspection or on official register
 (1) Where material is open to public inspection pursuant to a statutory requirement, or is on a statutory register, any copyright in the material as a literary work is not infringed by the copying of so much of the material as contains factual information of any description, by or with the authority of the appropriate person, for a purpose which does not involve the issuing of copies to the public.
 (2) Where material is open to public inspection pursuant to a statutory requirement, copyright in the material is not infringed by an act to which subsection (3A) applies provided that—
 (a) the act is done by or with the authority of the appropriate person,
 (b) the purpose of the act is—
 (i) to enable the material to be inspected at a more convenient time or place, or
 (ii) to otherwise facilitate the exercise of any right for the purpose of which the statutory requirement is imposed, and
 (c) in the case of the act specified in subsection (3A)(c), the material is not commercially available to the public by or with the authority of the copyright owner.
 (3) Where material which contains information about matters of general scientific, technical, commercial or economic interest is on a statutory register or is open to public inspection pursuant to a statutory requirement, copyright in the material is not infringed by an act to which subsection (3A) applies provided that—
 (a) the act is done by or with the authority of the appropriate person,
 (b) the purpose of the act is to disseminate that information, and
 (c) in the case of the act specified in subsection (3A)(c), the material is not commercially available to the public by or with the authority of the copyright owner.
 (3A) This subsection applies to any of the following acts—
 (a) copying the material,
 (b) issuing copies of the material to the public, and
 (c) making the material (or a copy of it) available to the public by electronic transmission in such a way that members of the public may access it from a place and at a time individually chosen by them.
 (4) The Secretary of State may by order provide that subsection (1), (2) or (3) shall, in such cases as may be specified in the order, apply only to copies marked in such manner as may be so specified.
 (5) The Secretary of State may by order provide that subsections (1) to (3) apply, to such extent and with such modifications as may be specified in the order--
 (a) to material made open to public inspection by--
 (i) an international organisation specified in the order, or
 (ii) a person so specified who has functions in the United Kingdom under an international agreement to which the United Kingdom is party, or
 (b) to a register maintained by an international organisation specified in the order,
 as they apply in relation to material open to public inspection pursuant to a statutory requirement or to a statutory register.
 (6) In this section--
 "appropriate person" means the person required to make the material open to public inspection or, as the case may be, the person maintaining the register;
 "statutory register" means a register maintained in pursuance of a statutory requirement; and
 "statutory requirement" means a requirement imposed by provision made by or under an enactment.
 (7) An order under this section shall be made by statutory instrument which shall be subject to annulment in pursuance of a resolution of either House of Parliament.
 
 48 Material communicated to the Crown in the course of public business
 (1) This section applies where a literary, dramatic, musical or artistic work has in the course of public business been communicated to the Crown for any purpose, by or with the licence of the copyright owner and a document or other material thing recording or embodying the work is owned by or in the custody or control of the Crown.
 (2) The Crown may, without infringing copyright in the work, do an act specified in subsection (3) provided that—
 (a) the act is done for the purpose for which the work was communicated to the Crown, or any related purpose which could reasonably have been anticipated by the copyright owner, and
 (b) the work has not been previously published otherwise than by virtue of this section.
 (3) The acts referred to in subsection (2) are—
 (a) copying the work,
 (b) issuing copies of the work to the public, and
 (c) making the work (or a copy of it) available to the public by electronic transmission in such a way that members of the public may access it from a place and at a time individually chosen by them.
 (4) In subsection (1) "public business" includes any activity carried on by the Crown.
 (5) This section has effect subject to any agreement to the contrary between the Crown and the copyright owner.
 (6) In this section "the Crown" includes a health service body, as defined in section 60(7) of the National Health Service and Community Care Act 1990, the National Health Service Commissioning Board, a clinical commissioning group established under section 14D of the National Health Service Act 2006, the Care Quality Commission and a National Health Service trust established under section 25 of the National Health Service Act 2006, section 18 of the National Health Service (Wales) Act 2006 or the National
 Health Service (Scotland) Act 1978 and an NHS foundation trust and also includes a health and social services body, as defined in Article 7(6) of the Health and Personal Social Services (Northern Ireland) Order 1991, and a Health and Social Services trust established under that Order; and the reference in subsection (1) above to public business shall be construed accordingly.
 
 49 Public records
 Material which is comprised in public records within the meaning of the Public Records Act 1958, the Public Records (Scotland) Act 1937 or the Public Records Act (Northern Ireland) 1923, or in Welsh public records (as defined in the Government of Wales Act 2006), which are open to public inspection in pursuance of that Act, may be copied, and a copy may be supplied to any person, by or with the authority of any officer appointed under that Act, without infringement of copyright.
 
 50 Acts done under statutory authority
 (1) Where the doing of a particular act is specifically authorised by an Act of Parliament, whenever passed, then, unless the Act provides otherwise, the doing of that act does not infringe copyright.
 (2) Subsection (1) applies in relation to an enactment contained in Northern Ireland legislation as it applies in relation to an Act of Parliament.
 (3) Nothing in this section shall be construed as excluding any defence of statutory authority otherwise available under or by virtue of any enactment.
 
 Computer programs: lawful users
 
 s. 50A, 50B, 50C, 50D - Predate the Copyright Directive, but have been amended pursuant to the Copyright and Related Rights Regulations 2003. Note additional ss. 50BA was introduced by the Copyright and Related Rights Regulations 2003.
 
 50A Back up copies
 (1) It is not an infringement of copyright for a lawful user of a copy of a computer program to make any back up copy of it which it is necessary for him to have for the purposes of his lawful use.
 (2) For the purposes of this section and sections 50B, 50BA and 50C a person is a lawful user of a computer program if (whether under a licence to do any acts restricted by the copyright in the program or otherwise), he has a right to use the program.
 (3) Where an act is permitted under this section, it is irrelevant whether or not there exists any term or condition in an agreement which purports to prohibit or restrict the act (such terms being, by virtue of section 296A, void).
 
 50B Decompilation
 (1) It is not an infringement of copyright for a lawful user of a copy of a computer program expressed in a low level language--
 (a) to convert it into a version expressed in a higher level language, or
 (b) incidentally in the course of so converting the program, to copy it,
 (that is, to "decompile" it), provided that the conditions in subsection (2) are met.
 (2) The conditions are that--
 (a) it is necessary to decompile the program to obtain the information necessary to create an independent program which can be operated with the program decompiled or with another program ("the permitted objective"); and
 (b) the information so obtained is not used for any purpose other than the permitted objective.
 (3) In particular, the conditions in subsection (2) are not met if the lawful user--
 (a) has readily available to him the information necessary to achieve the permitted objective;
 (b) does not confine the decompiling to such acts as are necessary to achieve the permitted objective;
 (c) supplies the information obtained by the decompiling to any person to whom it is not necessary to supply it in order to achieve the permitted objective; or
 (d) uses the information to create a program which is substantially similar in its expression to the program decompiled or to do any act restricted by copyright.
 (4) Where an act is permitted under this section, it is irrelevant whether or not there exists any term or condition in an agreement which purports to prohibit or restrict the act (such terms being, by virtue of section 296A, void).
 
 50BA Observing, studying and testing of computer programs
 (1) It is not an infringement of copyright for a lawful user of a copy of a computer program to observe, study or test the functioning of the program in order to determine the ideas and principles which underlie any element of the program if he does so while performing any of the acts of loading, displaying, running, transmitting or storing the program which he is entitled to do.
 (2) Where an act is permitted under this section, it is irrelevant whether or not there exists any term or condition in an agreement which purports to prohibit or restrict the act (such terms being, by virtue of section 296A, void).
 50C Other acts permitted to lawful users
 (1) It is not an infringement of copyright for a lawful user of a copy of a computer program to copy or adapt it, provided that the copying or adapting--
 (a) is necessary for his lawful use; and
 (b) is not prohibited under any term or condition of an agreement regulating the circumstances in which his use is lawful.
 (2) It may, in particular, be necessary for the lawful use of a computer program to copy it or adapt it for the purpose of correcting errors in it.
 (3) This section does not apply to any copying or adapting permitted under section 50A, 50B or 50BA.
 
 Databases: permitted acts
 50D Acts permitted in relation to databases
 (1) It is not an infringement of copyright in a database for a person who has a right to use the database or any part of the database, (whether under a licence to do any of the acts restricted by the copyright in the database or otherwise) to do, in the exercise of that right, anything which is necessary for the purposes of access to and use of the contents of the database or of that part of the database.
 (2) Where an act which would otherwise infringe copyright in a database is permitted under this section, it is irrelevant whether or not there exists any term or condition in any agreement which purports to prohibit or restrict the act (such terms being, by virtue of section 296B, void).
 
 Designs
 
 
 s. 51 Predates the Copyright Directive, but have been amended pursuant to the Copyright and Related Rights Regulations 2003.
 
 51 Design documents and models
 (1) It is not an infringement of any copyright in a design document or model recording or embodying a design for anything other than an artistic work or a typeface to make an article to the design or to copy an article made to the design.
 (2) Nor is it an infringement of the copyright to issue to the public, or include in a film or communicate to the public, anything the making of which was, by virtue of subsection (1), not an infringement of that copyright.
 (3) In this section--
 "design" means the design of any aspect of the shape or configuration (whether internal or external) of the whole or part of an article, other than surface decoration; and
 "design document" means any record of a design, whether in the form of a drawing, a written description, a photograph, data stored in a computer or otherwise.
 
 52 Effect of exploitation of design derived from artistic work - this section is to be repealed
 (1) This section applies where an artistic work has been exploited, by or with the licence of the copyright owner, by--
 (a) making by an industrial process articles falling to be treated for the purposes of this Part as copies of the work, and
 (b) marketing such articles, in the United Kingdom or elsewhere.
 (2) After the end of the period of 25 years from the end of the calendar year in which such articles are first marketed, the work may be copied by making articles of any description, or doing anything for the purpose of making articles of any description, and anything may be done in relation to articles so made, without infringing copyright in the work.
 (3) Where only part of an artistic work is exploited as mentioned in subsection (1), subsection (2) applies only in relation to that part.
 (4) The Secretary of State may by order make provision--
 (a) as to the circumstances in which an article, or any description of article, is to be regarded for the purposes of this section as made by an industrial process;
 (b) excluding from the operation of this section such articles of a primarily literary or artistic character as he thinks fit.
 (5) An order shall be made by statutory instrument which shall be subject to annulment in pursuance of a resolution of either House of Parliament.
 (6) In this section--
 (a) references to articles do not include films; and
 (b) references to the marketing of an article are to its being sold or let for hire or offered or exposed for sale or hire.
 53 Things done in reliance on registration of design
 (1) The copyright in an artistic work is not infringed by anything done--
 (a) in pursuance of an assignment or licence made or granted by a person registered under the Registered Designs Act 1949 as the proprietor of a corresponding design, and
 (b) in good faith in reliance on the registration and without notice of any proceedings for the cancellation or invalidation of the registration or for rectifying the relevant entry in the register of designs;
 and this is so notwithstanding that the person registered as the proprietor was not the proprietor of the design for the purposes of the 1949 Act.
 (2) In subsection (1) a "corresponding design", in relation to an artistic work, means a design within the meaning of the 1949 Act which if applied to an article would produce something which would be treated for the purposes of this Part as a copy of the artistic work.
 
 
 53 Things done in reliance on registration of design - Predates the Copyright Directive, with no amendments pursuant to the Copyright and Related Rights Regulations 2003
 (1) The copyright in an artistic work is not infringed by anything done--
 (a) in pursuance of an assignment or licence made or granted by a person registered under the Registered Designs Act 1949 as the proprietor of a corresponding design, and
 (b) in good faith in reliance on the registration and without notice of any proceedings for the cancellation or invalidation of the registration or for rectifying the relevant entry in the register of designs;
 and this is so notwithstanding that the person registered as the proprietor was not the proprietor of the design for the purposes of the 1949 Act.
 (2) In subsection (1) a "corresponding design", in relation to an artistic work, means a design within the meaning of the 1949 Act which if applied to an article would produce something which would be treated for the purposes of this Part as a copy of the artistic work.
 
 Typefaces
 
 ss. 54-56 Predate the Copyright Directive, with no amendments pursuant to the Copyright and Related Rights Regulations 2003
 
 54 Use of typeface in ordinary course of printing
 (1) It is not an infringement of copyright in an artistic work consisting of the design of a typeface--
 (a) to use the typeface in the ordinary course of typing, composing text, typesetting or printing,
 (b) to possess an article for the purpose of such use, or
 (c) to do anything in relation to material produced by such use;
 and this is so notwithstanding that an article is used which is an infringing copy of the work.
 (2) However, the following provisions of this Part apply in relation to persons making, importing or dealing with articles specifically designed or adapted for producing material in a particular typeface, or possessing such articles for the purpose of dealing with them, as if the production of material as mentioned in subsection (1) did infringe copyright in the artistic work consisting of the design of the typeface--
 section 24 (secondary infringement: making, importing, possessing or dealing with article for making infringing copy),
 sections 99 and 100 (order for delivery up and right of seizure),
 section 107(2) (offence of making or possessing such an article), and
 section 108 (order for delivery up in criminal proceedings).
 (3) The references in subsection (2) to "dealing with" an article are to selling, letting for hire, or offering or exposing for sale or hire, exhibiting in public, or distributing.
 55 Articles for producing material in particular typeface
 
 (1) This section applies to the copyright in an artistic work consisting of the design of a typeface where articles specifically designed or adapted for producing material in that typeface have been marketed by or with the licence of the copyright owner.
 (2) After the period of 25 years from the end of the calendar year in which the first such articles are marketed, the work may be copied by making further such articles, or doing anything for the purpose of making such articles, and anything may be done in relation to articles so made, without infringing copyright in the work.
 (3) In subsection (1) "marketed" means sold, let for hire or offered or exposed for sale or hire, in the United Kingdom or elsewhere.
 
 Works in electronic form
 
 56 Transfers of copies of works in electronic form
 (1) This section applies where a copy of a work in electronic form has been purchased on terms which, expressly or impliedly or by virtue of any rule of law, allow the purchaser to copy the work, or to adapt it or make copies of an adaptation, in connection with his use of it.
 (2) If there are no express terms--
 (a) prohibiting the transfer of the copy by the purchaser, imposing obligations which continue after a transfer, prohibiting the assignment of any licence or terminating any licence on a transfer, or
 (b) providing for the terms on which a transferee may do the things which the purchaser was permitted to do,
 anything which the purchaser was allowed to do may also be done without infringement of copyright by a transferee; but any copy, adaptation or copy of an adaptation made by the purchaser which is not also transferred shall be treated as an infringing copy for all purposes after the transfer.
 (3) The same applies where the original purchased copy is no longer usable and what is transferred is a further copy used in its place.
 (4) The above provisions also apply on a subsequent transfer, with the substitution for references in subsection (2) to the purchaser of references to the subsequent transferor.
 
 Miscellaneous: literary, dramatic, musical and artistic works
 
 57 Anonymous or pseudonymous works: acts permitted on assumptions as to expiry of copyright or death of author - Predates the Copyright Directive, with no amendments pursuant to the Copyright and Related Rights Regulations 2003
 (1) Copyright in a literary, dramatic, musical or artistic work is not infringed by an act done at a time when, or in pursuance of arrangements made at a time when--
 (a) it is not possible by reasonable inquiry to ascertain the identity of the author, and
 (b) it is reasonable to assume--
 (i) that copyright has expired, or
 (ii) that the author died 70 years or more before the beginning of the calendar year in which the act is done or the arrangements are made.
 (2) Subsection (1)(b)(ii) does not apply in relation to--
 (a) a work in which Crown copyright subsists, or
 (b) a work in which copyright originally vested in an international organisation by virtue of section 168 and in respect of which an Order under that section specifies a copyright period longer than 70 years.
 (3) In relation to a work of joint authorship--
 (a) the reference in subsection (1) to its being possible to ascertain the identity of the author shall be construed as a reference to its being possible to ascertain the identity of any of the authors, and
 (b) the reference in subsection (1)(b)(ii) to the author having died shall be construed as a reference to all the authors having died.
 
 
 58 Use of notes or recordings of spoken words in certain cases - Predates the Copyright Directive, but have been amended pursuant to the Copyright and Related Rights Regulations 2003.
 (1) Where a record of spoken words is made, in writing or otherwise, for the purpose--
 (a) of reporting current events, or
 (b) of communicating to the public the whole or part of the work,
 it is not an infringement of any copyright in the words as a literary work to use the record or material taken from it (or to copy the record, or any such material, and use the copy) for that purpose, provided the following conditions are met.
 (2) The conditions are that--
 (a) the record is a direct record of the spoken words and is not taken from a previous record or from a broadcast;
 (b) the making of the record was not prohibited by the speaker and, where copyright already subsisted in the work, did not infringe copyright;
 (c) the use made of the record or material taken from it is not of a kind prohibited by or on behalf of the speaker or copyright owner before the record was made; and
 (d) the use is by or with the authority of a person who is lawfully in possession of the record.
 
 59 Public reading or recitation - Predates the Copyright Directive, but have been amended pursuant to the Copyright and Related Rights Regulations 2003.
 
 (1) The reading or recitation in public by one person of a reasonable extract from a published literary or dramatic work does not infringe any copyright in the work if it is accompanied by a sufficient acknowledgement.
 (2) Copyright in a work is not infringed by the making of a sound recording, or the communication to the public, of a reading or recitation which by virtue of subsection (1) does not infringe copyright in the work, provided that the recording or communication to the public consists mainly of material in relation to which it is not necessary to rely on that subsection.
 
 60 Abstracts of scientific or technical articles - Predate the Copyright Directive, with no amendments pursuant to the Copyright and Related Rights Regulations 2003
 
 (1) Where an article on a scientific or technical subject is published in a periodical accompanied by an abstract indicating the contents of the article, it is not an infringement of copyright in the abstract, or in the article, to copy the abstract or issue copies of it to the public.
 (2) This section does not apply if or to the extent that there is a licensing scheme certified for the purposes of this section under section 143 providing for the grant of licences.
 
 
 
 
 64 Making of subsequent works by same artist - Predate the Copyright Directive, with no amendments pursuant to the Copyright and Related Rights Regulations 2003
 
 Where the author of an artistic work is not the copyright owner, he does not infringe the copyright by copying the work in making another artistic work, provided he does not repeat or imitate the main design of the earlier work.
 
 
 Miscellaneous: lending of works and playing of sound recordings
 
 66 Lending to public of copies of certain works - Predate the Copyright Directive, with no amendments pursuant to the Copyright and Related Rights Regulations 2003
 
 (1) The Secretary of State may by order provide that in such cases as may be specified in the order the lending to the public of copies of literary, dramatic, musical or artistic works, sound recordings or films shall be treated as licensed by the copyright owner subject only to the payment of such reasonable royalty or other payment as may be agreed or determined in default of agreement by the Copyright Tribunal.
 (2) No such order shall apply if, or to the extent that, there is a licensing scheme certified for the purposes of this section under section 143 providing for the grant of licences.
 (3) An order may make different provision for different cases and may specify cases by reference to any factor relating to the work, the copies lent, the lender or the circumstances of the lending.
 (4) An order shall be made by statutory instrument; and no order shall be made unless a draft of it has been laid before and approved by a resolution of each House of Parliament.
 (5) Nothing in this section affects any liability under section 23 (secondary infringement: possessing or dealing with infringing copy) in respect of the lending of infringing copies.
 
 Miscellaneous: films and sound recordings
 
 66A Films: acts permitted on assumptions as to expiry of copyright, - Predate the Copyright Directive, with no amendments pursuant to the Copyright and Related Rights Regulations 2003
 
 (1) Copyright in a film is not infringed by an act done at a time when, or in pursuance of arrangements made at a time when--
 (a) it is not possible by reasonable inquiry to ascertain the identity of any of the persons referred to in section 13B(2)(a) to (d) (persons by reference to whose life the copyright period is ascertained), and
 (b) it is reasonable to assume--
 (i) that copyright has expired, or
 (ii) that the last to die of those persons died 70 years or more before the beginning of the calendar year in which the act is done or the arrangements are made.
 (2) Subsection (1)(b)(ii) does not apply in relation to--
 (a) a film in which Crown copyright subsists, or
 (b) a film in which copyright originally vested in an international organisation by virtue of section 168 and in respect of which an Order under that section specifies a copyright period longer than 70 years.
 
 Miscellaneous: broadcasts
 
 68 Incidental recording for purposes of broadcast - Predates the Copyright Directive, but have been amended pursuant to the Copyright and Related Rights Regulations 2003.
 (1) This section applies where by virtue of a licence or assignment of copyright a person is authorised to broadcast--
 (a) a literary, dramatic or musical work, or an adaptation of such a work,
 (b) an artistic work, or
 (c) a sound recording or film.
 (2) He shall by virtue of this section be treated as licensed by the owner of the copyright in the work to do or authorise any of the following for the purposes of the broadcast--
 (a) in the case of a literary, dramatic or musical work, or an adaptation of such a work, to make a sound recording or film of the work or adaptation;
 (b) in the case of an artistic work, to take a photograph or make a film of the work;
 (c) in the case of a sound recording or film, to make a copy of it.
 (3) That licence is subject to the condition that the recording, film, photograph or copy in question--
 (a) shall not be used for any other purpose, and
 (b) shall be destroyed within 28 days of being first used for broadcasting the work.
 (4) A recording, film, photograph or copy made in accordance with this section shall be treated as an infringing copy--
 (a) for the purposes of any use in breach of the condition mentioned in subsection (3)(a), and
 (b) for all purposes after that condition or the condition mentioned in subsection (3)(b) is broken.
 
 69 Recording for purposes of supervision and control of broadcasts and other services - Predates the Copyright Directive, but have been amended pursuant to the Copyright and Related Rights Regulations 2003.
 (1) Copyright is not infringed by the making or use by the British Broadcasting Corporation, for the purpose of maintaining supervision and control over programmes broadcast by them or included in any on-demand programme service provided by them, of recordings of those programmes.
 (2) Copyright is not infringed by anything done in pursuance of--
 (a) section 167(1) of the Broadcasting Act 1990, section 115(4) or (6) or 117 of the Broadcasting Act 1996 or paragraph 20 of Schedule 12 to the Communications Act 2003;
 (b) a condition which, by virtue of section 334(1) of the Communications Act 2003, is included in a licence granted under Part I or III of that Act or Part I or II of the Broadcasting Act 1996;
 (c) a direction given under section 109(2) of the Broadcasting Act 1990 (power of OFCOM to require production of recordings etc);
 (d) section 334(3), 368O(1) or (3) of the Communications Act 2003.
 (3) Copyright is not infringed by the use by OFCOM in connection with the performance of any of their functions under the Broadcasting Act 1990, the Broadcasting Act 1996 or the Communications Act 2003 of--
 (a) any recording, script or transcript which is provided to them under or by virtue of any provision of those Acts; or
 (b) any existing material which is transferred to them by a scheme made under section 30 of the Communications Act 2003.
 (4) In subsection (3), "existing material" means--
 (a) any recording, script or transcript which was provided to the Independent Television Commission or the Radio Authority under or by virtue of any provision of the Broadcasting Act 1990 or the Broadcasting Act 1996; and
 (b) any recording or transcript which was provided to the Broadcasting Standards Commission under section 115(4) or (6) or 116(5) of the Broadcasting Act 1996.
 (5) Copyright is not infringed by the use by an appropriate regulatory authority designated under section 368B of the Communications Act 2003, in connection with the performance of any of their functions under that Act, of any recording, script or transcript which is provided to them under or by virtue of any provision of that Act.
 (6) In this section "on-demand programme service" has the same meaning as in the Communications Act 2003 (see section 368A of that Act).
 
 72 Free public showing or playing of broadcast - Predates the Copyright Directive, but have been amended pursuant to the Copyright and Related Rights Regulations 2003.
 (1) The showing or playing in public of a broadcast to an audience who have not paid for admission to the place where the broadcast is to be seen or heard does not infringe any copyright in--
 (a) the broadcast;
 (b) any sound recording (except so far as it is an excepted sound recording) included in it; or
 (c) any film included in it.
 (1A) For the purposes of this Part an "excepted sound recording" is a sound recording--
 (a) whose author is not the author of the broadcast in which it is included; and
 (b) which is a recording of music with or without words spoken or sung.
 (1B) Where by virtue of subsection (1) the copyright in a broadcast shown or played in public is not infringed, copyright in any excepted sound recording included in it is not infringed if the playing or showing of that broadcast in public--
 [(a)]
 (b) is necessary for the purposes of--
 (i) repairing equipment for the reception of broadcasts;
 (ii) demonstrating that a repair to such equipment has been carried out; or
 (iii) demonstrating such equipment which is being sold or let for hire or offered or exposed for sale or hire.
 (2) The audience shall be treated as having paid for admission to a place--
 (a) if they have paid for admission to a place of which that place forms part; or
 (b) if goods or services are supplied at that place (or a place of which it forms part)--
 (i) at prices which are substantially attributable to the facilities afforded for seeing or hearing the broadcast, or
 (ii) at prices exceeding those usually charged there and which are partly attributable to those facilities.
 (3) The following shall not be regarded as having paid for admission to a place--
 (a) persons admitted as residents or inmates of the place;
 (b) persons admitted as members of a club or society where the payment is only for membership of the club or society and the provision of facilities for seeing or hearing broadcasts is only incidental to the main purposes of the club or society.
 (4) Where the making of the broadcast was an infringement of the copyright in a sound recording or film, the fact that it was heard or seen in public by the reception of the broadcast shall be taken into account in assessing the damages for that infringement.
 
 73 Reception and re-transmission of wireless broadcast by cable - Predates the Copyright Directive, but have been amended pursuant to the Copyright and Related Rights Regulations 2003.
 (1) This section applies where a wireless broadcast made from a place in the United Kingdom is received and immediately re-transmitted by cable.
 (2) The copyright in the broadcast is not infringed--
 (a) if the re-transmission by cable is in pursuance of a relevant requirement, or
 (b) if and to the extent that the broadcast is made for reception in the area in which it is re-transmitted by cable and forms part of a qualifying service.
 (3) The copyright in any work included in the broadcast is not infringed if and to the extent that the broadcast is made for reception in the area in which it is re-transmitted by cable; but where the making of the broadcast was an infringement of the copyright in the work, the fact that the broadcast was re-transmitted by cable shall be taken into account in assessing the damages for that infringement.
 (4) Where--
 (a) the re-transmission by cable is in pursuance of a relevant requirement, but
 (b) to any extent, the area in which the re-transmission by cable takes place ("the cable area") falls outside the area for reception in which the broadcast is made ("the broadcast area"),
 the re-transmission by cable (to the extent that it is provided for so much of the cable area as falls outside the broadcast area) of any work included in the broadcast shall, subject to subsection (5), be treated as licensed by the owner of the copyright in the work, subject only to the payment to him by the person making the broadcast of such reasonable royalty or other payment in respect of the re-transmission by cable of the broadcast as may be agreed or determined in default of agreement by the Copyright Tribunal.
 (5) Subsection (4) does not apply if, or to the extent that, the re-transmission of the work by cable is (apart from that subsection) licensed by the owner of the copyright in the work.
 (6) In this section "qualifying service" means, subject to subsection (8), any of the following services--
 (a) a regional or national Channel 3 service,
 (b) Channel 4, Channel 5 and S4C,
 (c) the public teletext service,
 (d) S4C Digital, and
 (e) the television broadcasting services and teletext service of the British Broadcasting Corporation;
 and expressions used in this subsection have the same meanings as in Part 3 of the Communications Act 2003.
 (7) In this section "relevant requirement" means a requirement imposed by a general condition (within the meaning of Chapter 1 of Part 2 of the Communications Act 2003) the setting of which is authorised under section 64 of that Act (must-carry obligations).
 (8) The Secretary of State may by order amend subsection (6) so as to add any service to, or remove any service from, the definition of "qualifying service".
 (9) The Secretary of State may also by order--
 (a) provide that in specified cases subsection (3) is to apply in relation to broadcasts of a specified description which are not made as mentioned in that subsection, or
 (b) exclude the application of that subsection in relation to broadcasts of a specified description made as mentioned in that subsection.
 (10) Where the Secretary of State exercises the power conferred by subsection (9)(b) in relation to broadcasts of any description, the order may also provide for subsection (4) to apply, subject to such modifications as may be specified in the order, in relation to broadcasts of that description.
 (11) An order under this section may contain such transitional provision as appears to the Secretary of State to be appropriate.
 (12) An order under this section shall be made by statutory instrument which shall be subject to annulment in pursuance of a resolution of either House of Parliament.
 (13) In this section references to re-transmission by cable include the transmission of microwave energy between terrestrial fixed points.
 
 73A Royalty or other sum payable in pursuance of section 73(4) - Predates the Copyright Directive, but have been amended pursuant to the Copyright and Related Rights Regulations 2003.
 (1) An application to settle the royalty or other sum payable in pursuance of subsection (4) of section 73 (reception and re-transmission of wireless broadcast by cable) may be made to the Copyright Tribunal by the copyright owner or the person making the broadcast.
 (2) The Tribunal shall consider the matter and make such order as it may determine to be reasonable in the circumstances.
 (3) Either party may subsequently apply to the Tribunal to vary the order, and the Tribunal shall consider the matter and make such order confirming or varying the original order as it may determine to be reasonable in the circumstances.
 (4) An application under subsection (3) shall not, except with the special leave of the Tribunal, be made within twelve months from the date of the original order or of the order on a previous application under that subsection.
 (5) An order under subsection (3) has effect from the date on which it is made or such later date as may be specified by the Tribunal.
 
 75 Recording of broadcast for archival purposes - Predates the Copyright Directive, but have been amended pursuant to the Copyright and Related Rights Regulations 2003.
 (1) A recording of a broadcast or a copy of such a recording may be made for the purpose of being placed in an archive maintained by a body which is not established or conducted for profit without infringing any copyright in the broadcast or in any work included in it.
 (2) To the extent that a term of a contract purports to prevent or restrict the doing of any act which, by virtue of this section, would not infringe copyright, that term is unenforceable.
 
 Adaptations
 
 76 Adaptations - Predate the Copyright Directive, with no amendments pursuant to the Copyright and Related Rights Regulations 2003 (which implement the Copyright Directive).
 An act which by virtue of this Chapter may be done without infringing copyright in a literary, dramatic or musical work does not, where that work is an adaptation, infringe any copyright in the work from which the adaptation was made.</text:p>
          </table:table-cell>
        </table:table-row>
      </table:table>
      <table:table table:name="Orphan Works" table:style-name="ta27" table:print="false">
        <office:forms form:automatic-focus="false" form:apply-design-mode="false"/>
        <table:table-column table:style-name="co46" table:default-cell-style-name="ce15"/>
        <table:table-column table:style-name="co32" table:default-cell-style-name="ce15"/>
        <table:table-column table:style-name="co33" table:default-cell-style-name="ce15"/>
        <table:table-column table:style-name="co20" table:default-cell-style-name="ce15"/>
        <table:table-column table:style-name="co32" table:default-cell-style-name="ce15"/>
        <table:table-column table:style-name="co34" table:default-cell-style-name="ce15"/>
        <table:table-column table:style-name="co35" table:default-cell-style-name="ce15"/>
        <table:table-column table:style-name="co36" table:default-cell-style-name="ce15"/>
        <table:table-column table:style-name="co8" table:default-cell-style-name="ce15"/>
        <table:table-column table:style-name="co37" table:default-cell-style-name="ce15"/>
        <table:table-column table:style-name="co13" table:default-cell-style-name="ce15"/>
        <table:table-column table:style-name="co36" table:default-cell-style-name="ce15"/>
        <table:table-column table:style-name="co24" table:default-cell-style-name="ce15"/>
        <table:table-column table:style-name="co12" table:default-cell-style-name="ce15"/>
        <table:table-column table:style-name="co13" table:default-cell-style-name="ce15"/>
        <table:table-column table:style-name="co38" table:default-cell-style-name="ce15"/>
        <table:table-column table:style-name="co39" table:default-cell-style-name="ce15"/>
        <table:table-column table:style-name="co40" table:default-cell-style-name="ce15"/>
        <table:table-column table:style-name="co41" table:default-cell-style-name="ce15"/>
        <table:table-column table:style-name="co22" table:default-cell-style-name="ce15"/>
        <table:table-column table:style-name="co42" table:default-cell-style-name="ce15"/>
        <table:table-column table:style-name="co13" table:default-cell-style-name="ce15"/>
        <table:table-column table:style-name="co12" table:default-cell-style-name="ce15"/>
        <table:table-column table:style-name="co43"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4" table:default-cell-style-name="ce15"/>
        <table:table-column table:style-name="co8" table:default-cell-style-name="ce15"/>
        <table:table-column table:style-name="co17" table:default-cell-style-name="ce15"/>
        <table:table-column table:style-name="co32" table:default-cell-style-name="ce15"/>
        <table:table-column table:style-name="co66" table:default-cell-style-name="ce15" table:number-columns-repeated="224"/>
        <table:table-row table:style-name="ro2">
          <table:table-cell table:style-name="ce99" office:value-type="string">
            <text:p>Orphan Works Directive</text:p>
          </table:table-cell>
          <table:table-cell table:style-name="ce66" office:value-type="string">
            <text:p>Austria</text:p>
          </table:table-cell>
          <table:table-cell table:style-name="ce66" office:value-type="string">
            <text:p>Belgium</text:p>
          </table:table-cell>
          <table:table-cell table:style-name="ce66" office:value-type="string">
            <text:p>Bulgaria</text:p>
          </table:table-cell>
          <table:table-cell table:style-name="ce66" office:value-type="string">
            <text:p>Croatia</text:p>
          </table:table-cell>
          <table:table-cell table:style-name="ce66" office:value-type="string">
            <text:p>Republic of Cyprus</text:p>
          </table:table-cell>
          <table:table-cell table:style-name="ce66" office:value-type="string">
            <text:p>Czech Republic</text:p>
          </table:table-cell>
          <table:table-cell table:style-name="ce66" office:value-type="string">
            <text:p>Denmark</text:p>
          </table:table-cell>
          <table:table-cell table:style-name="ce66" office:value-type="string">
            <text:p>Estonia</text:p>
          </table:table-cell>
          <table:table-cell table:style-name="ce66" office:value-type="string">
            <text:p>Finland</text:p>
          </table:table-cell>
          <table:table-cell table:style-name="ce66" office:value-type="string">
            <text:p>France</text:p>
          </table:table-cell>
          <table:table-cell table:style-name="ce66" office:value-type="string">
            <text:p>Germany</text:p>
          </table:table-cell>
          <table:table-cell table:style-name="ce66" office:value-type="string">
            <text:p>Greece</text:p>
          </table:table-cell>
          <table:table-cell table:style-name="ce66" office:value-type="string">
            <text:p>Hungary</text:p>
          </table:table-cell>
          <table:table-cell table:style-name="ce66" office:value-type="string">
            <text:p>Ireland</text:p>
          </table:table-cell>
          <table:table-cell table:style-name="ce66" office:value-type="string">
            <text:p>Italy</text:p>
          </table:table-cell>
          <table:table-cell table:style-name="ce66" office:value-type="string">
            <text:p>Latvia</text:p>
          </table:table-cell>
          <table:table-cell table:style-name="ce66" office:value-type="string">
            <text:p>Lithuania</text:p>
          </table:table-cell>
          <table:table-cell table:style-name="ce66" office:value-type="string">
            <text:p>Luxembourg</text:p>
          </table:table-cell>
          <table:table-cell table:style-name="ce66" office:value-type="string">
            <text:p>Malta</text:p>
          </table:table-cell>
          <table:table-cell table:style-name="ce66" office:value-type="string">
            <text:p>Netherlands</text:p>
          </table:table-cell>
          <table:table-cell table:style-name="ce66" office:value-type="string">
            <text:p>Poland</text:p>
          </table:table-cell>
          <table:table-cell table:style-name="ce66" office:value-type="string">
            <text:p>Portugal</text:p>
          </table:table-cell>
          <table:table-cell table:style-name="ce66" office:value-type="string">
            <text:p>Romania</text:p>
          </table:table-cell>
          <table:table-cell table:style-name="ce66" office:value-type="string">
            <text:p>Slovakia</text:p>
          </table:table-cell>
          <table:table-cell table:style-name="ce66" office:value-type="string">
            <text:p>Slovenia</text:p>
          </table:table-cell>
          <table:table-cell table:style-name="ce66" office:value-type="string">
            <text:p>Spain</text:p>
          </table:table-cell>
          <table:table-cell table:style-name="ce66" office:value-type="string">
            <text:p>Sweden</text:p>
          </table:table-cell>
          <table:table-cell table:style-name="ce66" office:value-type="string">
            <text:p>United Kingdom</text:p>
          </table:table-cell>
          <table:table-cell table:style-name="ce66" office:value-type="string">
            <text:p>Norway</text:p>
          </table:table-cell>
          <table:table-cell table:style-name="ce66" office:value-type="string">
            <text:p>Switzerland</text:p>
          </table:table-cell>
          <table:table-cell table:style-name="ce66" office:value-type="string">
            <text:p>Iceland</text:p>
          </table:table-cell>
        </table:table-row>
        <table:table-row table:style-name="ro2">
          <table:table-cell table:style-name="ce67"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row>
        <table:table-row table:style-name="ro2">
          <table:table-cell table:style-name="ce67" office:value-type="string">
            <text:p>Remuneration</text:p>
          </table:table-cell>
        </table:table-row>
        <table:table-row table:style-name="ro2">
          <table:table-cell table:style-name="ce67" office:value-type="string">
            <text:p>Time in effect (YYYY-MM-DD)</text:p>
          </table:table-cell>
          <table:table-cell table:style-name="ce100" office:value-type="date" office:date-value="2015-01-13T00:00:00">
            <text:p>2015/01/13</text:p>
          </table:table-cell>
          <table:table-cell table:style-name="ce100" office:value-type="date" office:date-value="2015-08-24T00:00:00">
            <text:p>2015/08/24</text:p>
          </table:table-cell>
          <table:table-cell table:style-name="ce100" office:value-type="date" office:date-value="2015-02-20T00:00:00">
            <text:p>2015/02/20</text:p>
          </table:table-cell>
          <table:table-cell table:style-name="ce101" office:value-type="date" office:date-value="2014-10-30T00:00:00">
            <text:p>2014/10/30</text:p>
          </table:table-cell>
          <table:table-cell table:style-name="ce100" office:value-type="date" office:date-value="2015-07-17T00:00:00">
            <text:p>2015/07/17</text:p>
          </table:table-cell>
          <table:table-cell table:style-name="ce100" office:value-type="date" office:date-value="2013-09-30T00:00:00">
            <text:p>2013/09/30</text:p>
          </table:table-cell>
          <table:table-cell table:style-name="ce100" office:value-type="date" office:date-value="2014-06-26T00:00:00">
            <text:p>2014/06/26</text:p>
          </table:table-cell>
          <table:table-cell table:style-name="ce101" office:value-type="date" office:date-value="2014-10-29T00:00:00">
            <text:p>2014/10/29</text:p>
          </table:table-cell>
          <table:table-cell table:style-name="ce101" office:value-type="date" office:date-value="2014-10-28T00:00:00">
            <text:p>2014/10/28</text:p>
          </table:table-cell>
          <table:table-cell table:style-name="ce100" office:value-type="date" office:date-value="2015-02-22T00:00:00">
            <text:p>2015/02/22</text:p>
          </table:table-cell>
          <table:table-cell table:style-name="ce100" office:value-type="date" office:date-value="2013-10-08T00:00:00">
            <text:p>2013/10/08</text:p>
          </table:table-cell>
          <table:table-cell table:style-name="ce100" office:value-type="date" office:date-value="2013-12-03T00:00:00">
            <text:p>2013/12/03</text:p>
          </table:table-cell>
          <table:table-cell table:style-name="ce100" office:value-type="date" office:date-value="2014-10-30T00:00:00">
            <text:p>2014/10/30</text:p>
          </table:table-cell>
          <table:table-cell table:style-name="ce101" office:value-type="date" office:date-value="2014-10-31T00:00:00">
            <text:p>2014/10/31</text:p>
          </table:table-cell>
          <table:table-cell table:style-name="ce101" office:value-type="date" office:date-value="2014-11-10T00:00:00">
            <text:p>2014/11/10</text:p>
          </table:table-cell>
          <table:table-cell/>
          <table:table-cell table:style-name="ce101" office:value-type="string">
            <text:p>0201/12/31</text:p>
          </table:table-cell>
          <table:table-cell table:style-name="ce100" office:value-type="date" office:date-value="2015-07-12T00:00:00">
            <text:p>2015/07/12</text:p>
          </table:table-cell>
          <table:table-cell table:style-name="ce100" office:value-type="date" office:date-value="2014-11-07T00:00:00">
            <text:p>2014/11/07</text:p>
          </table:table-cell>
          <table:table-cell table:style-name="ce101" office:value-type="date" office:date-value="2014-10-28T00:00:00">
            <text:p>2014/10/28</text:p>
          </table:table-cell>
          <table:table-cell table:style-name="ce100" office:value-type="date" office:date-value="2015-10-26T00:00:00">
            <text:p>2015/10/26</text:p>
          </table:table-cell>
          <table:table-cell table:style-name="ce100" office:value-type="date" office:date-value="2015-04-24T00:00:00">
            <text:p>2015/04/24</text:p>
          </table:table-cell>
          <table:table-cell table:style-name="ce100" office:value-type="date" office:date-value="2015-07-24T00:00:00">
            <text:p>2015/07/24</text:p>
          </table:table-cell>
          <table:table-cell table:style-name="ce100" office:value-type="date" office:date-value="2015-08-05T00:00:00">
            <text:p>2015/08/05</text:p>
          </table:table-cell>
          <table:table-cell table:style-name="ce100" office:value-type="date" office:date-value="2015-07-29T00:00:00">
            <text:p>2015/07/29</text:p>
          </table:table-cell>
          <table:table-cell table:style-name="ce100" office:value-type="date" office:date-value="2014-11-05T00:00:00">
            <text:p>2014/11/05</text:p>
          </table:table-cell>
          <table:table-cell table:style-name="ce100" office:value-type="date" office:date-value="2014-08-18T00:00:00">
            <text:p>2014/08/18</text:p>
          </table:table-cell>
          <table:table-cell table:style-name="ce100" office:value-type="date" office:date-value="2014-11-03T00:00:00">
            <text:p>2014/11/03</text:p>
          </table:table-cell>
          <table:table-cell table:style-name="ce100" office:value-type="date" office:date-value="2015-06-19T00:00:00">
            <text:p>2015/06/19</text:p>
          </table:table-cell>
        </table:table-row>
        <table:table-row table:style-name="ro2">
          <table:table-cell table:style-name="ce67" office:value-type="string">
            <text:p>Article Number in local act (TEXT)</text:p>
          </table:table-cell>
          <table:table-cell table:number-columns-repeated="2" table:style-name="ce34"/>
          <table:table-cell table:style-name="ce70"/>
          <table:table-cell/>
          <table:table-cell table:style-name="ce34"/>
          <table:table-cell table:style-name="ce34" office:value-type="string">
            <text:p>§ 37a, plus definitions of orphan works in Section 7 (§ 27a and § 27b)</text:p>
          </table:table-cell>
          <table:table-cell table:number-columns-repeated="13" table:style-name="ce34"/>
          <table:table-cell table:style-name="ce34" office:value-type="string">
            <text:p>Article 16(p)</text:p>
          </table:table-cell>
          <table:table-cell table:style-name="ce34" office:value-type="string">
            <text:p>Article 35(5)-35(9)</text:p>
          </table:table-cell>
          <table:table-cell table:number-columns-repeated="6" table:style-name="ce34"/>
          <table:table-cell table:style-name="ce34" office:value-type="string">
            <text:p>Sections 44B and 76A, and Schedule 2 paragraph 6I of the Copyright Designs and Patents Act 1988</text:p>
          </table:table-cell>
          <table:table-cell table:style-name="ce34" office:value-type="string">
            <text:p>See art. 16 of the Norwegian copyright act</text:p>
          </table:table-cell>
          <table:table-cell table:style-name="ce34" office:value-type="string">
            <text:p>Art 22(b)</text:p>
          </table:table-cell>
        </table:table-row>
        <table:table-row table:style-name="ro2">
          <table:table-cell table:style-name="ce67" office:value-type="string">
            <text:p>Link to article (URL)</text:p>
          </table:table-cell>
          <table:table-cell table:number-columns-repeated="5"/>
          <table:table-cell table:style-name="ce98" office:value-type="string" office:value="http://www.zakonyprolidi.cz/cs/2000-121#p37a">
            <text:p><text:a xlink:href="http://www.zakonyprolidi.cz/cs/2000-121#p37a">http://www.zakonyprolidi.cz/cs/2000-121#p37a</text:a></text:p>
          </table:table-cell>
          <table:table-cell table:number-columns-repeated="13"/>
          <table:table-cell table:style-name="ce68" office:value-type="string" office:value="http://wetten.overheid.nl/BWBR0001886/">
            <text:p><text:a xlink:href="http://wetten.overheid.nl/BWBR0001886/">http://wetten.overheid.nl/BWBR0001886/</text:a></text:p>
          </table:table-cell>
          <table:table-cell table:style-name="ce34"/>
          <table:table-cell table:number-columns-repeated="6"/>
          <table:table-cell table:style-name="ce102" office:value-type="string" office:value="http://www.legislation.gov.uk/uksi/2014/2861/regulation/3/made">
            <text:p><text:a xlink:href="http://www.legislation.gov.uk/uksi/2014/2861/regulation/3/made">http://www.legislation.gov.uk/uksi/2014/2861/regulation/3/made</text:a></text:p>
          </table:table-cell>
          <table:table-cell table:style-name="ce68" office:value-type="string" office:value="https://lovdata.no/dokument/NL/lov/1961-05-12-2">
            <text:p><text:a xlink:href="https://lovdata.no/dokument/NL/lov/1961-05-12-2">https://lovdata.no/dokument/NL/lov/1961-05-12-2</text:a></text:p>
          </table:table-cell>
          <table:table-cell table:style-name="ce68" office:value-type="string" office:value="https://www.admin.ch/opc/en/classified-compilation/19920251/index.html#a22b">
            <text:p><text:a xlink:href="https://www.admin.ch/opc/en/classified-compilation/19920251/index.html#a22b">https://www.admin.ch/opc/en/classified-compilation/19920251/index.html#a22b</text:a></text:p>
          </table:table-cell>
        </table:table-row>
        <table:table-row table:style-name="ro2">
          <table:table-cell table:style-name="ce67" office:value-type="string">
            <text:p>Link to WIPO LEX (URL)</text:p>
          </table:table-cell>
          <table:table-cell table:number-columns-repeated="6"/>
          <table:table-cell table:style-name="ce34"/>
          <table:table-cell table:number-columns-repeated="21"/>
          <table:table-cell table:style-name="ce68" office:value-type="string" office:value="http://www.wipo.int/wipolex/en/details.jsp?id=15949">
            <text:p><text:a xlink:href="http://www.wipo.int/wipolex/en/details.jsp?id=15949">http://www.wipo.int/wipolex/en/details.jsp?id=15949</text:a></text:p>
          </table:table-cell>
        </table:table-row>
        <table:table-row table:style-name="ro2">
          <table:table-cell table:style-name="ce66" office:value-type="string">
            <text:p>Last updated</text:p>
          </table:table-cell>
        </table:table-row>
        <table:table-row table:style-name="ro2">
          <table:table-cell table:style-name="ce66" office:value-type="string">
            <text:p>Remarks</text:p>
          </table:table-cell>
          <table:table-cell/>
          <table:table-cell table:style-name="ce34"/>
          <table:table-cell table:number-columns-repeated="2"/>
          <table:table-cell table:number-columns-repeated="3" table:style-name="ce34"/>
          <table:table-cell/>
          <table:table-cell table:style-name="ce34"/>
          <table:table-cell table:number-columns-repeated="2"/>
          <table:table-cell table:style-name="ce34"/>
          <table:table-cell table:number-columns-repeated="4"/>
          <table:table-cell table:style-name="ce34"/>
          <table:table-cell table:number-columns-repeated="5"/>
          <table:table-cell table:number-columns-repeated="2" table:style-name="ce34"/>
          <table:table-cell/>
          <table:table-cell table:style-name="ce34"/>
          <table:table-cell table:number-columns-repeated="3"/>
          <table:table-cell table:style-name="ce34" office:value-type="string">
            <text:p>Orphan Works directive is not implemented, but other orphan works regime is in place.</text:p>
          </table:table-cell>
        </table:table-row>
        <table:table-row table:style-name="ro2">
          <table:table-cell table:style-name="ce66" office:value-type="string">
            <text:p>Contested</text:p>
          </table:table-cell>
          <table:table-cell table:number-columns-repeated="28" table:style-name="ce34"/>
        </table:table-row>
        <table:table-row table:style-name="ro2">
          <table:table-cell table:style-name="ce33" office:value-type="string">
            <text:p>Text of Articles</text:p>
          </table:table-cell>
          <table:table-cell table:number-columns-repeated="2" table:style-name="ce71"/>
          <table:table-cell table:number-columns-repeated="4" table:style-name="ce36"/>
          <table:table-cell table:style-name="ce72"/>
          <table:table-cell table:style-name="ce36"/>
          <table:table-cell table:style-name="ce73"/>
          <table:table-cell table:style-name="ce36"/>
          <table:table-cell table:style-name="ce71"/>
          <table:table-cell table:style-name="ce72"/>
          <table:table-cell table:number-columns-repeated="4" table:style-name="ce36"/>
          <table:table-cell table:style-name="ce74"/>
          <table:table-cell table:style-name="ce75"/>
          <table:table-cell table:style-name="ce76"/>
          <table:table-cell table:style-name="ce75"/>
          <table:table-cell table:style-name="ce77"/>
          <table:table-cell table:style-name="ce78"/>
          <table:table-cell table:style-name="ce76"/>
          <table:table-cell table:number-columns-repeated="2" table:style-name="ce36"/>
          <table:table-cell table:style-name="ce79"/>
          <table:table-cell table:style-name="ce72"/>
          <table:table-cell table:style-name="ce80"/>
          <table:table-cell table:style-name="ce81"/>
          <table:table-cell table:style-name="ce82"/>
        </table:table-row>
      </table:table>
      <table:named-expressions>
        <table:named-expression table:name="EQ" table:base-cell-address="$Overview with country selec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Inconsolata" svg:font-family="Inconsolat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year number:style="long"/>
      <number:text>/</number:text>
      <number:month number:style="long"/>
      <number:text>/</number:text>
      <number:day number:style="long"/>
    </number:date-style>
    <number:date-style style:name="N165">
      <number:year number:style="long"/>
      <number:text>/</number:text>
      <number:month/>
      <number:text>/</number:text>
      <number:day/>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2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view with country selector" style:display-name="PageStyle_Overview with country selector" style:page-layout-name="pm1">
      <style:header style:display="false"/>
      <style:header-left style:display="false"/>
      <style:footer style:display="false"/>
      <style:footer-left style:display="false"/>
    </style:master-page>
    <style:master-page style:name="PageStyle_5f_Summary" style:display-name="PageStyle_Summary" style:page-layout-name="pm2">
      <style:header style:display="false"/>
      <style:header-left style:display="false"/>
      <style:footer style:display="false"/>
      <style:footer-left style:display="false"/>
    </style:master-page>
    <style:master-page style:name="PageStyle_5f_Google DATA" style:display-name="PageStyle_Google DATA" style:page-layout-name="pm3">
      <style:header style:display="false"/>
      <style:header-left style:display="false"/>
      <style:footer style:display="false"/>
      <style:footer-left style:display="false"/>
    </style:master-page>
    <style:master-page style:name="PageStyle_5f_Comparing Google to Report" style:display-name="PageStyle_Comparing Google to Report" style:page-layout-name="pm4">
      <style:header style:display="false"/>
      <style:header-left style:display="false"/>
      <style:footer style:display="false"/>
      <style:footer-left style:display="false"/>
    </style:master-page>
    <style:master-page style:name="PageStyle_5f_Contested Data" style:display-name="PageStyle_Contested Data" style:page-layout-name="pm5">
      <style:header style:display="false"/>
      <style:header-left style:display="false"/>
      <style:footer style:display="false"/>
      <style:footer-left style:display="false"/>
    </style:master-page>
    <style:master-page style:name="PageStyle_5f_Art. 5.1" style:display-name="PageStyle_Art. 5.1" style:page-layout-name="pm6">
      <style:header style:display="false"/>
      <style:header-left style:display="false"/>
      <style:footer style:display="false"/>
      <style:footer-left style:display="false"/>
    </style:master-page>
    <style:master-page style:name="PageStyle_5f_Art. 5.2(a)" style:display-name="PageStyle_Art. 5.2(a)" style:page-layout-name="pm7">
      <style:header style:display="false"/>
      <style:header-left style:display="false"/>
      <style:footer style:display="false"/>
      <style:footer-left style:display="false"/>
    </style:master-page>
    <style:master-page style:name="PageStyle_5f_Art. 5.2(b)" style:display-name="PageStyle_Art. 5.2(b)" style:page-layout-name="pm8">
      <style:header style:display="false"/>
      <style:header-left style:display="false"/>
      <style:footer style:display="false"/>
      <style:footer-left style:display="false"/>
    </style:master-page>
    <style:master-page style:name="PageStyle_5f_Art. 5.2(c)" style:display-name="PageStyle_Art. 5.2(c)" style:page-layout-name="pm9">
      <style:header style:display="false"/>
      <style:header-left style:display="false"/>
      <style:footer style:display="false"/>
      <style:footer-left style:display="false"/>
    </style:master-page>
    <style:master-page style:name="PageStyle_5f_Art. 5.2(d)" style:display-name="PageStyle_Art. 5.2(d)" style:page-layout-name="pm10">
      <style:header style:display="false"/>
      <style:header-left style:display="false"/>
      <style:footer style:display="false"/>
      <style:footer-left style:display="false"/>
    </style:master-page>
    <style:master-page style:name="PageStyle_5f_Art. 5.2(e)" style:display-name="PageStyle_Art. 5.2(e)" style:page-layout-name="pm11">
      <style:header style:display="false"/>
      <style:header-left style:display="false"/>
      <style:footer style:display="false"/>
      <style:footer-left style:display="false"/>
    </style:master-page>
    <style:master-page style:name="PageStyle_5f_Art. 5.3(a)" style:display-name="PageStyle_Art. 5.3(a)" style:page-layout-name="pm12">
      <style:header style:display="false"/>
      <style:header-left style:display="false"/>
      <style:footer style:display="false"/>
      <style:footer-left style:display="false"/>
    </style:master-page>
    <style:master-page style:name="PageStyle_5f_Art. 5.3(b)" style:display-name="PageStyle_Art. 5.3(b)" style:page-layout-name="pm13">
      <style:header style:display="false"/>
      <style:header-left style:display="false"/>
      <style:footer style:display="false"/>
      <style:footer-left style:display="false"/>
    </style:master-page>
    <style:master-page style:name="PageStyle_5f_Art. 5.3(c)" style:display-name="PageStyle_Art. 5.3(c)" style:page-layout-name="pm14">
      <style:header style:display="false"/>
      <style:header-left style:display="false"/>
      <style:footer style:display="false"/>
      <style:footer-left style:display="false"/>
    </style:master-page>
    <style:master-page style:name="PageStyle_5f_Art. 5.3(d)" style:display-name="PageStyle_Art. 5.3(d)" style:page-layout-name="pm15">
      <style:header style:display="false"/>
      <style:header-left style:display="false"/>
      <style:footer style:display="false"/>
      <style:footer-left style:display="false"/>
    </style:master-page>
    <style:master-page style:name="PageStyle_5f_Art. 5.3(e)" style:display-name="PageStyle_Art. 5.3(e)" style:page-layout-name="pm16">
      <style:header style:display="false"/>
      <style:header-left style:display="false"/>
      <style:footer style:display="false"/>
      <style:footer-left style:display="false"/>
    </style:master-page>
    <style:master-page style:name="PageStyle_5f_Art. 5.3(f)" style:display-name="PageStyle_Art. 5.3(f)" style:page-layout-name="pm17">
      <style:header style:display="false"/>
      <style:header-left style:display="false"/>
      <style:footer style:display="false"/>
      <style:footer-left style:display="false"/>
    </style:master-page>
    <style:master-page style:name="PageStyle_5f_Art. 5.3(g)" style:display-name="PageStyle_Art. 5.3(g)" style:page-layout-name="pm18">
      <style:header style:display="false"/>
      <style:header-left style:display="false"/>
      <style:footer style:display="false"/>
      <style:footer-left style:display="false"/>
    </style:master-page>
    <style:master-page style:name="PageStyle_5f_Art. 5.3(h)" style:display-name="PageStyle_Art. 5.3(h)" style:page-layout-name="pm19">
      <style:header style:display="false"/>
      <style:header-left style:display="false"/>
      <style:footer style:display="false"/>
      <style:footer-left style:display="false"/>
    </style:master-page>
    <style:master-page style:name="PageStyle_5f_Art. 5.3(i)" style:display-name="PageStyle_Art. 5.3(i)" style:page-layout-name="pm20">
      <style:header style:display="false"/>
      <style:header-left style:display="false"/>
      <style:footer style:display="false"/>
      <style:footer-left style:display="false"/>
    </style:master-page>
    <style:master-page style:name="PageStyle_5f_Art. 5.3(j)" style:display-name="PageStyle_Art. 5.3(j)" style:page-layout-name="pm21">
      <style:header style:display="false"/>
      <style:header-left style:display="false"/>
      <style:footer style:display="false"/>
      <style:footer-left style:display="false"/>
    </style:master-page>
    <style:master-page style:name="PageStyle_5f_Art. 5.3(k)" style:display-name="PageStyle_Art. 5.3(k)" style:page-layout-name="pm22">
      <style:header style:display="false"/>
      <style:header-left style:display="false"/>
      <style:footer style:display="false"/>
      <style:footer-left style:display="false"/>
    </style:master-page>
    <style:master-page style:name="PageStyle_5f_Art. 5.3(l)" style:display-name="PageStyle_Art. 5.3(l)" style:page-layout-name="pm23">
      <style:header style:display="false"/>
      <style:header-left style:display="false"/>
      <style:footer style:display="false"/>
      <style:footer-left style:display="false"/>
    </style:master-page>
    <style:master-page style:name="PageStyle_5f_Art. 5.3(m)" style:display-name="PageStyle_Art. 5.3(m)" style:page-layout-name="pm24">
      <style:header style:display="false"/>
      <style:header-left style:display="false"/>
      <style:footer style:display="false"/>
      <style:footer-left style:display="false"/>
    </style:master-page>
    <style:master-page style:name="PageStyle_5f_Art. 5.3(n)" style:display-name="PageStyle_Art. 5.3(n)" style:page-layout-name="pm25">
      <style:header style:display="false"/>
      <style:header-left style:display="false"/>
      <style:footer style:display="false"/>
      <style:footer-left style:display="false"/>
    </style:master-page>
    <style:master-page style:name="PageStyle_5f_Art. 5.3(o)" style:display-name="PageStyle_Art. 5.3(o)" style:page-layout-name="pm26">
      <style:header style:display="false"/>
      <style:header-left style:display="false"/>
      <style:footer style:display="false"/>
      <style:footer-left style:display="false"/>
    </style:master-page>
    <style:master-page style:name="PageStyle_5f_Orphan Works" style:display-name="PageStyle_Orphan Works" style:page-layout-name="pm2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